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0300000003056171B36D612C3D2.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MR10" svg:font-family="CMR10"/>
    <style:font-face style:name="Courier New" svg:font-family="'Courier New'"/>
    <style:font-face style:name="Courier New1" svg:font-family="'Courier New'" style:font-family-generic="modern" style:font-pitch="fixed"/>
    <style:font-face style:name="Courier New2" svg:font-family="'Courier New'" style:font-adornments="Regular" style:font-family-generic="modern" style:font-pitch="fixed"/>
    <style:font-face style:name="NimbusRomNo9L-Medi" svg:font-family="NimbusRomNo9L-Medi"/>
    <style:font-face style:name="NimbusRomNo9L-Regu" svg:font-family="NimbusRomNo9L-Regu"/>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office:font-face-decls>
  <office:automatic-styles>
    <style:style style:name="History" style:family="table">
      <style:table-properties style:width="13.974cm" fo:margin-left="2.54cm" fo:margin-right="1.946cm" fo:break-before="auto" fo:break-after="auto" table:align="margins" fo:background-color="transparent" fo:keep-with-next="always" style:may-break-between-rows="true" style:writing-mode="lr-tb">
        <style:background-image/>
      </style:table-properties>
    </style:style>
    <style:style style:name="History.A" style:family="table-column">
      <style:table-column-properties style:column-width="2.244cm" style:rel-column-width="10522*"/>
    </style:style>
    <style:style style:name="History.B" style:family="table-column">
      <style:table-column-properties style:column-width="2.473cm" style:rel-column-width="11598*"/>
    </style:style>
    <style:style style:name="History.C" style:family="table-column">
      <style:table-column-properties style:column-width="9.257cm" style:rel-column-width="43415*"/>
    </style:style>
    <style:style style:name="History.A1" style:family="table-cell">
      <style:table-cell-properties fo:padding="0.051cm" fo:border="none"/>
    </style:style>
    <style:style style:name="History.B2" style:family="table-cell" style:data-style-name="N37">
      <style:table-cell-properties fo:padding="0.051cm" fo:border="none"/>
    </style:style>
    <style:style style:name="History.18" style:family="table-row">
      <style:table-row-properties fo:background-color="transparent" fo:keep-together="auto">
        <style:background-image/>
      </style:table-row-properties>
    </style:style>
    <style:style style:name="History.A18" style:family="table-cell">
      <style:table-cell-properties style:vertical-align="" fo:background-color="transparent" fo:padding="0.051cm" fo:border="none" style:writing-mode="lr-tb">
        <style:background-image/>
      </style:table-cell-properties>
    </style:style>
    <style:style style:name="P1" style:family="paragraph" style:parent-style-name="Header">
      <style:paragraph-properties fo:text-align="end" style:justify-single-word="false">
        <style:tab-stops>
          <style:tab-stop style:position="9.096cm"/>
          <style:tab-stop style:position="18.357cm" style:type="right"/>
        </style:tab-stops>
      </style:paragraph-properties>
    </style:style>
    <style:style style:name="P2"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P3" style:family="paragraph" style:parent-style-name="Header">
      <style:paragraph-properties fo:text-align="end" style:justify-single-word="false">
        <style:tab-stops>
          <style:tab-stop style:position="9.096cm"/>
          <style:tab-stop style:position="18.357cm" style:type="right"/>
        </style:tab-stops>
      </style:paragraph-properties>
      <style:text-properties fo:font-weight="bold" style:font-weight-asian="bold" style:font-weight-complex="bold"/>
    </style:style>
    <style:style style:name="P4" style:family="paragraph" style:parent-style-name="Preformatted_20_Text">
      <style:text-properties fo:font-weight="bold" style:font-weight-asian="bold" style:font-weight-complex="bold"/>
    </style:style>
    <style:style style:name="P5" style:family="paragraph" style:parent-style-name="Preformatted_20_Text">
      <style:text-properties fo:font-weight="bold" officeooo:rsid="0020be5f" officeooo:paragraph-rsid="0020be5f" style:font-weight-asian="bold" style:font-weight-complex="bold"/>
    </style:style>
    <style:style style:name="P6" style:family="paragraph" style:parent-style-name="Preformatted_20_Text">
      <style:text-properties fo:font-weight="bold" officeooo:rsid="00218e95" officeooo:paragraph-rsid="00218e95" style:font-weight-asian="bold" style:font-weight-complex="bold"/>
    </style:style>
    <style:style style:name="P7" style:family="paragraph" style:parent-style-name="Preformatted_20_Text">
      <style:text-properties fo:font-weight="bold" officeooo:rsid="00237df1" officeooo:paragraph-rsid="00237df1" style:font-weight-asian="bold" style:font-weight-complex="bold"/>
    </style:style>
    <style:style style:name="P8" style:family="paragraph" style:parent-style-name="Preformatted_20_Text">
      <style:text-properties fo:font-weight="bold" officeooo:rsid="00252f97" officeooo:paragraph-rsid="00252f97" style:font-weight-asian="bold" style:font-weight-complex="bold"/>
    </style:style>
    <style:style style:name="P9" style:family="paragraph" style:parent-style-name="Preformatted_20_Text">
      <style:text-properties fo:font-weight="bold" officeooo:paragraph-rsid="00288001" style:font-weight-asian="bold" style:font-weight-complex="bold"/>
    </style:style>
    <style:style style:name="P10" style:family="paragraph" style:parent-style-name="Preformatted_20_Text">
      <style:text-properties fo:font-weight="bold" officeooo:rsid="00295846" officeooo:paragraph-rsid="00295846" style:font-weight-asian="bold" style:font-weight-complex="bold"/>
    </style:style>
    <style:style style:name="P11" style:family="paragraph" style:parent-style-name="Preformatted_20_Text">
      <style:text-properties fo:font-weight="bold" officeooo:rsid="00295846" officeooo:paragraph-rsid="003199a0" style:font-weight-asian="bold" style:font-weight-complex="bold"/>
    </style:style>
    <style:style style:name="P12" style:family="paragraph" style:parent-style-name="Preformatted_20_Text">
      <style:text-properties fo:font-weight="bold" officeooo:rsid="00288001" officeooo:paragraph-rsid="00288001" style:font-weight-asian="bold" style:font-weight-complex="bold"/>
    </style:style>
    <style:style style:name="P13" style:family="paragraph" style:parent-style-name="Preformatted_20_Text">
      <style:text-properties fo:font-weight="bold" officeooo:rsid="002b6796" officeooo:paragraph-rsid="002b6796" style:font-weight-asian="bold" style:font-weight-complex="bold"/>
    </style:style>
    <style:style style:name="P14" style:family="paragraph" style:parent-style-name="Preformatted_20_Text">
      <style:text-properties fo:font-weight="bold" officeooo:rsid="002b6796" officeooo:paragraph-rsid="002cf00d" style:font-weight-asian="bold" style:font-weight-complex="bold"/>
    </style:style>
    <style:style style:name="P15"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P16" style:family="paragraph" style:parent-style-name="Standard">
      <style:paragraph-properties fo:text-align="center" style:justify-single-word="false"/>
      <style:text-properties style:font-name="NimbusRomNo9L-Medi" fo:font-size="14.5pt" style:font-name-asian="NimbusRomNo9L-Medi" style:font-size-asian="14.5pt" style:font-name-complex="NimbusRomNo9L-Medi" style:font-size-complex="14.5pt"/>
    </style:style>
    <style:style style:name="P17" style:family="paragraph" style:parent-style-name="Standard">
      <style:paragraph-properties fo:text-align="center" style:justify-single-word="false" style:text-autospace="none"/>
      <style:text-properties style:font-name="NimbusRomNo9L-Medi" fo:font-size="14.5pt" style:font-name-asian="NimbusRomNo9L-Medi" style:font-size-asian="14.5pt" style:font-name-complex="NimbusRomNo9L-Medi" style:font-size-complex="14.5pt"/>
    </style:style>
    <style:style style:name="P18" style:family="paragraph" style:parent-style-name="Table_20_Contents">
      <style:paragraph-properties fo:text-align="center" style:justify-single-word="false" style:text-autospace="none"/>
      <style:text-properties style:font-name="NimbusRomNo9L-Medi" fo:font-size="14.5pt" style:font-name-asian="NimbusRomNo9L-Medi" style:font-size-asian="14.5pt" style:font-name-complex="NimbusRomNo9L-Medi" style:font-size-complex="14.5pt"/>
    </style:style>
    <style:style style:name="P19" style:family="paragraph" style:parent-style-name="Standard">
      <style:paragraph-properties fo:text-align="center" style:justify-single-word="false" style:text-autospace="none"/>
      <style:text-properties style:font-name="NimbusRomNo9L-Regu" fo:font-size="20.5pt" style:font-name-asian="NimbusRomNo9L-Regu" style:font-size-asian="20.5pt" style:font-name-complex="NimbusRomNo9L-Regu" style:font-size-complex="20.5pt"/>
    </style:style>
    <style:style style:name="P20" style:family="paragraph" style:parent-style-name="Standard">
      <style:paragraph-properties fo:text-align="center" style:justify-single-word="false" style:text-autospace="none"/>
      <style:text-properties style:font-name="NimbusRomNo9L-Regu" fo:font-size="14.5pt" style:font-name-asian="NimbusRomNo9L-Regu" style:font-size-asian="14.5pt" style:font-name-complex="NimbusRomNo9L-Regu" style:font-size-complex="14.5pt"/>
    </style:style>
    <style:style style:name="P21" style:family="paragraph" style:parent-style-name="Text_20_body">
      <style:text-properties fo:font-style="normal" style:font-style-asian="normal" style:font-style-complex="normal"/>
    </style:style>
    <style:style style:name="P22" style:family="paragraph" style:parent-style-name="Text_20_body">
      <style:text-properties fo:font-style="normal" officeooo:rsid="00343996" officeooo:paragraph-rsid="00343996" style:font-style-asian="normal" style:font-style-complex="normal"/>
    </style:style>
    <style:style style:name="P23" style:family="paragraph" style:parent-style-name="Text_20_body">
      <style:paragraph-properties fo:margin-left="0cm" fo:margin-right="0cm" fo:text-indent="0cm" style:auto-text-indent="false"/>
      <style:text-properties fo:font-style="normal" officeooo:rsid="00343996" officeooo:paragraph-rsid="00343996" style:font-style-asian="normal" style:font-style-complex="normal"/>
    </style:style>
    <style:style style:name="P24" style:family="paragraph" style:parent-style-name="Preformatted_20_Text">
      <style:text-properties fo:font-style="normal" style:font-style-asian="normal" style:font-style-complex="normal"/>
    </style:style>
    <style:style style:name="P25" style:family="paragraph" style:parent-style-name="Preformatted_20_Text">
      <style:text-properties fo:font-style="normal" officeooo:paragraph-rsid="003ed470" style:font-style-asian="normal" style:font-style-complex="normal"/>
    </style:style>
    <style:style style:name="P26" style:family="paragraph" style:parent-style-name="Preformatted_20_Text">
      <style:text-properties fo:font-style="normal" officeooo:rsid="003ed470" officeooo:paragraph-rsid="003ed470" style:font-style-asian="normal" style:font-style-complex="normal"/>
    </style:style>
    <style:style style:name="P27" style:family="paragraph" style:parent-style-name="Text_20_body">
      <style:text-properties fo:font-style="normal" fo:font-weight="normal" style:font-style-asian="normal" style:font-weight-asian="normal" style:font-style-complex="normal" style:font-weight-complex="normal"/>
    </style:style>
    <style:style style:name="P28" style:family="paragraph" style:parent-style-name="Preformatted_20_Text">
      <style:text-properties fo:font-style="normal" fo:font-weight="normal" style:font-style-asian="normal" style:font-weight-asian="normal" style:font-style-complex="normal" style:font-weight-complex="normal"/>
    </style:style>
    <style:style style:name="P29" style:family="paragraph" style:parent-style-name="Preformatted_20_Text">
      <style:text-properties fo:font-style="normal" fo:font-weight="normal" officeooo:rsid="0020be5f" officeooo:paragraph-rsid="0020be5f" style:font-style-asian="normal" style:font-weight-asian="normal" style:font-style-complex="normal" style:font-weight-complex="normal"/>
    </style:style>
    <style:style style:name="P30" style:family="paragraph" style:parent-style-name="Preformatted_20_Text">
      <style:text-properties fo:font-style="normal" fo:font-weight="normal" officeooo:rsid="003a28c5" officeooo:paragraph-rsid="003a28c5" style:font-style-asian="normal" style:font-weight-asian="normal" style:font-style-complex="normal" style:font-weight-complex="normal"/>
    </style:style>
    <style:style style:name="P31" style:family="paragraph" style:parent-style-name="Preformatted_20_Text">
      <style:text-properties fo:font-style="normal" fo:font-weight="normal" officeooo:paragraph-rsid="003f0e67" style:font-style-asian="normal" style:font-weight-asian="normal" style:font-style-complex="normal" style:font-weight-complex="normal"/>
    </style:style>
    <style:style style:name="P32" style:family="paragraph" style:parent-style-name="Preformatted_20_Text">
      <style:text-properties fo:font-style="normal" fo:font-weight="normal" officeooo:rsid="004476b4" officeooo:paragraph-rsid="004476b4" style:font-style-asian="normal" style:font-weight-asian="normal" style:font-style-complex="normal" style:font-weight-complex="normal"/>
    </style:style>
    <style:style style:name="P33" style:family="paragraph" style:parent-style-name="Preformatted_20_Text">
      <style:text-properties fo:font-style="normal" fo:font-weight="normal" officeooo:rsid="0047ec12" officeooo:paragraph-rsid="0047ec12" style:font-style-asian="normal" style:font-weight-asian="normal" style:font-style-complex="normal" style:font-weight-complex="normal"/>
    </style:style>
    <style:style style:name="P34" style:family="paragraph" style:parent-style-name="Preformatted_20_Text">
      <style:text-properties fo:font-style="normal" fo:font-weight="normal" officeooo:paragraph-rsid="004c7b79" style:font-style-asian="normal" style:font-weight-asian="normal" style:font-style-complex="normal" style:font-weight-complex="normal"/>
    </style:style>
    <style:style style:name="P35" style:family="paragraph" style:parent-style-name="Preformatted_20_Text">
      <style:text-properties fo:font-style="normal" fo:font-weight="normal" officeooo:paragraph-rsid="00550af4" style:font-style-asian="normal" style:font-weight-asian="normal" style:font-style-complex="normal" style:font-weight-complex="normal"/>
    </style:style>
    <style:style style:name="P36" style:family="paragraph" style:parent-style-name="Preformatted_20_Text">
      <style:text-properties fo:font-style="normal" fo:font-weight="bold" style:font-style-asian="normal" style:font-weight-asian="bold" style:font-style-complex="normal" style:font-weight-complex="bold"/>
    </style:style>
    <style:style style:name="P37" style:family="paragraph" style:parent-style-name="Preformatted_20_Text">
      <style:text-properties fo:font-style="normal" fo:font-weight="bold" officeooo:rsid="0020be5f" officeooo:paragraph-rsid="0020be5f" style:font-style-asian="normal" style:font-weight-asian="bold" style:font-style-complex="normal" style:font-weight-complex="bold"/>
    </style:style>
    <style:style style:name="P38" style:family="paragraph" style:parent-style-name="Preformatted_20_Text">
      <style:text-properties fo:font-style="normal" fo:font-weight="bold" officeooo:rsid="00288001" officeooo:paragraph-rsid="00288001" style:font-style-asian="normal" style:font-weight-asian="bold" style:font-style-complex="normal" style:font-weight-complex="bold"/>
    </style:style>
    <style:style style:name="P39" style:family="paragraph" style:parent-style-name="Preformatted_20_Text">
      <style:text-properties fo:font-style="normal" fo:font-weight="bold" officeooo:paragraph-rsid="003ed470" style:font-style-asian="normal" style:font-weight-asian="bold" style:font-style-complex="normal" style:font-weight-complex="bold"/>
    </style:style>
    <style:style style:name="P40" style:family="paragraph" style:parent-style-name="Preformatted_20_Text">
      <style:text-properties fo:font-style="normal" fo:font-weight="bold" officeooo:paragraph-rsid="003f0e67" style:font-style-asian="normal" style:font-weight-asian="bold" style:font-style-complex="normal" style:font-weight-complex="bold"/>
    </style:style>
    <style:style style:name="P41" style:family="paragraph" style:parent-style-name="Preformatted_20_Text">
      <style:text-properties fo:font-style="normal" fo:font-weight="bold" officeooo:paragraph-rsid="004476b4" style:font-style-asian="normal" style:font-weight-asian="bold" style:font-style-complex="normal" style:font-weight-complex="bold"/>
    </style:style>
    <style:style style:name="P42" style:family="paragraph" style:parent-style-name="Preformatted_20_Text">
      <style:text-properties fo:font-style="normal" fo:font-weight="bold" officeooo:rsid="0047ec12" officeooo:paragraph-rsid="0047ec12" style:font-style-asian="normal" style:font-weight-asian="bold" style:font-style-complex="normal" style:font-weight-complex="bold"/>
    </style:style>
    <style:style style:name="P43" style:family="paragraph" style:parent-style-name="Preformatted_20_Text">
      <style:text-properties fo:font-style="normal" style:text-underline-style="none" style:font-style-asian="normal" style:font-style-complex="normal"/>
    </style:style>
    <style:style style:name="P44" style:family="paragraph" style:parent-style-name="Text_20_body">
      <style:text-properties fo:color="#000000" loext:opacity="100%" style:font-name="Courier New1" fo:font-size="10pt" fo:font-style="normal" style:font-name-asian="Courier New1" style:font-size-asian="10pt" style:font-style-asian="normal" style:font-name-complex="Courier New1" style:font-size-complex="10pt" style:font-style-complex="normal"/>
    </style:style>
    <style:style style:name="P45" style:family="paragraph" style:parent-style-name="Preformatted_20_Text">
      <style:text-properties fo:color="#000000" loext:opacity="100%" style:font-name="Courier New1" fo:font-size="10pt" fo:font-style="normal" style:font-name-asian="Courier New1" style:font-size-asian="10pt" style:font-style-asian="normal" style:font-name-complex="Courier New1" style:font-size-complex="10pt" style:font-style-complex="normal"/>
    </style:style>
    <style:style style:name="P46" style:family="paragraph" style:parent-style-name="Preformatted_20_Text">
      <style:text-properties fo:color="#000000" loext:opacity="100%" style:font-name="Courier New1" fo:font-size="10pt" style:font-name-asian="Courier New1" style:font-size-asian="10pt" style:font-name-complex="Courier New1" style:font-size-complex="10pt"/>
    </style:style>
    <style:style style:name="P47" style:family="paragraph" style:parent-style-name="Preformatted_20_Text">
      <style:text-properties fo:color="#000000" loext:opacity="100%" style:font-name="Courier New1" fo:font-size="10pt" officeooo:rsid="0020be5f" officeooo:paragraph-rsid="0020be5f" style:font-name-asian="Courier New1" style:font-size-asian="10pt" style:font-name-complex="Courier New1" style:font-size-complex="10pt"/>
    </style:style>
    <style:style style:name="P48" style:family="paragraph" style:parent-style-name="Preformatted_20_Text">
      <style:text-properties fo:color="#000000" loext:opacity="100%" style:font-name="Courier New1" fo:font-size="10pt" officeooo:paragraph-rsid="0020be5f" style:font-name-asian="Courier New1" style:font-size-asian="10pt" style:font-name-complex="Courier New1" style:font-size-complex="10pt"/>
    </style:style>
    <style:style style:name="P49" style:family="paragraph" style:parent-style-name="Preformatted_20_Text">
      <style:text-properties fo:color="#000000" loext:opacity="100%" style:font-name="Courier New1" fo:font-size="10pt" officeooo:paragraph-rsid="00252f97" style:font-name-asian="Courier New1" style:font-size-asian="10pt" style:font-name-complex="Courier New1" style:font-size-complex="10pt"/>
    </style:style>
    <style:style style:name="P50" style:family="paragraph" style:parent-style-name="Preformatted_20_Text">
      <style:text-properties fo:color="#000000" loext:opacity="100%" style:font-name="Courier New1" fo:font-size="10pt" officeooo:rsid="00237df1" officeooo:paragraph-rsid="00237df1" style:font-name-asian="Courier New1" style:font-size-asian="10pt" style:font-name-complex="Courier New1" style:font-size-complex="10pt"/>
    </style:style>
    <style:style style:name="P51" style:family="paragraph" style:parent-style-name="Preformatted_20_Text">
      <style:text-properties fo:color="#000000" loext:opacity="100%" style:font-name="Courier New1" fo:font-size="10pt" officeooo:rsid="00252f97" officeooo:paragraph-rsid="00252f97" style:font-name-asian="Courier New1" style:font-size-asian="10pt" style:font-name-complex="Courier New1" style:font-size-complex="10pt"/>
    </style:style>
    <style:style style:name="P52" style:family="paragraph" style:parent-style-name="Preformatted_20_Text">
      <style:text-properties fo:color="#000000" loext:opacity="100%" style:font-name="Courier New1" fo:font-size="10pt" fo:font-weight="bold" style:font-name-asian="Courier New1" style:font-size-asian="10pt" style:font-weight-asian="bold" style:font-name-complex="Courier New1" style:font-size-complex="10pt" style:font-weight-complex="bold"/>
    </style:style>
    <style:style style:name="P53" style:family="paragraph" style:parent-style-name="Preformatted_20_Text">
      <style:text-properties fo:color="#000000" loext:opacity="100%" style:font-name="Courier New1" fo:font-size="10pt" fo:font-weight="bold" officeooo:rsid="0020be5f" officeooo:paragraph-rsid="0020be5f" style:font-name-asian="Courier New1" style:font-size-asian="10pt" style:font-weight-asian="bold" style:font-name-complex="Courier New1" style:font-size-complex="10pt" style:font-weight-complex="bold"/>
    </style:style>
    <style:style style:name="P54" style:family="paragraph" style:parent-style-name="Preformatted_20_Text">
      <style:text-properties fo:color="#000000" loext:opacity="100%" style:font-name="Courier New1" fo:font-size="10pt" fo:font-weight="bold" officeooo:rsid="00252f97" officeooo:paragraph-rsid="00252f97" style:font-name-asian="Courier New1" style:font-size-asian="10pt" style:font-weight-asian="bold" style:font-name-complex="Courier New1" style:font-size-complex="10pt" style:font-weight-complex="bold"/>
    </style:style>
    <style:style style:name="P55" style:family="paragraph" style:parent-style-name="Preformatted_20_Text">
      <style:text-properties fo:color="#000000" loext:opacity="100%" style:font-name="Courier New1" fo:font-size="10pt" fo:font-weight="normal" style:font-name-asian="Courier New1" style:font-size-asian="10pt" style:font-weight-asian="normal" style:font-name-complex="Courier New1" style:font-size-complex="10pt" style:font-weight-complex="normal"/>
    </style:style>
    <style:style style:name="P56" style:family="paragraph" style:parent-style-name="Preformatted_20_Text">
      <style:text-properties fo:color="#000000" loext:opacity="100%"/>
    </style:style>
    <style:style style:name="P57" style:family="paragraph" style:parent-style-name="Preformatted_20_Text">
      <style:text-properties fo:color="#000000" loext:opacity="100%" fo:font-style="normal" style:font-style-asian="normal" style:font-style-complex="normal"/>
    </style:style>
    <style:style style:name="P58" style:family="paragraph" style:parent-style-name="Preformatted_20_Text">
      <style:text-properties fo:color="#000000" loext:opacity="100%" style:font-name="Courier New" fo:font-size="10pt" style:font-size-asian="10pt"/>
    </style:style>
    <style:style style:name="P59" style:family="paragraph" style:parent-style-name="Preformatted_20_Text">
      <style:text-properties fo:color="#000000" loext:opacity="100%" style:font-name="Courier New" fo:font-size="10pt" fo:font-weight="bold" style:font-size-asian="10pt" style:font-weight-asian="bold" style:font-weight-complex="bold"/>
    </style:style>
    <style:style style:name="P60" style:family="paragraph" style:parent-style-name="Preformatted_20_Text">
      <style:text-properties fo:color="#000000" loext:opacity="100%" style:font-name="Courier New" fo:font-size="10pt" fo:font-style="normal" fo:font-weight="bold" style:font-size-asian="10pt" style:font-style-asian="normal" style:font-weight-asian="bold" style:font-style-complex="normal" style:font-weight-complex="bold"/>
    </style:style>
    <style:style style:name="P61" style:family="paragraph" style:parent-style-name="Standard">
      <style:paragraph-properties fo:margin-left="1.27cm" fo:margin-right="0cm" fo:text-align="start" style:justify-single-word="false" fo:text-indent="0cm" style:auto-text-indent="false"/>
      <style:text-properties fo:color="#000000" loext:opacity="100%" style:font-name="Courier New" fo:font-size="10pt" fo:language="zxx" fo:country="none" officeooo:paragraph-rsid="00343996" style:font-size-asian="10pt"/>
    </style:style>
    <style:style style:name="P62" style:family="paragraph" style:parent-style-name="Preformatted_20_Text">
      <style:text-properties style:font-name="Courier New1" fo:font-size="10pt" style:text-underline-style="none" style:font-name-asian="Courier New1" style:font-size-asian="10pt" style:font-name-complex="Courier New1" style:font-size-complex="10pt"/>
    </style:style>
    <style:style style:name="P63" style:family="paragraph" style:parent-style-name="Preformatted_20_Text">
      <style:text-properties style:font-name="Courier New1" fo:font-size="10pt" fo:language="zxx" fo:country="none" fo:font-style="normal" fo:font-weight="normal" officeooo:rsid="0045f13a" officeooo:paragraph-rsid="0045f13a" style:font-name-asian="Courier New1" style:font-size-asian="10pt" style:font-style-asian="normal" style:font-weight-asian="normal" style:font-name-complex="Courier New1" style:font-size-complex="10pt" style:font-style-complex="normal" style:font-weight-complex="normal"/>
    </style:style>
    <style:style style:name="P64" style:family="paragraph" style:parent-style-name="Preformatted_20_Text">
      <style:text-properties style:font-name="Courier New1" fo:font-size="10pt" fo:language="zxx" fo:country="none" fo:font-style="normal" fo:font-weight="normal" officeooo:rsid="0047ec12" officeooo:paragraph-rsid="0047ec12" style:font-name-asian="Courier New1" style:font-size-asian="10pt" style:font-style-asian="normal" style:font-weight-asian="normal" style:font-name-complex="Courier New1" style:font-size-complex="10pt" style:font-style-complex="normal" style:font-weight-complex="normal"/>
    </style:style>
    <style:style style:name="P65" style:family="paragraph" style:parent-style-name="Text_20_body">
      <style:text-properties style:text-underline-style="none"/>
    </style:style>
    <style:style style:name="P66" style:family="paragraph" style:parent-style-name="Preformatted_20_Text">
      <style:text-properties style:text-underline-style="none"/>
    </style:style>
    <style:style style:name="P67" style:family="paragraph" style:parent-style-name="Text_20_body">
      <style:text-properties fo:font-weight="normal" style:font-weight-asian="normal" style:font-weight-complex="normal"/>
    </style:style>
    <style:style style:name="P68" style:family="paragraph" style:parent-style-name="Preformatted_20_Text">
      <style:text-properties fo:font-weight="normal" style:font-weight-asian="normal" style:font-weight-complex="normal"/>
    </style:style>
    <style:style style:name="P69" style:family="paragraph" style:parent-style-name="Preformatted_20_Text">
      <style:text-properties fo:font-weight="normal" officeooo:paragraph-rsid="0020be5f" style:font-weight-asian="normal" style:font-weight-complex="normal"/>
    </style:style>
    <style:style style:name="P70" style:family="paragraph" style:parent-style-name="Preformatted_20_Text">
      <style:text-properties fo:font-weight="normal" officeooo:rsid="0020be5f" officeooo:paragraph-rsid="0020be5f" style:font-weight-asian="normal" style:font-weight-complex="normal"/>
    </style:style>
    <style:style style:name="P71" style:family="paragraph" style:parent-style-name="Preformatted_20_Text">
      <style:text-properties fo:font-weight="normal" officeooo:rsid="00288001" officeooo:paragraph-rsid="00288001" style:font-weight-asian="normal" style:font-weight-complex="normal"/>
    </style:style>
    <style:style style:name="P72" style:family="paragraph" style:parent-style-name="Preformatted_20_Text">
      <style:text-properties fo:font-weight="normal" officeooo:rsid="003ebb9f" officeooo:paragraph-rsid="003ebb9f" style:font-weight-asian="normal" style:font-weight-complex="normal"/>
    </style:style>
    <style:style style:name="P73" style:family="paragraph" style:parent-style-name="Text_20_body">
      <style:paragraph-properties fo:margin-top="0.199cm" fo:margin-bottom="0.21cm" style:contextual-spacing="false"/>
      <style:text-properties fo:font-weight="normal" style:font-weight-asian="normal" style:font-weight-complex="normal"/>
    </style:style>
    <style:style style:name="P74" style:family="paragraph" style:parent-style-name="Text_20_body">
      <style:text-properties officeooo:paragraph-rsid="00252f97"/>
    </style:style>
    <style:style style:name="P75" style:family="paragraph" style:parent-style-name="Text_20_body">
      <style:text-properties officeooo:rsid="0027d8ee" officeooo:paragraph-rsid="0027d8ee"/>
    </style:style>
    <style:style style:name="P76" style:family="paragraph" style:parent-style-name="Text_20_body">
      <style:text-properties officeooo:rsid="002b6796" officeooo:paragraph-rsid="002b6796"/>
    </style:style>
    <style:style style:name="P77" style:family="paragraph" style:parent-style-name="Preformatted_20_Text">
      <style:text-properties officeooo:rsid="002b6796" officeooo:paragraph-rsid="002b6796"/>
    </style:style>
    <style:style style:name="P78" style:family="paragraph" style:parent-style-name="Preformatted_20_Text">
      <style:text-properties officeooo:rsid="002b6796" officeooo:paragraph-rsid="002cf00d"/>
    </style:style>
    <style:style style:name="P79" style:family="paragraph" style:parent-style-name="Text_20_body">
      <style:text-properties officeooo:rsid="002ec97b" officeooo:paragraph-rsid="002ec97b"/>
    </style:style>
    <style:style style:name="P80" style:family="paragraph" style:parent-style-name="Text_20_body">
      <style:text-properties officeooo:paragraph-rsid="003199a0"/>
    </style:style>
    <style:style style:name="P81" style:family="paragraph" style:parent-style-name="Preformatted_20_Text">
      <style:text-properties officeooo:paragraph-rsid="003199a0"/>
    </style:style>
    <style:style style:name="P82" style:family="paragraph" style:parent-style-name="Text_20_body">
      <style:text-properties officeooo:rsid="00343996" officeooo:paragraph-rsid="00343996"/>
    </style:style>
    <style:style style:name="P83" style:family="paragraph" style:parent-style-name="Standard">
      <style:paragraph-properties fo:margin-left="1.27cm" fo:margin-right="0cm" fo:text-indent="0cm" style:auto-text-indent="false"/>
      <style:text-properties officeooo:rsid="00343996" officeooo:paragraph-rsid="00343996"/>
    </style:style>
    <style:style style:name="P84" style:family="paragraph" style:parent-style-name="Text_20_body">
      <style:text-properties officeooo:paragraph-rsid="00343996"/>
    </style:style>
    <style:style style:name="P85" style:family="paragraph" style:parent-style-name="Text_20_body">
      <style:text-properties officeooo:rsid="003771fe" officeooo:paragraph-rsid="003771fe"/>
    </style:style>
    <style:style style:name="P86" style:family="paragraph" style:parent-style-name="Text_20_body">
      <style:text-properties officeooo:rsid="003ebb9f" officeooo:paragraph-rsid="003ebb9f"/>
    </style:style>
    <style:style style:name="P87" style:family="paragraph" style:parent-style-name="Text_20_body">
      <style:text-properties officeooo:rsid="004060c8" officeooo:paragraph-rsid="004060c8"/>
    </style:style>
    <style:style style:name="P88" style:family="paragraph" style:parent-style-name="Text_20_body">
      <style:text-properties fo:language="en" fo:country="GB" officeooo:rsid="00103319" officeooo:paragraph-rsid="00416c8b"/>
    </style:style>
    <style:style style:name="P89" style:family="paragraph" style:parent-style-name="Text_20_body">
      <style:text-properties fo:language="en" fo:country="GB" officeooo:rsid="00121d53" officeooo:paragraph-rsid="00416c8b"/>
    </style:style>
    <style:style style:name="P90" style:family="paragraph" style:parent-style-name="Text_20_body">
      <style:text-properties fo:language="en" fo:country="GB" officeooo:paragraph-rsid="00416c8b"/>
    </style:style>
    <style:style style:name="P91" style:family="paragraph" style:parent-style-name="Preformatted_20_Text">
      <style:text-properties fo:language="en" fo:country="GB" officeooo:paragraph-rsid="00416c8b"/>
    </style:style>
    <style:style style:name="P92" style:family="paragraph" style:parent-style-name="Preformatted_20_Text">
      <style:paragraph-properties fo:margin-left="3.81cm" fo:margin-right="0cm" fo:text-indent="0cm" style:auto-text-indent="false"/>
      <style:text-properties fo:language="en" fo:country="GB" officeooo:paragraph-rsid="00416c8b"/>
    </style:style>
    <style:style style:name="P93" style:family="paragraph" style:parent-style-name="Text_20_body">
      <style:text-properties fo:language="en" fo:country="GB" officeooo:rsid="00416c8b" officeooo:paragraph-rsid="00416c8b"/>
    </style:style>
    <style:style style:name="P94" style:family="paragraph" style:parent-style-name="Preformatted_20_Text">
      <style:text-properties fo:language="en" fo:country="GB" officeooo:rsid="001398fc" officeooo:paragraph-rsid="00416c8b"/>
    </style:style>
    <style:style style:name="P95" style:family="paragraph" style:parent-style-name="Preformatted_20_Text">
      <style:paragraph-properties fo:margin-left="3.81cm" fo:margin-right="0cm" fo:text-indent="0cm" style:auto-text-indent="false"/>
      <style:text-properties fo:language="en" fo:country="GB" officeooo:rsid="001398fc" officeooo:paragraph-rsid="00416c8b"/>
    </style:style>
    <style:style style:name="P96" style:family="paragraph" style:parent-style-name="Preformatted_20_Text">
      <style:text-properties fo:language="en" fo:country="GB" officeooo:rsid="001546ef" officeooo:paragraph-rsid="00416c8b"/>
    </style:style>
    <style:style style:name="P97" style:family="paragraph" style:parent-style-name="Preformatted_20_Text">
      <style:paragraph-properties fo:margin-left="3.81cm" fo:margin-right="0cm" fo:text-indent="0cm" style:auto-text-indent="false"/>
      <style:text-properties fo:language="en" fo:country="GB" officeooo:rsid="001546ef" officeooo:paragraph-rsid="00416c8b"/>
    </style:style>
    <style:style style:name="P98" style:family="paragraph" style:parent-style-name="Preformatted_20_Text">
      <style:paragraph-properties fo:margin-left="3.81cm" fo:margin-right="0cm" fo:text-indent="0cm" style:auto-text-indent="false"/>
      <style:text-properties fo:language="en" fo:country="GB" officeooo:rsid="00160fc8" officeooo:paragraph-rsid="00416c8b"/>
    </style:style>
    <style:style style:name="P99" style:family="paragraph" style:parent-style-name="Text_20_body">
      <style:text-properties officeooo:rsid="004476b4" officeooo:paragraph-rsid="004476b4"/>
    </style:style>
    <style:style style:name="P100" style:family="paragraph" style:parent-style-name="Text_20_body">
      <style:text-properties officeooo:rsid="0045f13a" officeooo:paragraph-rsid="0045f13a"/>
    </style:style>
    <style:style style:name="P101" style:family="paragraph" style:parent-style-name="Text_20_body">
      <style:text-properties officeooo:paragraph-rsid="004daa1b"/>
    </style:style>
    <style:style style:name="P102" style:family="paragraph" style:parent-style-name="Text_20_body">
      <style:text-properties officeooo:rsid="004feecc" officeooo:paragraph-rsid="004feecc"/>
    </style:style>
    <style:style style:name="P103" style:family="paragraph" style:parent-style-name="Text_20_body">
      <style:text-properties officeooo:rsid="0050db31" officeooo:paragraph-rsid="0050db31"/>
    </style:style>
    <style:style style:name="P104" style:family="paragraph" style:parent-style-name="Text_20_body">
      <style:text-properties officeooo:rsid="00548d4d" officeooo:paragraph-rsid="00548d4d"/>
    </style:style>
    <style:style style:name="P105" style:family="paragraph" style:parent-style-name="Text_20_body">
      <style:text-properties officeooo:rsid="0058266f" officeooo:paragraph-rsid="0058266f"/>
    </style:style>
    <style:style style:name="P106" style:family="paragraph" style:parent-style-name="Text_20_body">
      <style:text-properties officeooo:paragraph-rsid="00597218"/>
    </style:style>
    <style:style style:name="P107" style:family="paragraph" style:parent-style-name="Preformatted_20_Text">
      <style:text-properties officeooo:paragraph-rsid="00597218"/>
    </style:style>
    <style:style style:name="P108" style:family="paragraph" style:parent-style-name="Text_20_body">
      <style:text-properties officeooo:rsid="005b69b0"/>
    </style:style>
    <style:style style:name="P109" style:family="paragraph" style:parent-style-name="Text_20_body">
      <style:text-properties officeooo:rsid="005e1fb4" officeooo:paragraph-rsid="005e1fb4"/>
    </style:style>
    <style:style style:name="P110" style:family="paragraph" style:parent-style-name="Table_20_Contents">
      <style:paragraph-properties fo:margin-left="0cm" fo:margin-right="0cm" fo:text-indent="0cm" style:auto-text-indent="false"/>
    </style:style>
    <style:style style:name="P111" style:family="paragraph" style:parent-style-name="Preformatted_20_Text">
      <style:text-properties fo:color="#7f0055" loext:opacity="100%" style:font-name="Courier New1" fo:font-size="10pt" fo:font-style="normal" fo:font-weight="bold" style:font-name-asian="Courier New1" style:font-size-asian="10pt" style:font-style-asian="normal" style:font-weight-asian="bold" style:font-name-complex="Courier New1" style:font-size-complex="10pt" style:font-style-complex="normal" style:font-weight-complex="bold"/>
    </style:style>
    <style:style style:name="P112" style:family="paragraph" style:parent-style-name="Preformatted_20_Text">
      <style:text-properties fo:color="#7f0055" loext:opacity="100%" fo:font-weight="bold" style:font-weight-asian="bold" style:font-weight-complex="bold"/>
    </style:style>
    <style:style style:name="P113" style:family="paragraph" style:parent-style-name="Preformatted_20_Text">
      <style:text-properties fo:color="#646464" loext:opacity="100%"/>
    </style:style>
    <style:style style:name="P114" style:family="paragraph" style:parent-style-name="Preformatted_20_Text">
      <style:text-properties fo:color="#646464" loext:opacity="100%" fo:font-style="normal" style:font-style-asian="normal" style:font-style-complex="normal"/>
    </style:style>
    <style:style style:name="P115" style:family="paragraph" style:parent-style-name="Preformatted_20_Text">
      <style:text-properties officeooo:paragraph-rsid="0020be5f"/>
    </style:style>
    <style:style style:name="P116" style:family="paragraph" style:parent-style-name="Preformatted_20_Text">
      <style:text-properties officeooo:rsid="0020be5f" officeooo:paragraph-rsid="0020be5f"/>
    </style:style>
    <style:style style:name="P117" style:family="paragraph" style:parent-style-name="Preformatted_20_Text">
      <style:text-properties officeooo:rsid="00218e95" officeooo:paragraph-rsid="00218e95"/>
    </style:style>
    <style:style style:name="P118" style:family="paragraph" style:parent-style-name="Preformatted_20_Text">
      <style:text-properties officeooo:rsid="00237df1" officeooo:paragraph-rsid="00237df1"/>
    </style:style>
    <style:style style:name="P119" style:family="paragraph" style:parent-style-name="Preformatted_20_Text">
      <style:text-properties officeooo:paragraph-rsid="00237df1"/>
    </style:style>
    <style:style style:name="P120" style:family="paragraph" style:parent-style-name="Preformatted_20_Text">
      <style:text-properties officeooo:paragraph-rsid="00288001"/>
    </style:style>
    <style:style style:name="P121" style:family="paragraph" style:parent-style-name="Preformatted_20_Text">
      <style:text-properties officeooo:rsid="00288001" officeooo:paragraph-rsid="00288001"/>
    </style:style>
    <style:style style:name="P122" style:family="paragraph" style:parent-style-name="Preformatted_20_Text">
      <style:text-properties officeooo:rsid="00295846" officeooo:paragraph-rsid="00295846"/>
    </style:style>
    <style:style style:name="P123" style:family="paragraph" style:parent-style-name="Preformatted_20_Text">
      <style:text-properties officeooo:rsid="00295846" officeooo:paragraph-rsid="003199a0"/>
    </style:style>
    <style:style style:name="P124" style:family="paragraph" style:parent-style-name="Preformatted_20_Text">
      <style:text-properties officeooo:paragraph-rsid="00295846"/>
    </style:style>
    <style:style style:name="P125" style:family="paragraph" style:parent-style-name="Preformatted_20_Text">
      <style:text-properties officeooo:rsid="002a31c9" officeooo:paragraph-rsid="002a31c9"/>
    </style:style>
    <style:style style:name="P126" style:family="paragraph" style:parent-style-name="Preformatted_20_Text">
      <style:text-properties officeooo:rsid="003a28c5" officeooo:paragraph-rsid="003a28c5"/>
    </style:style>
    <style:style style:name="P127" style:family="paragraph" style:parent-style-name="Preformatted_20_Text">
      <style:text-properties officeooo:paragraph-rsid="004476b4"/>
    </style:style>
    <style:style style:name="P128" style:family="paragraph" style:parent-style-name="Preformatted_20_Text">
      <style:text-properties officeooo:paragraph-rsid="0045f13a"/>
    </style:style>
    <style:style style:name="P129" style:family="paragraph" style:parent-style-name="Preformatted_20_Text">
      <style:text-properties officeooo:paragraph-rsid="003f0e67"/>
    </style:style>
    <style:style style:name="P130" style:family="paragraph" style:parent-style-name="Preformatted_20_Text">
      <style:text-properties officeooo:paragraph-rsid="004c7b79"/>
    </style:style>
    <style:style style:name="P131" style:family="paragraph" style:parent-style-name="Preformatted_20_Text">
      <style:text-properties officeooo:paragraph-rsid="005e1fb4"/>
    </style:style>
    <style:style style:name="P132" style:family="paragraph" style:parent-style-name="Standard">
      <style:paragraph-properties fo:margin-left="1.27cm" fo:margin-right="0cm" fo:text-align="start" style:justify-single-word="false" fo:text-indent="0cm" style:auto-text-indent="false"/>
      <style:text-properties fo:language="zxx" fo:country="none" officeooo:paragraph-rsid="00343996"/>
    </style:style>
    <style:style style:name="P133" style:family="paragraph" style:parent-style-name="Table_20_Contents">
      <style:paragraph-properties fo:margin-top="0cm" fo:margin-bottom="0cm" style:contextual-spacing="false" fo:line-height="100%"/>
      <style:text-properties fo:font-size="10pt" officeooo:rsid="00380152" officeooo:paragraph-rsid="00380152"/>
    </style:style>
    <style:style style:name="P134" style:family="paragraph" style:parent-style-name="Table_20_Contents">
      <style:paragraph-properties fo:margin-top="0cm" fo:margin-bottom="0cm" style:contextual-spacing="false" fo:line-height="100%"/>
      <style:text-properties fo:font-size="10pt" officeooo:rsid="00380152" officeooo:paragraph-rsid="003d6ac0"/>
    </style:style>
    <style:style style:name="P135" style:family="paragraph" style:parent-style-name="Table_20_Contents">
      <style:paragraph-properties fo:margin-top="0cm" fo:margin-bottom="0cm" style:contextual-spacing="false" fo:line-height="100%"/>
      <style:text-properties fo:font-size="10pt" officeooo:rsid="00380152" officeooo:paragraph-rsid="003fe9ba"/>
    </style:style>
    <style:style style:name="P136" style:family="paragraph" style:parent-style-name="Table_20_Contents">
      <style:paragraph-properties fo:margin-top="0cm" fo:margin-bottom="0cm" style:contextual-spacing="false" fo:line-height="100%"/>
      <style:text-properties fo:font-size="10pt" officeooo:rsid="004214a3" officeooo:paragraph-rsid="004214a3"/>
    </style:style>
    <style:style style:name="P137" style:family="paragraph" style:parent-style-name="Table_20_Contents">
      <style:paragraph-properties fo:margin-top="0cm" fo:margin-bottom="0cm" style:contextual-spacing="false" fo:line-height="100%"/>
      <style:text-properties fo:font-size="10pt" officeooo:rsid="0026ac83" officeooo:paragraph-rsid="0026ac83"/>
    </style:style>
    <style:style style:name="P138" style:family="paragraph" style:parent-style-name="Table_20_Contents">
      <style:paragraph-properties fo:margin-top="0cm" fo:margin-bottom="0cm" style:contextual-spacing="false" fo:line-height="100%"/>
      <style:text-properties fo:font-size="10pt" officeooo:rsid="001e8211" officeooo:paragraph-rsid="001e8211"/>
    </style:style>
    <style:style style:name="P139" style:family="paragraph" style:parent-style-name="Table_20_Contents">
      <style:paragraph-properties fo:margin-top="0cm" fo:margin-bottom="0cm" style:contextual-spacing="false" fo:line-height="100%"/>
      <style:text-properties fo:font-size="10pt" officeooo:rsid="002b6796" officeooo:paragraph-rsid="002b6796"/>
    </style:style>
    <style:style style:name="P140" style:family="paragraph" style:parent-style-name="Table_20_Contents">
      <style:paragraph-properties fo:margin-top="0cm" fo:margin-bottom="0cm" style:contextual-spacing="false" fo:line-height="100%"/>
      <style:text-properties fo:font-size="10pt" officeooo:rsid="003199a0" officeooo:paragraph-rsid="003199a0"/>
    </style:style>
    <style:style style:name="P141" style:family="paragraph" style:parent-style-name="Table_20_Contents">
      <style:paragraph-properties fo:margin-top="0cm" fo:margin-bottom="0cm" style:contextual-spacing="false" fo:line-height="100%"/>
      <style:text-properties fo:font-size="10pt"/>
    </style:style>
    <style:style style:name="P142" style:family="paragraph" style:parent-style-name="Table_20_Contents">
      <style:paragraph-properties fo:margin-top="0cm" fo:margin-bottom="0cm" style:contextual-spacing="false" fo:line-height="100%"/>
      <style:text-properties fo:font-size="10pt" officeooo:paragraph-rsid="001e8211"/>
    </style:style>
    <style:style style:name="P143" style:family="paragraph" style:parent-style-name="Table_20_Contents">
      <style:paragraph-properties fo:margin-top="0cm" fo:margin-bottom="0cm" style:contextual-spacing="false" fo:line-height="100%"/>
      <style:text-properties fo:font-size="10pt" officeooo:rsid="004b01b9" officeooo:paragraph-rsid="004b01b9"/>
    </style:style>
    <style:style style:name="P144" style:family="paragraph" style:parent-style-name="Table_20_Contents">
      <style:paragraph-properties fo:margin-top="0cm" fo:margin-bottom="0cm" style:contextual-spacing="false" fo:line-height="100%"/>
      <style:text-properties fo:font-size="10pt" officeooo:rsid="005c0c88" officeooo:paragraph-rsid="005c0c88"/>
    </style:style>
    <style:style style:name="P145" style:family="paragraph" style:parent-style-name="Table_20_Contents">
      <style:paragraph-properties fo:margin-top="0cm" fo:margin-bottom="0cm" style:contextual-spacing="false" fo:line-height="100%"/>
      <style:text-properties fo:font-size="10pt" officeooo:rsid="005e1fb4" officeooo:paragraph-rsid="005e1fb4"/>
    </style:style>
    <style:style style:name="P146" style:family="paragraph" style:parent-style-name="Table_20_Contents">
      <style:paragraph-properties fo:margin-top="0cm" fo:margin-bottom="0cm" style:contextual-spacing="false" fo:line-height="100%"/>
      <style:text-properties fo:font-size="10pt" officeooo:rsid="0066d6c5" officeooo:paragraph-rsid="0066d6c5"/>
    </style:style>
    <style:style style:name="P147" style:family="paragraph" style:parent-style-name="Table_20_Contents">
      <style:paragraph-properties fo:margin-top="0cm" fo:margin-bottom="0cm" style:contextual-spacing="false" fo:line-height="100%"/>
      <style:text-properties fo:font-size="10pt" officeooo:rsid="0068c010" officeooo:paragraph-rsid="0068c010"/>
    </style:style>
    <style:style style:name="P148" style:family="paragraph" style:parent-style-name="Table_20_Contents">
      <style:paragraph-properties fo:margin-top="0cm" fo:margin-bottom="0cm" style:contextual-spacing="false" fo:line-height="100%"/>
      <style:text-properties fo:font-size="10pt" officeooo:rsid="006dbb6d" officeooo:paragraph-rsid="006dbb6d"/>
    </style:style>
    <style:style style:name="P149" style:family="paragraph" style:parent-style-name="Table_20_Contents">
      <style:paragraph-properties fo:margin-top="0cm" fo:margin-bottom="0cm" style:contextual-spacing="false" fo:line-height="100%"/>
      <style:text-properties fo:font-size="10pt" officeooo:rsid="006ed584" officeooo:paragraph-rsid="006ed584"/>
    </style:style>
    <style:style style:name="P150" style:family="paragraph" style:parent-style-name="Table_20_Contents">
      <style:paragraph-properties fo:margin-top="0cm" fo:margin-bottom="0cm" style:contextual-spacing="false" fo:line-height="100%"/>
      <style:text-properties fo:font-size="10pt" officeooo:rsid="00707e20" officeooo:paragraph-rsid="00707e20"/>
    </style:style>
    <style:style style:name="P151" style:family="paragraph" style:parent-style-name="Table_20_Contents">
      <style:paragraph-properties fo:margin-top="0cm" fo:margin-bottom="0cm" style:contextual-spacing="false" fo:line-height="100%"/>
      <style:text-properties fo:font-size="10pt" officeooo:rsid="0076a222" officeooo:paragraph-rsid="0076a222"/>
    </style:style>
    <style:style style:name="P152" style:family="paragraph" style:parent-style-name="Preformatted_20_Text" style:master-page-name="">
      <loext:graphic-properties draw:fill="none"/>
      <style:paragraph-properties fo:margin-left="2.54cm" fo:margin-right="-0.474cm" fo:margin-top="0cm" fo:margin-bottom="0cm" style:contextual-spacing="false" fo:line-height="0.381cm" fo:keep-together="auto" fo:orphans="2" fo:widows="2" fo:text-indent="0cm" style:auto-text-indent="false" style:page-number="auto" fo:background-color="transparent"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153" style:family="paragraph" style:parent-style-name="Text_20_body">
      <style:text-properties officeooo:rsid="00626a13" officeooo:paragraph-rsid="00626a13"/>
    </style:style>
    <style:style style:name="P154" style:family="paragraph" style:parent-style-name="Text_20_body">
      <style:text-properties officeooo:paragraph-rsid="00626a13"/>
    </style:style>
    <style:style style:name="P155" style:family="paragraph" style:parent-style-name="Text_20_body">
      <style:text-properties officeooo:rsid="006c1d6a" officeooo:paragraph-rsid="006c1d6a"/>
    </style:style>
    <style:style style:name="P156" style:family="paragraph" style:parent-style-name="Contents_20_1">
      <style:paragraph-properties>
        <style:tab-stops>
          <style:tab-stop style:position="18.459cm" style:type="right" style:leader-style="dotted" style:leader-text="."/>
        </style:tab-stops>
      </style:paragraph-properties>
    </style:style>
    <style:style style:name="P157" style:family="paragraph" style:parent-style-name="Contents_20_2">
      <style:paragraph-properties>
        <style:tab-stops>
          <style:tab-stop style:position="18.459cm" style:type="right" style:leader-style="dotted" style:leader-text="."/>
        </style:tab-stops>
      </style:paragraph-properties>
    </style:style>
    <style:style style:name="P158" style:family="paragraph" style:parent-style-name="Contents_20_3">
      <style:paragraph-properties>
        <style:tab-stops>
          <style:tab-stop style:position="18.459cm" style:type="right" style:leader-style="dotted" style:leader-text="."/>
        </style:tab-stops>
      </style:paragraph-properties>
    </style:style>
    <style:style style:name="P159" style:family="paragraph" style:parent-style-name="Text_20_body">
      <style:text-properties officeooo:rsid="00707e20" officeooo:paragraph-rsid="00707e20"/>
    </style:style>
    <style:style style:name="P160" style:family="paragraph" style:parent-style-name="Text_20_body">
      <style:text-properties officeooo:paragraph-rsid="00707e20"/>
    </style:style>
    <style:style style:name="P161" style:family="paragraph" style:parent-style-name="Text_20_body">
      <style:text-properties officeooo:rsid="0070e77c" officeooo:paragraph-rsid="0070e77c"/>
    </style:style>
    <style:style style:name="P162" style:family="paragraph" style:parent-style-name="Text_20_body">
      <style:text-properties officeooo:rsid="007580f1" officeooo:paragraph-rsid="007580f1"/>
    </style:style>
    <style:style style:name="P163" style:family="paragraph" style:parent-style-name="Standard" style:master-page-name="First_20_Page">
      <style:paragraph-properties fo:text-align="center" style:justify-single-word="false" style:page-number="auto"/>
      <style:text-properties style:font-name="NimbusRomNo9L-Medi" fo:font-size="14.5pt" style:font-name-asian="NimbusRomNo9L-Medi" style:font-size-asian="14.5pt" style:font-name-complex="NimbusRomNo9L-Medi" style:font-size-complex="14.5pt"/>
    </style:style>
    <style:style style:name="P164" style:family="paragraph" style:parent-style-name="Heading_20_1">
      <style:paragraph-properties fo:break-before="page"/>
    </style:style>
    <style:style style:name="P165" style:family="paragraph" style:parent-style-name="Heading_20_1">
      <style:text-properties officeooo:rsid="00416c8b" officeooo:paragraph-rsid="00416c8b"/>
    </style:style>
    <style:style style:name="P166" style:family="paragraph" style:parent-style-name="Heading_20_2">
      <style:text-properties fo:language="en" fo:country="US"/>
    </style:style>
    <style:style style:name="P167" style:family="paragraph" style:parent-style-name="Heading_20_2">
      <style:paragraph-properties fo:break-before="page"/>
    </style:style>
    <style:style style:name="P168" style:family="paragraph" style:parent-style-name="Heading_20_2">
      <style:text-properties fo:font-style="normal" officeooo:rsid="002b6796" officeooo:paragraph-rsid="002b6796" style:font-style-asian="normal" style:font-style-complex="normal"/>
    </style:style>
    <style:style style:name="P169" style:family="paragraph" style:parent-style-name="Heading_20_2">
      <style:text-properties fo:font-style="normal" style:font-style-asian="normal" style:font-style-complex="normal"/>
    </style:style>
    <style:style style:name="P170" style:family="paragraph" style:parent-style-name="Heading_20_2">
      <style:text-properties officeooo:rsid="00707e20" officeooo:paragraph-rsid="00707e20"/>
    </style:style>
    <style:style style:name="P171" style:family="paragraph" style:parent-style-name="Heading_20_3">
      <style:text-properties fo:font-style="normal" style:font-style-asian="normal" style:font-style-complex="normal"/>
    </style:style>
    <style:style style:name="P172" style:family="paragraph" style:parent-style-name="List_20_1_20_Cont.">
      <style:paragraph-properties fo:margin-left="2.54cm" fo:margin-right="0cm" fo:text-indent="0cm" style:auto-text-indent="false"/>
      <style:text-properties fo:font-weight="bold" style:font-weight-asian="bold" style:font-weight-complex="bold"/>
    </style:style>
    <style:style style:name="P173" style:family="paragraph" style:parent-style-name="List_20_1_20_Cont." style:list-style-name="List_20_1">
      <style:paragraph-properties fo:margin-left="2.54cm" fo:margin-right="0cm" fo:text-indent="0cm" style:auto-text-indent="false"/>
      <style:text-properties fo:font-weight="bold" style:font-weight-asian="bold" style:font-weight-complex="bold"/>
    </style:style>
    <style:style style:name="P174" style:family="paragraph" style:parent-style-name="List_20_1_20_Cont.">
      <style:paragraph-properties fo:margin-left="2.54cm" fo:margin-right="0cm" fo:text-indent="0cm" style:auto-text-indent="false"/>
      <style:text-properties fo:font-weight="bold" officeooo:rsid="006c1d6a" officeooo:paragraph-rsid="006c1d6a" style:font-weight-asian="bold" style:font-weight-complex="bold"/>
    </style:style>
    <style:style style:name="P175" style:family="paragraph" style:parent-style-name="List_20_1_20_Cont.">
      <style:paragraph-properties fo:margin-left="2.54cm" fo:margin-right="0cm" fo:text-indent="0cm" style:auto-text-indent="false"/>
      <style:text-properties officeooo:paragraph-rsid="006e837e"/>
    </style:style>
    <style:style style:name="P176" style:family="paragraph" style:parent-style-name="List_20_1_20_Cont." style:list-style-name="">
      <style:paragraph-properties fo:margin-left="2.54cm" fo:margin-right="0cm" fo:text-indent="0cm" style:auto-text-indent="false"/>
      <style:text-properties fo:font-style="normal" fo:font-weight="normal" style:font-style-asian="normal" style:font-weight-asian="normal" style:font-style-complex="normal" style:font-weight-complex="normal"/>
    </style:style>
    <style:style style:name="P177" style:family="paragraph" style:parent-style-name="List_20_1_20_Start">
      <style:paragraph-properties fo:margin-left="2.54cm" fo:margin-right="0cm" fo:text-indent="0cm" style:auto-text-indent="false"/>
      <style:text-properties fo:font-weight="bold" style:font-weight-asian="bold" style:font-weight-complex="bold"/>
    </style:style>
    <style:style style:name="P178" style:family="paragraph" style:parent-style-name="Reference">
      <style:text-properties fo:language="en" fo:country="US"/>
    </style:style>
    <style:style style:name="P179" style:family="paragraph" style:parent-style-name="Reference">
      <style:text-properties officeooo:rsid="002cf00d" officeooo:paragraph-rsid="002cf00d"/>
    </style:style>
    <style:style style:name="P180" style:family="paragraph" style:parent-style-name="Reference">
      <style:text-properties style:font-name="Arial" fo:font-size="10pt" fo:language="en" fo:country="US" fo:font-style="normal" officeooo:rsid="003fe9ba" officeooo:paragraph-rsid="003fe9ba" style:font-name-asian="CMR10" style:font-size-asian="10pt" style:font-style-asian="normal" style:font-name-complex="Tahoma" style:font-size-complex="10pt" style:font-style-complex="normal"/>
    </style:style>
    <style:style style:name="P181" style:family="paragraph" style:parent-style-name="Reference">
      <style:text-properties officeooo:paragraph-rsid="003fe9ba"/>
    </style:style>
    <style:style style:name="P182" style:family="paragraph" style:parent-style-name="Text_20_body">
      <style:text-properties fo:font-style="normal" fo:font-weight="normal" style:font-style-asian="normal" style:font-weight-asian="normal" style:font-style-complex="normal" style:font-weight-complex="normal"/>
    </style:style>
    <style:style style:name="P183" style:family="paragraph" style:parent-style-name="Text_20_body" style:list-style-name="L1">
      <style:paragraph-properties fo:margin-left="3.81cm" fo:margin-right="0cm" fo:margin-top="0.199cm" fo:margin-bottom="0.21cm" style:contextual-spacing="false" fo:line-height="0.4cm" fo:text-indent="-0.635cm" style:auto-text-indent="false"/>
    </style:style>
    <style:style style:name="P184" style:family="paragraph" style:parent-style-name="Text_20_body" style:list-style-name="L1">
      <style:paragraph-properties fo:margin-left="3.81cm" fo:margin-right="0cm" fo:line-height="0.4cm" fo:text-indent="-0.635cm" style:auto-text-indent="false"/>
      <style:text-properties fo:font-weight="bold" style:font-weight-asian="bold" style:font-weight-complex="bold"/>
    </style:style>
    <style:style style:name="P185" style:family="paragraph" style:parent-style-name="Text_20_body" style:list-style-name="L1">
      <style:paragraph-properties fo:margin-left="3.81cm" fo:margin-right="0cm" fo:line-height="0.4cm" fo:text-indent="-0.635cm" style:auto-text-indent="false"/>
      <style:text-properties fo:font-weight="bold" officeooo:rsid="006a53d5" officeooo:paragraph-rsid="006a53d5" style:font-weight-asian="bold" style:font-weight-complex="bold"/>
    </style:style>
    <style:style style:name="P186" style:family="paragraph" style:parent-style-name="Text_20_body" style:list-style-name="L1">
      <style:paragraph-properties fo:margin-left="3.81cm" fo:margin-right="0cm" fo:line-height="0.4cm" fo:text-indent="-0.635cm" style:auto-text-indent="false"/>
      <style:text-properties fo:font-weight="bold" officeooo:rsid="00343996" officeooo:paragraph-rsid="00343996" style:font-weight-asian="bold" style:font-weight-complex="bold"/>
    </style:style>
    <style:style style:name="T1" style:family="text">
      <style:text-properties officeooo:rsid="004214a3"/>
    </style:style>
    <style:style style:name="T2" style:family="text">
      <style:text-properties officeooo:rsid="0075df25"/>
    </style:style>
    <style:style style:name="T3" style:family="text">
      <style:text-properties officeooo:rsid="0043621d"/>
    </style:style>
    <style:style style:name="T4" style:family="text">
      <style:text-properties officeooo:rsid="00762cfb"/>
    </style:style>
    <style:style style:name="T5" style:family="text">
      <style:text-properties officeooo:rsid="004b01b9"/>
    </style:style>
    <style:style style:name="T6" style:family="text">
      <style:text-properties officeooo:rsid="001fd304"/>
    </style:style>
    <style:style style:name="T7" style:family="text">
      <style:text-properties fo:font-style="italic" style:font-style-asian="italic" style:font-style-complex="italic"/>
    </style:style>
    <style:style style:name="T8" style:family="text">
      <style:text-properties fo:font-style="italic" officeooo:rsid="0020be5f" style:font-style-asian="italic" style:font-style-complex="italic"/>
    </style:style>
    <style:style style:name="T9" style:family="text">
      <style:text-properties fo:font-style="italic" officeooo:rsid="00288001" style:font-style-asian="italic" style:font-style-complex="italic"/>
    </style:style>
    <style:style style:name="T10" style:family="text">
      <style:text-properties fo:font-style="italic" officeooo:rsid="004060c8" style:font-style-asian="italic" style:font-style-complex="italic"/>
    </style:style>
    <style:style style:name="T11" style:family="text">
      <style:text-properties fo:font-style="italic" officeooo:rsid="00416c8b" style:font-style-asian="italic" style:font-style-complex="italic"/>
    </style:style>
    <style:style style:name="T12" style:family="text">
      <style:text-properties fo:font-style="italic" officeooo:rsid="004feecc" style:font-style-asian="italic" style:font-style-complex="italic"/>
    </style:style>
    <style:style style:name="T13" style:family="text">
      <style:text-properties fo:font-style="italic" officeooo:rsid="00550af4" style:font-style-asian="italic" style:font-style-complex="italic"/>
    </style:style>
    <style:style style:name="T14" style:family="text">
      <style:text-properties fo:font-style="italic" officeooo:rsid="00626a13" style:font-style-asian="italic" style:font-style-complex="italic"/>
    </style:style>
    <style:style style:name="T15" style:family="text">
      <style:text-properties fo:font-style="italic" officeooo:rsid="006e837e" style:font-style-asian="italic" style:font-style-complex="italic"/>
    </style:style>
    <style:style style:name="T16" style:family="text">
      <style:text-properties fo:font-style="italic" officeooo:rsid="00707e20" style:font-style-asian="italic" style:font-style-complex="italic"/>
    </style:style>
    <style:style style:name="T17" style:family="text">
      <style:text-properties fo:font-style="italic" officeooo:rsid="007ac158" style:font-style-asian="italic" style:font-style-complex="italic"/>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normal" style:font-style-asian="normal" style:font-style-complex="normal"/>
    </style:style>
    <style:style style:name="T20" style:family="text">
      <style:text-properties fo:font-style="normal" officeooo:rsid="0020be5f" style:font-style-asian="normal" style:font-style-complex="normal"/>
    </style:style>
    <style:style style:name="T21" style:family="text">
      <style:text-properties fo:font-style="normal" officeooo:rsid="00288001" style:font-style-asian="normal" style:font-style-complex="normal"/>
    </style:style>
    <style:style style:name="T22" style:family="text">
      <style:text-properties fo:font-style="normal" officeooo:rsid="00295846" style:font-style-asian="normal" style:font-style-complex="normal"/>
    </style:style>
    <style:style style:name="T23" style:family="text">
      <style:text-properties fo:font-style="normal" officeooo:rsid="002cf00d" style:font-style-asian="normal" style:font-style-complex="normal"/>
    </style:style>
    <style:style style:name="T24" style:family="text">
      <style:text-properties fo:font-style="normal" officeooo:rsid="003199a0" style:font-style-asian="normal" style:font-style-complex="normal"/>
    </style:style>
    <style:style style:name="T25" style:family="text">
      <style:text-properties fo:font-style="normal" officeooo:rsid="003a28c5" style:font-style-asian="normal" style:font-style-complex="normal"/>
    </style:style>
    <style:style style:name="T26" style:family="text">
      <style:text-properties fo:font-style="normal" officeooo:rsid="003d1f07" style:font-style-asian="normal" style:font-style-complex="normal"/>
    </style:style>
    <style:style style:name="T27" style:family="text">
      <style:text-properties fo:font-style="normal" officeooo:rsid="003f7fb3" style:font-style-asian="normal" style:font-style-complex="normal"/>
    </style:style>
    <style:style style:name="T28" style:family="text">
      <style:text-properties fo:font-style="normal" officeooo:rsid="004060c8" style:font-style-asian="normal" style:font-style-complex="normal"/>
    </style:style>
    <style:style style:name="T29" style:family="text">
      <style:text-properties fo:font-style="normal" officeooo:rsid="00416c8b" style:font-style-asian="normal" style:font-style-complex="normal"/>
    </style:style>
    <style:style style:name="T30" style:family="text">
      <style:text-properties fo:font-style="normal" officeooo:rsid="0047ec12" style:font-style-asian="normal" style:font-style-complex="normal"/>
    </style:style>
    <style:style style:name="T31" style:family="text">
      <style:text-properties fo:font-style="normal" officeooo:rsid="004feecc" style:font-style-asian="normal" style:font-style-complex="normal"/>
    </style:style>
    <style:style style:name="T32" style:family="text">
      <style:text-properties fo:font-style="normal" officeooo:rsid="00550af4" style:font-style-asian="normal" style:font-style-complex="normal"/>
    </style:style>
    <style:style style:name="T33" style:family="text">
      <style:text-properties fo:font-style="normal" officeooo:rsid="00626a13" style:font-style-asian="normal" style:font-style-complex="normal"/>
    </style:style>
    <style:style style:name="T34" style:family="text">
      <style:text-properties fo:font-style="normal" officeooo:rsid="0065588b" style:font-style-asian="normal" style:font-style-complex="normal"/>
    </style:style>
    <style:style style:name="T35" style:family="text">
      <style:text-properties fo:font-style="normal" officeooo:rsid="006ed584" style:font-style-asian="normal" style:font-style-complex="normal"/>
    </style:style>
    <style:style style:name="T36" style:family="text">
      <style:text-properties fo:font-style="normal" officeooo:rsid="00707e20" style:font-style-asian="normal" style:font-style-complex="normal"/>
    </style:style>
    <style:style style:name="T37" style:family="text">
      <style:text-properties fo:font-style="normal" fo:font-weight="bold" style:font-style-asian="normal" style:font-weight-asian="bold" style:font-style-complex="normal" style:font-weight-complex="bold"/>
    </style:style>
    <style:style style:name="T38" style:family="text">
      <style:text-properties fo:font-style="normal" fo:font-weight="bold" officeooo:rsid="00626a13" style:font-style-asian="normal" style:font-weight-asian="bold" style:font-style-complex="normal" style:font-weight-complex="bold"/>
    </style:style>
    <style:style style:name="T39" style:family="text">
      <style:text-properties fo:font-style="normal" fo:font-weight="bold" officeooo:rsid="007ac158" style:font-style-asian="normal" style:font-weight-asian="bold" style:font-style-complex="normal" style:font-weight-complex="bold"/>
    </style:style>
    <style:style style:name="T40" style:family="text">
      <style:text-properties fo:font-style="normal" fo:font-weight="normal" style:font-style-asian="normal" style:font-weight-asian="normal" style:font-style-complex="normal" style:font-weight-complex="normal"/>
    </style:style>
    <style:style style:name="T41" style:family="text">
      <style:text-properties fo:font-style="normal" fo:font-weight="normal" officeooo:rsid="003f7fb3" style:font-style-asian="normal" style:font-weight-asian="normal" style:font-style-complex="normal" style:font-weight-complex="normal"/>
    </style:style>
    <style:style style:name="T42" style:family="text">
      <style:text-properties fo:font-style="normal" fo:font-weight="normal" officeooo:rsid="003f0e67" style:font-style-asian="normal" style:font-weight-asian="normal" style:font-style-complex="normal" style:font-weight-complex="normal"/>
    </style:style>
    <style:style style:name="T43" style:family="text">
      <style:text-properties fo:color="#000000" loext:opacity="100%"/>
    </style:style>
    <style:style style:name="T44" style:family="text">
      <style:text-properties fo:color="#000000" loext:opacity="100%" style:font-name="Courier New1" fo:font-size="10pt" style:font-name-asian="Courier New1" style:font-size-asian="10pt" style:font-name-complex="Courier New1" style:font-size-complex="10pt"/>
    </style:style>
    <style:style style:name="T45" style:family="text">
      <style:text-properties fo:color="#000000" loext:opacity="100%" style:font-name="Courier New1" fo:font-size="10pt" officeooo:rsid="00237df1" style:font-name-asian="Courier New1" style:font-size-asian="10pt" style:font-name-complex="Courier New1" style:font-size-complex="10pt"/>
    </style:style>
    <style:style style:name="T46" style:family="text">
      <style:text-properties fo:color="#000000" loext:opacity="100%" style:font-name="Courier New1" fo:font-size="10pt" fo:font-style="normal" style:font-name-asian="Courier New1" style:font-size-asian="10pt" style:font-style-asian="normal" style:font-name-complex="Courier New1" style:font-size-complex="10pt" style:font-style-complex="normal"/>
    </style:style>
    <style:style style:name="T47" style:family="text">
      <style:text-properties fo:color="#000000" loext:opacity="100%" style:font-name="Courier New1" fo:font-size="10pt" fo:font-style="italic" style:font-name-asian="Courier New1" style:font-size-asian="10pt" style:font-style-asian="italic" style:font-name-complex="Courier New1" style:font-size-complex="10pt" style:font-style-complex="italic"/>
    </style:style>
    <style:style style:name="T48" style:family="text">
      <style:text-properties fo:color="#000000" loext:opacity="100%" style:text-underline-style="none"/>
    </style:style>
    <style:style style:name="T49" style:family="text">
      <style:text-properties fo:color="#000000" loext:opacity="100%" fo:font-style="italic" style:font-style-asian="italic" style:font-style-complex="italic"/>
    </style:style>
    <style:style style:name="T50" style:family="text">
      <style:text-properties fo:color="#000000" loext:opacity="100%" officeooo:rsid="003199a0"/>
    </style:style>
    <style:style style:name="T51" style:family="text">
      <style:text-properties fo:color="#000000" loext:opacity="100%" style:font-name="Courier New" fo:font-size="10pt" style:font-size-asian="10pt"/>
    </style:style>
    <style:style style:name="T52" style:family="text">
      <style:text-properties fo:color="#000000" loext:opacity="100%" style:font-name="Courier New" fo:font-size="10pt" officeooo:rsid="00343996" style:font-size-asian="10pt"/>
    </style:style>
    <style:style style:name="T53" style:family="text">
      <style:text-properties fo:color="#000000" loext:opacity="100%" style:font-name="Courier New" fo:font-size="10pt" fo:font-style="normal" style:font-size-asian="10pt" style:font-style-asian="normal" style:font-style-complex="normal"/>
    </style:style>
    <style:style style:name="T54" style:family="text">
      <style:text-properties fo:color="#000000" loext:opacity="100%" style:font-name="Courier New" fo:font-size="10pt" fo:font-style="italic" style:font-size-asian="10pt" style:font-style-asian="italic"/>
    </style:style>
    <style:style style:name="T55" style:family="text">
      <style:text-properties fo:font-weight="bold" style:font-weight-asian="bold" style:font-weight-complex="bold"/>
    </style:style>
    <style:style style:name="T56" style:family="text">
      <style:text-properties fo:font-weight="bold" officeooo:rsid="00237df1" style:font-weight-asian="bold" style:font-weight-complex="bold"/>
    </style:style>
    <style:style style:name="T57" style:family="text">
      <style:text-properties style:font-name="Courier New1" fo:font-size="10pt" style:font-name-asian="Courier New1" style:font-size-asian="10pt" style:font-name-complex="Courier New1" style:font-size-complex="10pt"/>
    </style:style>
    <style:style style:name="T58" style:family="text">
      <style:text-properties style:font-name="Courier New1" fo:font-size="10pt" fo:language="zxx" fo:country="none" style:font-name-asian="Courier New1" style:font-size-asian="10pt" style:font-name-complex="Courier New1" style:font-size-complex="10pt"/>
    </style:style>
    <style:style style:name="T59" style:family="text">
      <style:text-properties style:font-name="Courier New1" fo:font-size="10pt" fo:language="zxx" fo:country="none" officeooo:rsid="004476b4" style:font-name-asian="Courier New1" style:font-size-asian="10pt" style:font-name-complex="Courier New1" style:font-size-complex="10pt"/>
    </style:style>
    <style:style style:name="T60" style:family="text">
      <style:text-properties style:font-name="Courier New1" fo:font-size="10pt" fo:language="zxx" fo:country="none" officeooo:rsid="00597218" style:font-name-asian="Courier New1" style:font-size-asian="10pt" style:font-name-complex="Courier New1" style:font-size-complex="10pt"/>
    </style:style>
    <style:style style:name="T61" style:family="text">
      <style:text-properties style:font-name="Courier New1" fo:font-size="10pt" fo:language="zxx" fo:country="none" officeooo:rsid="005c0c88" style:font-name-asian="Courier New1" style:font-size-asian="10pt" style:font-name-complex="Courier New1" style:font-size-complex="10pt"/>
    </style:style>
    <style:style style:name="T62" style:family="text">
      <style:text-properties style:font-name="Courier New1" fo:font-size="10pt" fo:language="zxx" fo:country="none" officeooo:rsid="005d7f97" style:font-name-asian="Courier New1" style:font-size-asian="10pt" style:font-name-complex="Courier New1" style:font-size-complex="10pt"/>
    </style:style>
    <style:style style:name="T63" style:family="text">
      <style:text-properties style:font-name="Courier New1" fo:font-size="10pt" fo:language="zxx" fo:country="none" fo:font-style="normal" fo:font-weight="bold" officeooo:rsid="004476b4" style:font-name-asian="Courier New1" style:font-size-asian="10pt" style:font-style-asian="normal" style:font-weight-asian="bold" style:font-name-complex="Courier New1" style:font-size-complex="10pt" style:font-style-complex="normal" style:font-weight-complex="bold"/>
    </style:style>
    <style:style style:name="T64" style:family="text">
      <style:text-properties style:font-name="Courier New1" fo:font-size="10pt" fo:language="zxx" fo:country="none" fo:font-style="normal" fo:font-weight="bold" officeooo:rsid="0045f13a" style:font-name-asian="Courier New1" style:font-size-asian="10pt" style:font-style-asian="normal" style:font-weight-asian="bold" style:font-name-complex="Courier New1" style:font-size-complex="10pt" style:font-style-complex="normal" style:font-weight-complex="bold"/>
    </style:style>
    <style:style style:name="T65" style:family="text">
      <style:text-properties style:font-name="Courier New1" fo:font-size="10pt" fo:language="zxx" fo:country="none" fo:font-style="normal" fo:font-weight="bold" officeooo:rsid="00626a13" style:font-name-asian="Courier New1" style:font-size-asian="10pt" style:font-style-asian="normal" style:font-weight-asian="bold" style:font-name-complex="Courier New1" style:font-size-complex="10pt" style:font-style-complex="normal" style:font-weight-complex="bold"/>
    </style:style>
    <style:style style:name="T66" style:family="text">
      <style:text-properties style:font-name="Courier New1" fo:font-size="10pt" fo:language="zxx" fo:country="none" fo:font-style="normal" fo:font-weight="normal" officeooo:rsid="0045f13a" style:font-name-asian="Courier New1" style:font-size-asian="10pt" style:font-style-asian="normal" style:font-weight-asian="normal" style:font-name-complex="Courier New1" style:font-size-complex="10pt" style:font-style-complex="normal" style:font-weight-complex="normal"/>
    </style:style>
    <style:style style:name="T67" style:family="text">
      <style:text-properties style:font-name="Courier New1" fo:font-size="10pt" fo:language="zxx" fo:country="none" fo:font-style="normal" fo:font-weight="normal" officeooo:rsid="004b01b9" style:font-name-asian="Courier New1" style:font-size-asian="10pt" style:font-style-asian="normal" style:font-weight-asian="normal" style:font-name-complex="Courier New1" style:font-size-complex="10pt" style:font-style-complex="normal" style:font-weight-complex="normal"/>
    </style:style>
    <style:style style:name="T68" style:family="text">
      <style:text-properties style:font-name="Courier New1" fo:font-style="normal" fo:font-weight="normal" style:font-style-asian="normal" style:font-weight-asian="normal" style:font-style-complex="normal" style:font-weight-complex="normal"/>
    </style:style>
    <style:style style:name="T69" style:family="text">
      <style:text-properties style:font-name="Courier New1" fo:font-style="normal" style:font-style-asian="normal" style:font-style-complex="normal"/>
    </style:style>
    <style:style style:name="T70" style:family="text">
      <style:text-properties style:use-window-font-color="true" loext:opacity="0%" style:font-name="Courier New1" fo:font-size="10pt" style:font-name-asian="Courier New1" style:font-size-asian="10pt" style:font-name-complex="Courier New1" style:font-size-complex="10pt"/>
    </style:style>
    <style:style style:name="T71" style:family="text">
      <style:text-properties fo:color="#141312" loext:opacity="100%"/>
    </style:style>
    <style:style style:name="T72" style:family="text">
      <style:text-properties fo:language="en" fo:country="US"/>
    </style:style>
    <style:style style:name="T73" style:family="text">
      <style:text-properties fo:language="en" fo:country="US" fo:font-style="italic" style:font-style-asian="italic" style:font-style-complex="italic"/>
    </style:style>
    <style:style style:name="T74" style:family="text">
      <style:text-properties style:text-underline-style="solid" style:text-underline-width="auto" style:text-underline-color="font-color" fo:font-weight="bold" style:font-weight-asian="bold" style:font-weight-complex="bold"/>
    </style:style>
    <style:style style:name="T75" style:family="text">
      <style:text-properties style:font-name="Arial1" fo:font-style="normal" fo:font-weight="normal" style:font-style-asian="normal" style:font-weight-asian="normal" style:font-style-complex="normal" style:font-weight-complex="normal"/>
    </style:style>
    <style:style style:name="T76" style:family="text">
      <style:text-properties style:font-name="Arial1" fo:font-style="normal" fo:font-weight="normal" officeooo:rsid="006e837e" style:font-style-asian="normal" style:font-weight-asian="normal" style:font-style-complex="normal" style:font-weight-complex="normal"/>
    </style:style>
    <style:style style:name="T77" style:family="text">
      <style:text-properties style:font-name="Arial1" fo:font-style="normal" fo:font-weight="normal" officeooo:rsid="007ac158" style:font-style-asian="normal" style:font-weight-asian="normal" style:font-style-complex="normal" style:font-weight-complex="normal"/>
    </style:style>
    <style:style style:name="T78" style:family="text">
      <style:text-properties style:font-name="Arial1" fo:font-style="normal" style:font-style-asian="normal" style:font-style-complex="normal"/>
    </style:style>
    <style:style style:name="T79" style:family="text">
      <style:text-properties style:font-name="Arial1" fo:font-style="normal" fo:font-weight="bold" officeooo:rsid="006e837e" style:font-style-asian="normal" style:font-weight-asian="bold" style:font-style-complex="normal" style:font-weight-complex="bold"/>
    </style:style>
    <style:style style:name="T80" style:family="text">
      <style:text-properties style:font-name="Arial1" fo:font-style="italic" fo:font-weight="normal" style:font-style-asian="italic" style:font-weight-asian="normal" style:font-style-complex="italic" style:font-weight-complex="normal"/>
    </style:style>
    <style:style style:name="T81" style:family="text">
      <style:text-properties fo:color="#7f0055" loext:opacity="100%" fo:font-weight="bold" style:font-weight-asian="bold" style:font-weight-complex="bold"/>
    </style:style>
    <style:style style:name="T82" style:family="text">
      <style:text-properties fo:color="#7f0055" loext:opacity="100%" style:font-name="Courier New1" fo:font-size="10pt" fo:font-style="normal" fo:font-weight="bold" style:font-name-asian="Courier New1" style:font-size-asian="10pt" style:font-style-asian="normal" style:font-weight-asian="bold" style:font-name-complex="Courier New1" style:font-size-complex="10pt" style:font-style-complex="normal" style:font-weight-complex="bold"/>
    </style:style>
    <style:style style:name="T83" style:family="text">
      <style:text-properties fo:color="#7f0055" loext:opacity="100%" style:font-name="Courier New" fo:font-size="10pt" fo:font-weight="bold" style:font-size-asian="10pt" style:font-weight-asian="bold"/>
    </style:style>
    <style:style style:name="T84" style:family="text">
      <style:text-properties fo:color="#646464" loext:opacity="100%"/>
    </style:style>
    <style:style style:name="T85" style:family="text">
      <style:text-properties fo:color="#646464" loext:opacity="100%" style:font-name="Courier New" fo:font-size="10pt" fo:language="zxx" fo:country="none" style:font-size-asian="10pt"/>
    </style:style>
    <style:style style:name="T86" style:family="text">
      <style:text-properties fo:color="#2a00ff" loext:opacity="100%"/>
    </style:style>
    <style:style style:name="T87" style:family="text">
      <style:text-properties fo:color="#2a00ff" loext:opacity="100%" style:font-name="Courier New" fo:font-size="10pt" style:font-size-asian="10pt"/>
    </style:style>
    <style:style style:name="T88" style:family="text">
      <style:text-properties fo:color="#2a00ff" loext:opacity="100%" style:font-name="Courier New" fo:font-size="10pt" officeooo:rsid="00343996" style:font-size-asian="10pt"/>
    </style:style>
    <style:style style:name="T89" style:family="text">
      <style:text-properties fo:color="#3f7f5f" loext:opacity="100%"/>
    </style:style>
    <style:style style:name="T90" style:family="text">
      <style:text-properties fo:color="#0000c0" loext:opacity="100%"/>
    </style:style>
    <style:style style:name="T91" style:family="text">
      <style:text-properties fo:color="#0000c0" loext:opacity="100%" style:font-name="Courier New1" fo:font-size="10pt" fo:font-style="italic" style:font-name-asian="Courier New1" style:font-size-asian="10pt" style:font-style-asian="italic" style:font-name-complex="Courier New1" style:font-size-complex="10pt" style:font-style-complex="italic"/>
    </style:style>
    <style:style style:name="T92" style:family="text">
      <style:text-properties fo:color="#0000c0" loext:opacity="100%" fo:font-style="italic" style:font-style-asian="italic" style:font-style-complex="italic"/>
    </style:style>
    <style:style style:name="T93" style:family="text">
      <style:text-properties style:text-underline-style="none"/>
    </style:style>
    <style:style style:name="T94" style:family="text">
      <style:text-properties fo:font-weight="normal" style:font-weight-asian="normal" style:font-weight-complex="normal"/>
    </style:style>
    <style:style style:name="T95" style:family="text">
      <style:text-properties fo:font-weight="normal" officeooo:rsid="0030e285" style:font-weight-asian="normal" style:font-weight-complex="normal"/>
    </style:style>
    <style:style style:name="T96" style:family="text">
      <style:text-properties fo:font-weight="normal" officeooo:rsid="007ac158" style:font-weight-asian="normal" style:font-weight-complex="normal"/>
    </style:style>
    <style:style style:name="T97" style:family="text">
      <style:text-properties officeooo:rsid="0020be5f"/>
    </style:style>
    <style:style style:name="T98" style:family="text">
      <style:text-properties officeooo:rsid="00237df1"/>
    </style:style>
    <style:style style:name="T99" style:family="text">
      <style:text-properties officeooo:rsid="00252f97"/>
    </style:style>
    <style:style style:name="T100" style:family="text">
      <style:text-properties officeooo:rsid="0027d8ee"/>
    </style:style>
    <style:style style:name="T101" style:family="text">
      <style:text-properties officeooo:rsid="00288001"/>
    </style:style>
    <style:style style:name="T102" style:family="text">
      <style:text-properties officeooo:rsid="00295846"/>
    </style:style>
    <style:style style:name="T103" style:family="text">
      <style:text-properties officeooo:rsid="002a31c9"/>
    </style:style>
    <style:style style:name="T104" style:family="text">
      <style:text-properties officeooo:rsid="002cf00d"/>
    </style:style>
    <style:style style:name="T105" style:family="text">
      <style:text-properties officeooo:rsid="0030abba"/>
    </style:style>
    <style:style style:name="T106" style:family="text">
      <style:text-properties officeooo:rsid="0030e285"/>
    </style:style>
    <style:style style:name="T107" style:family="text">
      <style:text-properties officeooo:rsid="003199a0"/>
    </style:style>
    <style:style style:name="T108" style:family="text">
      <style:text-properties fo:color="#6a3e3e" loext:opacity="100%" style:font-name="Courier New" fo:font-size="10pt" style:font-size-asian="10pt"/>
    </style:style>
    <style:style style:name="T109" style:family="text">
      <style:text-properties officeooo:rsid="003ed470"/>
    </style:style>
    <style:style style:name="T110" style:family="text">
      <style:text-properties officeooo:rsid="003f7fb3"/>
    </style:style>
    <style:style style:name="T111" style:family="text">
      <style:text-properties style:font-name="Arial" fo:font-size="10pt" fo:language="en" fo:country="US" style:font-name-asian="CMR10" style:font-size-asian="10pt" style:font-name-complex="Tahoma" style:font-size-complex="10pt"/>
    </style:style>
    <style:style style:name="T112" style:family="text">
      <style:text-properties style:font-name="Arial" fo:font-size="10pt" fo:language="en" fo:country="US" fo:font-style="italic" style:font-name-asian="CMR10" style:font-size-asian="10pt" style:font-style-asian="italic" style:font-name-complex="Tahoma" style:font-size-complex="10pt" style:font-style-complex="italic"/>
    </style:style>
    <style:style style:name="T113" style:family="text">
      <style:text-properties style:font-name="Arial" fo:font-size="10pt" fo:language="en" fo:country="US" fo:font-style="normal" style:font-name-asian="CMR10" style:font-size-asian="10pt" style:font-style-asian="normal" style:font-name-complex="Tahoma" style:font-size-complex="10pt" style:font-style-complex="normal"/>
    </style:style>
    <style:style style:name="T114" style:family="text">
      <style:text-properties style:font-name="Arial" fo:font-size="10pt" fo:language="en" fo:country="US" fo:font-style="normal" officeooo:rsid="003fe9ba" style:font-name-asian="CMR10" style:font-size-asian="10pt" style:font-style-asian="normal" style:font-name-complex="Tahoma" style:font-size-complex="10pt" style:font-style-complex="normal"/>
    </style:style>
    <style:style style:name="T115" style:family="text">
      <style:text-properties style:font-name="Arial" fo:font-size="10pt" fo:language="en" fo:country="US" fo:font-style="normal" officeooo:rsid="004b01b9" style:font-name-asian="CMR10" style:font-size-asian="10pt" style:font-style-asian="normal" style:font-name-complex="Tahoma" style:font-size-complex="10pt" style:font-style-complex="normal"/>
    </style:style>
    <style:style style:name="T116" style:family="text">
      <style:text-properties style:font-name="Arial" fo:font-size="10pt" fo:language="en" fo:country="US" fo:font-style="normal" officeooo:rsid="00548d4d" style:font-name-asian="CMR10" style:font-size-asian="10pt" style:font-style-asian="normal" style:font-name-complex="Tahoma" style:font-size-complex="10pt" style:font-style-complex="normal"/>
    </style:style>
    <style:style style:name="T117" style:family="text">
      <style:text-properties officeooo:rsid="004060c8"/>
    </style:style>
    <style:style style:name="T118" style:family="text">
      <style:text-properties officeooo:rsid="00416c8b"/>
    </style:style>
    <style:style style:name="T119" style:family="text">
      <style:text-properties officeooo:rsid="00344276"/>
    </style:style>
    <style:style style:name="T120" style:family="text">
      <style:text-properties officeooo:rsid="001546ef"/>
    </style:style>
    <style:style style:name="T121" style:family="text">
      <style:text-properties officeooo:rsid="00160fc8"/>
    </style:style>
    <style:style style:name="T122" style:family="text">
      <style:text-properties officeooo:rsid="004460f6"/>
    </style:style>
    <style:style style:name="T123" style:family="text">
      <style:text-properties officeooo:rsid="0047ec12"/>
    </style:style>
    <style:style style:name="T124" style:family="text">
      <style:text-properties officeooo:rsid="00498384"/>
    </style:style>
    <style:style style:name="T125" style:family="text">
      <style:text-properties officeooo:rsid="004feecc"/>
    </style:style>
    <style:style style:name="T126" style:family="text">
      <style:text-properties fo:font-size="10pt" officeooo:rsid="004feecc"/>
    </style:style>
    <style:style style:name="T127" style:family="text">
      <style:text-properties fo:font-size="10pt" officeooo:rsid="005d7f97"/>
    </style:style>
    <style:style style:name="T128" style:family="text">
      <style:text-properties fo:font-size="10pt" fo:font-style="normal" officeooo:rsid="0065588b" style:font-style-asian="normal" style:font-style-complex="normal"/>
    </style:style>
    <style:style style:name="T129" style:family="text">
      <style:text-properties officeooo:rsid="0058266f"/>
    </style:style>
    <style:style style:name="T130" style:family="text">
      <style:text-properties officeooo:rsid="00597218"/>
    </style:style>
    <style:style style:name="T131" style:family="text">
      <style:text-properties officeooo:rsid="005d9f23"/>
    </style:style>
    <style:style style:name="T132" style:family="text">
      <style:text-properties officeooo:rsid="006dbb6d"/>
    </style:style>
    <style:style style:name="T133" style:family="text">
      <style:text-properties officeooo:rsid="006e837e"/>
    </style:style>
    <style:style style:name="T134" style:family="text">
      <style:text-properties style:font-name="Courier New2" fo:font-style="normal" fo:font-weight="bold" officeooo:rsid="006e837e" style:font-style-asian="italic" style:font-weight-asian="bold" style:font-style-complex="italic" style:font-weight-complex="bold"/>
    </style:style>
    <style:style style:name="T135" style:family="text">
      <style:text-properties style:font-name="Courier New2" fo:font-size="10pt" fo:font-style="normal" fo:font-weight="bold" officeooo:rsid="006e837e" style:font-style-asian="italic" style:font-weight-asian="bold" style:font-name-complex="Tahoma" style:font-style-complex="italic" style:font-weight-complex="bold"/>
    </style:style>
    <style:style style:name="T136" style:family="text">
      <style:text-properties officeooo:rsid="006ed584"/>
    </style:style>
    <style:style style:name="T137" style:family="text">
      <style:text-properties officeooo:rsid="00707e20"/>
    </style:style>
    <style:style style:name="T138" style:family="text">
      <style:text-properties officeooo:rsid="0070e77c"/>
    </style:style>
    <style:style style:name="T139" style:family="text">
      <style:text-properties officeooo:rsid="0072757b"/>
    </style:style>
    <style:style style:name="T140" style:family="text">
      <style:text-properties officeooo:rsid="007ac158"/>
    </style:style>
    <style:style style:name="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text:p text:style-name="P163"/>
      <text:p text:style-name="P16"/>
      <text:p text:style-name="P16"/>
      <text:p text:style-name="P16"/>
      <text:p text:style-name="P16">Overture Technical Report Series</text:p>
      <text:p text:style-name="P17">No. TR-007</text:p>
      <text:p text:style-name="P18"><text:date style:data-style-name="N111" text:date-value="2023-01-12T13:36:49.817134402">January 2023</text:date></text:p>
      <text:p text:style-name="P16"/>
      <text:p text:style-name="P16"/>
      <text:p text:style-name="P16"/>
      <text:p text:style-name="P16"/>
      <text:p text:style-name="P16"/>
      <text:p text:style-name="P19">VDMJ Tool Support: User Guide</text:p>
      <text:p text:style-name="P20">by</text:p>
      <text:p text:style-name="P20">Nick Battle</text:p>
      <text:p text:style-name="P20">Fujitsu UK</text:p>
      <text:list xml:id="list2089941379" text:style-name="Outline">
        <text:list-item>
          <text:h text:style-name="P164" text:outline-level="1"><text:bookmark-start text:name="__RefHeading___Toc7165_985567249"/>Document Control<text:bookmark-end text:name="__RefHeading___Toc7165_985567249"/></text:h>
          <text:list>
            <text:list-item>
              <text:h text:style-name="Heading_20_2" text:outline-level="2"><text:bookmark-start text:name="__RefHeading___Toc7167_985567249"/>Table of Contents<text:bookmark-end text:name="__RefHeading___Toc7167_985567249"/></text:h>
            </text:list-item>
          </text:list>
        </text:list-item>
      </text:list>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156"><text:s/>0. <text:s text:c="2"/>Document Control<text:tab/>2</text:p>
          <text:p text:style-name="P157"><text:s/>0.1. <text:s text:c="2"/>Table of Contents<text:tab/>2</text:p>
          <text:p text:style-name="P157"><text:s/>0.2. <text:s text:c="2"/>References<text:tab/>2</text:p>
          <text:p text:style-name="P157"><text:s/>0.3. <text:s text:c="2"/>Document History<text:tab/>3</text:p>
          <text:p text:style-name="P157"><text:s/>0.4. <text:s text:c="2"/>Copyright<text:tab/>5</text:p>
          <text:p text:style-name="P156"><text:s/>1. <text:s text:c="2"/>Introduction<text:tab/>6</text:p>
          <text:p text:style-name="P157"><text:s/>1.1. <text:s text:c="2"/>VDM<text:tab/>6</text:p>
          <text:p text:style-name="P156"><text:s/>2. <text:s text:c="2"/>Using VDMJ<text:tab/>7</text:p>
          <text:p text:style-name="P157"><text:s/>2.1. <text:s text:c="2"/>Starting VDMJ<text:tab/>7</text:p>
          <text:p text:style-name="P157"><text:s/>2.2. <text:s text:c="2"/>Command Line Recall<text:tab/>9</text:p>
          <text:p text:style-name="P157"><text:s/>2.3. <text:s text:c="2"/>Source File Formats<text:tab/>10</text:p>
          <text:p text:style-name="P157"><text:s/>2.4. <text:s text:c="2"/>Parsing, Type Checking, and Proof Obligations<text:tab/>11</text:p>
          <text:p text:style-name="P157"><text:s/>2.5. <text:s text:c="2"/>The Interpreter<text:tab/>12</text:p>
          <text:p text:style-name="P158"><text:s/>2.5.1. <text:s text:c="2"/>Suppressing Runtime Checks<text:tab/>20</text:p>
          <text:p text:style-name="P157"><text:s/>2.6. <text:s text:c="2"/>Debugging<text:tab/>21</text:p>
          <text:p text:style-name="P158"><text:s/>2.6.1. <text:s text:c="2"/>Single-threaded Debugging<text:tab/>21</text:p>
          <text:p text:style-name="P158"><text:s/>2.6.2. <text:s text:c="2"/>VDM++ Multi-threaded Debugging<text:tab/>25</text:p>
          <text:p text:style-name="P157"><text:s/>2.7. <text:s text:c="2"/>Sessions<text:tab/>27</text:p>
          <text:p text:style-name="P157"><text:s/>2.8. <text:s text:c="2"/>Interrupting Executions<text:tab/>29</text:p>
          <text:p text:style-name="P157"><text:s/>2.9. <text:s text:c="2"/>Standard Libraries<text:tab/>30</text:p>
          <text:p text:style-name="P156"><text:s/>3. <text:s text:c="2"/>VDMJUnit Testing<text:tab/>31</text:p>
          <text:p text:style-name="P156"><text:s/>4. <text:s text:c="2"/>Combinatorial Testing<text:tab/>35</text:p>
          <text:p text:style-name="P157"><text:s/>4.1. <text:s text:c="2"/>Debugging Tests<text:tab/>38</text:p>
          <text:p text:style-name="P157"><text:s/>4.2. <text:s text:c="2"/>Filtering Tests<text:tab/>41</text:p>
          <text:p text:style-name="P156"><text:s/>5. <text:s text:c="2"/>Annotations<text:tab/>45</text:p>
          <text:p text:style-name="P157"><text:s/>5.1. <text:s text:c="2"/>Overview<text:tab/>45</text:p>
          <text:p text:style-name="P157"><text:s/>5.2. <text:s text:c="2"/>Syntax<text:tab/>45</text:p>
          <text:p text:style-name="P156"><text:s/>6. <text:s text:c="2"/>Internationalization (I18N)<text:tab/>46</text:p>
          <text:p text:style-name="P156"><text:s/>7. <text:s text:c="2"/>The vdmj.properties File<text:tab/>47</text:p>
          <text:p text:style-name="P156"><text:s/>8. <text:s text:c="2"/>Appendix A: The shmem Example<text:tab/>50</text:p>
          <text:p text:style-name="P156"><text:s/>9. <text:s text:c="2"/>Appendix B: Supported Character Sets<text:tab/>54</text:p>
        </text:index-body>
      </text:table-of-content>
      <text:list xml:id="list133651477797197" text:continue-numbering="true" text:style-name="Outline">
        <text:list-item>
          <text:list>
            <text:list-item>
              <text:h text:style-name="P166" text:outline-level="2"><text:bookmark-start text:name="__RefHeading___Toc7169_985567249"/>References<text:bookmark-end text:name="__RefHeading___Toc7169_985567249"/></text:h>
            </text:list-item>
          </text:list>
        </text:list-item>
      </text:list>
      <text:list text:style-name="RefNumber">
        <text:list-item>
          <text:p text:style-name="Reference">Wikipedia entry for The Vienna Development Method, http://en.wikipedia.org/wiki/Vienna_Development_Method</text:p>
        </text:list-item>
        <text:list-item>
          <text:p text:style-name="Reference">Wikipedia entry for Specification Languages, http://en.wikipedia.org/wiki/Specification_language</text:p>
        </text:list-item>
        <text:list-item>
          <text:p text:style-name="Reference">The VDM Portal, http://www.vdmportal.org/twiki/bin/view</text:p>
        </text:list-item>
        <text:list-item>
          <text:p text:style-name="Reference"><text:soft-page-break/>The VDMTools VDM-SL Language Manual, http://www.vdmtools.jp/uploads/manuals/langmansl_a4E.pdf</text:p>
        </text:list-item>
        <text:list-item>
          <text:p text:style-name="P178">The VDMTools VDM++ Language Manual, http://www.vdmtools.jp/uploads/manuals/langmanpp_a4E.pdf</text:p>
        </text:list-item>
        <text:list-item>
          <text:p text:style-name="P178">Validated Designs for Object-oriented Systems, by John Fitzgerald et. al., <text:a xlink:type="simple" xlink:href="http://www.vdmbook.com/" text:style-name="Internet_20_link" text:visited-style-name="Visited_20_Internet_20_Link">http://www.vdmbook.com/</text:a></text:p>
        </text:list-item>
        <text:list-item>
          <text:p text:style-name="P178">User Manual for the Overture Combinatorial Testing Plug-in, by Peter Gorm Larsen and Kenneth Lausdahl.</text:p>
        </text:list-item>
        <text:list-item>
          <text:p text:style-name="P178">Overture, Open-source Tools for Formal Modelling, <text:a xlink:type="simple" xlink:href="http://www.overturetool.org/" text:style-name="Internet_20_link" text:visited-style-name="Visited_20_Internet_20_Link">http://www.overturetool.org/</text:a></text:p>
        </text:list-item>
        <text:list-item>
          <text:p text:style-name="P178">VDMJ Project, <text:span text:style-name="T7">SourceForge</text:span>, <text:a xlink:type="simple" xlink:href="https://sourceforge.net/projects/vdmj/" text:style-name="Internet_20_link" text:visited-style-name="Visited_20_Internet_20_Link">https://sourceforge.net/projects/vdmj/</text:a></text:p>
        </text:list-item>
        <text:list-item>
          <text:p text:style-name="Reference"><text:bookmark-start text:name="__RefNumPara__7015_3082763341"/><text:span text:style-name="T73">VDMJ Design Specification</text:span><text:span text:style-name="T72">, Nick Battle.</text:span><text:bookmark-end text:name="__RefNumPara__7015_3082763341"/></text:p>
        </text:list-item>
        <text:list-item>
          <text:p text:style-name="Reference"><text:span text:style-name="T73">Combinatorial Testing for VDM++.</text:span><text:span text:style-name="T72"> </text:span><text:span text:style-name="T111">Peter Gorm Larsen, Kenneth Lausdahl, and Nick Battle, SEFM-2010.</text:span></text:p>
        </text:list-item>
        <text:list-item>
          <text:p text:style-name="Reference"><text:span text:style-name="T111">JUnit Test Framework, </text:span><text:a xlink:type="simple" xlink:href="http://en.wikipedia.org/wiki/JUnit" text:style-name="Internet_20_link" text:visited-style-name="Visited_20_Internet_20_Link">http://en.wikipedia.org/wiki/JUnit</text:a></text:p>
        </text:list-item>
        <text:list-item>
          <text:p text:style-name="P179"><text:span text:style-name="T111">The </text:span><text:span text:style-name="T112">rlwrap </text:span><text:span text:style-name="T113">manual page, </text:span><text:a xlink:type="simple" xlink:href="http://linux.die.net/man/1/rlwrap" text:style-name="Internet_20_link" text:visited-style-name="Visited_20_Internet_20_Link">http://linux.die.net/man/1/rlwrap</text:a></text:p>
        </text:list-item>
        <text:list-item>
          <text:p text:style-name="P180">VDMJ Annotations Guide, 15/02/19.</text:p>
        </text:list-item>
        <text:list-item>
          <text:p text:style-name="P181"><text:span text:style-name="T114">Visual Studio Code extension for VDM language support , </text:span><text:a xlink:type="simple" xlink:href="https://github.com/jonaskrask/vdm-vscode" text:style-name="Internet_20_link" text:visited-style-name="Visited_20_Internet_20_Link">https://github.com/jonaskrask/vdm-vscode</text:a><text:span text:style-name="T115">.</text:span></text:p>
        </text:list-item>
        <text:list-item>
          <text:p text:style-name="P181"><text:span text:style-name="T115">VDM Combinatorial Testing Guidelines, Nick Battle, </text:span><text:span text:style-name="T116">P</text:span><text:span text:style-name="T115">eter Gorm Larsen.</text:span></text:p>
        </text:list-item>
      </text:list>
      <text:list xml:id="list133650458420828" text:continue-list="list133651477797197" text:style-name="Outline">
        <text:list-item>
          <text:list>
            <text:list-item>
              <text:h text:style-name="Heading_20_2" text:outline-level="2"><text:bookmark-start text:name="__RefHeading___Toc7171_985567249"/>Document History<text:bookmark-end text:name="__RefHeading___Toc7171_985567249"/></text:h>
            </text:list-item>
          </text:list>
        </text:list-item>
      </text:list>
      <table:table table:name="History" table:style-name="History">
        <table:table-column table:style-name="History.A"/>
        <table:table-column table:style-name="History.B"/>
        <table:table-column table:style-name="History.C"/>
        <table:table-row>
          <table:table-cell table:style-name="History.A1" office:value-type="string">
            <text:p text:style-name="P110">Issue 0.1</text:p>
          </table:table-cell>
          <table:table-cell table:style-name="History.A1" office:value-type="string">
            <text:p text:style-name="Table_20_Contents">10/10/08</text:p>
          </table:table-cell>
          <table:table-cell table:style-name="History.A1" office:value-type="string">
            <text:p text:style-name="Table_20_Contents">First release.</text:p>
          </table:table-cell>
        </table:table-row>
        <table:table-row>
          <table:table-cell table:style-name="History.A1" office:value-type="string">
            <text:p text:style-name="Table_20_Contents">Issue 0.2</text:p>
          </table:table-cell>
          <table:table-cell table:style-name="History.B2" office:value-type="date" office:date-value="2008-10-17">
            <text:p text:style-name="Table_20_Contents">17/10/08</text:p>
          </table:table-cell>
          <table:table-cell table:style-name="History.A1" office:value-type="string">
            <text:p text:style-name="Table_20_Contents">Added threaded debugging.</text:p>
          </table:table-cell>
        </table:table-row>
        <table:table-row>
          <table:table-cell table:style-name="History.A1" office:value-type="string">
            <text:p text:style-name="Table_20_Contents">Issue 0.3</text:p>
          </table:table-cell>
          <table:table-cell table:style-name="History.B2" office:value-type="date" office:date-value="2008-11-07">
            <text:p text:style-name="Table_20_Contents">07/11/08</text:p>
          </table:table-cell>
          <table:table-cell table:style-name="History.A1" office:value-type="string">
            <text:p text:style-name="Table_20_Contents">Added the create command, and comments from PGL.</text:p>
          </table:table-cell>
        </table:table-row>
        <table:table-row>
          <table:table-cell table:style-name="History.A1" office:value-type="string">
            <text:p text:style-name="Table_20_Contents">Issue 0.4</text:p>
          </table:table-cell>
          <table:table-cell table:style-name="History.B2" office:value-type="date" office:date-value="2008-11-26">
            <text:p text:style-name="Table_20_Contents">26/11/08</text:p>
          </table:table-cell>
          <table:table-cell table:style-name="History.A1" office:value-type="string">
            <text:p text:style-name="Table_20_Contents">Added I18N section, Appendix B and overture option.</text:p>
          </table:table-cell>
        </table:table-row>
        <table:table-row>
          <table:table-cell table:style-name="History.A1" office:value-type="string">
            <text:p text:style-name="Table_20_Contents">Issue 0.5</text:p>
          </table:table-cell>
          <table:table-cell table:style-name="History.B2" office:value-type="date" office:date-value="2009-02-27">
            <text:p text:style-name="Table_20_Contents">27/02/09</text:p>
          </table:table-cell>
          <table:table-cell table:style-name="History.A1" office:value-type="string">
            <text:p text:style-name="Table_20_Contents">Added PO generation section, and some new commands.</text:p>
          </table:table-cell>
        </table:table-row>
        <table:table-row>
          <table:table-cell table:style-name="History.A1" office:value-type="string">
            <text:p text:style-name="Table_20_Contents">Issue 0.6</text:p>
          </table:table-cell>
          <table:table-cell table:style-name="History.B2" office:value-type="date" office:date-value="2009-04-21">
            <text:p text:style-name="Table_20_Contents">21/04/09</text:p>
          </table:table-cell>
          <table:table-cell table:style-name="History.A1" office:value-type="string">
            <text:p text:style-name="Table_20_Contents">Added the Combinatorial Testing section, and -o libraries</text:p>
          </table:table-cell>
        </table:table-row>
        <table:table-row>
          <table:table-cell table:style-name="History.A1" office:value-type="string">
            <text:p text:style-name="Table_20_Contents">Issue 0.7</text:p>
          </table:table-cell>
          <table:table-cell table:style-name="History.B2" office:value-type="date" office:date-value="2009-06-04">
            <text:p text:style-name="Table_20_Contents">04/06/09</text:p>
          </table:table-cell>
          <table:table-cell table:style-name="History.A1" office:value-type="string">
            <text:p text:style-name="Table_20_Contents">Added explanation of hit conditional breakpoints.</text:p>
          </table:table-cell>
        </table:table-row>
        <table:table-row>
          <table:table-cell table:style-name="History.A1" office:value-type="string">
            <text:p text:style-name="Table_20_Contents">Issue 0.8</text:p>
          </table:table-cell>
          <table:table-cell table:style-name="History.B2" office:value-type="date" office:date-value="2009-09-17">
            <text:p text:style-name="Table_20_Contents">17/09/09</text:p>
          </table:table-cell>
          <table:table-cell table:style-name="History.A1" office:value-type="string">
            <text:p text:style-name="Table_20_Contents">Added VDM-RT changes and the VDMJC description.</text:p>
          </table:table-cell>
        </table:table-row>
        <table:table-row>
          <table:table-cell table:style-name="History.A1" office:value-type="string">
            <text:p text:style-name="P141">Issue 0.9</text:p>
          </table:table-cell>
          <table:table-cell table:style-name="History.B2" office:value-type="date" office:date-value="2009-10-14">
            <text:p text:style-name="P141">14/10/09</text:p>
          </table:table-cell>
          <table:table-cell table:style-name="History.A1" office:value-type="string">
            <text:p text:style-name="P141">Minor changes.</text:p>
          </table:table-cell>
        </table:table-row>
        <table:table-row>
          <table:table-cell table:style-name="History.A1" office:value-type="string">
            <text:p text:style-name="P141">Issue 0.10</text:p>
          </table:table-cell>
          <table:table-cell table:style-name="History.B2" office:value-type="date" office:date-value="2009-10-30">
            <text:p text:style-name="P141">30/10/09</text:p>
          </table:table-cell>
          <table:table-cell table:style-name="History.A1" office:value-type="string">
            <text:p text:style-name="P141">Minor changes.</text:p>
          </table:table-cell>
        </table:table-row>
        <table:table-row>
          <table:table-cell table:style-name="History.A1" office:value-type="string">
            <text:p text:style-name="P141">Issue 0.11</text:p>
          </table:table-cell>
          <table:table-cell table:style-name="History.A1" office:value-type="string">
            <text:p text:style-name="P141">09/12/09</text:p>
          </table:table-cell>
          <table:table-cell table:style-name="History.A1" office:value-type="string">
            <text:p text:style-name="P141">Added GPL copyright section.</text:p>
          </table:table-cell>
        </table:table-row>
        <table:table-row>
          <table:table-cell table:style-name="History.A1" office:value-type="string">
            <text:p text:style-name="P141">Issue 1.0</text:p>
          </table:table-cell>
          <table:table-cell table:style-name="History.A1" office:value-type="string">
            <text:p text:style-name="P141">15/01/13</text:p>
          </table:table-cell>
          <table:table-cell table:style-name="History.A1" office:value-type="string">
            <text:p text:style-name="P141">Update for Overture 1.0.0 release and misc corrections</text:p>
          </table:table-cell>
        </table:table-row>
        <table:table-row>
          <table:table-cell table:style-name="History.A1" office:value-type="string">
            <text:p text:style-name="P142">Issue 1.1</text:p>
          </table:table-cell>
          <table:table-cell table:style-name="History.A1" office:value-type="string">
            <text:p text:style-name="P137">18/02/13</text:p>
          </table:table-cell>
          <table:table-cell table:style-name="History.A1" office:value-type="string">
            <text:p text:style-name="P142">Added VDMJUnit section.</text:p>
          </table:table-cell>
        </table:table-row>
        <table:table-row>
          <table:table-cell table:style-name="History.A1" office:value-type="string">
            <text:p text:style-name="P138">Issue 1.2</text:p>
          </table:table-cell>
          <table:table-cell table:style-name="History.A1" office:value-type="string">
            <text:p text:style-name="P138">30/12/15</text:p>
          </table:table-cell>
          <table:table-cell table:style-name="History.A1" office:value-type="string">
            <text:p text:style-name="P138">Updated for <text:span text:style-name="T6">VDMJ </text:span>3.1.1</text:p>
          </table:table-cell>
        </table:table-row>
        <table:table-row>
          <table:table-cell table:style-name="History.A1" office:value-type="string">
            <text:p text:style-name="P139">Issue 1.3</text:p>
          </table:table-cell>
          <table:table-cell table:style-name="History.A1" office:value-type="string">
            <text:p text:style-name="P139">03/02/16</text:p>
          </table:table-cell>
          <table:table-cell table:style-name="History.A1" office:value-type="string">
            <text:p text:style-name="P139">Added command line recall section</text:p>
          </table:table-cell>
        </table:table-row>
        <table:table-row>
          <table:table-cell table:style-name="History.A1" office:value-type="string">
            <text:p text:style-name="P140">Issue 1.4</text:p>
          </table:table-cell>
          <table:table-cell table:style-name="History.A1" office:value-type="string">
            <text:p text:style-name="P140">08/04/16</text:p>
          </table:table-cell>
          <table:table-cell table:style-name="History.A1" office:value-type="string">
            <text:p text:style-name="P140">Added runtrace ranges</text:p>
          </table:table-cell>
        </table:table-row>
        <table:table-row>
          <table:table-cell table:style-name="History.A1" office:value-type="string">
            <text:p text:style-name="P133">Issue 1.5</text:p>
          </table:table-cell>
          <table:table-cell table:style-name="History.A1" office:value-type="string">
            <text:p text:style-name="P133">29/06/16</text:p>
          </table:table-cell>
          <table:table-cell table:style-name="History.A1" office:value-type="string">
            <text:p text:style-name="P133">Added the runalltraces command</text:p>
          </table:table-cell>
        </table:table-row>
        <table:table-row table:style-name="History.18">
          <table:table-cell table:style-name="History.A18" office:value-type="string">
            <text:p text:style-name="P134">Issue 2.0</text:p>
          </table:table-cell>
          <table:table-cell table:style-name="History.A18" office:value-type="string">
            <text:p text:style-name="P134">26/07/17</text:p>
          </table:table-cell>
          <table:table-cell table:style-name="History.A18" office:value-type="string">
            <text:p text:style-name="P134">Updated for VDMJ version 4</text:p>
          </table:table-cell>
        </table:table-row>
        <table:table-row table:style-name="History.18">
          <table:table-cell table:style-name="History.A18" office:value-type="string">
            <text:p text:style-name="P135">Issue 2.1</text:p>
          </table:table-cell>
          <table:table-cell table:style-name="History.A18" office:value-type="string">
            <text:p text:style-name="P135">14/03/19</text:p>
          </table:table-cell>
          <table:table-cell table:style-name="History.A18" office:value-type="string">
            <text:p text:style-name="P135">Updated for <text:span text:style-name="T118">4.3.0 </text:span>annotations.</text:p>
          </table:table-cell>
        </table:table-row>
        <table:table-row table:style-name="History.18">
          <table:table-cell table:style-name="History.A18" office:value-type="string">
            <text:p text:style-name="P136">Issue 2.2</text:p>
          </table:table-cell>
          <table:table-cell table:style-name="History.A18" office:value-type="string">
            <text:p text:style-name="P136">18/06/20</text:p>
          </table:table-cell>
          <table:table-cell table:style-name="History.A18" office:value-type="string">
            <text:p text:style-name="P136">Updated for script command.</text:p>
          </table:table-cell>
        </table:table-row>
        <table:table-row table:style-name="History.18">
          <table:table-cell table:style-name="History.A18" office:value-type="string">
            <text:p text:style-name="P143">Issue 2.3</text:p>
          </table:table-cell>
          <table:table-cell table:style-name="History.A18" office:value-type="string">
            <text:p text:style-name="P143">06/01/21</text:p>
          </table:table-cell>
          <table:table-cell table:style-name="History.A18" office:value-type="string">
            <text:p text:style-name="P143">Removed DBGP section, updated threaded debugging.</text:p>
          </table:table-cell>
        </table:table-row>
        <table:table-row table:style-name="History.18">
          <table:table-cell table:style-name="History.A18" office:value-type="string">
            <text:p text:style-name="P144">Issue 2.4</text:p>
          </table:table-cell>
          <table:table-cell table:style-name="History.A18" office:value-type="string">
            <text:p text:style-name="P144">03/03/21</text:p>
          </table:table-cell>
          <table:table-cell table:style-name="History.A18" office:value-type="string">
            <text:p text:style-name="P144">Updated vdmj.properties names.</text:p>
          </table:table-cell>
        </table:table-row>
        <table:table-row table:style-name="History.18">
          <table:table-cell table:style-name="History.A18" office:value-type="string">
            <text:p text:style-name="P145">Issue 2.5</text:p>
          </table:table-cell>
          <table:table-cell table:style-name="History.A18" office:value-type="string">
            <text:p text:style-name="P145">29/09/21</text:p>
          </table:table-cell>
          <table:table-cell table:style-name="History.A18" office:value-type="string">
            <text:p text:style-name="P145">Added catch exception breakpoints</text:p>
          </table:table-cell>
        </table:table-row>
        <table:table-row table:style-name="History.18">
          <table:table-cell table:style-name="History.A18" office:value-type="string">
            <text:p text:style-name="P146">Issue 2.6</text:p>
          </table:table-cell>
          <table:table-cell table:style-name="History.A18" office:value-type="string">
            <text:p text:style-name="P146">23/12/21</text:p>
          </table:table-cell>
          <table:table-cell table:style-name="History.A18" office:value-type="string">
            <text:p text:style-name="P146">Updated stdlib section for VDMJ 4.4.4</text:p>
          </table:table-cell>
        </table:table-row>
        <table:table-row table:style-name="History.18">
          <table:table-cell table:style-name="History.A18" office:value-type="string">
            <text:p text:style-name="P147">Issue 2.7</text:p>
          </table:table-cell>
          <table:table-cell table:style-name="History.A18" office:value-type="string">
            <text:p text:style-name="P147">23/02/22</text:p>
          </table:table-cell>
          <table:table-cell table:style-name="History.A18" office:value-type="string">
            <text:p text:style-name="P147">Remove references to -o option.</text:p>
          </table:table-cell>
        </table:table-row>
        <table:table-row table:style-name="History.18">
          <table:table-cell table:style-name="History.A18" office:value-type="string">
            <text:p text:style-name="P148">Issue 2.8</text:p>
          </table:table-cell>
          <table:table-cell table:style-name="History.A18" office:value-type="string">
            <text:p text:style-name="P148">27/03/22</text:p>
          </table:table-cell>
          <table:table-cell table:style-name="History.A18" office:value-type="string">
            <text:p text:style-name="P148">Added external format reader and power set limits</text:p>
          </table:table-cell>
        </table:table-row>
        <table:table-row table:style-name="History.18">
          <table:table-cell table:style-name="History.A18" office:value-type="string">
            <text:p text:style-name="P149">Issue 2.9</text:p>
          </table:table-cell>
          <table:table-cell table:style-name="History.A18" office:value-type="string">
            <text:p text:style-name="P149">10/06/22</text:p>
          </table:table-cell>
          <table:table-cell table:style-name="History.A18" office:value-type="string">
            <text:p text:style-name="P149">Update library loading details.</text:p>
          </table:table-cell>
        </table:table-row>
        <table:table-row table:style-name="History.18">
          <table:table-cell table:style-name="History.A18" office:value-type="string">
            <text:p text:style-name="P150">Issue 2.10</text:p>
          </table:table-cell>
          <table:table-cell table:style-name="History.A18" office:value-type="string">
            <text:p text:style-name="P150"><text:span text:style-name="T139">05</text:span>/1<text:span text:style-name="T139">2</text:span>/22</text:p>
          </table:table-cell>
          <table:table-cell table:style-name="History.A18" office:value-type="string">
            <text:p text:style-name="P150">Updated to add pause/interrupt keys, <text:span text:style-name="T139">and RESULTs</text:span></text:p>
          </table:table-cell>
        </table:table-row>
        <table:table-row table:style-name="History.18">
          <table:table-cell table:style-name="History.A18" office:value-type="string">
            <text:p text:style-name="P151">Issue 2.11</text:p>
          </table:table-cell>
          <table:table-cell table:style-name="History.A18" office:value-type="string">
            <text:p text:style-name="P151">10/01/23</text:p>
          </table:table-cell>
          <table:table-cell table:style-name="History.A18" office:value-type="string">
            <text:p text:style-name="P151">Updated vdmj.properties names.</text:p>
          </table:table-cell>
        </table:table-row>
      </table:table>
      <text:p text:style-name="Table"><text:span text:style-name="Caption_20_characters"/></text:p>
      <text:list xml:id="list133651300090403" text:continue-numbering="true" text:style-name="Outline">
        <text:list-item>
          <text:list>
            <text:list-item>
              <text:h text:style-name="P167" text:outline-level="2"><text:bookmark-start text:name="__RefHeading___Toc7173_985567249"/><text:span text:style-name="Caption_20_characters">Copyright</text:span><text:bookmark-end text:name="__RefHeading___Toc7173_985567249"/></text:h>
            </text:list-item>
          </text:list>
        </text:list-item>
      </text:list>
      <text:p text:style-name="Text_20_body"><text:span text:style-name="Caption_20_characters">Copyright © 20</text:span><text:span text:style-name="Caption_20_characters"><text:span text:style-name="T136">2</text:span></text:span><text:span text:style-name="Caption_20_characters"><text:span text:style-name="T4">3</text:span></text:span><text:span text:style-name="Caption_20_characters">,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133650578317258" text:continue-numbering="true" text:style-name="Outline">
        <text:list-item>
          <text:h text:style-name="Heading_20_1" text:outline-level="1"><text:bookmark-start text:name="__RefHeading___Toc7175_985567249"/>Introduction<text:bookmark-end text:name="__RefHeading___Toc7175_985567249"/></text:h>
        </text:list-item>
      </text:list>
      <text:p text:style-name="Text_20_body">VDMJ [9] provides computer based tool support for the VDM-SL, VDM++ and VDM-RT specification languages, written in Java. The tool includes a parser, a type checker, an interpreter, a debugger, a proof obligation generator and a JUnit test framework. It is a command line tool only, though it is integrated with the Overture Eclipse GUI [8], <text:span text:style-name="T5">and Visual Studio Code [15]</text:span>.</text:p>
      <text:list xml:id="list133651064806527" text:continue-numbering="true" text:style-name="Outline">
        <text:list-item>
          <text:list>
            <text:list-item>
              <text:h text:style-name="Heading_20_2" text:outline-level="2"><text:bookmark-start text:name="__RefHeading___Toc7177_985567249"/>VDM<text:bookmark-end text:name="__RefHeading___Toc7177_985567249"/></text:h>
            </text:list-item>
          </text:list>
        </text:list-item>
      </text:list>
      <text:p text:style-name="Text_20_body">To quote from [1] and [2]:</text:p>
      <text:p text:style-name="Text_20_body">A specification language is a formal language used in computer science. Unlike most programming languages, which are directly executable formal languages used to implement a system, specification languages are used during systems analysis, requirements analysis and systems design.</text:p>
      <text:p text:style-name="Text_20_body">Specification languages are generally not directly executed. They describe the system at a much higher level than a programming language. Indeed, it is considered as an error if a requirement specification is cluttered with unnecessary implementation detail, because the specification is meant to describe the what, not the how.</text:p>
      <text:p text:style-name="Text_20_body">The Vienna Development Method (VDM) is one of the longest-established Formal Methods for the development of computer-based systems. Originating in work done at IBM's Vienna Laboratory in the 1970s, it has grown to include a group of techniques and tools based on a formal specification language - the VDM Specification Language (VDM-SL). It has an extended form, VDM++, which supports the modelling of object-oriented and concurrent systems. Support for VDM includes commercial and academic tools for analyzing models, including support for testing and proving properties of models and generating program code from validated VDM models. There is a history of industrial usage of VDM and its tools and a growing body of research in the formalism has led to notable contributions to the engineering of critical systems, compilers, concurrent systems and in logic for computer science.</text:p>
      <text:list xml:id="list133651764130115" text:continue-numbering="true" text:style-name="Outline">
        <text:list-item>
          <text:h text:style-name="Heading_20_1" text:outline-level="1"><text:bookmark-start text:name="__RefHeading___Toc7179_985567249"/>Using VDMJ<text:bookmark-end text:name="__RefHeading___Toc7179_985567249"/></text:h>
          <text:list>
            <text:list-item>
              <text:h text:style-name="Heading_20_2" text:outline-level="2"><text:bookmark-start text:name="__RefHeading___Toc7181_985567249"/>Starting VDMJ<text:bookmark-end text:name="__RefHeading___Toc7181_985567249"/></text:h>
            </text:list-item>
          </text:list>
        </text:list-item>
      </text:list>
      <text:p text:style-name="Text_20_body">VDMJ is contained entirely within one jar file. <text:s/>The jar file contains a MANIFEST that identifies the main class to start the tool, so the minimum command line invocation is as follows:</text:p>
      <text:p text:style-name="Preformatted_20_Text"/>
      <text:p text:style-name="P4">$ java -jar vdmj-<text:span text:style-name="T6">4.</text:span><text:span text:style-name="T140">n</text:span><text:span text:style-name="T6">.</text:span><text:span text:style-name="T140">n</text:span>.jar</text:p>
      <text:p text:style-name="P68">VDMJ: You must specify either -vdmsl, -vdmpp or -vdmrt</text:p>
      <text:p text:style-name="P68"/>
      <text:p text:style-name="P68">Usage: VDMJ &lt;-vdmsl | -vdmpp | -vdmrt&gt; [&lt;options&gt;] [&lt;files or dirs&gt;]</text:p>
      <text:p text:style-name="P68">-vdmsl: parse files as VDM-SL</text:p>
      <text:p text:style-name="P68">-vdmpp: parse files as VDM++</text:p>
      <text:p text:style-name="P68">-vdmrt: parse files as VDM-RT</text:p>
      <text:p text:style-name="P68">-path: search path for files</text:p>
      <text:p text:style-name="P68">-strict: use strict grammar rules</text:p>
      <text:p text:style-name="P68">-<text:span text:style-name="T97">v: show VDMJ jar version</text:span></text:p>
      <text:p text:style-name="P68">-r &lt;release&gt;: VDM language release</text:p>
      <text:p text:style-name="P68">-w: suppress warning messages</text:p>
      <text:p text:style-name="P68">-q: suppress information messages</text:p>
      <text:p text:style-name="P68">-i: run the interpreter if successfully type checked</text:p>
      <text:p text:style-name="P68">-p: generate proof obligations and stop</text:p>
      <text:p text:style-name="P68">-e &lt;exp&gt;: evaluate &lt;exp&gt; and stop</text:p>
      <text:p text:style-name="P68">-c &lt;charset&gt;: select a file charset</text:p>
      <text:p text:style-name="P68">-t &lt;charset&gt;: select a console charset</text:p>
      <text:p text:style-name="P68">-default &lt;name&gt;: set the default module/class</text:p>
      <text:p text:style-name="P68">-pre: disable precondition checks</text:p>
      <text:p text:style-name="P68">-post: disable postcondition checks</text:p>
      <text:p text:style-name="P68">-inv: disable type/state invariant checks</text:p>
      <text:p text:style-name="P68">-dtc: disable all dynamic type checking</text:p>
      <text:p text:style-name="P68">-measures: disable recursive measure checking</text:p>
      <text:p text:style-name="P68">-annotations: enable annotation processing</text:p>
      <text:p text:style-name="P68">-log &lt;filename&gt;: enable real-time event logging</text:p>
      <text:p text:style-name="P68">-remote &lt;class&gt;: enable remote control</text:p>
      <text:p text:style-name="P72">-verbose: display detailed startup information</text:p>
      <text:p text:style-name="P68"/>
      <text:p text:style-name="P68"/>
      <text:p text:style-name="Text_20_body">Notice that the error indicates that the tool must be invoked with either the <text:span text:style-name="T7">-vdmsl, -vdmpp </text:span><text:span text:style-name="T19">or</text:span><text:span text:style-name="T7"> -vdmrt</text:span><text:span text:style-name="T19"> </text:span><text:span text:style-name="T7"><text:s/></text:span><text:span text:style-name="T19">option to indicate the VDM dialect and parser required. The </text:span><text:span text:style-name="T7">-r </text:span><text:span text:style-name="T19">option can be used to indicate the language release, currently </text:span><text:span text:style-name="T7">classic </text:span><text:span text:style-name="T19">or </text:span><text:span text:style-name="T7">vdm10</text:span><text:span text:style-name="T19">. The default is </text:span><text:span text:style-name="T8">vdm10</text:span><text:span text:style-name="T19">.</text:span></text:p>
      <text:p text:style-name="Text_20_body"><text:span text:style-name="T19">Normally, a specification will be loaded by identifying all of the VDM source files to include. If a directory is given, all the relevant source files within that directory will be loaded. The </text:span><text:span text:style-name="T7">-path </text:span><text:span text:style-name="T19">option may occur zero or more times, and defines alternative directories to search for files. At least one source file must be specified unless the </text:span><text:span text:style-name="T7">-i </text:span><text:span text:style-name="T19">option is used, in which case the interpreter can be started with no specification. Source files can be in a variety of document formats, as well as plain text (see section 2.2). </text:span></text:p>
      <text:p text:style-name="P87"><text:span text:style-name="T19">The parser allows some flexibility by default, but the </text:span><text:span text:style-name="T7">-strict </text:span><text:span text:style-name="T19">option will raise warnings for constructs in a specification which are strictly not legal. This is good for increasing compatibility with other tools.</text:span></text:p>
      <text:p text:style-name="Text_20_body"><text:span text:style-name="T19">If no </text:span><text:span text:style-name="T7">-i </text:span><text:span text:style-name="T19">option is given, the tool will parse and type check the specification files only, giving any errors and warnings on standard output, then stop. <text:s/>Warnings can be suppressed with the </text:span><text:span text:style-name="T7">-w </text:span><text:span text:style-name="T19">option. The </text:span><text:span text:style-name="T7">-q </text:span><text:span text:style-name="T19">option can be used to suppress the various information messages printed (this doesn’t include errors and warnings).</text:span></text:p>
      <text:p text:style-name="Text_20_body"><text:span text:style-name="T19">The </text:span><text:span text:style-name="T7">-p </text:span><text:span text:style-name="T19">option will run the proof obligation generator and then stop, assuming the specification has no type checking errors.</text:span></text:p>
      <text:p text:style-name="Text_20_body"><text:span text:style-name="T19">For batch execution, the </text:span><text:span text:style-name="T7">-e </text:span><text:span text:style-name="T19">option can be used to identify a single expression to evaluate in the context of the loaded specification, assuming the specification has no type checking errors.</text:span></text:p>
      <text:p text:style-name="Text_20_body"><text:soft-page-break/><text:span text:style-name="T19">The </text:span><text:span text:style-name="T7">-c</text:span><text:span text:style-name="T19"> and </text:span><text:span text:style-name="T7">-t</text:span><text:span text:style-name="T19"> options allow the file and console character sets to be defined, respectively. This is to allow specifications written in languages other than the default for your system to be used (see section 4).</text:span></text:p>
      <text:p text:style-name="Text_20_body"><text:span text:style-name="T19">The </text:span><text:span text:style-name="T7">-default </text:span><text:span text:style-name="T19">option sets the default class or module name, otherwise the default is simply the first class or module encountered by the parser in the file list.</text:span></text:p>
      <text:p text:style-name="Text_20_body"><text:span text:style-name="T19">The </text:span><text:span text:style-name="T7">-pre, -post, -inv,</text:span><text:span text:style-name="T19"> </text:span><text:span text:style-name="T7">-dtc </text:span><text:span text:style-name="T19">and </text:span><text:span text:style-name="T7">-measures </text:span><text:span text:style-name="T19">options can be used to disable precondition, postcondition, invariant, dynamic type checking and recursive measure checking, respectively. By default, all these checks are performed.</text:span><text:span text:style-name="T28"> The </text:span><text:span text:style-name="T10">-annotations </text:span><text:span text:style-name="T28">option enables annotation processing, which by default is disabled.</text:span></text:p>
      <text:p text:style-name="Text_20_body"><text:span text:style-name="T19">The </text:span><text:span text:style-name="T7">-log </text:span><text:span text:style-name="T19">option is for use with </text:span><text:span text:style-name="T7">-vdmrt</text:span><text:span text:style-name="T19">, and causes real-time events from the model to be written to the file name given. <text:s/>These are useful with the Overture Eclipse GUI, which has a plugin to display timing diagrams [8].</text:span></text:p>
      <text:p text:style-name="Text_20_body"><text:span text:style-name="T19">The </text:span><text:span text:style-name="T7">-remote </text:span><text:span text:style-name="T19">option is for enabling the remote control of a VDMJ process by another system, typically a test generator or a user interface. See section 3.2 of the VDMJ Design Specification [10] for details.</text:span></text:p>
      <text:p text:style-name="P86"><text:span text:style-name="T19">The </text:span><text:span text:style-name="T7">-verbose </text:span><text:span text:style-name="T19">option gives more detailed timing information in version 4. </text:span></text:p>
      <text:p text:style-name="P21">In addition to these command line options, various settings can be added to a vdmj.properties file (see section 5).</text:p>
      <text:p text:style-name="P21"/>
      <text:p text:style-name="Text_20_body"><text:span text:style-name="T19">If </text:span><text:span text:style-name="T7">flat.def </text:span><text:span text:style-name="T19">contains a simple VDM-SL specification of the factorial function, called “f”, the following illustrate ways to test the specification, with user input shown in </text:span><text:span text:style-name="T37">bold</text:span><text:span text:style-name="T19">:</text:span></text:p>
      <text:p text:style-name="P24"/>
      <text:p text:style-name="P36">$ cat flat.def</text:p>
      <text:p text:style-name="P24"/>
      <text:p text:style-name="P24">functions</text:p>
      <text:p text:style-name="P24"/>
      <text:p text:style-name="P24">f: int -&gt; int</text:p>
      <text:p text:style-name="P24"><text:s text:c="4"/>f(a) == if a &lt; 2 then 1 else a * f(a-1)</text:p>
      <text:p text:style-name="P24"><text:s text:c="4"/>pre a &gt; 0</text:p>
      <text:p text:style-name="P24"/>
      <text:p text:style-name="P24"/>
      <text:p text:style-name="P40">$ <text:s/>java -jar vdmj-4.n.n.jar -v</text:p>
      <text:p text:style-name="P129"><text:span text:style-name="T42">VDMJ version = 4.n.n build </text:span><text:span text:style-name="T67">201120</text:span></text:p>
      <text:p text:style-name="P31"/>
      <text:p text:style-name="P40"/>
      <text:p text:style-name="P36">$ <text:s/>java -jar vdmj-4.n.n.jar -vdmsl flat.def</text:p>
      <text:p text:style-name="P28">Parsed 1 module in 0.189 secs. No syntax errors</text:p>
      <text:p text:style-name="P28">Warning 5012: Recursive function has no measure in 'DEFAULT' (flat.def) at line 3:1</text:p>
      <text:p text:style-name="P28">Type checked 1 module in 0.058 secs. No type errors and 1 warning</text:p>
      <text:p text:style-name="P24"/>
      <text:p text:style-name="P24"/>
      <text:p text:style-name="P36">$ java -jar vdmj-4.n.n.jar -vdmsl -q -w flat.def</text:p>
      <text:p text:style-name="P24">&lt;quiet!&gt;</text:p>
      <text:p text:style-name="P24"/>
      <text:p text:style-name="P24"/>
      <text:p text:style-name="P39">$ java -jar vdmj-4.n.n.jar -vdmsl -<text:span text:style-name="T109">verbose</text:span> -w flat.def</text:p>
      <text:p text:style-name="P26">Parsed 1 module in 0.076 secs. No syntax errors</text:p>
      <text:p text:style-name="P26">Loaded ast-tc.mappings in 0.171 secs</text:p>
      <text:p text:style-name="P26">Mapped 38 nodes with ast-tc.mappings in 0.002 secs</text:p>
      <text:p text:style-name="P26">Type checked 1 module in 0.005 secs. No type errors and suppressed 1 warning</text:p>
      <text:p text:style-name="P26"/>
      <text:p text:style-name="P25"/>
      <text:p text:style-name="P39">$ java -jar vdmj-4.n.n.jar -vdmsl -w -e "f(10)" flat.def</text:p>
      <text:p text:style-name="P28">Parsed 1 module in 0.189 secs. No syntax errors</text:p>
      <text:p text:style-name="P28">Type checked 1 module in 0.018 secs. No type errors and suppressed 1 warning</text:p>
      <text:p text:style-name="P28">Initialized 1 module in 0.095 secs.</text:p>
      <text:p text:style-name="P28"><text:soft-page-break/>3628800</text:p>
      <text:p text:style-name="P28">Bye</text:p>
      <text:p text:style-name="P24"/>
      <text:p text:style-name="P24"/>
      <text:p text:style-name="P36">$ java -jar vdmj-4.n.n.jar -vdmsl -e "f(10)" -q -w flat.def</text:p>
      <text:p text:style-name="P24">3628800</text:p>
      <text:p text:style-name="P24"/>
      <text:p text:style-name="P24"/>
      <text:p text:style-name="P36">$ java -jar vdmj-4.n.n.jar -vdmsl -i -w flat.def</text:p>
      <text:p text:style-name="P28">Parsed 1 module in 0.198 secs. No syntax errors</text:p>
      <text:p text:style-name="P28">Type checked 1 module in 0.018 secs. No type errors and suppressed 1 warning</text:p>
      <text:p text:style-name="P28">Initialized 1 module in 0.125 secs.</text:p>
      <text:p text:style-name="P28">Interpreter started</text:p>
      <text:p text:style-name="P36">&gt; print f(10)</text:p>
      <text:p text:style-name="P28">= 3628800</text:p>
      <text:p text:style-name="P28">Executed in 0.023 secs.</text:p>
      <text:p text:style-name="P36">&gt; quit</text:p>
      <text:p text:style-name="P28">Bye</text:p>
      <text:p text:style-name="P24"/>
      <text:p text:style-name="P24"/>
      <text:p text:style-name="P36">$ java -jar vdmj-4.n.n.jar -vdmsl -p -w flat.def</text:p>
      <text:p text:style-name="P28">Parsed 1 module in 0.182 secs. No syntax errors</text:p>
      <text:p text:style-name="P28">Type checked 1 module in 0.023 secs. No type errors and suppressed 1 warning</text:p>
      <text:p text:style-name="P28">Generated 1 proof obligation:</text:p>
      <text:p text:style-name="P28"/>
      <text:p text:style-name="P28">Proof Obligation 1: (Unproved)</text:p>
      <text:p text:style-name="P28">f: function apply obligation in 'DEFAULT' (flat.def) at line 4:38</text:p>
      <text:p text:style-name="P28">(forall a:int &amp; (a &gt; 0) =&gt;</text:p>
      <text:p text:style-name="P28"><text:s text:c="2"/>(not (a &lt; 2) =&gt;</text:p>
      <text:p text:style-name="P28"><text:s text:c="4"/>pre_f((a - 1))))</text:p>
      <text:p text:style-name="P24"/>
      <text:p text:style-name="P24"/>
      <text:p text:style-name="P36">$ java -jar vdmj-4.n.n.jar -vdmsl -e "f(0)" -w flat.def</text:p>
      <text:p text:style-name="P28">Parsed 1 module in 0.181 secs. No syntax errors</text:p>
      <text:p text:style-name="P28">Type checked 1 module in 0.027 secs. No type errors and suppressed 1 warning</text:p>
      <text:p text:style-name="P28">Initialized 1 module in 0.086 secs.</text:p>
      <text:p text:style-name="P28">Error 4055: Precondition failure: pre_f in 'DEFAULT' (console) at line 1:1</text:p>
      <text:p text:style-name="P28">Execution: Error 4055: Precondition failure: pre_f in 'DEFAULT' (console) at line 1:1</text:p>
      <text:p text:style-name="P28"><text:s text:c="8"/>a = 0</text:p>
      <text:p text:style-name="P28">In root context of f(a) in 'DEFAULT' (console) at line 1:1</text:p>
      <text:p text:style-name="P28">In root context of module scope</text:p>
      <text:p text:style-name="P28">Bye</text:p>
      <text:p text:style-name="P24"/>
      <text:p text:style-name="P24"/>
      <text:p text:style-name="P36">$ java -jar vdmj-4.n.n.jar -vdmsl -pre -e "f(0)" -w flat.def</text:p>
      <text:p text:style-name="P28">Parsed 1 module in 0.22 secs. No syntax errors</text:p>
      <text:p text:style-name="P28">Type checked 1 module in 0.024 secs. No type errors and suppressed 1 warning</text:p>
      <text:p text:style-name="P28">Initialized 1 module in 0.097 secs.</text:p>
      <text:p text:style-name="P28">1</text:p>
      <text:p text:style-name="P28">Bye</text:p>
      <text:list xml:id="list133650740675630" text:continue-numbering="true" text:style-name="Outline">
        <text:list-item>
          <text:list>
            <text:list-item>
              <text:h text:style-name="P168" text:outline-level="2"><text:bookmark-start text:name="__RefHeading___Toc7183_985567249"/>Command Line Recall<text:bookmark-end text:name="__RefHeading___Toc7183_985567249"/></text:h>
            </text:list-item>
          </text:list>
        </text:list-item>
      </text:list>
      <text:p text:style-name="P76"><text:span text:style-name="T19">VDMJ does not automatically provide command line recall – the ability to quickly retrieve and perhaps change a previously entered command. But this feature can conveniently be added, either in Linux or Cygwin on Windows, by using the </text:span><text:span text:style-name="T7">rlwrap </text:span><text:span text:style-name="T19">command to start java </text:span><text:span text:style-name="T23">[13]</text:span><text:span text:style-name="T19">. For example:</text:span></text:p>
      <text:p text:style-name="P77"/>
      <text:p text:style-name="P13">$ rlwrap java -jar vdmj-4.n.n.jar -vdmsl -i MATH.java</text:p>
      <text:p text:style-name="P77"><text:soft-page-break/>Parsed 1 module in 0.189 secs. No syntax errors</text:p>
      <text:p text:style-name="P77">Type checked 1 module in 0.013 secs. No type errors</text:p>
      <text:p text:style-name="P77">Initialized 1 module in 0.031 secs. </text:p>
      <text:p text:style-name="P77">Interpreter started</text:p>
      <text:p text:style-name="P13">&gt; p exp(1)</text:p>
      <text:p text:style-name="P77">= 2.718281828459045</text:p>
      <text:p text:style-name="P77">Executed in 0.018 secs. </text:p>
      <text:p text:style-name="P13">&gt; p exp(2)</text:p>
      <text:p text:style-name="P77">= 7.38905609893065</text:p>
      <text:p text:style-name="P77">Executed in 0.003 secs. </text:p>
      <text:p text:style-name="P13">&gt; p exp(1) <text:s text:c="11"/>&lt;-- <text:span text:style-name="T105">T</text:span>wo up-arrows recalled this line</text:p>
      <text:p text:style-name="P77">= 2.718281828459045</text:p>
      <text:p text:style-name="P77">Executed in 0.002 secs.</text:p>
      <text:p text:style-name="P14">&gt; p exp(2) <text:s text:c="11"/><text:span text:style-name="T104">&lt;-- CTRL-R followed by (2 found this line</text:span></text:p>
      <text:p text:style-name="P78">= 7.38905609893065</text:p>
      <text:p text:style-name="P78">Executed in 0.003 secs.</text:p>
      <text:p text:style-name="P77">&gt;</text:p>
      <text:p text:style-name="P77"/>
      <text:p text:style-name="P79">The commands themselves are written to a file called <text:span text:style-name="T7">.java_history </text:span><text:span text:style-name="T19">in your home directory, which means that commands can be retrieved across VDMJ sessions. The location of the history file can be changed by setting the $RLWRAP_HOME environment variable. See [13] for details.</text:span></text:p>
      <text:list xml:id="list133651086623562" text:continue-numbering="true" text:style-name="Outline">
        <text:list-item>
          <text:list>
            <text:list-item>
              <text:h text:style-name="P169" text:outline-level="2"><text:bookmark-start text:name="__RefHeading___Toc7185_985567249"/>Source File Formats<text:bookmark-end text:name="__RefHeading___Toc7185_985567249"/></text:h>
            </text:list-item>
          </text:list>
        </text:list-item>
      </text:list>
      <text:p text:style-name="Text_20_body"><text:span text:style-name="T19">VDM source files can be presented to VDMJ in a variety of formats and encodings. The embedding of a specification in another document (typically a design or requirement document) is useful as it allows a single controlled source to be maintained</text:span><text:span text:style-name="T19"><text:note text:id="ftn1" text:note-class="footnote"><text:note-citation>1</text:note-citation><text:note-body><text:p text:style-name="Footnote"><text:s/>This also supports <text:span text:style-name="T7">Literate Programming</text:span><text:span text:style-name="T19"> – see http://en.wikipedia.org/wiki/Literate_programming</text:span></text:p></text:note-body></text:note></text:span><text:span text:style-name="T19">. The following formats are supported:</text:span></text:p>
      <text:list text:style-name="List_20_1">
        <text:list-item>
          <text:p text:style-name="P177"><text:span text:style-name="T19">Plain text</text:span><text:span text:style-name="T40">. <text:s/>This is default format. Source files can be read using a variety of character encodings, as indicated by the </text:span><text:span text:style-name="T18">-c </text:span><text:span text:style-name="T40">command line option.</text:span></text:p>
        </text:list-item>
        <text:list-item>
          <text:p text:style-name="P177"><text:span text:style-name="T19">LaTeX</text:span><text:span text:style-name="T40">. <text:s/>Source files may be written in LaTeX so that they can subsequently be typeset to produce high quality printed documentation or PDF files. VDMJ will ignore any LaTeX markup, parsing only the text between markers </text:span><text:span text:style-name="T69">\begin{vdm_al}</text:span><text:span text:style-name="T40"> and </text:span><text:span text:style-name="T69">\end{vdm_al}</text:span><text:span text:style-name="T40">. There can be several such marked sections in one document.<text:line-break/><text:line-break/>To preserve line number information, the lines outside of the VDM blocks are considered as blank lines in the specification. This means that errors reported on a given line will accurately reflect the line number in the LaTeX source document, but certain commands in VDMJ (like </text:span><text:span text:style-name="T18">coverage</text:span><text:span text:style-name="T40">) will show the blank lines in their output.<text:line-break/><text:line-break/>Note that the start of a LaTeX source file has to be recognizable as LaTeX so that the parser can distinguish it from plain text. To achieve this, the first line in the file must be a LaTeX </text:span><text:span text:style-name="T68">\document,</text:span><text:span text:style-name="T75"> </text:span><text:span text:style-name="T68">\section,</text:span><text:span text:style-name="T75"> </text:span><text:span text:style-name="T68">\subsection</text:span><text:span text:style-name="T40"> or a %comment. It is possible to parse LaTeX files containing different character encodings by using the </text:span><text:span text:style-name="T18">-c </text:span><text:span text:style-name="T40">command line option.</text:span></text:p>
        </text:list-item>
        <text:list-item>
          <text:p text:style-name="P172"><text:span text:style-name="T19">Word .doc</text:span><text:span text:style-name="T40">. <text:s/>Source files may be written in MS Word. The actual VDM source must be marked with </text:span><text:span text:style-name="T69">%%VDM%%</text:span><text:span text:style-name="T75"> around the source lines, with each marker on a line by itself. All the sections marked this way will be extracted from the document by the parser. However, unlike the LaTeX parser, the lines outside of these blocks are ignored and do not play a part in the line numbering. This means that it can be difficult to tie an error message location to the line in the Word document, though the VDMJ </text:span><text:span text:style-name="T80">save </text:span><text:span text:style-name="T75">command will write the extracted source into a plain file, which helps. The support of international character sets in .doc files is limited, though files in plain ASCII will work. The preferred MS format for international character sets is .docx. The VDM source can appear in any font, and can have styles applied to the text (bold etc), all of which will be ignored by the parser.</text:span></text:p>
        </text:list-item>
        <text:list-item>
          <text:p text:style-name="P173"><text:span text:style-name="T78">Word .docx</text:span><text:span text:style-name="T75">. <text:s/>More recent versions of MS Word will save files in OOXML files with a .docx extension, and these are accepted by the VDMJ parser. The same marker technique and </text:span><text:soft-page-break/><text:span text:style-name="T75">limitations apply as for .doc files, except that the support of international character sets is sane in .docx – the character encoding used for a .docx file is embedded in the file itself, and so there is no need to specify this via the </text:span><text:span text:style-name="T80">-c </text:span><text:span text:style-name="T75">option. The </text:span><text:span text:style-name="T80">save </text:span><text:span text:style-name="T75">command will write out the plain extracted source.</text:span></text:p>
        </text:list-item>
        <text:list-item>
          <text:p text:style-name="P172"><text:span text:style-name="T78">Open Document Format</text:span><text:span text:style-name="T75">. <text:s/>Various modern word processors can write files in ODF format (for example, </text:span><text:span text:style-name="T80">OpenOffice </text:span><text:span text:style-name="T75">and </text:span><text:span text:style-name="T80">Koffice</text:span><text:span text:style-name="T75">). These files have the extension .odt, and they are accepted by the VDMJ parser. The same marker techniques apply as for .docx files. The </text:span><text:span text:style-name="T80">save </text:span><text:span text:style-name="T75">command will write out the plain extracted source. Support for international character sets is provided, again without the need for the </text:span><text:span text:style-name="T80">-c </text:span><text:span text:style-name="T75">option.</text:span></text:p>
        </text:list-item>
        <text:list-item>
          <text:p text:style-name="P175"><text:span text:style-name="T79">AsciiDoc Format</text:span><text:span text:style-name="T76">. This is a text based format. See </text:span><text:a xlink:type="simple" xlink:href="https://asciidoc.org/" text:style-name="Internet_20_link" text:visited-style-name="Visited_20_Internet_20_Link"><text:span text:style-name="T76">https://asciidoc.org</text:span></text:a><text:span text:style-name="T76">. VDM sections are marked with an attribute, </text:span><text:span text:style-name="T134">{vdm}</text:span><text:span text:style-name="T76">.</text:span></text:p>
        </text:list-item>
        <text:list-item>
          <text:p text:style-name="P175"><text:span text:style-name="T79">Markdown Format</text:span><text:span text:style-name="T76">. This is also a text based format. See </text:span><text:a xlink:type="simple" xlink:href="https://www.markdownguide.org/" text:style-name="Internet_20_link" text:visited-style-name="Visited_20_Internet_20_Link"><text:span text:style-name="T76">https://www.markdownguide.org</text:span></text:a>. <text:span text:style-name="T133">VDM sections are marked with an XML comment, </text:span><text:span text:style-name="T135">&lt;!-- vdm --&gt;</text:span><text:span text:style-name="T15">.</text:span></text:p>
        </text:list-item>
        <text:list-item>
          <text:p text:style-name="P174"><text:span text:style-name="T78">External Format</text:span><text:span text:style-name="T75">. VDMJ can be extended to read arbitrary document formats. To do this, the user must include an implementation of the </text:span><text:span text:style-name="T80">ExternalFormatReader</text:span><text:span text:style-name="T75"> interface and set the vdmj.parser.external_readers property. </text:span><text:span text:style-name="T77">E</text:span><text:span text:style-name="T75">xample PDF </text:span><text:span text:style-name="T77">and CSV</text:span><text:span text:style-name="T75"> reader</text:span><text:span text:style-name="T77">s</text:span><text:span text:style-name="T75"> </text:span><text:span text:style-name="T77">are</text:span><text:span text:style-name="T75"> available to copy.</text:span></text:p>
        </text:list-item>
      </text:list>
      <text:p text:style-name="P176"/>
      <text:p text:style-name="P27">Apart from plain text files (which <text:span text:style-name="T140">is</text:span> the default), VDMJ will recognise the various supported file formats above from the source file name extension: .<text:span text:style-name="T140">tex/.latex, </text:span>.doc, .docx, .odt., .<text:span text:style-name="T140">adoc or .md/.markdown. The extensions are not case sensitive.</text:span></text:p>
      <text:p text:style-name="Text_20_body"><text:span text:style-name="T40">It is occasionally useful to </text:span><text:span text:style-name="T18">conditionally</text:span><text:span text:style-name="T40"> include source, depending on the dialect of VDM that is being parsed, </text:span><text:span text:style-name="T41">or other environmental flags</text:span><text:span text:style-name="T40">. To enable this, the VDMJ parser includes an </text:span><text:span text:style-name="T19">#ifdef </text:span><text:span text:style-name="T40">convention, and will conditionally include or exclude lines when parsing plain text or LaTeX files. The symbols </text:span><text:span text:style-name="T19">VDM_SL, VDM_PP </text:span><text:span text:style-name="T27">and</text:span><text:span text:style-name="T40"> </text:span><text:span text:style-name="T19">VDM_RT </text:span><text:span text:style-name="T27">are pre-defined</text:span><text:span text:style-name="T40">, depending on the dialect of the parser. </text:span><text:span text:style-name="T41">Other symbols are taken from Java system properties (eg. set with the -D java executable flag).</text:span><text:span text:style-name="T40"> For example:</text:span></text:p>
      <text:p text:style-name="P28"/>
      <text:p text:style-name="P28">#ifdef VDM_SL</text:p>
      <text:p text:style-name="P28">values</text:p>
      <text:p text:style-name="P28"><text:tab/><text:span text:style-name="T110">sl:nat</text:span> = 123;</text:p>
      <text:p text:style-name="P28">#else</text:p>
      <text:p text:style-name="P28">instance variables</text:p>
      <text:p text:style-name="P28">#ifdef VDM_PP</text:p>
      <text:p text:style-name="P28"><text:tab/>pp:int := 123;</text:p>
      <text:p text:style-name="P28">#else</text:p>
      <text:p text:style-name="P28"><text:tab/><text:span text:style-name="T110">rt</text:span>:int := 321;</text:p>
      <text:p text:style-name="P28">#endif</text:p>
      <text:p text:style-name="P28">#endif</text:p>
      <text:p text:style-name="P28"/>
      <text:p text:style-name="P28"/>
      <text:p text:style-name="P27">As with LaTeX files, lines that are excluded with #ifdefs are present as blank lines in the parsed specification, which enables line numbering to be accurate.</text:p>
      <text:list xml:id="list133651599959506" text:continue-list="list133651086623562" text:style-name="Outline">
        <text:list-item>
          <text:list>
            <text:list-item>
              <text:h text:style-name="P169" text:outline-level="2"><text:bookmark-start text:name="__RefHeading___Toc7187_985567249"/>Parsing, Type Checking, and Proof Obligations<text:bookmark-end text:name="__RefHeading___Toc7187_985567249"/></text:h>
            </text:list-item>
          </text:list>
        </text:list-item>
      </text:list>
      <text:p text:style-name="P21">All specification files loaded by VDMJ are parsed and type checked automatically. There are no type checking options; the type checker always uses "possible" semantics. If a specification does not parse and type check cleanly, the interpreter cannot be started and proof obligations cannot be generated (though warnings are allowed).</text:p>
      <text:p text:style-name="Text_20_body"><text:span text:style-name="T19">All warnings and error messages are printed on standard output, even with the </text:span><text:span text:style-name="T7">-q </text:span><text:span text:style-name="T19">option.</text:span></text:p>
      <text:p text:style-name="P21">The Java program will return with an exit code of <text:span text:style-name="T140">0</text:span> if the specification is clean (ignoring warnings). Parser or type checking errors result in an exit code of 1. <text:s/>The interpreter and PO generator always exit with a code of <text:span text:style-name="T140">0</text:span>.</text:p>
      <text:list xml:id="list133651920466677" text:continue-numbering="true" text:style-name="Outline">
        <text:list-item>
          <text:list>
            <text:list-item>
              <text:h text:style-name="P169" text:outline-level="2"><text:bookmark-start text:name="__RefHeading___Toc7189_985567249"/><text:soft-page-break/>The Interpreter<text:bookmark-end text:name="__RefHeading___Toc7189_985567249"/></text:h>
            </text:list-item>
          </text:list>
        </text:list-item>
      </text:list>
      <text:p text:style-name="Text_20_body"><text:span text:style-name="T19">Assuming a specification does not contain any parse or type checking errors, the interpreter can be started by using the </text:span><text:span text:style-name="T7">-i </text:span><text:span text:style-name="T19">command line option.</text:span></text:p>
      <text:p text:style-name="P21">The interpreter is an interactive command line tool that allows expressions to be evaluated in the context of the specification loaded. <text:s/>The interpreter prompt is “&gt;”. <text:s/>The following illustrates some of the interactive interpreter commands (explanation below. The <text:span text:style-name="T7">shmem </text:span>source code is in Appendix A):</text:p>
      <text:p text:style-name="P24"/>
      <text:p text:style-name="P36">$ java -jar vdmj-4.n.n.jar -vdmsl -i shmem.vdm</text:p>
      <text:p text:style-name="P28">Parsed 1 module in 0.337 secs. No syntax errors</text:p>
      <text:p text:style-name="P28">Warning 5000: Definition 'i' not used in 'M' (shmem.vdm) at line 129:7</text:p>
      <text:p text:style-name="P28">Type checked 1 module in 0.109 secs. No type errors and 1 warning</text:p>
      <text:p text:style-name="P28">Initialized 1 module in 0.091 secs.</text:p>
      <text:p text:style-name="P28">Interpreter started</text:p>
      <text:p text:style-name="P36"/>
      <text:p text:style-name="P36">&gt; help</text:p>
      <text:p text:style-name="Preformatted_20_Text">modules - list the loaded module names</text:p>
      <text:p text:style-name="Preformatted_20_Text">default &lt;module&gt; - set the default module name</text:p>
      <text:p text:style-name="Preformatted_20_Text">state - show the default module state</text:p>
      <text:p text:style-name="Preformatted_20_Text">print &lt;expression&gt; - evaluate expression</text:p>
      <text:p text:style-name="Preformatted_20_Text">runtrace &lt;name&gt; [<text:span text:style-name="T106">start test [end test]</text:span>] - run CT trace(s)</text:p>
      <text:p text:style-name="P115">debugtrace &lt;name&gt; [<text:span text:style-name="T106">start test [end test]</text:span>] - debug CT trace(s)</text:p>
      <text:p text:style-name="P116">savetrace [&lt;file&gt; | off] - save CT trace output</text:p>
      <text:p text:style-name="P126">seedtrace &lt;number&gt; - seed CT trace random generator</text:p>
      <text:p text:style-name="P126">runalltraces [&lt;name&gt;] - run all CT traces in class/module name</text:p>
      <text:p text:style-name="Preformatted_20_Text">assert &lt;file&gt; - run assertions from a file</text:p>
      <text:p text:style-name="P127"><text:span text:style-name="T59">script</text:span> &lt;file&gt; - run <text:span text:style-name="T59">commands</text:span> from a file</text:p>
      <text:p text:style-name="Preformatted_20_Text">init - re-initialize the global environment</text:p>
      <text:p text:style-name="Preformatted_20_Text">env - list the global symbols in the default environment</text:p>
      <text:p text:style-name="Preformatted_20_Text">pog [&lt;function/operation&gt;] - generate proof obligations</text:p>
      <text:p text:style-name="Preformatted_20_Text">break [&lt;file&gt;:]&lt;line#&gt; [&lt;condition&gt;] - create a breakpoint</text:p>
      <text:p text:style-name="Preformatted_20_Text">break &lt;function/operation&gt; [&lt;condition&gt;] - create a breakpoint</text:p>
      <text:p text:style-name="Preformatted_20_Text">trace [&lt;file&gt;:]&lt;line#&gt; [&lt;exp&gt;] - create a tracepoint</text:p>
      <text:p text:style-name="Preformatted_20_Text">trace &lt;function/operation&gt; [&lt;exp&gt;] - create a tracepoint</text:p>
      <text:p text:style-name="Preformatted_20_Text">catch [&lt;exp list&gt;] - create an exception catchpoint</text:p>
      <text:p text:style-name="Preformatted_20_Text">remove &lt;breakpoint#&gt; - remove a trace/breakpoint</text:p>
      <text:p text:style-name="Preformatted_20_Text">list - list breakpoints</text:p>
      <text:p text:style-name="Preformatted_20_Text">coverage clear|write &lt;dir&gt;|merge &lt;dir&gt;|&lt;filenames&gt; - handle line coverage</text:p>
      <text:p text:style-name="Preformatted_20_Text">latex|latexdoc [&lt;files&gt;] - generate LaTeX line coverage files</text:p>
      <text:p text:style-name="Preformatted_20_Text">word [&lt;files&gt;] - generate Word HTML line coverage files</text:p>
      <text:p text:style-name="Preformatted_20_Text">files - list files in the current specification</text:p>
      <text:p text:style-name="Preformatted_20_Text">set [&lt;pre|post|inv|dtc|measures<text:span text:style-name="T117">|annotations</text:span>&gt; &lt;on|off&gt;] - set runtime checks</text:p>
      <text:p text:style-name="Preformatted_20_Text">reload - reload the current specification files</text:p>
      <text:p text:style-name="Preformatted_20_Text">load &lt;files or dirs&gt; - replace current loaded specification files</text:p>
      <text:p text:style-name="Preformatted_20_Text">save [&lt;file&gt;] - generate Word/ODF source extract files</text:p>
      <text:p text:style-name="Preformatted_20_Text">quit - leave the interpreter</text:p>
      <text:p text:style-name="P24"/>
      <text:p text:style-name="P42">&gt; -- Line<text:span text:style-name="T124">s</text:span> starting with "--" are ignored</text:p>
      <text:p text:style-name="P42">&gt; -- and lines that end with "\" are concatenated before execution</text:p>
      <text:p text:style-name="P33">print "abc" ^ \</text:p>
      <text:p text:style-name="P33"><text:s text:c="6"/>"def" ^ \</text:p>
      <text:p text:style-name="P33"><text:s text:c="6"/>"ghi"</text:p>
      <text:p text:style-name="P33">= "abcdefghi"</text:p>
      <text:p text:style-name="P33">Executed in 0.004 secs. </text:p>
      <text:p text:style-name="P42"/>
      <text:p text:style-name="P36">&gt; modules</text:p>
      <text:p text:style-name="P24">M (default)</text:p>
      <text:p text:style-name="P24"/>
      <text:p text:style-name="P36">&gt; state</text:p>
      <text:p text:style-name="P24">Q4 = [mk_M(&lt;FREE&gt;, 0, 9999)]</text:p>
      <text:p text:style-name="P24">rseed = 87654321</text:p>
      <text:p text:style-name="P24"><text:soft-page-break/>Memory = mk_Memory(87654321, [mk_M(&lt;FREE&gt;, 0, 9999)], [mk_M(&lt;FREE&gt;, 0, 9999)])</text:p>
      <text:p text:style-name="P24">Q3 = [mk_M(&lt;FREE&gt;, 0, 9999)]</text:p>
      <text:p text:style-name="P24"/>
      <text:p text:style-name="P36">&gt; print rand(100)</text:p>
      <text:p text:style-name="P24">= 71</text:p>
      <text:p text:style-name="P24">Executed in 0.0 secs. </text:p>
      <text:p text:style-name="P24"/>
      <text:p text:style-name="P36">&gt; print rand(100)</text:p>
      <text:p text:style-name="P24">= 44</text:p>
      <text:p text:style-name="P24">Executed in 0.0 secs. </text:p>
      <text:p text:style-name="P24"/>
      <text:p text:style-name="P36">&gt; state</text:p>
      <text:p text:style-name="P24">Q4 = [mk_M(&lt;FREE&gt;, 0, 9999)]</text:p>
      <text:p text:style-name="Preformatted_20_Text"><text:span text:style-name="T19">rseed = </text:span><text:span text:style-name="T44">566044643</text:span></text:p>
      <text:p text:style-name="Preformatted_20_Text"><text:span text:style-name="T19">Memory = mk_Memory(</text:span><text:span text:style-name="T44">566044643</text:span><text:span text:style-name="T19">, [mk_M(&lt;FREE&gt;, 0, 9999)], [mk_M(&lt;FREE&gt;, 0, 9999)])</text:span></text:p>
      <text:p text:style-name="P24">Q3 = [mk_M(&lt;FREE&gt;, 0, 9999)]</text:p>
      <text:p text:style-name="P24"/>
      <text:p text:style-name="P36">&gt; init</text:p>
      <text:p text:style-name="P24">Cleared all coverage information</text:p>
      <text:p text:style-name="P24">Global context initialized</text:p>
      <text:p text:style-name="P24"/>
      <text:p text:style-name="P36">&gt; state</text:p>
      <text:p text:style-name="P24">Q4 = [mk_M(&lt;FREE&gt;, 0, 9999)]</text:p>
      <text:p text:style-name="P24">rseed = 87654321</text:p>
      <text:p text:style-name="P24">Memory = mk_Memory(87654321, [mk_M(&lt;FREE&gt;, 0, 9999)], [mk_M(&lt;FREE&gt;, 0, 9999)])</text:p>
      <text:p text:style-name="P24">Q3 = [mk_M(&lt;FREE&gt;, 0, 9999)]</text:p>
      <text:p text:style-name="P24"/>
      <text:p text:style-name="P36">&gt; print rand(100)</text:p>
      <text:p text:style-name="P24">= 71</text:p>
      <text:p text:style-name="P24">Executed in 0.0 secs. </text:p>
      <text:p text:style-name="P24"/>
      <text:p text:style-name="P36">&gt; print rand(100)</text:p>
      <text:p text:style-name="P24">= 44</text:p>
      <text:p text:style-name="P24">Executed in 0.0 secs. </text:p>
      <text:p text:style-name="P24"/>
      <text:p text:style-name="P36">&gt; env</text:p>
      <text:p text:style-name="P24">QuadrantLen2 = (nat1 * nat1 * Quadrant -&gt; nat)</text:p>
      <text:p text:style-name="P24">BestFit = (nat1 ==&gt; bool)</text:p>
      <text:p text:style-name="P24">inc = (() ==&gt; ())</text:p>
      <text:p text:style-name="P24">QuadrantLen0 = (Quadrant -&gt; nat)</text:p>
      <text:p text:style-name="P24">MQuadrantLen = (M * Quadrant -&gt; nat)</text:p>
      <text:p text:style-name="P24">add = (nat1 * nat1 * Quadrant -&gt; Quadrant)</text:p>
      <text:p text:style-name="P24">rand = (nat1 ==&gt; nat1)</text:p>
      <text:p text:style-name="P24">sizeof = (M -&gt; nat1)</text:p>
      <text:p text:style-name="P24">MAXMEM = 10000</text:p>
      <text:p text:style-name="P24">delete = (M * Quadrant -&gt; Quadrant)</text:p>
      <text:p text:style-name="P24">inv_M = (M +&gt; bool)</text:p>
      <text:p text:style-name="P24">CHUNK = 100</text:p>
      <text:p text:style-name="P24">FirstFit = (nat1 ==&gt; bool)</text:p>
      <text:p text:style-name="P24">least = (nat1 * nat1 -&gt; nat1)</text:p>
      <text:p text:style-name="P24">TryFirst = (nat ==&gt; nat)</text:p>
      <text:p text:style-name="P24">pre_DeleteOne = (Memory +&gt; bool)</text:p>
      <text:p text:style-name="P24">pre_add = (nat1 * nat1 * Quadrant +&gt; bool)</text:p>
      <text:p text:style-name="P24">spacefor = (nat1 * Quadrant -&gt; nat1)</text:p>
      <text:p text:style-name="P24">inv_Memory = (Memory +&gt; bool)</text:p>
      <text:p text:style-name="P24">fragments = (Quadrant -&gt; nat)</text:p>
      <text:p text:style-name="P24">combine = (Quadrant -&gt; Quadrant)</text:p>
      <text:p text:style-name="P24">seed = (nat1 ==&gt; ())</text:p>
      <text:p text:style-name="P24">DeleteOne = (() ==&gt; ())</text:p>
      <text:p text:style-name="P24">bestfit = (nat1 * Quadrant -&gt; nat1)</text:p>
      <text:p text:style-name="P24">Reset = (() ==&gt; ())</text:p>
      <text:p text:style-name="P24">QuadrantLen = (nat1 * Quadrant -&gt; nat)</text:p>
      <text:p text:style-name="P24"><text:soft-page-break/>main = (nat1 * nat1 ==&gt; seq of ((&lt;BEST&gt; | &lt;FIRST&gt; | &lt;SAME&gt;)))</text:p>
      <text:p text:style-name="P24">TryBest = (nat ==&gt; nat)</text:p>
      <text:p text:style-name="P24">init_Memory = (Memory +&gt; bool)</text:p>
      <text:p text:style-name="P24"/>
      <text:p text:style-name="P36">&gt; pog</text:p>
      <text:p text:style-name="P24">Generated 56 proof obligations: <text:s text:c="77"/></text:p>
      <text:p text:style-name="P24"/>
      <text:p text:style-name="P24">Proof Obligation 1: (Unproved)</text:p>
      <text:p text:style-name="P24">sizeof: subtype obligation in 'M' (shmem.vdm) at line 38:1</text:p>
      <text:p text:style-name="P24">(forall m:M &amp; <text:s text:c="44"/></text:p>
      <text:p text:style-name="P24"><text:s text:c="2"/>(((m.stop) - (m.start)) + 1) &gt; 0) <text:s text:c="22"/></text:p>
      <text:p text:style-name="P24"/>
      <text:p text:style-name="P24">Proof Obligation 2: (Unproved)</text:p>
      <text:p text:style-name="P24">spacefor: recursive function obligation in 'M' (shmem.vdm) at line 48:1</text:p>
      <text:p text:style-name="P24">...</text:p>
      <text:p text:style-name="P24"/>
      <text:p text:style-name="P24">Proof Obligation 54: (Unproved)</text:p>
      <text:p text:style-name="P24">main: state invariant obligation in 'M' (shmem.vdm) at line 239:11</text:p>
      <text:p text:style-name="P24">-- After result := (result ^ [&lt;BEST&gt;])</text:p>
      <text:p text:style-name="P24">let mk_Memory(-, q3, q4) = Memory in (((len q3) &gt; 0) and ((len q4) &gt; 0))</text:p>
      <text:p text:style-name="P24"/>
      <text:p text:style-name="P24">Proof Obligation 55: (Unproved)</text:p>
      <text:p text:style-name="P24">main: state invariant obligation in 'M' (shmem.vdm) at line 240:11</text:p>
      <text:p text:style-name="P24">-- After result := (result ^ [&lt;FIRST&gt;])</text:p>
      <text:p text:style-name="P24">let mk_Memory(-, q3, q4) = Memory in (((len q3) &gt; 0) and ((len q4) &gt; 0))</text:p>
      <text:p text:style-name="P24">&gt;</text:p>
      <text:p text:style-name="P24"/>
      <text:p text:style-name="Text_20_body"><text:span text:style-name="T19">This example shows a VDM-SL specification called </text:span><text:span text:style-name="T7">shmem.vdm </text:span><text:span text:style-name="T19">being loaded. <text:s/>The </text:span><text:span text:style-name="T7">help </text:span><text:span text:style-name="T19">command lists the interpreter commands available. <text:s/>Note that several of them regard the setting of breakpoints, which is covered in the next section.</text:span></text:p>
      <text:p text:style-name="Text_20_body"><text:span text:style-name="T19">The </text:span><text:span text:style-name="T7">modules </text:span><text:span text:style-name="T19">command lists the names of the modules loaded from the specification. <text:s/>In this example there is only one, called “M”. <text:s/>One of the modules is identified as the default; names in the default module do not need to be qualified (so you can say </text:span><text:span text:style-name="T7">print xyz </text:span><text:span text:style-name="T19">rather than </text:span><text:span text:style-name="T7">print M`xyz</text:span><text:span text:style-name="T19">). <text:s/>The default module can be changed with the </text:span><text:span text:style-name="T7">default </text:span><text:span text:style-name="T19">command (or the </text:span><text:span text:style-name="T7">-default</text:span><text:span text:style-name="T19"> command line option).</text:span></text:p>
      <text:p text:style-name="Text_20_body"><text:span text:style-name="T19">The </text:span><text:span text:style-name="T7">state </text:span><text:span text:style-name="T19">command lists the content of the default module’s state. <text:s/>This can be changed by operations, as can be seen by the two calls to </text:span><text:span text:style-name="T7">rand </text:span><text:span text:style-name="T19">which change the </text:span><text:span text:style-name="T7">rseed </text:span><text:span text:style-name="T19">value in the state (a pseudo-random number generator). The </text:span><text:span text:style-name="T7">init </text:span><text:span text:style-name="T19">command will re-initialize the state to its original value, illustrated by the fact that two subsequent calls to </text:span><text:span text:style-name="T7">rand </text:span><text:span text:style-name="T19">return the same results as the first two did.</text:span></text:p>
      <text:p text:style-name="Text_20_body"><text:span text:style-name="T19">The </text:span><text:span text:style-name="T7">print </text:span><text:span text:style-name="T19">command can be used to evaluate any expression.</text:span></text:p>
      <text:p text:style-name="Text_20_body"><text:span text:style-name="T19">The </text:span><text:span text:style-name="T7">env </text:span><text:span text:style-name="T19">command lists all the values in the global environment of the default module. <text:s/>This shows the functions, operations and constant values defined in the module. <text:s/>Note that it includes invariant, initialization and pre/postcondition functions.</text:span></text:p>
      <text:p text:style-name="Text_20_body"><text:span text:style-name="T19">The </text:span><text:span text:style-name="T7">pog </text:span><text:span text:style-name="T19">command (proof obligation generator) generates a list of proof obligations for the specification.</text:span></text:p>
      <text:p text:style-name="Text_20_body"><text:span text:style-name="T19">The </text:span><text:span text:style-name="T7">assert </text:span><text:span text:style-name="T19">command (illustrated below) can take a list of assertions from a file, and execute each of them in turn, raising an error for any assertion which is false. <text:s/>The assertions in the file must be simple boolean expressions, one per line:</text:span></text:p>
      <text:p text:style-name="P24"/>
      <text:p text:style-name="Preformatted_20_Text"><text:span text:style-name="T37">$ cat rand.assertions</text:span><text:span text:style-name="T19"> </text:span></text:p>
      <text:p text:style-name="P24">rand(100) = 71</text:p>
      <text:p text:style-name="P24">rand(100) = 44</text:p>
      <text:p text:style-name="P24">$ </text:p>
      <text:p text:style-name="P24"><text:s text:c="2"/></text:p>
      <text:p text:style-name="P36">$ java -jar vdmj-4.n.n.jar -vdmsl -i shmem.vdm</text:p>
      <text:p text:style-name="P28">Parsed 1 module in 0.339 secs. No syntax errors</text:p>
      <text:p text:style-name="P28">Warning 5000: Definition 'i' not used in 'M' (shmem.vdm) at line 129:7</text:p>
      <text:p text:style-name="P28">Type checked 1 module in 0.059 secs. No type errors and 1 warning</text:p>
      <text:p text:style-name="P28">Initialized 1 module in 0.08 secs.</text:p>
      <text:p text:style-name="P28">Interpreter started</text:p>
      <text:p text:style-name="P28">&gt;</text:p>
      <text:p text:style-name="P36"><text:soft-page-break/>&gt; assert rand.assertions</text:p>
      <text:p text:style-name="P28">PASSED all 2 assertions from rand.assertions</text:p>
      <text:p text:style-name="P36">&gt; assert rand.assertions</text:p>
      <text:p text:style-name="P28">FAILED: rand(100) = 71</text:p>
      <text:p text:style-name="P28">FAILED: rand(100) = 44</text:p>
      <text:p text:style-name="P28">FAILED 2 and passed 0 assertions from rand.assertions</text:p>
      <text:p text:style-name="P36">&gt; init</text:p>
      <text:p text:style-name="P28">Cleared all coverage information</text:p>
      <text:p text:style-name="P28">Global context initialized</text:p>
      <text:p text:style-name="P36">&gt; assert rand.assertions</text:p>
      <text:p text:style-name="P28">PASSED all 2 assertions from rand.assertions</text:p>
      <text:p text:style-name="P36">&gt; quit</text:p>
      <text:p text:style-name="P28">Bye</text:p>
      <text:p text:style-name="P21"/>
      <text:p text:style-name="Text_20_body"><text:span text:style-name="T19">The example is an assertion file which states that the first and second invocations of the </text:span><text:span text:style-name="T7">rand </text:span><text:span text:style-name="T19">operation will return 71 and 44 respectively. <text:s/>This is seen to be true the first time the assertions are run, but (having changed the state) the second time they are executed, both assertions fail (the actual pseudo-random values returned are different). <text:s/>Using the </text:span><text:span text:style-name="T7">init </text:span><text:span text:style-name="T19">command resets the state, so the assertions work correctly again.</text:span></text:p>
      <text:p text:style-name="P99"><text:span text:style-name="T19">The </text:span><text:span text:style-name="T7">script</text:span><text:span text:style-name="T19"> command has the same form as the </text:span><text:span text:style-name="T7">assert </text:span><text:span text:style-name="T19">command, but instead of checking assertions, the file is considered as a sequence of commands (in exactly the same form as you could enter at the console) that are executed automatically:</text:span></text:p>
      <text:p text:style-name="P41"/>
      <text:p text:style-name="P127"><text:span text:style-name="T37">&gt; </text:span><text:span text:style-name="T63">script</text:span><text:span text:style-name="T37"> </text:span><text:span text:style-name="T64">startup</text:span></text:p>
      <text:p text:style-name="P63">startup&gt; <text:span text:style-name="T55">-- Startup script commands</text:span></text:p>
      <text:p text:style-name="P64">startup&gt; <text:span text:style-name="T55">init</text:span></text:p>
      <text:p text:style-name="P64">Cleared all coverage information</text:p>
      <text:p text:style-name="P64">Global context initialized</text:p>
      <text:p text:style-name="P63">startup&gt; <text:span text:style-name="T55">print reset()</text:span></text:p>
      <text:p text:style-name="P63">= ()</text:p>
      <text:p text:style-name="P63">Executed in 0.013 secs.</text:p>
      <text:p text:style-name="P128"><text:span text:style-name="T66">startup&gt; </text:span><text:span text:style-name="T64">break 3</text:span></text:p>
      <text:p text:style-name="P63">Created break [1] in 'DEFAULT' (start.vdm) at line 3:16</text:p>
      <text:p text:style-name="P63">3: <text:s/><text:tab/>reset() == <text:span text:style-name="T123">(</text:span></text:p>
      <text:p text:style-name="P128"><text:span text:style-name="T66">startup&gt; </text:span><text:span text:style-name="T64">END</text:span></text:p>
      <text:p text:style-name="P63">&gt; </text:p>
      <text:p text:style-name="P32"/>
      <text:p text:style-name="P100"><text:span text:style-name="T19">Most commands can be added to a script, though you cannot call a script within a script. When the script completes, control is returned to the console; the name of the script file replaces the prompt as script commands are executed. Breakpoints can be created or removed in a script, but if an execution is performed (via a </text:span><text:span text:style-name="T7">print</text:span><text:span text:style-name="T19"> command), the script will interact with the console to handle </text:span><text:span text:style-name="T30">commands at </text:span><text:span text:style-name="T19">the breakpoint. When you issue a </text:span><text:span text:style-name="T7">continue </text:span><text:span text:style-name="T30">at the console</text:span><text:span text:style-name="T19">, the script will continue.</text:span></text:p>
      <text:p text:style-name="Text_20_body"><text:span text:style-name="T19">The </text:span><text:span text:style-name="T7">files </text:span><text:span text:style-name="T19">command will list the file names that comprise the current loaded specification. The </text:span><text:span text:style-name="T7">reload </text:span><text:span text:style-name="T19">command will re-parse and check the specification files currently loaded. The </text:span><text:span text:style-name="T7">load </text:span><text:span text:style-name="T19">command will replace the currently loaded specification with a new set of files. Note that if there are any errors in the parse or type check of the files, the interpreter will exit after </text:span><text:span text:style-name="T7">reload </text:span><text:span text:style-name="T19">or </text:span><text:span text:style-name="T7">load.</text:span></text:p>
      <text:p text:style-name="P21">If the files currently loaded are changed outside VDMJ, an indication will be printed between command prompts, until the <text:span text:style-name="T7">reload </text:span>or <text:span text:style-name="T7">load </text:span>commands are used to refresh the files:</text:p>
      <text:p text:style-name="Preformatted_20_Text"/>
      <text:p text:style-name="Preformatted_20_Text">&gt;</text:p>
      <text:p text:style-name="Preformatted_20_Text">File test.vpp has changed</text:p>
      <text:p text:style-name="Preformatted_20_Text">&gt; </text:p>
      <text:p text:style-name="Preformatted_20_Text">File test.vpp has changed</text:p>
      <text:p text:style-name="Preformatted_20_Text">&gt; <text:span text:style-name="T55">reload</text:span></text:p>
      <text:p text:style-name="Preformatted_20_Text">Parsed 1 class in 0.0 secs. No syntax errors</text:p>
      <text:p text:style-name="Preformatted_20_Text">Type checked 1 class in 0.0 secs. No type errors</text:p>
      <text:p text:style-name="Preformatted_20_Text">Initialized 1 class in 0.0 secs. </text:p>
      <text:p text:style-name="Preformatted_20_Text">Interpreter started</text:p>
      <text:p text:style-name="Preformatted_20_Text">&gt; </text:p>
      <text:p text:style-name="P46">&gt; </text:p>
      <text:p text:style-name="P45"><text:soft-page-break/></text:p>
      <text:p text:style-name="Text_20_body">The <text:span text:style-name="T7">save </text:span>command will extract VDM source from MS Word or ODF source files and write it to a plain text file. This is useful when debugging sources embedded in these formats, since line number information does not relate to the source's position in the original document.</text:p>
      <text:p text:style-name="Preformatted_20_Text"/>
      <text:p text:style-name="Preformatted_20_Text">&gt; <text:span text:style-name="T55">files</text:span></text:p>
      <text:p text:style-name="Preformatted_20_Text">sortingWithCombineSubfamily.odt</text:p>
      <text:p text:style-name="Preformatted_20_Text">&gt; <text:span text:style-name="T55">save</text:span></text:p>
      <text:p text:style-name="Preformatted_20_Text">Extracted source written to sortingWithCombineSubfamily.odt.vdmsl</text:p>
      <text:p text:style-name="Preformatted_20_Text">&gt; </text:p>
      <text:p text:style-name="P44"/>
      <text:p text:style-name="P21">The <text:span text:style-name="T7">set </text:span>command allows you to change the runtime checks in force (this is the same as the <text:span text:style-name="T7">-pre, -post, -inv, -dtc</text:span><text:span text:style-name="T10">,</text:span><text:span text:style-name="T7"> -measures</text:span><text:span text:style-name="T117"> and </text:span><text:span text:style-name="T10">-annotations</text:span> command line options). Using the command without arguments will list the current settings.</text:p>
      <text:p text:style-name="P4"/>
      <text:p text:style-name="P4">&gt; set</text:p>
      <text:p text:style-name="Preformatted_20_Text">Preconditions are enabled</text:p>
      <text:p text:style-name="Preformatted_20_Text">Postconditions are enabled</text:p>
      <text:p text:style-name="Preformatted_20_Text">Invariants are enabled</text:p>
      <text:p text:style-name="Preformatted_20_Text">Dynamic type checks are enabled</text:p>
      <text:p text:style-name="Preformatted_20_Text">Measure checks are enabled</text:p>
      <text:p text:style-name="Preformatted_20_Text">Annotations are enabled</text:p>
      <text:p text:style-name="Preformatted_20_Text">&gt;</text:p>
      <text:p text:style-name="Preformatted_20_Text"/>
      <text:p text:style-name="P21">Most of the interpreter commands for a VDM++ specification are the same as for VDM-SL, with the following differences:</text:p>
      <text:p text:style-name="P24"/>
      <text:p text:style-name="P36">$ java -jar vdmj-4.n.n.jar -vdmpp -i</text:p>
      <text:p text:style-name="P28">Initialized 1 class in 0.183 secs.</text:p>
      <text:p text:style-name="P28">Interpreter started</text:p>
      <text:p text:style-name="P36">&gt; help</text:p>
      <text:p text:style-name="P28">classes - list the loaded class names</text:p>
      <text:p text:style-name="P35">threads - list the running threads</text:p>
      <text:p text:style-name="P35">default &lt;class&gt; - set the default class name</text:p>
      <text:p text:style-name="P28">create &lt;id&gt; := &lt;exp&gt; - create a named variable</text:p>
      <text:p text:style-name="P28">print &lt;expression&gt; - evaluate expression</text:p>
      <text:p text:style-name="P28">runtrace &lt;name&gt; [<text:span text:style-name="T106">start test [end test]</text:span>] - run CT trace(s)</text:p>
      <text:p text:style-name="P28">debugtrace &lt;name&gt; [<text:span text:style-name="T106">start test [end test]</text:span>] - debug CT trace(s)</text:p>
      <text:p text:style-name="P29">savetrace [&lt;file&gt; | off] - save CT trace output</text:p>
      <text:p text:style-name="P30">seedtrace &lt;number&gt; - seed CT trace random generator</text:p>
      <text:p text:style-name="P30">runalltraces [&lt;name&gt;] - run all CT traces in class/module name</text:p>
      <text:p text:style-name="P28">assert &lt;file&gt; - run assertions from a file</text:p>
      <text:p text:style-name="P130"><text:span text:style-name="T59">script</text:span> &lt;file&gt; - run <text:span text:style-name="T59">commands</text:span> from a file</text:p>
      <text:p text:style-name="P34">init - re-initialize the global environment</text:p>
      <text:p text:style-name="P28">env - list the global symbols in the default environment</text:p>
      <text:p text:style-name="P28">pog [&lt;function/operation&gt;] - generate proof obligations</text:p>
      <text:p text:style-name="P28">break [&lt;file&gt;:]&lt;line#&gt; [&lt;condition&gt;] - create a breakpoint</text:p>
      <text:p text:style-name="P28">break &lt;function/operation&gt; [&lt;condition&gt;] - create a breakpoint</text:p>
      <text:p text:style-name="P28">trace [&lt;file&gt;:]&lt;line#&gt; [&lt;exp&gt;] - create a tracepoint</text:p>
      <text:p text:style-name="P28">trace &lt;function/operation&gt; [&lt;exp&gt;] - create a tracepoint</text:p>
      <text:p text:style-name="P28">catch [&lt;exp list&gt;] - create an exception catchpoint</text:p>
      <text:p text:style-name="P28">remove &lt;breakpoint#&gt; - remove a trace/breakpoint</text:p>
      <text:p text:style-name="P28">list - list breakpoints</text:p>
      <text:p text:style-name="P28">coverage clear|write &lt;dir&gt;|merge &lt;dir&gt;|&lt;filenames&gt; - handle line coverage</text:p>
      <text:p text:style-name="P28">latex|latexdoc [&lt;files&gt;] - generate LaTeX line coverage files</text:p>
      <text:p text:style-name="P28">word [&lt;files&gt;] - generate Word HTML line coverage files</text:p>
      <text:p text:style-name="P28">files - list files in the current specification</text:p>
      <text:p text:style-name="P28">set [&lt;pre|post|inv|dtc|measures&gt; &lt;on|off&gt;] - set runtime checks</text:p>
      <text:p text:style-name="P28">reload - reload the current specification files</text:p>
      <text:p text:style-name="P28">load &lt;files or dirs&gt; - replace current loaded specification files</text:p>
      <text:p text:style-name="Preformatted_20_Text"><text:span text:style-name="T40">save [&lt;files&gt;]</text:span> - generate Word/ODF source extract files</text:p>
      <text:p text:style-name="P28">quit - leave the interpreter</text:p>
      <text:p text:style-name="P28"><text:soft-page-break/>&gt;</text:p>
      <text:p text:style-name="P24"/>
      <text:p text:style-name="P24"/>
      <text:p text:style-name="Text_20_body"><text:span text:style-name="T19">The </text:span><text:span text:style-name="T7">classes </text:span><text:span text:style-name="T19">command replaces the </text:span><text:span text:style-name="T7">modules</text:span><text:span text:style-name="T19"> command, but is similar in that it lists the names of the classes loaded, identifying the default. <text:s/></text:span><text:span text:style-name="T32">The </text:span><text:span text:style-name="T13">threads </text:span><text:span text:style-name="T32">command lists the running threads. </text:span><text:span text:style-name="T19">The </text:span><text:span text:style-name="T7">default </text:span><text:span text:style-name="T19">command is used to change the default class. <text:s/>There is no </text:span><text:span text:style-name="T7">state </text:span><text:span text:style-name="T19">command because VDM++ objects contain state within instances of themselves as instance variables. <text:s/>The state values for any object can be printed with the </text:span><text:span text:style-name="T7">print </text:span><text:span text:style-name="T19">command. <text:s/>The </text:span><text:span text:style-name="T7">init </text:span><text:span text:style-name="T19">and </text:span><text:span text:style-name="T7">env </text:span><text:span text:style-name="T19">commands do the same thing, re-initializing static class members and printing the names and types of public static values accessing from the global context. The </text:span><text:span text:style-name="T7">create </text:span><text:span text:style-name="T19">command can be used to create a new (synthetic) public static of a given name, which can then be used in further evaluations.</text:span></text:p>
      <text:p text:style-name="P21">The following example illustrates:</text:p>
      <text:p text:style-name="P24"/>
      <text:p text:style-name="P36">$ cat test.vpp</text:p>
      <text:p text:style-name="P24">class A</text:p>
      <text:p text:style-name="P24"/>
      <text:p text:style-name="P24">instance variables</text:p>
      <text:p text:style-name="P24"><text:s text:c="2"/>si:int;</text:p>
      <text:p text:style-name="P24"><text:s text:c="2"/>sj:int;</text:p>
      <text:p text:style-name="P24"><text:s text:c="2"/>public static sk:int := 123;</text:p>
      <text:p text:style-name="P24"/>
      <text:p text:style-name="P24">operations</text:p>
      <text:p text:style-name="P24"/>
      <text:p text:style-name="P24">public op: int * int ==&gt; int</text:p>
      <text:p text:style-name="P24"><text:s text:c="2"/>op(i, j) ==</text:p>
      <text:p text:style-name="P24"><text:s text:c="2"/>( si := i;</text:p>
      <text:p text:style-name="P24"><text:s text:c="4"/>sj := j;</text:p>
      <text:p text:style-name="P24"><text:s text:c="4"/>sk := i + j;</text:p>
      <text:p text:style-name="P24"><text:s text:c="4"/>return sk;</text:p>
      <text:p text:style-name="P24"><text:s text:c="2"/>);</text:p>
      <text:p text:style-name="P24"/>
      <text:p text:style-name="P24">public static test: () ==&gt; int</text:p>
      <text:p text:style-name="P24"><text:s text:c="4"/>test() == let a = new A() in a.op(1, 2);</text:p>
      <text:p text:style-name="P24"/>
      <text:p text:style-name="P24">end A</text:p>
      <text:p text:style-name="P24"/>
      <text:p text:style-name="P24"/>
      <text:p text:style-name="P36">$ java -jar vdmj-4.n.n.jar -vdmpp -i test.vpp <text:s text:c="9"/></text:p>
      <text:p text:style-name="P28">Parsed 1 class in 0.236 secs. No syntax errors <text:s text:c="26"/></text:p>
      <text:p text:style-name="P28">Warning 5001: Instance variable 'si' is not initialized in 'A' (test.vpp) at line 4:3</text:p>
      <text:p text:style-name="P28">Warning 5001: Instance variable 'sj' is not initialized in 'A' (test.vpp) at line 5:3</text:p>
      <text:p text:style-name="P28">Type checked 1 class in 0.02 secs. No type errors and 2 warnings <text:s text:c="20"/></text:p>
      <text:p text:style-name="P28">Initialized 1 class in 0.052 secs. <text:s text:c="50"/></text:p>
      <text:p text:style-name="P28">Interpreter started <text:s text:c="65"/></text:p>
      <text:p text:style-name="P36">&gt; classes <text:s text:c="75"/></text:p>
      <text:p text:style-name="P28">A (default) <text:s text:c="73"/></text:p>
      <text:p text:style-name="P36">&gt; state <text:s text:c="77"/></text:p>
      <text:p text:style-name="P28">Command not available in this context <text:s text:c="47"/></text:p>
      <text:p text:style-name="P36">&gt; p new A() <text:s text:c="73"/></text:p>
      <text:p text:style-name="P28">= A{#1, si:=undefined, sj:=undefined, sk:=123}</text:p>
      <text:p text:style-name="P28">Executed in 0.026 secs.</text:p>
      <text:p text:style-name="P36">&gt; env</text:p>
      <text:p text:style-name="P28">test() = (() ==&gt; int)</text:p>
      <text:p text:style-name="P28">sk = 123</text:p>
      <text:p text:style-name="P36">&gt; p test()</text:p>
      <text:p text:style-name="P28">= 3</text:p>
      <text:p text:style-name="P28">Executed in 0.0070 secs.</text:p>
      <text:p text:style-name="P36">&gt; env</text:p>
      <text:p text:style-name="P28">test() = (() ==&gt; int)</text:p>
      <text:p text:style-name="P28">sk = 3</text:p>
      <text:p text:style-name="P36">&gt; p new A().op(123,456)</text:p>
      <text:p text:style-name="P28"><text:soft-page-break/>= 579</text:p>
      <text:p text:style-name="P28">Executed in 0.0090 secs.</text:p>
      <text:p text:style-name="P36">&gt; env</text:p>
      <text:p text:style-name="P28">test() = (() ==&gt; int)</text:p>
      <text:p text:style-name="P28">sk = 579</text:p>
      <text:p text:style-name="P36">&gt; create a := new A()</text:p>
      <text:p text:style-name="P36">&gt; env</text:p>
      <text:p text:style-name="P28">test() = (() ==&gt; int)</text:p>
      <text:p text:style-name="P28">sk = 579</text:p>
      <text:p text:style-name="P28">a = A{#4, si:=undefined, sj:=undefined, sk:=579}</text:p>
      <text:p text:style-name="P36">&gt; p a.op(111,222)</text:p>
      <text:p text:style-name="P28">= 333</text:p>
      <text:p text:style-name="P28">Executed in 0.0020 secs.</text:p>
      <text:p text:style-name="P36">&gt; env</text:p>
      <text:p text:style-name="P28">test() = (() ==&gt; int)</text:p>
      <text:p text:style-name="P28">sk = 333</text:p>
      <text:p text:style-name="P28">a = A{#4, si:=111, sj:=222, sk:=333}</text:p>
      <text:p text:style-name="P36">&gt; quit</text:p>
      <text:p text:style-name="P68">Bye</text:p>
      <text:p text:style-name="P68"/>
      <text:p text:style-name="P24"/>
      <text:p text:style-name="Text_20_body"><text:span text:style-name="T19">Executing a specification written in the VDM-RT dialect is essentially the same as with VDM++. There is one additional command, </text:span><text:span text:style-name="T7">log</text:span><text:span text:style-name="T19">, which is used to indicate where real-time events from the interpreter should be sent:</text:span></text:p>
      <text:p text:style-name="P36"/>
      <text:p text:style-name="P36">&gt; help</text:p>
      <text:p text:style-name="Preformatted_20_Text">classes - list the loaded class names</text:p>
      <text:p text:style-name="Preformatted_20_Text">threads - list active threads</text:p>
      <text:p text:style-name="Preformatted_20_Text">default &lt;class&gt; - set the default class name</text:p>
      <text:p text:style-name="Preformatted_20_Text">create &lt;id&gt; := &lt;exp&gt; - create a named variable</text:p>
      <text:p text:style-name="Preformatted_20_Text">log [&lt;file&gt; | off] - log RT events to file</text:p>
      <text:p text:style-name="Preformatted_20_Text">...</text:p>
      <text:p text:style-name="P24"/>
      <text:p text:style-name="Text_20_body"><text:span text:style-name="T19">By default, event logging is turned off. But logging can be enabled to the console by using </text:span><text:span text:style-name="T7">log </text:span><text:span text:style-name="T19">with no arguments, or to a file using </text:span><text:span text:style-name="T7">log &lt;filename&gt;</text:span><text:span text:style-name="T19">. Logging can subsequently be turned off again by using </text:span><text:span text:style-name="T7">log off</text:span><text:span text:style-name="T19">. For example, the following can be used to see the real time events for the initialization of a VDM-RT specification:</text:span></text:p>
      <text:p text:style-name="P36"/>
      <text:p text:style-name="P36">&gt; log</text:p>
      <text:p text:style-name="Preformatted_20_Text">RT events now logged to the console</text:p>
      <text:p text:style-name="Preformatted_20_Text"/>
      <text:p text:style-name="P4">&gt; init</text:p>
      <text:p text:style-name="Preformatted_20_Text">Cleared all coverage information</text:p>
      <text:p text:style-name="Preformatted_20_Text">ThreadCreate -&gt; id: 1 period: false <text:s/>objref: nil clnm: nil <text:s/>cpunm: 0 time: 0</text:p>
      <text:p text:style-name="Preformatted_20_Text">ThreadSwapIn -&gt; id: 1 objref: nil clnm: nil <text:s/>cpunm: 0 overhead: 0 time: 0</text:p>
      <text:p text:style-name="Preformatted_20_Text">DeployObj -&gt; objref: 1 clnm: "A" cpunm: 0 time: 0</text:p>
      <text:p text:style-name="Preformatted_20_Text">OpRequest -&gt; id: 1 opname: "A(nat)" objref: 1 clnm: "A" cpunm: 0 async: false time: 0</text:p>
      <text:p text:style-name="Preformatted_20_Text">OpActivate -&gt; id: 1 opname: "A(nat)" objref: 1 clnm: "A" cpunm: 0 async: false time: 0</text:p>
      <text:p text:style-name="Preformatted_20_Text">OpCompleted -&gt; id: 1 opname: "A(nat)" objref: 1 clnm: "A" cpunm: 0 async: false time: 0</text:p>
      <text:p text:style-name="Preformatted_20_Text">DeployObj -&gt; objref: 2 clnm: "A" cpunm: 0 time: 0</text:p>
      <text:p text:style-name="Preformatted_20_Text">OpRequest -&gt; id: 1 opname: "A(nat)" objref: 2 clnm: "A" cpunm: 0 async: false time: 0</text:p>
      <text:p text:style-name="Preformatted_20_Text">OpActivate -&gt; id: 1 opname: "A(nat)" objref: 2 clnm: "A" cpunm: 0 async: false time: 0</text:p>
      <text:p text:style-name="Preformatted_20_Text">OpCompleted -&gt; id: 1 opname: "A(nat)" objref: 2 clnm: "A" cpunm: 0 async: false time: 0</text:p>
      <text:p text:style-name="Preformatted_20_Text">CPUdecl -&gt; id: 1 expl: true sys: "SYS" name: "cpu1" time: 0</text:p>
      <text:p text:style-name="Preformatted_20_Text">CPUdecl -&gt; id: 2 expl: true sys: "SYS" name: "cpu2" time: 0</text:p>
      <text:p text:style-name="Preformatted_20_Text">DeployObj -&gt; objref: 6 clnm: "SYS" cpunm: 0 time: 0</text:p>
      <text:p text:style-name="Preformatted_20_Text"><text:soft-page-break/>DeployObj -&gt; objref: 1 clnm: "A" cpunm: 1 time: 0</text:p>
      <text:p text:style-name="Preformatted_20_Text">DeployObj -&gt; objref: 2 clnm: "A" cpunm: 2 time: 0</text:p>
      <text:p text:style-name="Preformatted_20_Text">BUSdecl -&gt; id: 1 topo: {1,2} name: "bus" time: 0</text:p>
      <text:p text:style-name="Preformatted_20_Text">ThreadSwapOut -&gt; id: 1 objref: nil clnm: nil <text:s/>cpunm: 0 overhead: 0 time: 0</text:p>
      <text:p text:style-name="Preformatted_20_Text">ThreadKill -&gt; id: 1 cpunm: 0 time: 0</text:p>
      <text:p text:style-name="Preformatted_20_Text">Global context initialized</text:p>
      <text:p text:style-name="Preformatted_20_Text">&gt;</text:p>
      <text:p text:style-name="Preformatted_20_Text"/>
      <text:p text:style-name="P4">&gt; log off</text:p>
      <text:p text:style-name="Preformatted_20_Text">RT event logging disabled</text:p>
      <text:p text:style-name="P46"><text:s/></text:p>
      <text:p text:style-name="P24"/>
      <text:p text:style-name="Text_20_body"><text:span text:style-name="T19">Testing a specification by evaluating expressions is useful, but it is not certain that this will exercise all parts of the specification. To help determine the coverage of the tests executed against a specification, VDMJ keeps a record of which parts of of the specification have been executed. The overall code coverage can then be displayed with the </text:span><text:span text:style-name="T7">coverage </text:span><text:span text:style-name="T19">command, as the following example illustrates.</text:span></text:p>
      <text:p text:style-name="Preformatted_20_Text"/>
      <text:p text:style-name="Preformatted_20_Text">class A</text:p>
      <text:p text:style-name="Preformatted_20_Text">functions</text:p>
      <text:p text:style-name="Preformatted_20_Text">public f: int * int -&gt; real</text:p>
      <text:p text:style-name="Preformatted_20_Text"><text:tab/>f(x, y) ==</text:p>
      <text:p text:style-name="Preformatted_20_Text"><text:tab/><text:tab/>x / y</text:p>
      <text:p text:style-name="Preformatted_20_Text"><text:tab/>pre x &lt; y;</text:p>
      <text:p text:style-name="Preformatted_20_Text"/>
      <text:p text:style-name="Preformatted_20_Text">operations</text:p>
      <text:p text:style-name="Preformatted_20_Text">public g: int * int ==&gt; real</text:p>
      <text:p text:style-name="Preformatted_20_Text"><text:tab/>g(x, y) ==</text:p>
      <text:p text:style-name="Preformatted_20_Text"><text:tab/><text:tab/>return x + y</text:p>
      <text:p text:style-name="Preformatted_20_Text"/>
      <text:p text:style-name="Preformatted_20_Text">end A</text:p>
      <text:p text:style-name="Preformatted_20_Text"/>
      <text:p text:style-name="Preformatted_20_Text"/>
      <text:p text:style-name="Preformatted_20_Text">Parsed 1 class in 0.2 secs. No syntax errors</text:p>
      <text:p text:style-name="Preformatted_20_Text">Type checked 1 class in 0.0080 secs. No type errors</text:p>
      <text:p text:style-name="Preformatted_20_Text">Initialized 1 class in 0.0050 secs. </text:p>
      <text:p text:style-name="Preformatted_20_Text">Interpreter started</text:p>
      <text:p text:style-name="P4">&gt; coverage</text:p>
      <text:p text:style-name="Preformatted_20_Text">Test coverage for coverage.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0%</text:p>
      <text:p text:style-name="Preformatted_20_Text">&gt; </text:p>
      <text:p text:style-name="Preformatted_20_Text"/>
      <text:p text:style-name="P4">&gt; p new A().f(1,2)</text:p>
      <text:p text:style-name="Preformatted_20_Text">= 0.5</text:p>
      <text:p text:style-name="Preformatted_20_Text">Executed in 0.036 secs. </text:p>
      <text:p text:style-name="Preformatted_20_Text">&gt; </text:p>
      <text:p text:style-name="P4">&gt; coverage</text:p>
      <text:p text:style-name="Preformatted_20_Text">Test coverage for test.vpp:</text:p>
      <text:p text:style-name="Preformatted_20_Text"/>
      <text:p text:style-name="Preformatted_20_Text"><text:soft-page-break/><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66%</text:p>
      <text:p text:style-name="Preformatted_20_Text">&gt;</text:p>
      <text:p text:style-name="Preformatted_20_Text"/>
      <text:p text:style-name="Preformatted_20_Text"/>
      <text:p text:style-name="Text_20_body">The <text:span text:style-name="T7">coverage </text:span><text:span text:style-name="T19">command displays the source code of the loaded specification (by default, all source files are listed), with “+” and “-” signs in the left hand column indicating lines which have been executed or not, respectively. In the example above, there are only three executable lines. Initially, none of them have been executed, and they all show a “-” sign in the left hand column. After the execution of the “f” function, its lines (including the precondition) are labelled “+”, and the percentage coverage of the source file is displayed.</text:span></text:p>
      <text:p text:style-name="Text_20_body"><text:span text:style-name="T19">Typically, the testing of a specification will be incremental, and so it is convenient to be able to “save” the coverage achieved in each test session, and subsequently merge the results together. This can be achieved with the </text:span><text:span text:style-name="T7">write &lt;dir&gt; </text:span><text:span text:style-name="T19">and </text:span><text:span text:style-name="T7">merge &lt;dir&gt; </text:span><text:span text:style-name="T19">options to the </text:span><text:span text:style-name="T7">coverage </text:span><text:span text:style-name="T19">command. The </text:span><text:span text:style-name="T7">write </text:span><text:span text:style-name="T19">option saves the current coverage information in </text:span><text:span text:style-name="T7">&lt;dir&gt;</text:span><text:span text:style-name="T19"> for each specification file loaded; the </text:span><text:span text:style-name="T7">merge </text:span><text:span text:style-name="T19">option reads this information back, and merges it with the current coverage information. For example, each day's test coverage could be written to a separate “day” directory, and then all the days merged together for review of the overall coverage at the end.</text:span></text:p>
      <text:p text:style-name="Text_20_body"><text:span text:style-name="T19">Detailed coverage information is available with the </text:span><text:span text:style-name="T7">latex </text:span><text:span text:style-name="T19">and </text:span><text:span text:style-name="T7">latexdoc </text:span><text:span text:style-name="T19">commands. These write LaTeX files with parts of the specification highlighted where they have not been executed. The LaTeX output also contains a table of percentage cover by module/class and the number of times functions and operations were hit during the execution. The </text:span><text:span text:style-name="T7">latexdoc </text:span><text:span text:style-name="T19">command is the same, except that output files are wrapped in LaTeX document headers. The LaTeX output files are written to the same directory as source files, one per source file, with the extension .tex.</text:span></text:p>
      <text:p text:style-name="P24"/>
      <text:p text:style-name="P36">&gt; latex</text:p>
      <text:p text:style-name="P24">Latex coverage written to coverage.vpp.tex</text:p>
      <text:p text:style-name="P24">&gt;</text:p>
      <text:p text:style-name="P24"/>
      <text:p text:style-name="Text_20_body"><text:span text:style-name="T19">Similarly, the </text:span><text:span text:style-name="T7">word </text:span><text:span text:style-name="T19">command will write detailed coverage information in MS Word HTML format. These files are standard HTML (and can be opened with a browser), but they use various styles which allow them to be read by MS Word, so you can open the files with the program as if they were normal .doc files.</text:span></text:p>
      <text:p text:style-name="P24"/>
      <text:p text:style-name="P36">&gt; word</text:p>
      <text:p text:style-name="P24">Word HTML coverage written to coverage.vpp.doc</text:p>
      <text:p text:style-name="P24">&gt;</text:p>
      <text:p text:style-name="P24"/>
      <text:p text:style-name="Text_20_body"><text:span text:style-name="T19">Coverage information is reset when a specification is loaded or initialized, or when the command </text:span><text:span text:style-name="T7">coverage clear </text:span><text:span text:style-name="T19">is executed, otherwise coverage is cumulative. If several files are loaded, the coverage for just one source file can be listed with </text:span><text:span text:style-name="T7">coverage</text:span><text:span text:style-name="T19"> &lt;</text:span><text:span text:style-name="T7">file</text:span><text:span text:style-name="T19">&gt;, </text:span><text:span text:style-name="T7">latex &lt;file&gt; </text:span><text:span text:style-name="T19">or </text:span><text:span text:style-name="T7">word &lt;file&gt;.</text:span></text:p>
      <text:list xml:id="list133650777969728" text:continue-numbering="true" text:style-name="Outline">
        <text:list-item>
          <text:list>
            <text:list-item>
              <text:list>
                <text:list-item>
                  <text:h text:style-name="P171" text:outline-level="3"><text:bookmark-start text:name="__RefHeading___Toc7191_985567249"/>Suppressing Runtime Checks<text:bookmark-end text:name="__RefHeading___Toc7191_985567249"/></text:h>
                </text:list-item>
              </text:list>
            </text:list-item>
          </text:list>
        </text:list-item>
      </text:list>
      <text:p text:style-name="P21">By default, the interpreter will evaluate all preconditions, postconditions, state and type invariants, <text:s/>perform dynamic type checking when values are manipulated in a specification, and check measures <text:soft-page-break/>for recursive functions. These checks are valuable, and form an important part of the verification of a specification, which is why they are performed by default.</text:p>
      <text:p text:style-name="Text_20_body"><text:span text:style-name="T19">However, the checks also take a certain amount of processing power and result in a slower evaluation of expressions or tests. If you are certain that a specification will not violate the checks, you can use the </text:span><text:span text:style-name="T7">-pre, -post, -inv,</text:span><text:span text:style-name="T19"> </text:span><text:span text:style-name="T7">-dtc</text:span><text:span text:style-name="T11">,</text:span><text:span text:style-name="T19"> </text:span><text:span text:style-name="T7">-measures</text:span><text:span text:style-name="T11"> </text:span><text:span text:style-name="T29">and </text:span><text:span text:style-name="T11">-annotat</text:span><text:span text:style-name="T17">i</text:span><text:span text:style-name="T11">ons</text:span><text:span text:style-name="T7"> </text:span><text:span text:style-name="T19">options to selectively </text:span><text:span text:style-name="T29">control</text:span><text:span text:style-name="T19"> them. These can either be passed on the command line to VDMJ, or issued at any time via the </text:span><text:span text:style-name="T7">set </text:span><text:span text:style-name="T19">command.</text:span></text:p>
      <text:p text:style-name="P101"><text:span text:style-name="T19">The </text:span><text:span text:style-name="T7">-pre </text:span><text:span text:style-name="T19">and </text:span><text:span text:style-name="T7">-post </text:span><text:span text:style-name="T19">options suppress the evaluation of both function and operation pre- and postconditions. <text:s/>The </text:span><text:span text:style-name="T7">-inv </text:span><text:span text:style-name="T19">option suppresses the evaluation of type invariants, state invariants (in VDM-SL) and class invariants (in VDM++ and VDM-RT). The </text:span><text:span text:style-name="T7">-dtc </text:span><text:span text:style-name="T19">option (</text:span><text:span text:style-name="T7">dynamic type checking</text:span><text:span text:style-name="T19">) is equivalent to </text:span><text:span text:style-name="T7">-inv </text:span><text:span text:style-name="T19">plus suppression of the checks that occur whenever a value of one type is assigned to another (eg. in parameter passing, result returns, in "let" definitions and binds, variable initializers etc). The </text:span><text:span text:style-name="T7">-measures </text:span><text:span text:style-name="T19">option suppresses recursive function measure checking.</text:span><text:span text:style-name="T29"> The </text:span><text:span text:style-name="T11">-annotations </text:span><text:span text:style-name="T29">option controls annotation processing (see below); if this option is changed, the specification must be re-parsed using the </text:span><text:span text:style-name="T11">reload </text:span><text:span text:style-name="T29">command afterwards.</text:span></text:p>
      <text:list xml:id="list133650161052547" text:continue-numbering="true" text:style-name="Outline">
        <text:list-item>
          <text:list>
            <text:list-item>
              <text:h text:style-name="Heading_20_2" text:outline-level="2"><text:bookmark-start text:name="__RefHeading___Toc7292_2130014378"/>Debugging<text:bookmark-end text:name="__RefHeading___Toc7292_2130014378"/></text:h>
              <text:list>
                <text:list-item>
                  <text:h text:style-name="P171" text:outline-level="3"><text:bookmark-start text:name="__RefHeading___Toc7193_985567249"/>Single-threaded Debugging<text:bookmark-end text:name="__RefHeading___Toc7193_985567249"/></text:h>
                </text:list-item>
              </text:list>
            </text:list-item>
          </text:list>
        </text:list-item>
      </text:list>
      <text:p text:style-name="P21">As well as evaluating expressions and displaying the value of state variables, the interpreter is able to stop execution part way through an evaluation, and allow the evaluation to be single-stepped or traced, and intermediate values displayed.</text:p>
      <text:p text:style-name="P21">Debugging is always enabled in VDMJ, so to perform debugging it is only necessary to set breakpoints or tracepoints. <text:s/>A breakpoint stops execution at a statement or expression, and enters a command line state where single-stepping can be performed; a tracepoint on a statement or expression does not stop execution, but prints out the value of an expression and carries on.</text:p>
      <text:p text:style-name="Text_20_body"><text:span text:style-name="T19">Using the </text:span><text:span text:style-name="T7">class A </text:span><text:span text:style-name="T19">example from section 2.4, we can stop on the </text:span><text:span text:style-name="T7">op </text:span><text:span text:style-name="T19">operation as follows:</text:span></text:p>
      <text:p text:style-name="P24"/>
      <text:p text:style-name="P52">&gt; break op <text:s text:c="74"/></text:p>
      <text:p text:style-name="P46">Created break [1] in 'A' (test.vpp) at line 12:3 <text:s text:c="36"/></text:p>
      <text:p text:style-name="P46">12: <text:s text:c="3"/>( si := i; <text:s text:c="67"/></text:p>
      <text:p text:style-name="P52">&gt; p test() <text:s text:c="74"/></text:p>
      <text:p text:style-name="P46">Stopped break [1] in 'A' (test.vpp) at line 12:3 <text:s text:c="36"/></text:p>
      <text:p text:style-name="P46">12: <text:s text:c="3"/>( si := i; <text:s text:c="67"/></text:p>
      <text:p text:style-name="P52">[MainThread-7]&gt; help <text:s text:c="64"/></text:p>
      <text:p text:style-name="P46">step - step one expression/statement <text:s text:c="48"/></text:p>
      <text:p text:style-name="P46">next - step over functions or operations <text:s text:c="44"/></text:p>
      <text:p text:style-name="P46">out - run to the return of functions or operations <text:s text:c="34"/></text:p>
      <text:p text:style-name="P46">...</text:p>
      <text:p text:style-name="P46">load &lt;files&gt; - replace current loaded specification files <text:s text:c="27"/></text:p>
      <text:p text:style-name="P46">quit - leave the interpreter <text:s text:c="56"/></text:p>
      <text:p text:style-name="P52">[MainThread-7]&gt; stack <text:s text:c="63"/></text:p>
      <text:p text:style-name="P46">Stopped at break [1] in 'A' (test.vpp) at line 12:3 <text:s text:c="33"/></text:p>
      <text:p text:style-name="P46"><text:s text:c="8"/>j = 2 <text:s text:c="71"/></text:p>
      <text:p text:style-name="P46"><text:s text:c="8"/>i = 1 <text:s text:c="71"/></text:p>
      <text:p text:style-name="P46"><text:s text:c="8"/>self = A{#1, si:=undefined, sj:=undefined, sk:=123} <text:s text:c="25"/></text:p>
      <text:p text:style-name="P46">In object context of op(i, j) in 'A' (test.vpp) at line 19:34 <text:s text:c="23"/></text:p>
      <text:p text:style-name="P46">In context of let statement in 'A' (test.vpp) at line 19:15 <text:s text:c="25"/></text:p>
      <text:p text:style-name="P46">In class context of test() in 'A' (console) at line 1:1 <text:s text:c="29"/></text:p>
      <text:p text:style-name="P46">In root context of global static scope <text:s text:c="46"/></text:p>
      <text:p text:style-name="P52">[MainThread-7]&gt; source <text:s text:c="62"/></text:p>
      <text:p text:style-name="P46">7: <text:s text:c="82"/></text:p>
      <text:p text:style-name="P46">8: <text:s/>operations <text:s text:c="70"/></text:p>
      <text:p text:style-name="P46">9: <text:s text:c="82"/></text:p>
      <text:p text:style-name="P46">10: <text:s/>public op: int * int ==&gt; int <text:s text:c="51"/></text:p>
      <text:p text:style-name="P46">11: <text:s text:c="3"/>op(i, j) == <text:s text:c="66"/></text:p>
      <text:p text:style-name="P46">12:&gt;&gt; <text:s/>( si := i; <text:s text:c="67"/></text:p>
      <text:p text:style-name="P46"><text:soft-page-break/>13: <text:s text:c="5"/>sj := j; <text:s text:c="67"/></text:p>
      <text:p text:style-name="P46">14: <text:s text:c="5"/>sk := i + j; <text:s text:c="63"/></text:p>
      <text:p text:style-name="P46">15: <text:s text:c="5"/>return sk; <text:s text:c="65"/></text:p>
      <text:p text:style-name="P46">16: <text:s text:c="3"/>); <text:s text:c="75"/></text:p>
      <text:p text:style-name="P46">17: <text:s text:c="81"/></text:p>
      <text:p text:style-name="P52">[MainThread-7]&gt; down <text:s text:c="64"/></text:p>
      <text:p text:style-name="P46">In context of let statement in 'A' (test.vpp) at line 19:15 <text:s text:c="25"/></text:p>
      <text:p text:style-name="P52">[MainThread-7]&gt; stack <text:s text:c="63"/></text:p>
      <text:p text:style-name="P46">Stopped at break [1] in 'A' (test.vpp) at line 12:3 <text:s text:c="33"/></text:p>
      <text:p text:style-name="P46"><text:s text:c="8"/>a = A{#1, si:=undefined, sj:=undefined, sk:=123} <text:s text:c="28"/></text:p>
      <text:p text:style-name="P46">In context of let statement in 'A' (test.vpp) at line 19:15 <text:s text:c="25"/></text:p>
      <text:p text:style-name="P46">In class context of test() in 'A' (console) at line 1:1 <text:s text:c="29"/></text:p>
      <text:p text:style-name="P46">In root context of global static scope</text:p>
      <text:p text:style-name="P52">[MainThread-7]&gt; print a</text:p>
      <text:p text:style-name="P46">a = A{#1, si:=undefined, sj:=undefined, sk:=123}</text:p>
      <text:p text:style-name="P52">[MainThread-7]&gt; step</text:p>
      <text:p text:style-name="P46">Stopped in 'A' (test.vpp) at line 13:5</text:p>
      <text:p text:style-name="P46">13: <text:s text:c="5"/>sj := j;</text:p>
      <text:p text:style-name="P52">[MainThread-7]&gt; step</text:p>
      <text:p text:style-name="P46">Stopped in 'A' (test.vpp) at line 14:5</text:p>
      <text:p text:style-name="P46">14: <text:s text:c="5"/>sk := i + j;</text:p>
      <text:p text:style-name="P52">[MainThread-7]&gt; step</text:p>
      <text:p text:style-name="P46">Stopped in 'A' (test.vpp) at line 15:5</text:p>
      <text:p text:style-name="P46">15: <text:s text:c="5"/>return sk;</text:p>
      <text:p text:style-name="P52">[MainThread-7]&gt; step</text:p>
      <text:p text:style-name="P46">= 3</text:p>
      <text:p text:style-name="P46">Executed in 83.143 secs.</text:p>
      <text:p text:style-name="P52">&gt; list</text:p>
      <text:p text:style-name="P46">break [1] in 'A' (test.vpp) at line 12:3</text:p>
      <text:p text:style-name="P46">12: <text:s text:c="3"/>( si := i;</text:p>
      <text:p text:style-name="P52">&gt; break op i &lt; 10</text:p>
      <text:p text:style-name="P46">Created break [2] when "i &lt; 10" in 'A' (test.vpp) at line 12:3</text:p>
      <text:p text:style-name="P46">12: <text:s text:c="3"/>( si := i;</text:p>
      <text:p text:style-name="P52">&gt; print new A().op(1,2)</text:p>
      <text:p text:style-name="P46">Stopped break [2] when "i &lt; 10" in 'A' (test.vpp) at line 12:3</text:p>
      <text:p text:style-name="P46">12: <text:s text:c="3"/>( si := i;</text:p>
      <text:p text:style-name="P52">[MainThread-8]&gt; continue</text:p>
      <text:p text:style-name="P46">= 3</text:p>
      <text:p text:style-name="P46">Executed in 21.217 secs.</text:p>
      <text:p text:style-name="P52">&gt; print new A().op(100,200)</text:p>
      <text:p text:style-name="P46">= 300</text:p>
      <text:p text:style-name="P46">Executed in 0.0020 secs.</text:p>
      <text:p text:style-name="P46">&gt;</text:p>
      <text:p text:style-name="P46"/>
      <text:p text:style-name="P28"/>
      <text:p text:style-name="P21">Breakpoints can either be set on an operation name (in the default module or class, or using a fully qualified name), or at a specific line in the default file or a specific file using [&lt;file&gt;:]&lt;line&gt;. Optionally, after giving the location of a breakpoint, you can specify a boolean condition which will be evaluated whenever the breakpoint is reached, and only stops if it is true. It is also possible to conditionally stop at a breakpoint after a number of "hits" of that breakpoint. For example:</text:p>
      <text:p text:style-name="Preformatted_20_Text"/>
      <text:p text:style-name="P4">&gt; break 12 = 4</text:p>
      <text:p text:style-name="P68">Created break [1] when "<text:span text:style-name="T122">hits </text:span>= 4" in 'A' (test.vpp) at line 12:3</text:p>
      <text:p text:style-name="P68">12: <text:s text:c="3"/>( si := i;</text:p>
      <text:p text:style-name="P4">&gt; break 12 &gt; 4</text:p>
      <text:p text:style-name="P68">Created break [2] when "<text:span text:style-name="T122">hits </text:span>&gt; 4" in 'A' (test.vpp) at line 12:3</text:p>
      <text:p text:style-name="P68">12: <text:s text:c="3"/>( si := i;</text:p>
      <text:p text:style-name="P4">&gt; break 12 &gt;= 4</text:p>
      <text:p text:style-name="P68">Created break [3] when "<text:span text:style-name="T122">hits </text:span>&gt;= 4" in 'A' (test.vpp) at line 12:3</text:p>
      <text:p text:style-name="P68">12: <text:s text:c="3"/>( si := i;</text:p>
      <text:p text:style-name="P4">&gt; break 12 mod 4</text:p>
      <text:p text:style-name="P68">Created break [4] when "<text:span text:style-name="T122">hits multiple of</text:span> 4" in 'A' (test.vpp) at line 12:3</text:p>
      <text:p text:style-name="P68">12: <text:s text:c="3"/>( si := i;</text:p>
      <text:p text:style-name="P4">&gt; break 12 i &gt; j or i+j &gt; 10</text:p>
      <text:p text:style-name="P68"><text:soft-page-break/>Created break [5] when "i &gt; j or i+j &gt; 10" in 'A' (test.vpp) at line 12:3</text:p>
      <text:p text:style-name="P68">12: <text:s text:c="3"/>( si := i;</text:p>
      <text:p text:style-name="P68">&gt;</text:p>
      <text:p text:style-name="Preformatted_20_Text"/>
      <text:p text:style-name="Preformatted_20_Text"/>
      <text:p text:style-name="Text_20_body">The first four examples would stop at line 12 of the specification when the hit count (the number of times the breakpoint is reached since the current execution started) is precisely four; when it is greater than four; when it is four or greater; and when the hit count modulo 4 is zero (ie. 4, 8, 12, etc) respectively. The last breakpoint stops on line 12 when i is greater than j or the sum of i and j is greater than 10.</text:p>
      <text:p text:style-name="Preformatted_20_Text"/>
      <text:p text:style-name="Text_20_body"><text:span text:style-name="T19">The other debugger commands are fairly standard, and do what you would expect. <text:s/>You can display the call </text:span><text:span text:style-name="T7">stack</text:span><text:span text:style-name="T19">, move </text:span><text:span text:style-name="T7">up </text:span><text:span text:style-name="T19">and </text:span><text:span text:style-name="T7">down </text:span><text:span text:style-name="T19">stack frames and evaluate expressions when a breakpoint is reached. <text:s/>You can examine the </text:span><text:span text:style-name="T7">source</text:span><text:span text:style-name="T19"> for the current breakpoint. <text:s/>You can use </text:span><text:span text:style-name="T7">step</text:span><text:span text:style-name="T19"> (or </text:span><text:span text:style-name="T7">next</text:span><text:span text:style-name="T19"> or </text:span><text:span text:style-name="T7">out</text:span><text:span text:style-name="T19">, to step over and out of functions/operations). <text:s/>You can </text:span><text:span text:style-name="T7">list</text:span><text:span text:style-name="T19"> and </text:span><text:span text:style-name="T7">remove</text:span><text:span text:style-name="T19"> breakpoints by number.</text:span></text:p>
      <text:p text:style-name="Text_20_body"><text:span text:style-name="T19">Tracepoints are similar to breakpoints, except there is an implicit </text:span><text:span text:style-name="T7">continue </text:span><text:span text:style-name="T19">command after they have printed the value of the expression they contain. The trace expression is evaluated and printed </text:span><text:span text:style-name="T7">before </text:span><text:span text:style-name="T19">the expression or statement is executed, for example:</text:span></text:p>
      <text:p text:style-name="P24"/>
      <text:p text:style-name="P36">&gt; trace 14 mk_(i, j, sk)</text:p>
      <text:p text:style-name="P28">Created trace [1] show "mk_(i, j, sk)" in 'A' (test.vpp) at line 14:5</text:p>
      <text:p text:style-name="P28">14: <text:s text:c="5"/>sk := i + j;</text:p>
      <text:p text:style-name="P36">&gt; p test()</text:p>
      <text:p text:style-name="P28">mk_(i, j, sk) = mk_(1, 2, 123) at [1]</text:p>
      <text:p text:style-name="P28">= 3</text:p>
      <text:p text:style-name="P28">Executed in 0.0040 secs.</text:p>
      <text:p text:style-name="P28">&gt;</text:p>
      <text:p text:style-name="P28"/>
      <text:p text:style-name="P21">Note that new breakpoints and tracepoints can be set when stopped in the debugger (ie. when the command prompt is “[thread-name-n]&gt;”). <text:s/>Setting a trace or breakpoint at the same location as an existing one replaces the existing one silently.</text:p>
      <text:p text:style-name="P21">Some commonly used commands can be abbreviated to a single letter: s for step, n for next, o for out, p for print, c for continue.</text:p>
      <text:p text:style-name="P21">As well as at breakpoints, the debugger is also entered when a specification raises runtime faults. This simulates the existence of a breakpoint at the point of failure, and allows the stack environment to be examined to see what caused the problem. Of course any attempt to continue the specification execution, including single stepping commands, will not work as the specification has terminated – these cause the debugger to exit back to the normal command line state instead.</text:p>
      <text:p text:style-name="Preformatted_20_Text"/>
      <text:p text:style-name="P4">&gt; p new A().f(-1,0)</text:p>
      <text:p text:style-name="Preformatted_20_Text">Error 4134: Infinite or NaN trouble in 'A' (coverage.vpp) at line 5:11</text:p>
      <text:p text:style-name="Preformatted_20_Text">Stopped in 'A' (coverage.vpp) at line 5:11</text:p>
      <text:p text:style-name="Preformatted_20_Text">5: <text:s text:c="13"/>x / y</text:p>
      <text:p text:style-name="P4">[MainThread-7]&gt; source</text:p>
      <text:p text:style-name="Preformatted_20_Text">1: <text:s/>class A</text:p>
      <text:p text:style-name="Preformatted_20_Text">2: <text:s/>functions</text:p>
      <text:p text:style-name="Preformatted_20_Text">3: <text:s/>public f: int * int -&gt; real</text:p>
      <text:p text:style-name="Preformatted_20_Text">4: <text:s text:c="5"/>f(x, y) ==</text:p>
      <text:p text:style-name="Preformatted_20_Text">5:&gt;&gt; <text:s text:c="11"/>x / y</text:p>
      <text:p text:style-name="Preformatted_20_Text">6: <text:s text:c="5"/>pre x &lt; y;</text:p>
      <text:p text:style-name="Preformatted_20_Text">7:</text:p>
      <text:p text:style-name="Preformatted_20_Text">8: <text:s/>operations</text:p>
      <text:p text:style-name="Preformatted_20_Text">9: <text:s/>public g: int * int ==&gt; real</text:p>
      <text:p text:style-name="Preformatted_20_Text">10: <text:s text:c="4"/>g(x, y) ==</text:p>
      <text:p text:style-name="Preformatted_20_Text">11: <text:s text:c="12"/>return x + y</text:p>
      <text:p text:style-name="P4">[MainThread-7]&gt; p x</text:p>
      <text:p text:style-name="Preformatted_20_Text">x = -1</text:p>
      <text:p text:style-name="P4">[MainThread-7]&gt; p y</text:p>
      <text:p text:style-name="Preformatted_20_Text">y = 0</text:p>
      <text:p text:style-name="P4">[MainThread-7]&gt; continue</text:p>
      <text:p text:style-name="Preformatted_20_Text"><text:soft-page-break/>Runtime: Error 4134: Infinite or NaN trouble in 'A' (coverage.vpp) at line 5:11</text:p>
      <text:p text:style-name="Preformatted_20_Text">&gt;</text:p>
      <text:p text:style-name="P131"/>
      <text:p text:style-name="P109">Catchpoints can be set to catch exceptions thrown by a VDM specification using the “exit” statement. They are similar to breakpoints, but they are not located at a particular line. Rather, in effect, they set a breakpoint on every “exit” statement in the specification.</text:p>
      <text:p text:style-name="P109">By default, catchpoints will stop on every “exit” statement, but they can optionally take a list of values, and will only stop when those values are thrown by an exit statement. In the case of VDM++ and VDM-RT, catching the name of a class will stop if any instance of that class is thrown.</text:p>
      <text:p text:style-name="Preformatted_20_Text"/>
      <text:p text:style-name="P4">&gt; catch</text:p>
      <text:p text:style-name="Preformatted_20_Text">Created catch [1] (all exceptions)</text:p>
      <text:p text:style-name="P4">&gt; print op()</text:p>
      <text:p text:style-name="Preformatted_20_Text">Stopped catch [1] (all exceptions)</text:p>
      <text:p text:style-name="Preformatted_20_Text">11: <text:s/><text:tab/><text:tab/>exit 123;</text:p>
      <text:p text:style-name="Preformatted_20_Text">MainThread&gt; <text:span text:style-name="T55">s</text:span></text:p>
      <text:p text:style-name="Preformatted_20_Text">5: <text:s/><text:tab/><text:tab/><text:tab/>return x</text:p>
      <text:p text:style-name="Preformatted_20_Text">MainThread&gt; <text:span text:style-name="T55">s</text:span></text:p>
      <text:p text:style-name="Preformatted_20_Text">= 123</text:p>
      <text:p text:style-name="Preformatted_20_Text">Executed in 5.447 secs. </text:p>
      <text:p text:style-name="Preformatted_20_Text">&gt;</text:p>
      <text:p text:style-name="Preformatted_20_Text"/>
      <text:p text:style-name="P4">&gt; catch 456 789</text:p>
      <text:p text:style-name="Preformatted_20_Text">Created catch [1] value = 456</text:p>
      <text:p text:style-name="Preformatted_20_Text">Created catch [2] value = 789</text:p>
      <text:p text:style-name="P4">&gt; p op()</text:p>
      <text:p text:style-name="Preformatted_20_Text">= 123</text:p>
      <text:p text:style-name="Preformatted_20_Text">Executed in 0.006 secs. </text:p>
      <text:p text:style-name="Preformatted_20_Text">&gt; </text:p>
      <text:p text:style-name="P109"/>
      <text:p text:style-name="P109">Here, the second example did not trap because the catch command created two catchpoints that would stop when the values 456 and 789 were thrown, respectively. Since the exit statement throws 123, the evaluation completes.</text:p>
      <text:p text:style-name="Text_20_body">The examples above are all inside a single module or class called "A", and by default all variable names are implicitly qualified with that name, so you don't have to type "A`x" to refer to a variable. However, when debugging more complex multi-class specifications, the debugger may break in a class that is different to the current default. Therefore, the debugger automatically sets the default class or module to the one the breakpoint is located in. At the end of a debugging session, the default class or module remains as the one set by the last breakpoint – it can be changed with the "default" command.</text:p>
      <text:p text:style-name="P161">It is sometimes useful to know the return value of a function or an operation, especially if the value is not assigned to a variable by the caller. This information is provided as a “RESULT” value that is displayed when you step into and then out of a function or operation. The value also appears temporarily in the top stack frame, until you resume. For example:</text:p>
      <text:p text:style-name="Preformatted_20_Text">functions</text:p>
      <text:p text:style-name="Preformatted_20_Text"><text:tab/>f: nat * nat -&gt; nat</text:p>
      <text:p text:style-name="Preformatted_20_Text"><text:tab/>f(a, b) ==</text:p>
      <text:p text:style-name="Preformatted_20_Text"><text:tab/><text:tab/>g(a) + g(b); <text:s text:c="2"/>-- <text:span text:style-name="T139">Breakpoint here</text:span></text:p>
      <text:p text:style-name="Preformatted_20_Text"><text:tab/><text:tab/></text:p>
      <text:p text:style-name="Preformatted_20_Text"><text:tab/>g: nat -&gt; nat</text:p>
      <text:p text:style-name="Preformatted_20_Text"><text:tab/>g(a) ==</text:p>
      <text:p text:style-name="Preformatted_20_Text"><text:tab/><text:tab/>a * 2;</text:p>
      <text:p text:style-name="Preformatted_20_Text"/>
      <text:p text:style-name="P4">&gt; break 4</text:p>
      <text:p text:style-name="Preformatted_20_Text">Created break [<text:span text:style-name="T139">1</text:span>] in 'DEFAULT' (test.vdm) at line 4:9</text:p>
      <text:p text:style-name="Preformatted_20_Text">4: <text:s/><text:tab/><text:tab/>g(a) + g(b);</text:p>
      <text:p text:style-name="P4">&gt; p f(1,2)</text:p>
      <text:p text:style-name="Preformatted_20_Text">Stopped break [<text:span text:style-name="T139">1</text:span>] in 'DEFAULT' (test.vdm) at line 4:9</text:p>
      <text:p text:style-name="Preformatted_20_Text">4: <text:s/><text:tab/><text:tab/>g(a) + g(b);</text:p>
      <text:p text:style-name="P4"><text:soft-page-break/>MainThread&gt; s</text:p>
      <text:p text:style-name="Preformatted_20_Text">8: <text:s/><text:tab/><text:tab/>a * 2;</text:p>
      <text:p text:style-name="P4">MainThread&gt; s</text:p>
      <text:p text:style-name="P4">RESULT g(a) = 2</text:p>
      <text:p text:style-name="Preformatted_20_Text">Stopped break [<text:span text:style-name="T139">1</text:span>] in 'DEFAULT' (test.vdm) at line 4:9</text:p>
      <text:p text:style-name="Preformatted_20_Text">4: <text:s/><text:tab/><text:tab/>g(a) + g(b);</text:p>
      <text:p text:style-name="P4">MainThread&gt; s</text:p>
      <text:p text:style-name="Preformatted_20_Text">8: <text:s/><text:tab/><text:tab/>a * 2;</text:p>
      <text:p text:style-name="P4">MainThread&gt; <text:span text:style-name="T138">out</text:span></text:p>
      <text:p text:style-name="P4">RESULT g(b) = 4</text:p>
      <text:p text:style-name="Preformatted_20_Text">4: <text:s/><text:tab/><text:tab/>g(a) + g(b);</text:p>
      <text:p text:style-name="P4">MainThread&gt; s</text:p>
      <text:p text:style-name="Preformatted_20_Text">= 6</text:p>
      <text:p text:style-name="Preformatted_20_Text">Executed in 12.018 secs. </text:p>
      <text:p text:style-name="Preformatted_20_Text">&gt; </text:p>
      <text:p text:style-name="Preformatted_20_Text"/>
      <text:p text:style-name="P161">Notice that after the first invocation of “g(a)”, stepping past the end <text:span text:style-name="T139">says</text:span> “RESULT g(a) = 2” and then again after the “g(b)” call, using “out” reports that “RESULT g(b) = 4”.</text:p>
      <text:list xml:id="list133651406124957" text:continue-numbering="true" text:style-name="Outline">
        <text:list-item>
          <text:list>
            <text:list-item>
              <text:list>
                <text:list-item>
                  <text:h text:style-name="Heading_20_3" text:outline-level="3"><text:bookmark-start text:name="__RefHeading___Toc7195_985567249"/>VDM++ Multi-threaded Debugging<text:bookmark-end text:name="__RefHeading___Toc7195_985567249"/></text:h>
                </text:list-item>
              </text:list>
            </text:list-item>
          </text:list>
        </text:list-item>
      </text:list>
      <text:p text:style-name="Text_20_body">The examples in section 2.5.1 cover the debugging of a simple specification, either one written in VDM-SL, or one in VDM++ with no object threads. Therefore there is a single thread of control and the breakpoint prompt is always the same (usually [MainThread-7] – the number is decided by Java).</text:p>
      <text:p text:style-name="Text_20_body">VDM++ specifications can create multiple threads, and the debugger provides some support for multi-threaded debugging. VDM-RT specifications can give even more information about threading (see 2.4.3 for a discussion of the more powerful VDMJC debugging client).</text:p>
      <text:p text:style-name="Text_20_body">The basic principles and most debugging commands for multi-threaded debugging are the same as the single threaded case. There <text:span text:style-name="T126">are</text:span> <text:span text:style-name="T125">two</text:span> extra command<text:span text:style-name="T125">s</text:span> available, “<text:span text:style-name="T125">thread” and </text:span>“threads”, which <text:span text:style-name="T125">allow a thread to be selected and </text:span>display the status of all active threads, <text:span text:style-name="T125">respectively</text:span>.</text:p>
      <text:p text:style-name="Text_20_body">When a breakpoint is reached, all threads will be suspended. Single stepping will then advance the currently scheduled thread, while the others remain suspended until the scheduler selects them. Using the “continue” command will resume <text:span text:style-name="T126">all</text:span> thread<text:span text:style-name="T125">s</text:span>. <text:span text:style-name="T126">S</text:span>ingle stepping may flip to one of the other threads, which can be confusing. The current thread name is always shown in the debugger prompt.</text:p>
      <text:p text:style-name="Text_20_body">If any thread encounters a runtime error, then all threads are aborted. If the main thread terminates, all threads are aborted.</text:p>
      <text:p text:style-name="Text_20_body">The following debug session illustrates some of the issues – the specification contains three threads, <text:span text:style-name="T125">plus the main thread, all of</text:span> which print out their thread IDs <text:span text:style-name="T126">regularly</text:span> (see the listing at the end of the section):</text:p>
      <text:p text:style-name="Preformatted_20_Text"/>
      <text:p text:style-name="P52">&gt; break 9</text:p>
      <text:p text:style-name="P46">Created break [1] in 'A' (test.vpp) at line 9:13</text:p>
      <text:p text:style-name="P46">9: <text:s/><text:tab/><text:tab/><text:tab/>for x = 1 to 10000 do skip</text:p>
      <text:p text:style-name="P52">&gt; p new A().run()</text:p>
      <text:p text:style-name="P46">Thread 1...</text:p>
      <text:p text:style-name="P46">Stopped break [1] in 'A' (test.vpp) at line 9:13</text:p>
      <text:p text:style-name="P46">9: <text:s/><text:tab/><text:tab/><text:tab/>for x = 1 to 10000 do skip</text:p>
      <text:p text:style-name="P52">MainThread&gt; threads</text:p>
      <text:p text:style-name="P46">11: MainThread <text:s text:c="2"/>break [1] in 'A' (test.vpp) at line 9:13</text:p>
      <text:p text:style-name="P46">12: Object-A-12 <text:s/>(not started)</text:p>
      <text:p text:style-name="P46">13: Object-A-13 <text:s/>(not started)</text:p>
      <text:p text:style-name="P46">14: Object-A-14 <text:s/>(not started)</text:p>
      <text:p text:style-name="P46"/>
      <text:p text:style-name="P46">Stopped break [1] in 'A' (test.vpp) at line 9:13</text:p>
      <text:p text:style-name="P46">9: <text:s/><text:tab/><text:tab/><text:tab/>for x = 1 to 10000 do skip</text:p>
      <text:p text:style-name="P52">MainThread&gt; c</text:p>
      <text:p text:style-name="P46">Thread 12...</text:p>
      <text:p text:style-name="P46">Stopped break [1] in 'A' (test.vpp) at line 9:13</text:p>
      <text:p text:style-name="P46"><text:soft-page-break/>9: <text:s/><text:tab/><text:tab/><text:tab/>for x = 1 to 10000 do skip</text:p>
      <text:p text:style-name="P52">Object-A-12&gt; c</text:p>
      <text:p text:style-name="P46">Thread 13...</text:p>
      <text:p text:style-name="P46">Stopped break [1] in 'A' (test.vpp) at line 9:13</text:p>
      <text:p text:style-name="P46">9: <text:s/><text:tab/><text:tab/><text:tab/>for x = 1 to 10000 do skip</text:p>
      <text:p text:style-name="P52">Object-A-13&gt; c</text:p>
      <text:p text:style-name="P46">Thread 14...</text:p>
      <text:p text:style-name="P46">Stopped break [1] in 'A' (test.vpp) at line 9:13</text:p>
      <text:p text:style-name="P46">9: <text:s/><text:tab/><text:tab/><text:tab/>for x = 1 to 10000 do skip</text:p>
      <text:p text:style-name="P52">Object-A-14&gt; c</text:p>
      <text:p text:style-name="P46">Thread 1...</text:p>
      <text:p text:style-name="P46">Stopped break [1] in 'A' (test.vpp) at line 9:13</text:p>
      <text:p text:style-name="P46">9: <text:s/><text:tab/><text:tab/><text:tab/>for x = 1 to 10000 do skip</text:p>
      <text:p text:style-name="P52">MainThread&gt; threads</text:p>
      <text:p text:style-name="P46">11: MainThread <text:s text:c="2"/>break [1] in 'A' (test.vpp) at line 9:13</text:p>
      <text:p text:style-name="P46">12: Object-A-12 <text:s/>in 'A' (test.vpp) at line 9:35</text:p>
      <text:p text:style-name="P46">13: Object-A-13 <text:s/>in 'A' (test.vpp) at line 9:35</text:p>
      <text:p text:style-name="P46">14: Object-A-14 <text:s/>in 'A' (test.vpp) at line 9:35</text:p>
      <text:p text:style-name="P46"/>
      <text:p text:style-name="P46">Stopped break [1] in 'A' (test.vpp) at line 9:13</text:p>
      <text:p text:style-name="P46">9: <text:s/><text:tab/><text:tab/><text:tab/>for x = 1 to 10000 do skip</text:p>
      <text:p text:style-name="P52">MainThread&gt; stack</text:p>
      <text:p text:style-name="P46">Stopped [MainThread] in 'A' (test.vpp) at line 9:13</text:p>
      <text:p text:style-name="P46">In context of block statement in 'A' (test.vpp) at line 7:9</text:p>
      <text:p text:style-name="P46">In context of block statement in 'A' (test.vpp) at line 5:5</text:p>
      <text:p text:style-name="P46"><text:tab/>A`self = A{#1}</text:p>
      <text:p text:style-name="P46">In object context of op() in 'A' (test.vpp) at line 17:9</text:p>
      <text:p text:style-name="P46">In context of block statement in 'A' (test.vpp) at line 15:5</text:p>
      <text:p text:style-name="P46">In object context of run() in 'A' (console) at line 1:1</text:p>
      <text:p text:style-name="P46">In root context of global static scope</text:p>
      <text:p text:style-name="P46"/>
      <text:p text:style-name="P46">Stopped break [1] in 'A' (test.vpp) at line 9:13</text:p>
      <text:p text:style-name="P46">9: <text:s/><text:tab/><text:tab/><text:tab/>for x = 1 to 10000 do skip</text:p>
      <text:p text:style-name="P52">MainThread&gt; thread 14</text:p>
      <text:p text:style-name="P46">9: <text:s/><text:tab/><text:tab/><text:tab/>for x = 1 to 10000 do skip</text:p>
      <text:p text:style-name="P52">Object-A-14&gt; stack</text:p>
      <text:p text:style-name="P46">Stopped [Object-A-14] in 'A' (test.vpp) at line 9:35</text:p>
      <text:p text:style-name="P46"><text:tab/>x = 9989</text:p>
      <text:p text:style-name="P46">In context of for index in 'A' (test.vpp) at line 9:13</text:p>
      <text:p text:style-name="P46">In context of block statement in 'A' (test.vpp) at line 7:9</text:p>
      <text:p text:style-name="P46">In context of block statement in 'A' (test.vpp) at line 5:5</text:p>
      <text:p text:style-name="P46"><text:tab/>A`self = A{#4}</text:p>
      <text:p text:style-name="P46">In object context of op() in 'A' (test.vpp) at line 21:5</text:p>
      <text:p text:style-name="P46">In object context of thread() in 'A' (test.vpp) at line 16:9</text:p>
      <text:p text:style-name="P46">In object context of Thread 14, self #4, class A in 'A' (test.vpp) at line 16:9</text:p>
      <text:p text:style-name="P46">In root context of global static scope</text:p>
      <text:p text:style-name="P46"/>
      <text:p text:style-name="P52">Object-A-14&gt; c</text:p>
      <text:p text:style-name="P46">Thread 12...</text:p>
      <text:p text:style-name="P46">Stopped break [1] in 'A' (test.vpp) at line 9:13</text:p>
      <text:p text:style-name="P46">9: <text:s/><text:tab/><text:tab/><text:tab/>for x = 1 to 10000 do skip</text:p>
      <text:p text:style-name="P52">Object-A-12&gt; c</text:p>
      <text:p text:style-name="P46">Thread 13...</text:p>
      <text:p text:style-name="P46">Stopped break [1] in 'A' (test.vpp) at line 9:13</text:p>
      <text:p text:style-name="P46">9: <text:s/><text:tab/><text:tab/><text:tab/>for x = 1 to 10000 do skip</text:p>
      <text:p text:style-name="P52">Object-A-13&gt; c</text:p>
      <text:p text:style-name="P46">Thread 14...</text:p>
      <text:p text:style-name="P46">Stopped break [1] in 'A' (test.vpp) at line 9:13</text:p>
      <text:p text:style-name="P46">9: <text:s/><text:tab/><text:tab/><text:tab/>for x = 1 to 10000 do skip</text:p>
      <text:p text:style-name="P52">Object-A-14&gt; stop</text:p>
      <text:p text:style-name="P55">= undefined</text:p>
      <text:p text:style-name="P55">Executed in 573.929 secs. </text:p>
      <text:p text:style-name="P55">&gt;</text:p>
      <text:p text:style-name="P4"/>
      <text:p text:style-name="P46"><text:soft-page-break/></text:p>
      <text:p text:style-name="Text_20_body">The operation, “op” <text:span text:style-name="T125">loops, </text:span>call<text:span text:style-name="T125">ing</text:span> the IO class to print out its thread ID, followed by a skip statement <text:span text:style-name="T126">pause</text:span>. This is executed by three threads (see specification below), <text:span text:style-name="T125">plus the main thread</text:span>.</text:p>
      <text:p text:style-name="Text_20_body"><text:span text:style-name="T125">This debug session starts by putting a breakpoint on the skip pause loop, and then starting the </text:span><text:span text:style-name="T12">run</text:span><text:span text:style-name="T31"> operation</text:span>. <text:span text:style-name="T125">The execution stops quickly on the skip in the MainThread, and the </text:span><text:span text:style-name="T12">threads </text:span><text:span text:style-name="T31">command indicates that there are three other threads, which have not started.</text:span></text:p>
      <text:p text:style-name="P102"><text:span text:style-name="T19">A sequence of </text:span><text:span text:style-name="T7">continue </text:span><text:span text:style-name="T19">commands allows each thread to run, eventually returning to the MainThread. This time the </text:span><text:span text:style-name="T7">threads </text:span><text:span text:style-name="T19">command shows that the other threads have all started and are stopped at line 9 (which is the skip loop).</text:span></text:p>
      <text:p text:style-name="P103"><text:span text:style-name="T19">The </text:span><text:span text:style-name="T7">stack </text:span><text:span text:style-name="T19">of the MainThread shows that the self object is A(#1). Using the </text:span><text:span text:style-name="T7">thread </text:span><text:span text:style-name="T19">command to switch to the Object-A-14 thread, a </text:span><text:span text:style-name="T7">stack</text:span><text:span text:style-name="T19"> command shows that its self object is A(#4), and the skip loop is part way through when its time-slice ended, so x = 9989. A sequence of </text:span><text:span text:style-name="T7">continue </text:span><text:span text:style-name="T19">commands carries on around the threads until the execution is stopped with </text:span><text:span text:style-name="T7">stop </text:span><text:span text:style-name="T19">or </text:span><text:span text:style-name="T7">quit</text:span><text:span text:style-name="T19">. The result of interrupting the execution is usually </text:span><text:span text:style-name="T7">undefined </text:span><text:span text:style-name="T19">(since it did not really complete) and the execution time is the total duration of the debug session.</text:span></text:p>
      <text:p text:style-name="Preformatted_20_Text"/>
      <text:p text:style-name="Preformatted_20_Text"/>
      <text:p text:style-name="Preformatted_20_Text">operations</text:p>
      <text:p text:style-name="Preformatted_20_Text"><text:tab/>public op: () ==&gt; ()</text:p>
      <text:p text:style-name="Preformatted_20_Text"><text:tab/>op() ==</text:p>
      <text:p text:style-name="Preformatted_20_Text"><text:tab/>(</text:p>
      <text:p text:style-name="Preformatted_20_Text"><text:tab/><text:tab/>while true do</text:p>
      <text:p text:style-name="Preformatted_20_Text"><text:tab/><text:tab/>(</text:p>
      <text:p text:style-name="Preformatted_20_Text"><text:tab/><text:tab/><text:tab/>IO`printf("Thread %s...\n", [threadid]);</text:p>
      <text:p text:style-name="Preformatted_20_Text"><text:tab/><text:tab/><text:tab/>for x = 1 to 10000 do skip</text:p>
      <text:p text:style-name="Preformatted_20_Text"><text:tab/><text:tab/>)</text:p>
      <text:p text:style-name="Preformatted_20_Text"><text:tab/>);</text:p>
      <text:p text:style-name="Preformatted_20_Text"><text:tab/></text:p>
      <text:p text:style-name="Preformatted_20_Text"><text:tab/>public run: () ==&gt; ()</text:p>
      <text:p text:style-name="Preformatted_20_Text"><text:tab/>run() ==</text:p>
      <text:p text:style-name="Preformatted_20_Text"><text:tab/>(</text:p>
      <text:p text:style-name="Preformatted_20_Text"><text:tab/><text:tab/>startlist({new A(), new A(), new A()});</text:p>
      <text:p text:style-name="Preformatted_20_Text"><text:tab/><text:tab/>op()</text:p>
      <text:p text:style-name="Preformatted_20_Text"><text:tab/>);</text:p>
      <text:p text:style-name="Preformatted_20_Text"><text:tab/></text:p>
      <text:p text:style-name="Preformatted_20_Text">thread</text:p>
      <text:p text:style-name="Preformatted_20_Text"><text:tab/>op();</text:p>
      <text:list xml:id="list133650090586379" text:continue-numbering="true" text:style-name="Outline">
        <text:list-item>
          <text:list>
            <text:list-item>
              <text:h text:style-name="Heading_20_2" text:outline-level="2"><text:bookmark-start text:name="__RefHeading___Toc7199_985567249"/>Sessions<text:bookmark-end text:name="__RefHeading___Toc7199_985567249"/></text:h>
            </text:list-item>
          </text:list>
        </text:list-item>
      </text:list>
      <text:p text:style-name="Text_20_body">The state of a specification (ie. the <text:span text:style-name="T7">state </text:span><text:span text:style-name="T19">sections in a VDM-SL specification, or the static </text:span><text:span text:style-name="T7">instance variables</text:span><text:span text:style-name="T19"> of VDM++ and VDM-RT specifications) is initialized once when the specification is loaded, and is modified thereafter by operation calls, for example using the </text:span><text:span text:style-name="T7">print &lt;expression&gt; </text:span><text:span text:style-name="T19">from the</text:span><text:span text:style-name="T7"> </text:span><text:span text:style-name="T19">command prompt. The state can be restored to its initial state at any time using the </text:span><text:span text:style-name="T7">init </text:span><text:span text:style-name="T19">command.</text:span></text:p>
      <text:p text:style-name="Text_20_body"><text:span text:style-name="T19">For VDM++ and VDM-RT specifications, the state of any background threads, the CPUs they are allocated to, the BUSses that connect them, and the messages waiting to be sent between them are also maintained between command line calls. Though again, the </text:span><text:span text:style-name="T7">init </text:span><text:span text:style-name="T19">command can be used to clear all threads, CPUs, BUSses and messages, and reset the system to its initial state.</text:span></text:p>
      <text:p text:style-name="Text_20_body"><text:span text:style-name="T19">This leads to the concept of a </text:span><text:span text:style-name="T7">session</text:span><text:span text:style-name="T19">, where an interactive sequence of command line operations moves the model between states, just as though the user was a (very slow!) component in the system making operation calls. A session starts when the model is initialized (or re-initialized). Note that, while the command prompt is waiting for the user to type the next </text:span><text:span text:style-name="T7">print </text:span><text:span text:style-name="T19">command, the thread scheduling and normal BUS activity of the model is suspended - in effect, "time" in the simulation is stopped until the user types the next </text:span><text:span text:style-name="T7">print </text:span><text:span text:style-name="T19">expression, which allows the model to evolve until that expression has completed.</text:span></text:p>
      <text:p text:style-name="P21">For example, consider the following VDM++ specification:</text:p>
      <text:p text:style-name="P24"/>
      <text:p text:style-name="P43"><text:soft-page-break/>class A</text:p>
      <text:p text:style-name="P66">instance variables</text:p>
      <text:p text:style-name="P66"><text:s text:c="8"/>iv:int := 0;</text:p>
      <text:p text:style-name="P66"/>
      <text:p text:style-name="P66">operations</text:p>
      <text:p text:style-name="P66"><text:s text:c="8"/>private <text:span text:style-name="T71">inc</text:span>: () ==&gt; ()</text:p>
      <text:p text:style-name="P66"><text:s text:c="8"/><text:span text:style-name="T71">inc</text:span>() == iv := iv + 1;</text:p>
      <text:p text:style-name="P66"><text:s text:c="7"/></text:p>
      <text:p text:style-name="P66"><text:s text:c="8"/>public get: () ==&gt; <text:span text:style-name="T71">int</text:span></text:p>
      <text:p text:style-name="P66"><text:s text:c="8"/>get() == return iv;</text:p>
      <text:p text:style-name="P66"/>
      <text:p text:style-name="P66"><text:s text:c="8"/>private run: () ==&gt; ()</text:p>
      <text:p text:style-name="P66"><text:s text:c="8"/>run() == while true do <text:span text:style-name="T71">inc</text:span>();</text:p>
      <text:p text:style-name="P66"/>
      <text:p text:style-name="P66"><text:s text:c="8"/>public static go: A ==&gt; ()</text:p>
      <text:p text:style-name="P66"><text:s text:c="8"/>go(a) == start(a);</text:p>
      <text:p text:style-name="P66"/>
      <text:p text:style-name="P66">sync</text:p>
      <text:p text:style-name="P66"><text:s text:c="8"/>per <text:span text:style-name="T71">inc</text:span> =&gt; #fin(get) &gt; #fin(<text:span text:style-name="T71">inc</text:span>);</text:p>
      <text:p text:style-name="P66"><text:s text:c="8"/>per get =&gt; #fin(get) = #fin(<text:span text:style-name="T71">inc</text:span>);</text:p>
      <text:p text:style-name="P66"/>
      <text:p text:style-name="P66">thread</text:p>
      <text:p text:style-name="P66"><text:s text:c="8"/>run();</text:p>
      <text:p text:style-name="P66"/>
      <text:p text:style-name="P66">end A</text:p>
      <text:p text:style-name="P66"/>
      <text:p text:style-name="P65"><text:span text:style-name="T19">The model has a single instance variable, </text:span><text:span text:style-name="T7">iv</text:span><text:span text:style-name="T19">, which is incremented by the private </text:span><text:span text:style-name="T7">inc </text:span><text:span text:style-name="T19">operation, which is called in an infinite loop by the run operation, which in turn is the body of a thread. The thread is started by a static </text:span><text:span text:style-name="T7">go </text:span><text:span text:style-name="T19">operation. Permission predicates in the </text:span><text:span text:style-name="T7">sync </text:span><text:span text:style-name="T19">section mean that the </text:span><text:span text:style-name="T7">inc </text:span><text:span text:style-name="T19">operation can only be called once the </text:span><text:span text:style-name="T7">get </text:span><text:span text:style-name="T19">operation has "seen" each particular value of </text:span><text:span text:style-name="T7">iv</text:span><text:span text:style-name="T19">. So to test this model, we have to call </text:span><text:span text:style-name="T7">go</text:span><text:span text:style-name="T19">, and then make successive calls to </text:span><text:span text:style-name="T7">get. T</text:span><text:span text:style-name="T19">he background thread will continue running in between calls within the session. For example:</text:span></text:p>
      <text:p text:style-name="P24"/>
      <text:p text:style-name="P24">Parsed 1 class in 0.829 secs. No syntax errors</text:p>
      <text:p text:style-name="P24">Type checked 1 class in 0.064 secs. No type errors</text:p>
      <text:p text:style-name="Preformatted_20_Text"><text:span text:style-name="T37">Initialized 1 class in 0.128 secs.</text:span><text:span text:style-name="T19"> </text:span></text:p>
      <text:p text:style-name="P24">Interpreter started</text:p>
      <text:p text:style-name="P36">&gt; create a := new A()</text:p>
      <text:p text:style-name="P36">&gt; p a</text:p>
      <text:p text:style-name="P28">= A{#1, iv:=0}</text:p>
      <text:p text:style-name="P28">Executed in 0.0050 secs. </text:p>
      <text:p text:style-name="P36">&gt; threads</text:p>
      <text:p text:style-name="P28">No threads running</text:p>
      <text:p text:style-name="P36">&gt; p a.get()</text:p>
      <text:p text:style-name="P28">= 0</text:p>
      <text:p text:style-name="P28">Executed in 0.012 secs. </text:p>
      <text:p text:style-name="P36">&gt; threads</text:p>
      <text:p text:style-name="P28">No threads running</text:p>
      <text:p text:style-name="P36">&gt; p go(a)</text:p>
      <text:p text:style-name="P28">= ()</text:p>
      <text:p text:style-name="P28">Executed in 0.017 secs. </text:p>
      <text:p text:style-name="P36">&gt; threads</text:p>
      <text:p text:style-name="P68"><text:span text:style-name="T19">ObjectThread-10 (</text:span><text:span text:style-name="T37">RUNNABLE</text:span><text:span text:style-name="T19">)</text:span></text:p>
      <text:p text:style-name="P36">&gt; p a</text:p>
      <text:p text:style-name="P28">= A{#1, iv:=1}</text:p>
      <text:p text:style-name="P28">Executed in 0.0060 secs. </text:p>
      <text:p text:style-name="P36">&gt; p a.get()</text:p>
      <text:p text:style-name="P28">= 1</text:p>
      <text:p text:style-name="P28">Executed in 0.019 secs. </text:p>
      <text:p text:style-name="P36">&gt; threads</text:p>
      <text:p text:style-name="P68"><text:span text:style-name="T19">ObjectThread-10 (</text:span><text:span text:style-name="T37">RUNNABLE</text:span><text:span text:style-name="T19">)</text:span></text:p>
      <text:p text:style-name="P36">&gt; p a</text:p>
      <text:p text:style-name="P28">= A{#1, iv:=2}</text:p>
      <text:p text:style-name="P28">Executed in 0.0080 secs. </text:p>
      <text:p text:style-name="P28"><text:soft-page-break/></text:p>
      <text:p text:style-name="P24"/>
      <text:p text:style-name="Text_20_body"><text:span text:style-name="T19">This illustrates a single session. Initially there are no threads running, as the </text:span><text:span text:style-name="T7">threads </text:span><text:span text:style-name="T19">command shows. The call to </text:span><text:span text:style-name="T7">go(a)</text:span><text:span text:style-name="T19"> creates a thread for object </text:span><text:span text:style-name="T7">a </text:span><text:span text:style-name="T19">and successive calls to </text:span><text:span text:style-name="T7">a.get() </text:span><text:span text:style-name="T19">return the value of the </text:span><text:span text:style-name="T7">iv </text:span><text:span text:style-name="T19">state variable. The thread continues to run in the background between calls to </text:span><text:span text:style-name="T7">a.get()</text:span><text:span text:style-name="T19">.</text:span></text:p>
      <text:list xml:id="list133651274854108" text:continue-numbering="true" text:style-name="Outline">
        <text:list-item>
          <text:list>
            <text:list-item>
              <text:h text:style-name="P170" text:outline-level="2"><text:bookmark-start text:name="__RefHeading___Toc7182_1937143098"/>Interrupting Executions<text:bookmark-end text:name="__RefHeading___Toc7182_1937143098"/></text:h>
            </text:list-item>
          </text:list>
        </text:list-item>
      </text:list>
      <text:p text:style-name="P159">Normally, the execution of a function or operation call will complete within a reasonable time and print the result on the console together with the execution time. However, sometimes executions can take a very long time. Such executions can be stopped by killing the entire process (typically CTRL-C, or a kill signal), but then it is not obvious where the evaluation was looping or why it was taking as long as it did.</text:p>
      <text:p text:style-name="P159">Therefore VDMJ executions can be interrupted safely from the console. An interrupt can either pause the execution, such that it can be stepped and resumed, or it may stop the execution completely. A pause is similar to hitting a breakpoint; a stop is similar to raising a runtime exception.</text:p>
      <text:p text:style-name="P159">If a <text:span text:style-name="T7">loop() </text:span><text:span text:style-name="T19">operation is defined as a simple </text:span><text:span text:style-name="T7">while true do skip</text:span><text:span text:style-name="T19"> loop, the following illustrates an interrupted execution:</text:span></text:p>
      <text:p text:style-name="Preformatted_20_Text"/>
      <text:p text:style-name="P4">&gt; p loop()</text:p>
      <text:p text:style-name="Preformatted_20_Text">&lt;<text:span text:style-name="T137">hit return here&gt;</text:span></text:p>
      <text:p text:style-name="Preformatted_20_Text">Still executing: loop()</text:p>
      <text:p text:style-name="Preformatted_20_Text">[p]ause to pause execution</text:p>
      <text:p text:style-name="Preformatted_20_Text">[q]uit or [k]ill to cancel</text:p>
      <text:p text:style-name="P4"><text:span text:style-name="T140">pause</text:span><text:span text:style-name="T96">&lt;return&gt;</text:span></text:p>
      <text:p text:style-name="Preformatted_20_Text">Pausing...</text:p>
      <text:p text:style-name="Preformatted_20_Text">12: <text:s text:c="8"/>while true do</text:p>
      <text:p text:style-name="P4">MainThread&gt; s</text:p>
      <text:p text:style-name="Preformatted_20_Text">13: <text:s text:c="12"/>skip;</text:p>
      <text:p text:style-name="P4">MainThread&gt; s</text:p>
      <text:p text:style-name="Preformatted_20_Text">12: <text:s text:c="8"/>while true do</text:p>
      <text:p text:style-name="P4">MainThread&gt; s</text:p>
      <text:p text:style-name="Preformatted_20_Text">13: <text:s text:c="12"/>skip;</text:p>
      <text:p text:style-name="P4">MainThread&gt; c</text:p>
      <text:p text:style-name="P4">k<text:span text:style-name="T94">&lt;</text:span><text:span text:style-name="T96">return&gt;</text:span></text:p>
      <text:p text:style-name="Preformatted_20_Text">Terminating...</text:p>
      <text:p text:style-name="Preformatted_20_Text">Error 4175: Execution cancelled in 'DEFAULT' (test.vdm) at line 12:15</text:p>
      <text:p text:style-name="P4">MainThread&gt; stack</text:p>
      <text:p text:style-name="P68">Stopped [MainThread] in 'DEFAULT' (test.vdm) at line <text:span text:style-name="T137">12:15</text:span></text:p>
      <text:p text:style-name="P68">In root context of loop() in 'DEFAULT' (console) at line 1:1</text:p>
      <text:p text:style-name="P68">In root context of module scope</text:p>
      <text:p text:style-name="P68">--</text:p>
      <text:p text:style-name="P68">Error 4175: Execution cancelled in 'DEFAULT' (test.vdm) at line 13:9</text:p>
      <text:p text:style-name="P68"/>
      <text:p text:style-name="Preformatted_20_Text"/>
      <text:p text:style-name="P160"><text:span text:style-name="T137">Here, after the</text:span><text:span text:style-name="T16"> loop()</text:span><text:span text:style-name="T36"> operation is started, the user types &lt;enter&gt; before the execution completes (it never completes!). This causes the possible interrupt commands to be listed: either</text:span><text:span text:style-name="T16"> pause</text:span><text:span text:style-name="T36">, which can be abbreviated to</text:span><text:span text:style-name="T16"> p</text:span><text:span text:style-name="T36">, or</text:span><text:span text:style-name="T16"> quit</text:span><text:span text:style-name="T36"> or</text:span><text:span text:style-name="T16"> kill</text:span><text:span text:style-name="T36">, which can be abbreviated as</text:span><text:span text:style-name="T16"> q</text:span><text:span text:style-name="T36"> or</text:span><text:span text:style-name="T16"> k</text:span><text:span text:style-name="T36">, that stops the execution.</text:span></text:p>
      <text:p text:style-name="P160"><text:span text:style-name="T36">In the example, the user chooses </text:span><text:span text:style-name="T16">p</text:span><text:span text:style-name="T36">, which stops at line 12 as though a breakpoint had been reached. The session then steps the execution a few times before continuing. Then a</text:span><text:span text:style-name="T16"> q</text:span><text:span text:style-name="T36"> command is given, which causes an</text:span><text:span text:style-name="T16"> Execution cancelled</text:span><text:span text:style-name="T36"> exception to be raised. Finally, a </text:span><text:span text:style-name="T16">stack </text:span><text:span text:style-name="T36">command shows where the execution was interrupted.</text:span></text:p>
      <text:p text:style-name="P159"><text:span text:style-name="T19">The same technique can be used to interrupt the implicit initialization of a specification (or the execution of an </text:span><text:span text:style-name="T7">init </text:span><text:span text:style-name="T19">command), and it can also be used to interrupt </text:span><text:span text:style-name="T7">runtrace </text:span><text:span text:style-name="T19">commands.</text:span></text:p>
      <text:list xml:id="list133651803451965" text:continue-numbering="true" text:style-name="Outline">
        <text:list-item>
          <text:list>
            <text:list-item>
              <text:h text:style-name="Heading_20_2" text:outline-level="2"><text:bookmark-start text:name="__RefHeading___Toc7201_985567249"/><text:soft-page-break/>Standard Libraries<text:bookmark-end text:name="__RefHeading___Toc7201_985567249"/></text:h>
            </text:list-item>
          </text:list>
        </text:list-item>
      </text:list>
      <text:p text:style-name="Text_20_body">There are three standard libraries available to VDMJ: <text:span text:style-name="T7">IO, MATH </text:span><text:span text:style-name="T19">and </text:span><text:span text:style-name="T7">VDMUtil</text:span><text:span text:style-name="T19">. <text:s/>These enable the interpreter to call out to standard library functions in Java, for example to read data from a file or to perform various mathematical functions. </text:span><text:span text:style-name="T34">They are packaged into a jar called “stdlib-&lt;version&gt;.jar”.</text:span></text:p>
      <text:p text:style-name="P153"><text:span text:style-name="T19">To use librar</text:span><text:span text:style-name="T34">ies</text:span><text:span text:style-name="T19">, you must include the library jar on your classpath. Library jars include the VDM source</text:span><text:span text:style-name="T34">s</text:span><text:span text:style-name="T19"> of the library, plus any supporting Java native code needed (see </text:span><text:span text:style-name="T19"><text:bookmark-ref text:reference-format="number" text:ref-name="__RefNumPara__7015_3082763341">[10]</text:bookmark-ref></text:span><text:span text:style-name="T19">).</text:span></text:p>
      <text:p text:style-name="P154"><text:span text:style-name="T33">Unfortunately, if you </text:span><text:span text:style-name="T128">require</text:span><text:span text:style-name="T33"> more than one jar on the </text:span><text:span text:style-name="T34">Java</text:span><text:span text:style-name="T33"> classpath, you can no longer start VDMJ using the “-jar” option. Instead, you have to set the classpath using “-cp” and then </text:span><text:span text:style-name="T128">name</text:span><text:span text:style-name="T33"> the main class, which is “com.fujitsu.vdmj.VDMJ”. </text:span><text:span text:style-name="T34">See the example below.</text:span></text:p>
      <text:p text:style-name="P154"><text:span text:style-name="T33">Note that </text:span><text:span text:style-name="T34">if your project does not already contain the VDM source of the library, </text:span><text:span text:style-name="T33">the sources of the library modules that you </text:span><text:span text:style-name="T128">mention</text:span><text:span text:style-name="T33"> will be copied out of the library </text:span><text:span text:style-name="T35">into a “lib”</text:span><text:span text:style-name="T33"> </text:span><text:span text:style-name="T35">folder</text:span><text:span text:style-name="T33"> </text:span><text:span text:style-name="T128">and</text:span><text:span text:style-name="T33"> associated with your session. The </text:span><text:span text:style-name="T35">library</text:span><text:span text:style-name="T33"> files </text:span><text:span text:style-name="T35">remain</text:span><text:span text:style-name="T33"> when VDMJ closes.</text:span></text:p>
      <text:p text:style-name="Text_20_body"><text:span text:style-name="T19">For example, the following </text:span><text:span text:style-name="T128">example</text:span><text:span text:style-name="T19"> </text:span><text:span text:style-name="T35">uses</text:span><text:span text:style-name="T19"> the sine function from the MATH library, assuming the VDM-SL source is </text:span><text:span text:style-name="T33">called </text:span><text:span text:style-name="T7">MATH.vdm</text:span><text:span text:style-name="T14">sl</text:span><text:span text:style-name="T19">.</text:span></text:p>
      <text:p text:style-name="Preformatted_20_Text"/>
      <text:p text:style-name="Preformatted_20_Text"><text:span text:style-name="T37">$ java -</text:span><text:span text:style-name="T65">cp</text:span><text:span text:style-name="T37"> vdmj-4.</text:span><text:span text:style-name="T39">n.n</text:span><text:span text:style-name="T37">.jar:</text:span><text:span text:style-name="T38">stdlib-4.</text:span><text:span text:style-name="T39">n.n.</text:span><text:span text:style-name="T38">jar com.fujitsu.vdmj.VDMJ</text:span><text:span text:style-name="T37"> -vdmsl -i MATH.vdm</text:span><text:span text:style-name="T38">sl</text:span></text:p>
      <text:p text:style-name="P24">Parsed 1 module in 0.092 secs. No syntax errors</text:p>
      <text:p text:style-name="P24">Type checked 1 module in 0.246 secs. No type errors</text:p>
      <text:p text:style-name="P24">Initialized 1 module in 0.196 secs. </text:p>
      <text:p text:style-name="P24">Interpreter started</text:p>
      <text:p text:style-name="P36">&gt; files</text:p>
      <text:p text:style-name="P24"><text:span text:style-name="T136">lib/</text:span>MATH.vdmsl</text:p>
      <text:p text:style-name="P24"/>
      <text:p text:style-name="P36">&gt; p sin(MATH`pi/4)</text:p>
      <text:p text:style-name="P24">= 0.7071067811865475</text:p>
      <text:p text:style-name="P24">Executed in 0.005 secs. </text:p>
      <text:p text:style-name="P24">&gt; </text:p>
      <text:p text:style-name="P24"/>
      <text:p text:style-name="P21"/>
      <text:list xml:id="list133651968061294" text:continue-numbering="true" text:style-name="Outline">
        <text:list-item>
          <text:h text:style-name="Heading_20_1" text:outline-level="1"><text:bookmark-start text:name="__RefHeading___Toc7203_985567249"/>VDMJUnit Testing<text:bookmark-end text:name="__RefHeading___Toc7203_985567249"/></text:h>
        </text:list-item>
      </text:list>
      <text:p text:style-name="Text_20_body"><text:span text:style-name="T19">Section </text:span><text:span text:style-name="T19"><text:bookmark-ref text:reference-format="chapter" text:ref-name="__RefHeading___Toc7292_2130014378">2.6</text:bookmark-ref></text:span><text:span text:style-name="T19"><text:s/>describes the debugging of specifications using features built into the command line tools, either directly in VDMJ or indirectly using the VDMJC client. But once a specification is working, it is also possible to automatically execute batches of tests by using VDMJUnit, which adds VDM interpreter support to the Java JUnit 4 framework [12].</text:span></text:p>
      <text:p text:style-name="P21">JUnit tests are written in Java, and are usually executed as part of an automated build of a larger system, or executed piecemeal in a development IDE. The JUnit framework allows Java classes and methods to be annotated to identify them as tests, and then provides the means to execute all of the tests in a give class or package, reporting any errors encountered.</text:p>
      <text:p text:style-name="P21">The VDMJUnit package includes base classes that provide tests with the means to load a specification from file(s), (re)initialize them, and make test evaluations against the specification loaded, including tests which look for specific runtime errors, such as invariant failures.</text:p>
      <text:p text:style-name="P21">Here is a minimal example:</text:p>
      <text:p text:style-name="P111"/>
      <text:p text:style-name="Preformatted_20_Text"><text:span text:style-name="T82">public</text:span><text:span text:style-name="T46"> </text:span><text:span text:style-name="T82">class</text:span><text:span text:style-name="T46"> SpecTest </text:span><text:span text:style-name="T82">extends</text:span><text:span text:style-name="T46"> VDMJUnitTestPP</text:span></text:p>
      <text:p text:style-name="Preformatted_20_Text">{</text:p>
      <text:p text:style-name="Preformatted_20_Text"><text:span text:style-name="T43"><text:tab/></text:span><text:span text:style-name="T84">@BeforeClass</text:span></text:p>
      <text:p text:style-name="Preformatted_20_Text"><text:span text:style-name="T43"><text:tab/></text:span><text:span text:style-name="T81">public</text:span><text:span text:style-name="T43"> </text:span><text:span text:style-name="T81">static</text:span><text:span text:style-name="T43"> </text:span><text:span text:style-name="T81">void</text:span><text:span text:style-name="T43"> start() </text:span><text:span text:style-name="T81">throws</text:span><text:span text:style-name="T43"> Exception</text:span></text:p>
      <text:p text:style-name="Preformatted_20_Text"><text:tab/>{</text:p>
      <text:p text:style-name="Preformatted_20_Text"><text:tab/><text:tab/><text:span text:style-name="T47">setRelease</text:span><text:span text:style-name="T44">(Release.</text:span><text:span text:style-name="T91">VDM_10</text:span><text:span text:style-name="T44">);</text:span></text:p>
      <text:p text:style-name="Preformatted_20_Text"><text:span text:style-name="T43"><text:tab/><text:tab/></text:span><text:span text:style-name="T49">readSpecification</text:span><text:span text:style-name="T43">(</text:span><text:span text:style-name="T86">"test.vpp"</text:span><text:span text:style-name="T43">);</text:span></text:p>
      <text:p text:style-name="Preformatted_20_Text"><text:tab/>}</text:p>
      <text:p text:style-name="Preformatted_20_Text"><text:tab/></text:p>
      <text:p text:style-name="Preformatted_20_Text"><text:span text:style-name="T43"><text:tab/></text:span><text:span text:style-name="T84">@Before</text:span></text:p>
      <text:p text:style-name="Preformatted_20_Text"><text:span text:style-name="T43"><text:tab/></text:span><text:span text:style-name="T81">public</text:span><text:span text:style-name="T43"> </text:span><text:span text:style-name="T81">void</text:span><text:span text:style-name="T43"> setUp()</text:span></text:p>
      <text:p text:style-name="Preformatted_20_Text"><text:tab/>{</text:p>
      <text:p text:style-name="Preformatted_20_Text"><text:tab/><text:tab/><text:span text:style-name="T7">init</text:span>();</text:p>
      <text:p text:style-name="Preformatted_20_Text"><text:tab/>}</text:p>
      <text:p text:style-name="Preformatted_20_Text"><text:tab/></text:p>
      <text:p text:style-name="Preformatted_20_Text"><text:span text:style-name="T43"><text:tab/></text:span><text:span text:style-name="T84">@Test</text:span></text:p>
      <text:p text:style-name="Preformatted_20_Text"><text:span text:style-name="T43"><text:tab/></text:span><text:span text:style-name="T81">public</text:span><text:span text:style-name="T43"> </text:span><text:span text:style-name="T81">void</text:span><text:span text:style-name="T43"> test() </text:span><text:span text:style-name="T81">throws</text:span><text:span text:style-name="T43"> Exception</text:span></text:p>
      <text:p text:style-name="Preformatted_20_Text"><text:tab/>{</text:p>
      <text:p text:style-name="Preformatted_20_Text"><text:span text:style-name="T43"><text:tab/><text:tab/></text:span><text:span text:style-name="T49">assertEquals</text:span><text:span text:style-name="T43">(10, runInt(</text:span><text:span text:style-name="T86">"new A().f(9)"</text:span><text:span text:style-name="T43">));</text:span></text:p>
      <text:p text:style-name="Preformatted_20_Text"><text:tab/>}</text:p>
      <text:p text:style-name="P46">}</text:p>
      <text:p text:style-name="P46"/>
      <text:p text:style-name="P46"/>
      <text:p text:style-name="Text_20_body">Where the file "test.vpp" might contain the following VDM class definition:</text:p>
      <text:p text:style-name="Preformatted_20_Text"/>
      <text:p text:style-name="Preformatted_20_Text">class A</text:p>
      <text:p text:style-name="Preformatted_20_Text">functions</text:p>
      <text:p text:style-name="Preformatted_20_Text"><text:tab/>public f: <text:span text:style-name="T48">nat</text:span><text:span text:style-name="T93"> -&gt; </text:span><text:span text:style-name="T48">nat</text:span></text:p>
      <text:p text:style-name="Preformatted_20_Text"><text:tab/>f(i) == i + 1</text:p>
      <text:p text:style-name="Preformatted_20_Text"><text:tab/>pre i &lt; 10;</text:p>
      <text:p text:style-name="Preformatted_20_Text">end A</text:p>
      <text:p text:style-name="Preformatted_20_Text"/>
      <text:p text:style-name="Preformatted_20_Text"/>
      <text:p text:style-name="Text_20_body">Since this test is of a VDM++ class, the JUnit test class extends <text:span text:style-name="T7">VDMJUnitTestPP</text:span>; similar base classes are provided for VDM-SL and VDM-RT.</text:p>
      <text:p text:style-name="Text_20_body">@BeforeClass is a standard JUnit 4 annotation which indicates that this static method is to be executed once before all tests in the class. This is used to execute the <text:span text:style-name="T7">setRelease </text:span><text:span text:style-name="T19">and</text:span> <text:span text:style-name="T7">readSpecification </text:span><text:span text:style-name="T19">methods, inherited from </text:span><text:span text:style-name="T7">VDMJUnitTestPP</text:span><text:span text:style-name="T19">, which loads the file name(s) passed, and parses and type checks them using the </text:span><text:span text:style-name="T7">VDM10</text:span><text:span text:style-name="T19"> language extensions. There must be no parse or type checking errors. The </text:span><text:span text:style-name="T7">readSpecification </text:span><text:span text:style-name="T19">method takes a varargs list of filenames or directories which are located relative to the Java classpath. Directories are searched (shallow) for all VDM source files. It is permissible to pass no files and evaluate bare expressions in the tests (like "1+1"), but the </text:span><text:span text:style-name="T7">readSpecification </text:span><text:span text:style-name="T19">method must always be called, and called only once per test class.</text:span></text:p>
      <text:p text:style-name="Text_20_body"><text:soft-page-break/><text:span text:style-name="T19">The @Before annotation is also from JUnit 4, and indicates that this method should be executed before each test defined in the class. The </text:span><text:span text:style-name="T7">init</text:span><text:span text:style-name="T19"> method shown initializes the specification (eg. setting the state data back to the original settings). Without an @Before method to do this, tests will see the effect of earlier tests on the specification state (which may be useful). If the specification is not initialized per test, then it must be initialized once in the @BeforeClass method, after the specification is loaded.</text:span></text:p>
      <text:p text:style-name="Text_20_body"><text:span text:style-name="T19">Lastly, the @Test annotation identifies test methods, in this example a test asserting that a particular expression should produce a given (integer) value. The string argument to </text:span><text:span text:style-name="T7">runInt </text:span><text:span text:style-name="T19">can be any valid VDM expression that returns an integer value. The simpler </text:span><text:span text:style-name="T7">run </text:span><text:span text:style-name="T19">method returns a raw VDMJ </text:span><text:span text:style-name="T7">Value </text:span><text:span text:style-name="T19">object, which can return arbitrarily complex values (sets, records, objects etc).</text:span></text:p>
      <text:p text:style-name="P82"><text:span text:style-name="T19">A method called </text:span><text:span text:style-name="T7">assertVDM</text:span><text:span text:style-name="T19"> is provided to make assertions about VDM values by using VDM expressions. This can be useful if it is too difficult to unpick the Value objects returned, when a VDM expression would be far simpler. The methods set a “RESULT” variable from the value passed in (or as a result of evaluating the expression passed), and this should be used to create a boolean VDM assertion expression. Assertion expressions can use global constants defined in the specification.</text:span></text:p>
      <text:p text:style-name="P22"/>
      <text:p text:style-name="P83"><text:span text:style-name="T53"><text:tab/></text:span><text:span text:style-name="T85">@Test</text:span></text:p>
      <text:p text:style-name="P132"><text:span text:style-name="T51"><text:tab/></text:span><text:span text:style-name="T83">public</text:span><text:span text:style-name="T51"> </text:span><text:span text:style-name="T83">void</text:span><text:span text:style-name="T51"> one() </text:span><text:span text:style-name="T83">throws</text:span><text:span text:style-name="T51"> Exception</text:span></text:p>
      <text:p text:style-name="P61"><text:tab/>{</text:p>
      <text:p text:style-name="P132"><text:span text:style-name="T51"><text:tab/><text:tab/>run(</text:span><text:span text:style-name="T87">"setValue(123)"</text:span><text:span text:style-name="T51">);</text:span></text:p>
      <text:p text:style-name="P132"><text:span text:style-name="T51"><text:tab/><text:tab/>assertVDM(</text:span><text:span text:style-name="T87">"getValue()"</text:span><text:span text:style-name="T51">, </text:span><text:span text:style-name="T87">"RESULT = 123"</text:span><text:span text:style-name="T51">);</text:span></text:p>
      <text:p text:style-name="P61"><text:tab/><text:tab/></text:p>
      <text:p text:style-name="P132"><text:span text:style-name="T51"><text:tab/><text:tab/></text:span><text:span text:style-name="T83">try</text:span></text:p>
      <text:p text:style-name="P61"><text:tab/><text:tab/>{</text:p>
      <text:p text:style-name="P132"><text:span text:style-name="T51"><text:tab/><text:tab/><text:tab/></text:span><text:span text:style-name="T52">Value r = run(</text:span><text:span text:style-name="T88">"getValue()"</text:span><text:span text:style-name="T52">);</text:span></text:p>
      <text:p text:style-name="P132"><text:span text:style-name="T51"><text:tab/><text:tab/><text:tab/>assertVDM(</text:span><text:span text:style-name="T87">"Testing!"</text:span><text:span text:style-name="T51">, </text:span><text:span text:style-name="T88">r</text:span><text:span text:style-name="T51">, </text:span><text:span text:style-name="T87">"RESULT = 456"</text:span><text:span text:style-name="T51">);</text:span></text:p>
      <text:p text:style-name="P132"><text:span text:style-name="T51"><text:tab/><text:tab/><text:tab/></text:span><text:span text:style-name="T54">fail</text:span><text:span text:style-name="T51">(</text:span><text:span text:style-name="T87">"Expected failure"</text:span><text:span text:style-name="T51">);</text:span></text:p>
      <text:p text:style-name="P61"><text:tab/><text:tab/>}</text:p>
      <text:p text:style-name="P132"><text:span text:style-name="T51"><text:tab/><text:tab/></text:span><text:span text:style-name="T83">catch</text:span><text:span text:style-name="T51"> (AssertionError </text:span><text:span text:style-name="T108">e</text:span><text:span text:style-name="T51">)</text:span></text:p>
      <text:p text:style-name="P61"><text:tab/><text:tab/>{</text:p>
      <text:p text:style-name="P132"><text:span text:style-name="T51"><text:tab/><text:tab/><text:tab/></text:span><text:span text:style-name="T54">assertEquals</text:span><text:span text:style-name="T51">(</text:span><text:span text:style-name="T108">e</text:span><text:span text:style-name="T51">.getMessage(), </text:span><text:span text:style-name="T87">"Testing!"</text:span><text:span text:style-name="T51">);</text:span></text:p>
      <text:p text:style-name="P61"><text:tab/><text:tab/>}</text:p>
      <text:p text:style-name="P61"><text:tab/>}</text:p>
      <text:p text:style-name="P23"/>
      <text:p text:style-name="P21">Tests can catch and check exceptions if they believe a VDM runtime error should occur, for example:</text:p>
      <text:p text:style-name="P57"/>
      <text:p text:style-name="P114">@Test</text:p>
      <text:p text:style-name="Preformatted_20_Text"><text:span text:style-name="T81">public</text:span><text:span text:style-name="T43"> </text:span><text:span text:style-name="T81">void</text:span><text:span text:style-name="T43"> one() </text:span><text:span text:style-name="T81">throws</text:span><text:span text:style-name="T43"> Exception</text:span></text:p>
      <text:p text:style-name="Preformatted_20_Text">{</text:p>
      <text:p text:style-name="Preformatted_20_Text"><text:span text:style-name="T43"><text:tab/></text:span><text:span text:style-name="T81">try</text:span></text:p>
      <text:p text:style-name="Preformatted_20_Text"><text:tab/>{</text:p>
      <text:p text:style-name="Preformatted_20_Text"><text:span text:style-name="T43"><text:tab/><text:tab/>create(</text:span><text:span text:style-name="T86">"object"</text:span><text:span text:style-name="T43">, </text:span><text:span text:style-name="T86">"new A()"</text:span><text:span text:style-name="T43">);</text:span></text:p>
      <text:p text:style-name="Preformatted_20_Text"><text:span text:style-name="T43"><text:tab/><text:tab/>run(</text:span><text:span text:style-name="T86">"object.f(100)"</text:span><text:span text:style-name="T43">);</text:span></text:p>
      <text:p text:style-name="Preformatted_20_Text"><text:span text:style-name="T43"><text:tab/><text:tab/></text:span><text:span text:style-name="T49">fail</text:span><text:span text:style-name="T43">(</text:span><text:span text:style-name="T86">"Expecting precondition failure"</text:span><text:span text:style-name="T43">);</text:span></text:p>
      <text:p text:style-name="Preformatted_20_Text"><text:tab/>}</text:p>
      <text:p text:style-name="Preformatted_20_Text"><text:span text:style-name="T43"><text:tab/></text:span><text:span text:style-name="T81">catch</text:span><text:span text:style-name="T43"> (ContextException e)</text:span></text:p>
      <text:p text:style-name="Preformatted_20_Text"><text:tab/>{</text:p>
      <text:p text:style-name="Preformatted_20_Text"><text:span text:style-name="T43"><text:tab/><text:tab/></text:span><text:span text:style-name="T89">// Error 4055: Precondition failure: pre_f in 'A' at line 5:11</text:span></text:p>
      <text:p text:style-name="Preformatted_20_Text"><text:span text:style-name="T43"><text:tab/><text:tab/></text:span><text:span text:style-name="T49">assertEquals</text:span><text:span text:style-name="T43">(4055, e.</text:span><text:span text:style-name="T90">number</text:span><text:span text:style-name="T43">);</text:span></text:p>
      <text:p text:style-name="Preformatted_20_Text"><text:span text:style-name="T43"><text:tab/><text:tab/></text:span><text:span text:style-name="T49">assertEquals</text:span><text:span text:style-name="T43">(</text:span><text:span text:style-name="T86">"A"</text:span><text:span text:style-name="T43">, e.</text:span><text:span text:style-name="T90">location</text:span><text:span text:style-name="T43">.</text:span><text:span text:style-name="T90">module</text:span><text:span text:style-name="T43">);</text:span></text:p>
      <text:p text:style-name="Preformatted_20_Text"><text:span text:style-name="T43"><text:tab/><text:tab/></text:span><text:span text:style-name="T49">assertEquals</text:span><text:span text:style-name="T43">(</text:span><text:span text:style-name="T86">"test.vpp"</text:span><text:span text:style-name="T43">, e.</text:span><text:span text:style-name="T90">location</text:span><text:span text:style-name="T43">.</text:span><text:span text:style-name="T90">file</text:span><text:span text:style-name="T43">.getName());</text:span></text:p>
      <text:p text:style-name="Preformatted_20_Text"><text:span text:style-name="T43"><text:tab/><text:tab/></text:span><text:span text:style-name="T49">assertEquals</text:span><text:span text:style-name="T43">(5, e.</text:span><text:span text:style-name="T90">location</text:span><text:span text:style-name="T43">.</text:span><text:span text:style-name="T90">startLine</text:span><text:span text:style-name="T43">);</text:span></text:p>
      <text:p text:style-name="Preformatted_20_Text"><text:span text:style-name="T43"><text:tab/><text:tab/></text:span><text:span text:style-name="T49">assertEquals</text:span><text:span text:style-name="T43">(11, e.</text:span><text:span text:style-name="T90">location</text:span><text:span text:style-name="T43">.</text:span><text:span text:style-name="T90">startPos</text:span><text:span text:style-name="T43">);</text:span></text:p>
      <text:p text:style-name="Preformatted_20_Text"><text:tab/>}</text:p>
      <text:p text:style-name="Preformatted_20_Text">}</text:p>
      <text:p text:style-name="P24"/>
      <text:p text:style-name="Text_20_body">In this case, a VDMJ <text:span text:style-name="T7">ContextException</text:span> contains all of the information about the error that occurred, which can be checked by the test. Note that an <text:span text:style-name="T7">init </text:span><text:span text:style-name="T19">call should be made after an error to reset the specification to a known state, perhaps in the @Before method.</text:span></text:p>
      <text:p text:style-name="Text_20_body"><text:soft-page-break/>It is also possible to execute combinatorial tests from within the VDMJUnit framework (see section <text:bookmark-ref text:reference-format="number" text:ref-name="__RefHeading__5914_1803781844"> 4</text:bookmark-ref>). As with the command line, all the tests generated from a trace may be executed, or <text:span text:style-name="T107">a contiguous range of tests</text:span>, or a reduced subset of the tests. Three <text:span text:style-name="T7">runTrace </text:span>methods are provided, as follows:</text:p>
      <text:p text:style-name="P56"/>
      <text:p text:style-name="P113">@Test</text:p>
      <text:p text:style-name="Preformatted_20_Text"><text:span text:style-name="T81">public</text:span><text:span text:style-name="T43"> </text:span><text:span text:style-name="T81">void</text:span><text:span text:style-name="T43"> one() </text:span><text:span text:style-name="T81">throws</text:span><text:span text:style-name="T43"> Exception</text:span></text:p>
      <text:p text:style-name="Preformatted_20_Text">{</text:p>
      <text:p text:style-name="Preformatted_20_Text"><text:span text:style-name="T43"><text:tab/></text:span><text:span text:style-name="T49">assertTrue</text:span><text:span text:style-name="T43">(runTrace(</text:span><text:span text:style-name="T86">"T1"</text:span><text:span text:style-name="T43">));</text:span></text:p>
      <text:p text:style-name="Preformatted_20_Text">}</text:p>
      <text:p text:style-name="Preformatted_20_Text"/>
      <text:p text:style-name="P113">@Test</text:p>
      <text:p text:style-name="Preformatted_20_Text"><text:span text:style-name="T81">public</text:span><text:span text:style-name="T43"> </text:span><text:span text:style-name="T81">void</text:span><text:span text:style-name="T43"> two() </text:span><text:span text:style-name="T81">throws</text:span><text:span text:style-name="T43"> Exception</text:span></text:p>
      <text:p text:style-name="Preformatted_20_Text">{</text:p>
      <text:p text:style-name="Preformatted_20_Text"><text:span text:style-name="T43"><text:tab/></text:span><text:span text:style-name="T49">assertTrue</text:span><text:span text:style-name="T43">(runTrace(</text:span><text:span text:style-name="T86">"T1"</text:span><text:span text:style-name="T43">, </text:span><text:span text:style-name="T50">1, </text:span><text:span text:style-name="T43">3));</text:span></text:p>
      <text:p text:style-name="Preformatted_20_Text">}</text:p>
      <text:p text:style-name="Preformatted_20_Text"/>
      <text:p text:style-name="P113">@Test</text:p>
      <text:p text:style-name="Preformatted_20_Text"><text:span text:style-name="T81">public</text:span><text:span text:style-name="T43"> </text:span><text:span text:style-name="T81">void</text:span><text:span text:style-name="T43"> three() </text:span><text:span text:style-name="T81">throws</text:span><text:span text:style-name="T43"> Exception</text:span></text:p>
      <text:p text:style-name="Preformatted_20_Text">{</text:p>
      <text:p text:style-name="Preformatted_20_Text"><text:span text:style-name="T43"><text:tab/></text:span><text:span text:style-name="T49">assertTrue</text:span><text:span text:style-name="T43">(runTrace(</text:span><text:span text:style-name="T86">"T1"</text:span><text:span text:style-name="T43">, 0.5, TraceReductionType.</text:span><text:span text:style-name="T92">RANDOM</text:span><text:span text:style-name="T43">, 123));</text:span></text:p>
      <text:p text:style-name="Preformatted_20_Text">}</text:p>
      <text:p text:style-name="Preformatted_20_Text"/>
      <text:p text:style-name="Preformatted_20_Text"/>
      <text:p text:style-name="Text_20_body">The first method executes all the tests generated from the "T1" trace. <text:span text:style-name="T19">The second method runs </text:span><text:span text:style-name="T24">a range of tests</text:span><text:span text:style-name="T19"> from those generated (tests are numbered from 1). The third method reduces the number of tests generated to 50% (ie. 0.5) using a RANDOM reduction technique, seeded with the value 123 (for reproducible results). There is a description of test reduction in section </text:span><text:span text:style-name="T19"><text:bookmark-ref text:reference-format="number" text:ref-name="__RefHeading__5916_1803781844"> 4.2</text:bookmark-ref></text:span><text:span text:style-name="T19">.</text:span></text:p>
      <text:p text:style-name="Text_20_body"><text:span text:style-name="T19">In all three cases, if all of the tests pass, the </text:span><text:span text:style-name="T7">runTrace </text:span><text:span text:style-name="T19">method returns true else false. Note that INCONCLUSIVE results are regarded as a failure. The expansion of the individual test cases, including test numbers and the output from each test execution, is sent to stdout in the same format as they are from the command line (see section </text:span><text:span text:style-name="T19"><text:bookmark-ref text:reference-format="number" text:ref-name="__RefHeading__5914_1803781844"> 4</text:bookmark-ref></text:span><text:span text:style-name="T19">).</text:span></text:p>
      <text:p text:style-name="P84"/>
      <text:p text:style-name="Text_20_body">The VDMJUnitTest framework provides the following methods to tests:</text:p>
      <text:list text:style-name="L1">
        <text:list-item>
          <text:p text:style-name="P183"><text:span text:style-name="T55">setRelease(Release) </text:span><text:span text:style-name="T94">to specify the language release to parse. The default is VDM classic.</text:span></text:p>
        </text:list-item>
        <text:list-item>
          <text:p text:style-name="P184">readSpecification([Charset], file/dirs...) <text:span text:style-name="T94">to parse and type check specification files.</text:span></text:p>
        </text:list-item>
        <text:list-item>
          <text:p text:style-name="P185">getErrors()<text:span text:style-name="T94"> to get a List&lt;VDMError&gt; of syntax or type checking errors after readSpecification</text:span></text:p>
        </text:list-item>
        <text:list-item>
          <text:p text:style-name="P185">getWarnings()<text:span text:style-name="T94"> to get a List&lt;VDMWarning&gt; after readSpecification</text:span></text:p>
        </text:list-item>
        <text:list-item>
          <text:p text:style-name="P184">init <text:span text:style-name="T94">to (re)initialize a loaded specification.</text:span></text:p>
        </text:list-item>
        <text:list-item>
          <text:p text:style-name="P184">setDefault(Name) <text:span text:style-name="T94">to set the default module or class name.</text:span></text:p>
        </text:list-item>
        <text:list-item>
          <text:p text:style-name="P184">create(Name, Expr) <text:span text:style-name="T94">for VDM++ and VDM-RT only, to create temporary object values</text:span></text:p>
        </text:list-item>
        <text:list-item>
          <text:p text:style-name="P184">run(Expr) <text:span text:style-name="T94">to parse and evaluate the expression and return a VDMJ Value.</text:span></text:p>
        </text:list-item>
        <text:list-item>
          <text:p text:style-name="P184">runInt(Expr) <text:span text:style-name="T94">same as run, but return a long.</text:span></text:p>
        </text:list-item>
        <text:list-item>
          <text:p text:style-name="P184">runReal(Expr) <text:span text:style-name="T94">same as run, but return a double.</text:span></text:p>
        </text:list-item>
        <text:list-item>
          <text:p text:style-name="P184">runBool(Expr) <text:span text:style-name="T94">same as run, but return a boolean.</text:span></text:p>
        </text:list-item>
        <text:list-item>
          <text:p text:style-name="P184">runTrace(Name) <text:span text:style-name="T94">run all the tests from the named combinatorial trace.</text:span></text:p>
        </text:list-item>
        <text:list-item>
          <text:p text:style-name="P184">runTrace(Name, <text:span text:style-name="T107">first, last</text:span>) <text:span text:style-name="T94">run the specific test </text:span><text:span text:style-name="T95">range</text:span><text:span text:style-name="T94"> from a trace.</text:span></text:p>
        </text:list-item>
        <text:list-item>
          <text:p text:style-name="P184">runTrace(Name, subset, method, seed) <text:span text:style-name="T94">run a subset of tests, reduced by the given method.</text:span></text:p>
        </text:list-item>
        <text:list-item>
          <text:p text:style-name="P186">assertVDM([Message], Value, VDM assertion) <text:span text:style-name="T94">test value against a VDM assertion</text:span></text:p>
        </text:list-item>
        <text:list-item>
          <text:p text:style-name="P186">assertVDM([Message], Expr, VDM assertion) <text:span text:style-name="T94">test VDM expression against VDM assertion</text:span></text:p>
        </text:list-item>
      </text:list>
      <text:p text:style-name="P73"/>
      <text:p text:style-name="P73"><text:soft-page-break/>Note that a Java <text:span text:style-name="T7">Charset</text:span> can be passed to <text:span text:style-name="T7">readSpecification</text:span>, if the files are not in the default character encoding for your locale. See the Javadocs for full details.</text:p>
      <text:p text:style-name="Text_20_body"><text:span text:style-name="T94">A subclass of the VDMJ </text:span><text:span text:style-name="T18">Value</text:span><text:span text:style-name="T94"> class is returned from the </text:span><text:span text:style-name="T18">run</text:span><text:span text:style-name="T40"> method, which allows any value to be returned. Such </text:span><text:span text:style-name="T18">Value</text:span><text:span text:style-name="T40"> objects either have fields or getter methods to allow them to be examined, though note that many </text:span><text:span text:style-name="T18">Value</text:span><text:span text:style-name="T40"> subtypes contain other </text:span><text:span text:style-name="T18">Values</text:span><text:span text:style-name="T40"> – for example, a </text:span><text:span text:style-name="T18">SetValue</text:span><text:span text:style-name="T40"> contains a set of </text:span><text:span text:style-name="T18">Values</text:span><text:span text:style-name="T40">, and a </text:span><text:span text:style-name="T18">RecordValue</text:span><text:span text:style-name="T40"> contains a map of String field names to </text:span><text:span text:style-name="T18">Values</text:span><text:span text:style-name="T40">. </text:span><text:span text:style-name="T18">Values</text:span><text:span text:style-name="T40"> can be converted to Java primitives using (for example) the </text:span><text:span text:style-name="T18">boolValue</text:span><text:span text:style-name="T40"> or </text:span><text:span text:style-name="T18">realValue</text:span><text:span text:style-name="T40"> methods.</text:span></text:p>
      <text:p text:style-name="P67">To execute JUnit tests with VDMJUnit, you need to have the VDMJ jar as well as the Junit 4 and VDMJUnit jars on the classpath.</text:p>
      <text:p text:style-name="P67">Although <text:span text:style-name="T7">VDMJUnitTestSL </text:span><text:span text:style-name="T19">and related classes</text:span><text:span text:style-name="T7"> </text:span><text:span text:style-name="T19">are intended to be used with JUnit tests, the same methods can be used in stand-alone Java applications. For example, the following code will load a specification and execute an expression passed from the command line.</text:span></text:p>
      <text:p text:style-name="P112"/>
      <text:p text:style-name="P112"/>
      <text:p text:style-name="Preformatted_20_Text"><text:span text:style-name="T81">public</text:span><text:span text:style-name="T43"> </text:span><text:span text:style-name="T81">class</text:span><text:span text:style-name="T43"> NonJUnitExample </text:span><text:span text:style-name="T81">extends</text:span><text:span text:style-name="T43"> VDMJUnitTestSL</text:span></text:p>
      <text:p text:style-name="Preformatted_20_Text">{</text:p>
      <text:p text:style-name="Preformatted_20_Text"><text:span text:style-name="T43"><text:tab/></text:span><text:span text:style-name="T81">public</text:span><text:span text:style-name="T43"> </text:span><text:span text:style-name="T81">static</text:span><text:span text:style-name="T43"> </text:span><text:span text:style-name="T81">void</text:span><text:span text:style-name="T43"> main(String[] args) </text:span><text:span text:style-name="T81">throws</text:span><text:span text:style-name="T43"> Exception</text:span></text:p>
      <text:p text:style-name="Preformatted_20_Text"><text:tab/>{</text:p>
      <text:p text:style-name="Preformatted_20_Text"><text:span text:style-name="T43"><text:tab/><text:tab/></text:span><text:span text:style-name="T81">new</text:span><text:span text:style-name="T43"> NonJUnitExample().execute(args);</text:span></text:p>
      <text:p text:style-name="Preformatted_20_Text"><text:tab/>}</text:p>
      <text:p text:style-name="Preformatted_20_Text"><text:tab/></text:p>
      <text:p text:style-name="Preformatted_20_Text"><text:span text:style-name="T43"><text:tab/></text:span><text:span text:style-name="T81">public</text:span><text:span text:style-name="T43"> </text:span><text:span text:style-name="T81">void</text:span><text:span text:style-name="T43"> execute(String[] args) </text:span><text:span text:style-name="T81">throws</text:span><text:span text:style-name="T43"> Exception</text:span></text:p>
      <text:p text:style-name="Preformatted_20_Text"><text:tab/>{</text:p>
      <text:p text:style-name="Preformatted_20_Text"><text:span text:style-name="T43"><text:tab/><text:tab/></text:span><text:span text:style-name="T49">setRelease</text:span><text:span text:style-name="T43">(Release.</text:span><text:span text:style-name="T92">VDM_10</text:span><text:span text:style-name="T43">);</text:span></text:p>
      <text:p text:style-name="Preformatted_20_Text"><text:tab/><text:tab/><text:span text:style-name="T7">readSpecification</text:span>(args[0]);</text:p>
      <text:p text:style-name="Preformatted_20_Text"><text:tab/><text:tab/><text:span text:style-name="T7">init</text:span>();</text:p>
      <text:p text:style-name="Preformatted_20_Text"><text:span text:style-name="T43"><text:tab/><text:tab/>System.</text:span><text:span text:style-name="T92">out</text:span><text:span text:style-name="T43">.println(run(args[1]));</text:span></text:p>
      <text:p text:style-name="Preformatted_20_Text"><text:tab/>}</text:p>
      <text:p text:style-name="P46">}</text:p>
      <text:list xml:id="list133650588205199" text:continue-list="list133651968061294" text:style-name="Outline">
        <text:list-item>
          <text:h text:style-name="Heading_20_1" text:outline-level="1"><text:bookmark-start text:name="__RefHeading__5914_1803781844"/>Combinatorial Testing<text:bookmark-end text:name="__RefHeading__5914_1803781844"/></text:h>
        </text:list-item>
      </text:list>
      <text:p text:style-name="P104">(This section is a simplified version of [16]).</text:p>
      <text:p text:style-name="Text_20_body">Creating a comprehensive set of tests for VDM specifications can be a very time consuming process. To try to make the generation of test cases simpler, VDMJ supports a VDM language extension (for all dialects) known as <text:span text:style-name="T7">Combinatorial Testing</text:span><text:span text:style-name="T19"> [7].</text:span></text:p>
      <text:p text:style-name="P21">The idea behind combinatorial testing is that classes or modules can be tested by making a sequence of calls on the interface of the class/module, but that the number of sensible sequences of operation calls is too great to be written out by hand, requiring automatic generation support.</text:p>
      <text:p text:style-name="Text_20_body"><text:span text:style-name="T19">To provide this, a class or module may define a "traces" section that defines an arbitrary number of trace specifications. Each of these is a </text:span><text:span text:style-name="T7">pattern </text:span><text:span text:style-name="T19">which expands into a number of operation call sequences to be made against one or more instances of the classes under test (which is usually not the class with the traces definition).</text:span></text:p>
      <text:p text:style-name="P21">For example:</text:p>
      <text:p text:style-name="P24"/>
      <text:p text:style-name="Preformatted_20_Text">class Tested</text:p>
      <text:p text:style-name="Preformatted_20_Text">instance variables</text:p>
      <text:p text:style-name="Preformatted_20_Text"><text:tab/>total:int := 0;</text:p>
      <text:p text:style-name="Preformatted_20_Text"><text:tab/></text:p>
      <text:p text:style-name="Preformatted_20_Text">operations</text:p>
      <text:p text:style-name="Preformatted_20_Text"><text:tab/>public op1: () ==&gt; <text:span text:style-name="T48">int</text:span></text:p>
      <text:p text:style-name="Preformatted_20_Text"><text:tab/><text:tab/>op1() == ( total := total + 1; return total; )</text:p>
      <text:p text:style-name="Preformatted_20_Text"/>
      <text:p text:style-name="Preformatted_20_Text">end Tested</text:p>
      <text:p text:style-name="Preformatted_20_Text"/>
      <text:p text:style-name="Preformatted_20_Text"/>
      <text:p text:style-name="P24">class Tester</text:p>
      <text:p text:style-name="P24">instance variables</text:p>
      <text:p text:style-name="P24"><text:tab/>obj:Tested := new Tested();</text:p>
      <text:p text:style-name="P24"/>
      <text:p text:style-name="P24">traces</text:p>
      <text:p text:style-name="P24"><text:tab/>test1: obj.op1();</text:p>
      <text:p text:style-name="P24"><text:tab/>test2: obj.op1(); obj.op1(); obj.op1();</text:p>
      <text:p text:style-name="P24"/>
      <text:p text:style-name="P24">end Tester</text:p>
      <text:p text:style-name="P24"/>
      <text:p text:style-name="P24"/>
      <text:p text:style-name="P21">This defines a class called Tester which is designed to test the class Tested. Notice that the Tester creates an instance of the object to be tested (obj) and that this object is referenced in the trace clauses, where a sequence of operation calls are specified. VDMJ provides a <text:span text:style-name="T7">runtrace</text:span> command to execute such traces.</text:p>
      <text:p text:style-name="P21">If this specification is loaded into the VDMJ interpreter, the following output is produced:</text:p>
      <text:p text:style-name="P24"/>
      <text:p text:style-name="P5">&gt; runtrace Tester`test1</text:p>
      <text:p text:style-name="P116">Generated 1 tests</text:p>
      <text:p text:style-name="P116">Test 1 = obj.op1()</text:p>
      <text:p text:style-name="P116">Result = [1, PASSED]</text:p>
      <text:p text:style-name="P116">Executed in 0.013 secs. </text:p>
      <text:p text:style-name="P116">All tests passed</text:p>
      <text:p text:style-name="Preformatted_20_Text"/>
      <text:p text:style-name="P5">&gt; runtrace Tester`test2</text:p>
      <text:p text:style-name="P70">Generated 1 tests</text:p>
      <text:p text:style-name="P70">Test 1 = obj.op1(); obj.op1(); obj.op1()</text:p>
      <text:p text:style-name="P70">Result = [1, 2, 3, PASSED]</text:p>
      <text:p text:style-name="P70">Executed in 0.01 secs. </text:p>
      <text:p text:style-name="P70">All tests passed</text:p>
      <text:p text:style-name="P69"/>
      <text:p text:style-name="P68"/>
      <text:p text:style-name="Text_20_body">Each test first prints out the sequences of calls they will make. Both traces only produce one test <text:soft-page-break/>sequence so they are both called "Test 1", but there can be several (see below). Then each test sequence is executed, printing out a sequence of results from the operation steps, followed by a <text:span text:style-name="T7">verdict </text:span><text:span text:style-name="T19">on how the test sequence completed.</text:span></text:p>
      <text:p text:style-name="P21">Suppose, based on the tests above, that the Tested class was really designed to have the op1 operation called a number of times in sequence. We've tested one call, and three calls. But what about testing two, or a hundred and two, and everything in between? Rather than specifying all these test cases individually, combinatorial testing allows you to specify repetition patterns for operation calls. So, for example, if test2 is changed to</text:p>
      <text:p text:style-name="P24"/>
      <text:p text:style-name="Preformatted_20_Text"><text:span text:style-name="T19"><text:tab/>test2: obj.op1()</text:span><text:span text:style-name="T37">{1,5}</text:span></text:p>
      <text:p text:style-name="P24"/>
      <text:p text:style-name="P24"/>
      <text:p text:style-name="P21">That indicates that the op1 call is to be made once, then twice, then three times and so on, up to five times – ie. this single trace specification actually describes five separate tests:</text:p>
      <text:p text:style-name="P24"/>
      <text:p text:style-name="P37">&gt; runtrace Tester`test2a</text:p>
      <text:p text:style-name="P29">Generated 5 tests</text:p>
      <text:p text:style-name="P29">Test 1 = obj.op1()</text:p>
      <text:p text:style-name="P29">Result = [1, PASSED]</text:p>
      <text:p text:style-name="P29">Test 2 = obj.op1(); obj.op1()</text:p>
      <text:p text:style-name="P29">Result = [1, 2, PASSED]</text:p>
      <text:p text:style-name="P29">Test 3 = obj.op1(); obj.op1(); obj.op1()</text:p>
      <text:p text:style-name="P29">Result = [1, 2, 3, PASSED]</text:p>
      <text:p text:style-name="P29">Test 4 = obj.op1(); obj.op1(); obj.op1(); obj.op1()</text:p>
      <text:p text:style-name="P29">Result = [1, 2, 3, 4, PASSED]</text:p>
      <text:p text:style-name="P29">Test 5 = obj.op1(); obj.op1(); obj.op1(); obj.op1(); obj.op1()</text:p>
      <text:p text:style-name="P29">Result = [1, 2, 3, 4, 5, PASSED]</text:p>
      <text:p text:style-name="P29">Executed in 0.02 secs. </text:p>
      <text:p text:style-name="P69"><text:span text:style-name="T20">All tests passed</text:span> </text:p>
      <text:p text:style-name="P68"/>
      <text:p text:style-name="P68"/>
      <text:p text:style-name="P21">Notice that now there are five tests listed, Test 1 to Test 5, and that they each has one more op1 call than the previous test. Note also that the object being tested has been <text:span text:style-name="T7">initialized</text:span> between each test – since the results start at 1 every time.</text:p>
      <text:p text:style-name="P21">Far more complicated test specifications can be given, involving several different pattern types, each of which expand into multiple tests. These are described in more detail in [7], but the following illustrates a combination of patterns:</text:p>
      <text:p text:style-name="Preformatted_20_Text"/>
      <text:p text:style-name="Preformatted_20_Text"><text:tab/>test3:</text:p>
      <text:p text:style-name="P66"><text:tab/><text:tab/>let x in set {1,...,10} be <text:span text:style-name="T43">st</text:span> x <text:span text:style-name="T43">mod</text:span> 2 = 0 in</text:p>
      <text:p text:style-name="Preformatted_20_Text"><text:tab/><text:tab/><text:tab/>let y = x + 1 in</text:p>
      <text:p text:style-name="P66"><text:tab/><text:tab/><text:tab/><text:tab/>(<text:span text:style-name="T43">obj</text:span>.op1(); <text:span text:style-name="T43">obj</text:span>.op2(x,y){1,2} | <text:span text:style-name="T43">obj</text:span>.op1())</text:p>
      <text:p text:style-name="P66"/>
      <text:p text:style-name="Preformatted_20_Text"/>
      <text:p text:style-name="Text_20_body">When this is executed, the 'x' takes <text:span text:style-name="T7">all</text:span> the values 2, 4, 6, <text:s/>8 and 10; for each value of x, y takes the value of x+1; and then the bracketed set of operations are called, with an op1 followed by <text:span text:style-name="T7">either</text:span> one and two calls to op2, <text:span text:style-name="T7">or</text:span> a single call to op1. So that's five values for x and y, with three alternative call sequences for each, making 15 test sequences in all. If op2 adds its two arguments to the running total, we get:</text:p>
      <text:p text:style-name="Preformatted_20_Text"/>
      <text:p text:style-name="P53">&gt; runtrace Tester`test3</text:p>
      <text:p text:style-name="P47">Generated 15 tests</text:p>
      <text:p text:style-name="P47">Test 1 = obj.op1(); obj.op2(2, 3)</text:p>
      <text:p text:style-name="P47">Result = [1, 6, PASSED]</text:p>
      <text:p text:style-name="P47">Test 2 = obj.op1(); obj.op2(2, 3); obj.op2(2, 3)</text:p>
      <text:p text:style-name="P47">Result = [1, 6, 11, PASSED]</text:p>
      <text:p text:style-name="P47">Test 3 = obj.op1(); obj.op1()</text:p>
      <text:p text:style-name="P47">Result = [1, 2, PASSED]</text:p>
      <text:p text:style-name="P47">Test 4 = obj.op1(); obj.op2(4, 5)</text:p>
      <text:p text:style-name="P47">Result = [1, 10, PASSED]</text:p>
      <text:p text:style-name="P47"><text:soft-page-break/>Test 5 = obj.op1(); obj.op2(4, 5); obj.op2(4, 5)</text:p>
      <text:p text:style-name="P47">Result = [1, 10, 19, PASSED]</text:p>
      <text:p text:style-name="P47">Test 6 = obj.op1(); obj.op1()</text:p>
      <text:p text:style-name="P47">Result = [1, 2, PASSED]</text:p>
      <text:p text:style-name="P47">Test 7 = obj.op1(); obj.op2(6, 7)</text:p>
      <text:p text:style-name="P47">Result = [1, 14, PASSED]</text:p>
      <text:p text:style-name="P47">Test 8 = obj.op1(); obj.op2(6, 7); obj.op2(6, 7)</text:p>
      <text:p text:style-name="P47">Result = [1, 14, 27, PASSED]</text:p>
      <text:p text:style-name="P47">Test 9 = obj.op1(); obj.op1()</text:p>
      <text:p text:style-name="P47">Result = [1, 2, PASSED]</text:p>
      <text:p text:style-name="P47">Test 10 = obj.op1(); obj.op2(8, 9)</text:p>
      <text:p text:style-name="P47">Result = [1, 18, PASSED]</text:p>
      <text:p text:style-name="P47">Test 11 = obj.op1(); obj.op2(8, 9); obj.op2(8, 9)</text:p>
      <text:p text:style-name="P47">Result = [1, 18, 35, PASSED]</text:p>
      <text:p text:style-name="P47">Test 12 = obj.op1(); obj.op1()</text:p>
      <text:p text:style-name="P47">Result = [1, 2, PASSED]</text:p>
      <text:p text:style-name="P47">Test 13 = obj.op1(); obj.op2(10, 11)</text:p>
      <text:p text:style-name="P47">Result = [1, 22, PASSED]</text:p>
      <text:p text:style-name="P47">Test 14 = obj.op1(); obj.op2(10, 11); obj.op2(10, 11)</text:p>
      <text:p text:style-name="P47">Result = [1, 22, 43, PASSED]</text:p>
      <text:p text:style-name="P47">Test 15 = obj.op1(); obj.op1()</text:p>
      <text:p text:style-name="P47">Result = [1, 2, PASSED]</text:p>
      <text:p text:style-name="P47">Executed in 0.055 secs. </text:p>
      <text:p text:style-name="P47">All tests passed</text:p>
      <text:p text:style-name="P48"/>
      <text:p text:style-name="P46"/>
      <text:p text:style-name="Text_20_body">If a sequence of operations causes a postcondition failure in a class, then it is certain that there is a problem with the specification – it should not be possible to provoke a post condition failure with a set of legal calls (ie. ones which pass the preconditions and type invariants). <text:s/>On the other hand, if a sequence of operations violates a precondition, or a type or class invariant, then it is <text:span text:style-name="T7">possible</text:span> that the specification has a problem, but it is also possible that the test itself is at fault (passing illegal values).</text:p>
      <text:p text:style-name="Text_20_body">The combinatorial testing environment indicates the exit status of the test in the verdict returned in the last item of the results (all PASSED above). So if pre/post/invariant conditions are violated during a test, this may be set to FAILED or INDETERMINATE. If a test fails, then any subsequent test which starts with the same sequence of calls as the entire failed sequence will also fail. These tests are filtered out of the remaining test sequence automatically, and not executed.</text:p>
      <text:p text:style-name="Text_20_body">For example, if we add a post condition to the op2 operation, saying that the running total must be less than 10, we get the following behaviour for test3:</text:p>
      <text:p text:style-name="Preformatted_20_Text"/>
      <text:p text:style-name="Preformatted_20_Text">class Tested</text:p>
      <text:p text:style-name="Preformatted_20_Text">...</text:p>
      <text:p text:style-name="P66"><text:tab/>public op2: <text:span text:style-name="T43">int</text:span> * <text:span text:style-name="T43">int</text:span> ==&gt; <text:span text:style-name="T43">int</text:span></text:p>
      <text:p text:style-name="P66"><text:tab/><text:tab/>op2(x, y) == ( total := total + x + y; return total; )</text:p>
      <text:p text:style-name="P66"><text:tab/><text:tab/>post total &lt; 10;</text:p>
      <text:p text:style-name="Preformatted_20_Text">...</text:p>
      <text:p text:style-name="Preformatted_20_Text"/>
      <text:p text:style-name="P6">&gt; runtrace Tester`test3</text:p>
      <text:p text:style-name="P117">Generated 15 tests</text:p>
      <text:p text:style-name="P117">Test 1 = obj.op1(); obj.op2(2, 3)</text:p>
      <text:p text:style-name="P117">Result = [1, 6, PASSED]</text:p>
      <text:p text:style-name="P117">Test 2 = obj.op1(); obj.op2(2, 3); obj.op2(2, 3)</text:p>
      <text:p text:style-name="P117">Result = [1, 6, Error 4072: Postcondition failure: post_op2 in 'Tested' (test.vpp) at line 14:20, <text:span text:style-name="T55">FAILED</text:span>]</text:p>
      <text:p text:style-name="P117">Test 3 = obj.op1(); obj.op1()</text:p>
      <text:p text:style-name="P117">Result = [1, 2, PASSED]</text:p>
      <text:p text:style-name="P117">Test 4 = obj.op1(); obj.op2(4, 5)</text:p>
      <text:p text:style-name="P117">Result = [1, Error 4072: Postcondition failure: post_op2 in 'Tested' (test.vpp) at line 14:20, <text:span text:style-name="T55">FAILED</text:span>]</text:p>
      <text:p text:style-name="P117">Test 5 = obj.op1(); obj.op2(4, 5); obj.op2(4, 5)</text:p>
      <text:p text:style-name="P6">Test 5 FILTERED by test 4</text:p>
      <text:p text:style-name="P117">Test 6 = obj.op1(); obj.op1()</text:p>
      <text:p text:style-name="P117">Result = [1, 2, PASSED]</text:p>
      <text:p text:style-name="Preformatted_20_Text"><text:soft-page-break/>...</text:p>
      <text:p text:style-name="Preformatted_20_Text"/>
      <text:p text:style-name="Text_20_body">Notice that the error message is included in the result sequence, and that tests 2 and 4 fail. Furthermore, the system knows that test 5 <text:span text:style-name="T7">would</text:span> fail as it starts with the same sequence that failed in test 4, so this is filtered from the run (it is listed, but not executed).</text:p>
      <text:p text:style-name="P75">For large test runs, it can be useful to redirect the output to a file rather than let it scroll past on the screen. This can be done with the <text:span text:style-name="T7">savetrace </text:span><text:span text:style-name="T19">command.</text:span></text:p>
      <text:p text:style-name="Preformatted_20_Text"/>
      <text:p text:style-name="P4">&gt; savetrace output<text:span text:style-name="T100">file</text:span></text:p>
      <text:p text:style-name="Preformatted_20_Text">runtrace output redirected to output<text:span text:style-name="T100">file</text:span></text:p>
      <text:p text:style-name="P4">&gt; runtrace Tester`test3</text:p>
      <text:p text:style-name="Preformatted_20_Text">Trace output sent to output<text:span text:style-name="T100">file</text:span></text:p>
      <text:p text:style-name="Preformatted_20_Text">Executed in 0.111 secs. </text:p>
      <text:p text:style-name="Preformatted_20_Text">Some tests failed or indeterminate</text:p>
      <text:p text:style-name="P4">&gt; savetrace off</text:p>
      <text:p text:style-name="Preformatted_20_Text">runtrace output is not redirected</text:p>
      <text:p text:style-name="Preformatted_20_Text">&gt; </text:p>
      <text:p text:style-name="Preformatted_20_Text"/>
      <text:p text:style-name="P85">For specifications with large numbers of trace definitions, it can be useful to run all of the traces, or all of the traces defined in a particular module or class, in one go. This can be done with the <text:span text:style-name="T7">runalltraces </text:span><text:span text:style-name="T19">command, which optionally takes a</text:span><text:span text:style-name="T25"> </text:span><text:span text:style-name="T26">pattern</text:span><text:span text:style-name="T19"> argument </text:span><text:span text:style-name="T26">to select</text:span><text:span text:style-name="T25"> </text:span><text:span text:style-name="T19">module or class names.</text:span></text:p>
      <text:p text:style-name="P24"/>
      <text:p text:style-name="P60">&gt; runalltraces</text:p>
      <text:p text:style-name="P58">-------------------------------------</text:p>
      <text:p text:style-name="P58">runtrace A`T</text:p>
      <text:p text:style-name="P58">Generated 1 tests in 0.019 secs. </text:p>
      <text:p text:style-name="P58">Test 1 = op()</text:p>
      <text:p text:style-name="P58">Result = [(), PASSED]</text:p>
      <text:p text:style-name="P58">Executed in 0.0070 secs. </text:p>
      <text:p text:style-name="P58">All tests passed</text:p>
      <text:p text:style-name="P58">-------------------------------------</text:p>
      <text:p text:style-name="P58">runtrace B`T</text:p>
      <text:p text:style-name="P58">Generated 1 tests in 0.0 secs. </text:p>
      <text:p text:style-name="P58">Test 1 = op()</text:p>
      <text:p text:style-name="P58">Result = [(), PASSED]</text:p>
      <text:p text:style-name="P58">Executed in 0.0010 secs. </text:p>
      <text:p text:style-name="P58">All tests passed</text:p>
      <text:p text:style-name="P58">&gt; </text:p>
      <text:list xml:id="list133652013348154" text:continue-numbering="true" text:style-name="Outline">
        <text:list-item>
          <text:list>
            <text:list-item>
              <text:h text:style-name="Heading_20_2" text:outline-level="2"><text:bookmark-start text:name="__RefHeading___Toc7205_985567249"/>Debugging Tests<text:bookmark-end text:name="__RefHeading___Toc7205_985567249"/></text:h>
            </text:list-item>
          </text:list>
        </text:list-item>
      </text:list>
      <text:p text:style-name="Text_20_body">When tests are producing failures, it is obviously desirable to be able to debug the tests as one would any other expression evaluation. Breakpoints set in the specification will be honoured when a combinatorial test sequence is expanded and executed (see 2.4), but by default the execution of a combinatorial test will run all of the tests that are expanded from the trace statement. To permit more precise debugging, it is possible to pass a single test number to the <text:span text:style-name="T7">runtrace</text:span> command, which will cause just one test to be executed – and therefore debugged in isolation. For example:</text:p>
      <text:p text:style-name="Preformatted_20_Text"/>
      <text:p text:style-name="Preformatted_20_Text">traces</text:p>
      <text:p text:style-name="Preformatted_20_Text"><text:span text:style-name="T57"><text:tab/>T1: let x in set {111, 222} in obj.</text:span><text:span text:style-name="T44">op</text:span><text:span text:style-name="T70">(x){1, 3}</text:span></text:p>
      <text:p text:style-name="Preformatted_20_Text"/>
      <text:p text:style-name="Preformatted_20_Text"/>
      <text:p text:style-name="P52">&gt; runtrace Tester`T1<text:tab/><text:tab/>-- run everything, as before</text:p>
      <text:p text:style-name="P118">Generated 6 tests</text:p>
      <text:p text:style-name="P118">Test 1 = obj.op(111)</text:p>
      <text:p text:style-name="P118">Result = [111, PASSED]</text:p>
      <text:p text:style-name="P118">Test 2 = obj.op(111); obj.op(111)</text:p>
      <text:p text:style-name="P118">Result = [111, 222, PASSED]</text:p>
      <text:p text:style-name="P118">Test 3 = obj.op(111); obj.op(111); obj.op(111)</text:p>
      <text:p text:style-name="P118">Result = [111, 222, 333, PASSED]</text:p>
      <text:p text:style-name="P118"><text:soft-page-break/>Test 4 = obj.op(222)</text:p>
      <text:p text:style-name="P118">Result = [222, PASSED]</text:p>
      <text:p text:style-name="P118">Test 5 = obj.op(222); obj.op(222)</text:p>
      <text:p text:style-name="P118">Result = [222, 444, PASSED]</text:p>
      <text:p text:style-name="P118">Test 6 = obj.op(222); obj.op(222); obj.op(222)</text:p>
      <text:p text:style-name="P118">Result = [222, 444, 666, PASSED]</text:p>
      <text:p text:style-name="P118">Executed in 0.02 secs. </text:p>
      <text:p text:style-name="P118">All tests passed</text:p>
      <text:p text:style-name="Preformatted_20_Text"/>
      <text:p text:style-name="P52">&gt; runtrace Tester`T1 5<text:tab/><text:tab/>-- just run test 5</text:p>
      <text:p text:style-name="P118">Generated 6 tests</text:p>
      <text:p text:style-name="P118">Test 5 = obj.op(222); obj.op(222)</text:p>
      <text:p text:style-name="P118">Result = [222, 444, PASSED]</text:p>
      <text:p text:style-name="P118">Excluded 5 tests</text:p>
      <text:p text:style-name="P118">Executed in 0.005 secs. </text:p>
      <text:p text:style-name="P118">All tests passed</text:p>
      <text:p text:style-name="Preformatted_20_Text"/>
      <text:p text:style-name="P7">&gt; break op</text:p>
      <text:p text:style-name="P118">Created break [1] in 'Tested' (test.vpp) at line 10:18</text:p>
      <text:p text:style-name="P118">10: <text:s/><text:tab/><text:tab/>op(a) == ( total := total + a; return total; );</text:p>
      <text:p text:style-name="P7">&gt; runtrace Tester`T1 5</text:p>
      <text:p text:style-name="P118">Generated 6 tests</text:p>
      <text:p text:style-name="P118">Stopped break [1] in 'Tested' (test.vpp) at line 10:18</text:p>
      <text:p text:style-name="P118">10: <text:s/><text:tab/><text:tab/>op(a) == ( total := total + a; return total; );</text:p>
      <text:p text:style-name="P7">[CTMainThread-396]&gt; p total</text:p>
      <text:p text:style-name="P118">total = 0</text:p>
      <text:p text:style-name="P119"><text:span text:style-name="T98">[CTMainThread-396]&gt; </text:span><text:span text:style-name="T56">c</text:span></text:p>
      <text:p text:style-name="P118">Stopped break [1] in 'Tested' (test.vpp) at line 10:18</text:p>
      <text:p text:style-name="P118">10: <text:s/><text:tab/><text:tab/>op(a) == ( total := total + a; return total; );</text:p>
      <text:p text:style-name="P7">[CTMainThread-396]&gt; p total</text:p>
      <text:p text:style-name="P118">total = 222</text:p>
      <text:p text:style-name="P7">[CTMainThread-396]&gt; p a</text:p>
      <text:p text:style-name="P118">a = 222</text:p>
      <text:p text:style-name="P7">[CTMainThread-396]&gt; c</text:p>
      <text:p text:style-name="P118">Test 5 = obj.op(222); obj.op(222)</text:p>
      <text:p text:style-name="P118">Result = [222, 444, PASSED]</text:p>
      <text:p text:style-name="P118">Excluded 5 tests</text:p>
      <text:p text:style-name="P118">Executed in 41.841 secs. </text:p>
      <text:p text:style-name="P119"><text:span text:style-name="T98">All tests passed</text:span> </text:p>
      <text:p text:style-name="Preformatted_20_Text"/>
      <text:p text:style-name="P4">&gt; runtrace Tester`T1 8</text:p>
      <text:p text:style-name="Preformatted_20_Text">Error: Trace Tester`T1 only has 6 tests</text:p>
      <text:p text:style-name="Preformatted_20_Text"/>
      <text:p text:style-name="Preformatted_20_Text"/>
      <text:p text:style-name="Text_20_body">Unlike the regular runtime, when a set of combinatorial tests are being executed, any exceptions (for example postcondition failures) are regarded as the "final result" of one test and evaluation moves onto the next test in the set. Normally an exception would halt execution and trap into the debugger. This means that although you can set breakpoints and step through a test as above, you cannot simply let a complex test run and expect it to trap into the debugger when it hits an exception.</text:p>
      <text:p text:style-name="Text_20_body">For example, consider the following simple test. This will produce a division by zero error when it is executed, and that becomes the result of the test rather than halting the execution.</text:p>
      <text:p text:style-name="Preformatted_20_Text"/>
      <text:p text:style-name="P66">class A</text:p>
      <text:p text:style-name="P66">operations</text:p>
      <text:p text:style-name="P66"><text:tab/>public <text:span text:style-name="T43">op</text:span>: <text:span text:style-name="T43">int</text:span> * <text:span text:style-name="T43">int</text:span> ==&gt; ()</text:p>
      <text:p text:style-name="P66"><text:tab/><text:span text:style-name="T43">op</text:span>(a, b) == let - = a/b in skip;</text:p>
      <text:p text:style-name="P66"><text:tab/></text:p>
      <text:p text:style-name="P66">end A</text:p>
      <text:p text:style-name="P66"/>
      <text:p text:style-name="P66">class B</text:p>
      <text:p text:style-name="P66">instance variables</text:p>
      <text:p text:style-name="P66"><text:tab/>obj:A := new A();</text:p>
      <text:p text:style-name="P66"><text:tab/></text:p>
      <text:p text:style-name="P66"><text:soft-page-break/>traces</text:p>
      <text:p text:style-name="P66"><text:tab/>T: let x in set {-1, 0, 1} in <text:span text:style-name="T43">obj</text:span>.<text:span text:style-name="T43">op</text:span>(1, x);</text:p>
      <text:p text:style-name="P66"><text:tab/></text:p>
      <text:p text:style-name="P62">end B</text:p>
      <text:p text:style-name="P62"/>
      <text:p text:style-name="P62"/>
      <text:p text:style-name="Text_20_body">If we simply run the B`T test, this will produce a result with a divide by zero error in the 2nd test:</text:p>
      <text:p text:style-name="Preformatted_20_Text"/>
      <text:p text:style-name="P4">&gt; runtrace B`T</text:p>
      <text:p text:style-name="P50">Generated 3 tests</text:p>
      <text:p text:style-name="P50">Test 1 = obj.op(1, -1)</text:p>
      <text:p text:style-name="P50">Result = [(), PASSED]</text:p>
      <text:p text:style-name="P50">Test 2 = obj.op(1, 0)</text:p>
      <text:p text:style-name="P50">Result = [Error 4134: Infinite or NaN trouble in 'A' (test.vpp) at line 4:26, FAILED]</text:p>
      <text:p text:style-name="P50">Test 3 = obj.op(1, 1)</text:p>
      <text:p text:style-name="P50">Result = [(), PASSED]</text:p>
      <text:p text:style-name="P50">Executed in 0.014 secs. </text:p>
      <text:p text:style-name="P50">Some tests failed or indeterminate</text:p>
      <text:p text:style-name="P119"><text:span text:style-name="T45">&gt; </text:span><text:span text:style-name="T44"><text:s/></text:span></text:p>
      <text:p text:style-name="Preformatted_20_Text"/>
      <text:p text:style-name="Text_20_body">So we might try to set a breakpoint on the operation, re-run just the second test and step into the evaluation.</text:p>
      <text:p text:style-name="Preformatted_20_Text"/>
      <text:p text:style-name="P4">&gt; break op</text:p>
      <text:p text:style-name="P118">Created break [1] in 'A' (test.vpp) at line 4:17</text:p>
      <text:p text:style-name="P118">4: <text:s/><text:tab/>op(a, b) == let - = a/b in skip;</text:p>
      <text:p text:style-name="P7">&gt; runtrace B`T 2</text:p>
      <text:p text:style-name="P118">Generated 3 tests</text:p>
      <text:p text:style-name="P118">Stopped break [1] in 'A' (test.vpp) at line 4:17</text:p>
      <text:p text:style-name="P118">4: <text:s/><text:tab/>op(a, b) == let - = a/b in skip;</text:p>
      <text:p text:style-name="P7">[CTMainThread-400]&gt; n</text:p>
      <text:p text:style-name="P118">Test 2 = obj.op(1, 0)</text:p>
      <text:p text:style-name="P118">Result = [Error 4134: Infinite or NaN trouble in 'A' (test.vpp) at line 4:26, FAILED]</text:p>
      <text:p text:style-name="P118">Excluded 2 tests</text:p>
      <text:p text:style-name="P118">Executed in 10.305 secs. </text:p>
      <text:p text:style-name="P118">Some tests failed or indeterminate</text:p>
      <text:p text:style-name="P119"><text:span text:style-name="T98">&gt;</text:span> </text:p>
      <text:p text:style-name="Preformatted_20_Text"/>
      <text:p text:style-name="Text_20_body">Unfortunately, because the exception is treated as the final result of the test, this does not trap into the debugger when the exception occurs. Instead, the exception string is simply recorded with the previous step return values and given as the overall result of the test. So to run combinatorial tests in a mode where exceptions <text:span text:style-name="T7">do </text:span><text:span text:style-name="T19">trap into the debugger, you can start them with a different command: </text:span><text:span text:style-name="T7">debugtrace</text:span><text:span text:style-name="T19">. In this mode, we don't need the breakpoint to let us "step up to" the error, we can just let it run until it fails, and traps into the debugger.</text:span></text:p>
      <text:p text:style-name="Preformatted_20_Text"/>
      <text:p text:style-name="P52">&gt; remove 1</text:p>
      <text:p text:style-name="P46">Cleared break [1] in 'A' (CT.vpp) at line 4:17</text:p>
      <text:p text:style-name="P46">4: <text:s/><text:tab/>op(a, b) == let - = a/b in skip;</text:p>
      <text:p text:style-name="P54">&gt; debugtrace B`T 2</text:p>
      <text:p text:style-name="P51">Generated 3 tests</text:p>
      <text:p text:style-name="P51">Stopped in 'A' (test.vpp) at line 4:26</text:p>
      <text:p text:style-name="P51">4: <text:s/><text:tab/>op(a, b) == let - = a/b in skip;</text:p>
      <text:p text:style-name="P54">[CTMainThread-11]&gt; p a</text:p>
      <text:p text:style-name="P51">a = 1</text:p>
      <text:p text:style-name="P54">[CTMainThread-11]&gt; p b</text:p>
      <text:p text:style-name="P51">b = 0</text:p>
      <text:p text:style-name="P54">[CTMainThread-11]&gt; stack</text:p>
      <text:p text:style-name="P51">Stopped [CTMainThread-11] in 'A' (test.vpp) at line 4:26</text:p>
      <text:p text:style-name="P51">In context of let statement in 'A' (test.vpp) at line 4:17</text:p>
      <text:p text:style-name="P51"><text:tab/>self = A{#1}</text:p>
      <text:p text:style-name="P51"><text:soft-page-break/><text:tab/>b = 0</text:p>
      <text:p text:style-name="P51"><text:tab/>a = 1</text:p>
      <text:p text:style-name="P51">In object context of op(a, b) in 'B' (test.vpp) at line 13:35</text:p>
      <text:p text:style-name="P51">In object context of B() in 'B' (test.vpp) at line 8:7</text:p>
      <text:p text:style-name="P51">In root context of public static environment</text:p>
      <text:p text:style-name="P54">[CTMainThread-11]&gt; c</text:p>
      <text:p text:style-name="P51">Test 2 = obj.op(1, 0)</text:p>
      <text:p text:style-name="P51">Result = [Error 4134: Infinite or NaN trouble in 'A' (test.vpp) at line 4:26, FAILED]</text:p>
      <text:p text:style-name="P51">Excluded 2 tests</text:p>
      <text:p text:style-name="P51">Executed in 49.197 secs. </text:p>
      <text:p text:style-name="P51">Some tests failed or indeterminate</text:p>
      <text:p text:style-name="P49"><text:span text:style-name="T99">&gt; </text:span><text:s/></text:p>
      <text:list xml:id="list133651197925541" text:continue-numbering="true" text:style-name="Outline">
        <text:list-item>
          <text:list>
            <text:list-item>
              <text:h text:style-name="Heading_20_2" text:outline-level="2"><text:bookmark-start text:name="__RefHeading__5916_1803781844"/>Filtering Tests<text:bookmark-end text:name="__RefHeading__5916_1803781844"/></text:h>
            </text:list-item>
          </text:list>
        </text:list-item>
      </text:list>
      <text:p text:style-name="Text_20_body">Part of the power of the combinatorial testing feature is that it can automatically generate and execute very large sets of tests. On the other hand, very large sets of tests can take a very long time to execute, so it is sometimes desirable to reduce the number of tests generated in the early stages of testing. Problems can then be corrected and the reduced set of tests can be re-executed quickly to test the fixes before the full set of tests are executed.</text:p>
      <text:p text:style-name="Text_20_body">Consider the following trace definition:</text:p>
      <text:p text:style-name="Preformatted_20_Text"/>
      <text:p text:style-name="Preformatted_20_Text">traces</text:p>
      <text:p text:style-name="Preformatted_20_Text"><text:tab/>T: let x in set {1, ..., <text:span text:style-name="T102">20</text:span>} in op(x){1,<text:span text:style-name="T101">6</text:span>};</text:p>
      <text:p text:style-name="Preformatted_20_Text"/>
      <text:p text:style-name="Text_20_body">That generates <text:span text:style-name="T102">120</text:span> tests...</text:p>
      <text:p text:style-name="Preformatted_20_Text"/>
      <text:p text:style-name="P10">&gt; runtrace T</text:p>
      <text:p text:style-name="P122">Generated 120 tests</text:p>
      <text:p text:style-name="P122">Test 1 = op(1)</text:p>
      <text:p text:style-name="P122">Result = [(), PASSED]</text:p>
      <text:p text:style-name="P122">Test 2 = op(1); op(1)</text:p>
      <text:p text:style-name="P122">Result = [(), (), PASSED]</text:p>
      <text:p text:style-name="P122">Test 3 = op(1); op(1); op(1)</text:p>
      <text:p text:style-name="P122">Result = [(), (), (), PASSED]</text:p>
      <text:p text:style-name="P122">Test 4 = op(1); op(1); op(1); op(1)</text:p>
      <text:p text:style-name="P122">Result = [(), (), (), (), PASSED]</text:p>
      <text:p text:style-name="Preformatted_20_Text">...</text:p>
      <text:p text:style-name="P122">Test 117 = op(20); op(20); op(20)</text:p>
      <text:p text:style-name="P122">Result = [(), (), (), PASSED]</text:p>
      <text:p text:style-name="P122">Test 118 = op(20); op(20); op(20); op(20)</text:p>
      <text:p text:style-name="P122">Result = [(), (), (), (), PASSED]</text:p>
      <text:p text:style-name="P122">Test 119 = op(20); op(20); op(20); op(20); op(20)</text:p>
      <text:p text:style-name="P122">Result = [(), (), (), (), (), PASSED]</text:p>
      <text:p text:style-name="P122">Test 120 = op(20); op(20); op(20); op(20); op(20); op(20)</text:p>
      <text:p text:style-name="P122">Result = [(), (), (), (), (), (), PASSED]</text:p>
      <text:p text:style-name="P122">Executed in 0.163 secs. </text:p>
      <text:p text:style-name="P122">All tests passed</text:p>
      <text:p text:style-name="P124"><text:span text:style-name="T102">&gt; </text:span><text:s/></text:p>
      <text:p text:style-name="Preformatted_20_Text"/>
      <text:p text:style-name="P80">You can see how a similar trace could generate thousands or millions of tests. <text:span text:style-name="T107">The simplest way to reduce the number of tests executed is to specify a range of test numbers to run. For example:</text:span></text:p>
      <text:p text:style-name="P11"/>
      <text:p text:style-name="P11">&gt; runtrace T <text:span text:style-name="T107">100 110</text:span></text:p>
      <text:p text:style-name="P58">Generated 120 tests</text:p>
      <text:p text:style-name="P58">Test 100 = op(17); op(17); op(17); op(17)</text:p>
      <text:p text:style-name="P58">Result = [18, 18, 18, 18, PASSED]</text:p>
      <text:p text:style-name="P58">Test 101 = op(17); op(17); op(17); op(17); op(17)</text:p>
      <text:p text:style-name="P58">Result = [18, 18, 18, 18, 18, PASSED]</text:p>
      <text:p text:style-name="P58">Test 102 = op(17); op(17); op(17); op(17); op(17); op(17)</text:p>
      <text:p text:style-name="P58"><text:soft-page-break/>Result = [18, 18, 18, 18, 18, 18, PASSED]</text:p>
      <text:p text:style-name="P58">Test 103 = op(18)</text:p>
      <text:p text:style-name="P58">Result = [19, PASSED]</text:p>
      <text:p text:style-name="P58">Test 104 = op(18); op(18)</text:p>
      <text:p text:style-name="P58">Result = [19, 19, PASSED]</text:p>
      <text:p text:style-name="P58">Test 105 = op(18); op(18); op(18)</text:p>
      <text:p text:style-name="P58">Result = [19, 19, 19, PASSED]</text:p>
      <text:p text:style-name="P58">Test 106 = op(18); op(18); op(18); op(18)</text:p>
      <text:p text:style-name="P58">Result = [19, 19, 19, 19, PASSED]</text:p>
      <text:p text:style-name="P58">Test 107 = op(18); op(18); op(18); op(18); op(18)</text:p>
      <text:p text:style-name="P58">Result = [19, 19, 19, 19, 19, PASSED]</text:p>
      <text:p text:style-name="P58">Test 108 = op(18); op(18); op(18); op(18); op(18); op(18)</text:p>
      <text:p text:style-name="P58">Result = [19, 19, 19, 19, 19, 19, PASSED]</text:p>
      <text:p text:style-name="P58">Test 109 = op(19)</text:p>
      <text:p text:style-name="P58">Result = [20, PASSED]</text:p>
      <text:p text:style-name="P58">Test 110 = op(19); op(19)</text:p>
      <text:p text:style-name="P58">Result = [20, 20, PASSED]</text:p>
      <text:p text:style-name="P59">Excluded 109 tests</text:p>
      <text:p text:style-name="P58">Executed in 0.012 secs. </text:p>
      <text:p text:style-name="P58">All tests passed</text:p>
      <text:p text:style-name="P123">&gt;</text:p>
      <text:p text:style-name="P81"/>
      <text:p text:style-name="Text_20_body">Notice that the tests executed include the range specified, and that as a result <text:span text:style-name="T107">109 of the 120 tests were excluded. This method of trace reduction is useful if a very large number of tests need to be executed, and it is convenient to (say) execute one million per day, and check the results.</text:span></text:p>
      <text:p text:style-name="P80"><text:span text:style-name="T107">Another way</text:span> to reduce the number of tests executed <text:span text:style-name="T107">is the</text:span> <text:span text:style-name="T7">filter </text:span><text:span text:style-name="T19">command. This is a global setting that applies to all combinatorial tests. The simplest way to use the command is to specify a percentage of the tests you want to run – say </text:span><text:span text:style-name="T22">10</text:span><text:span text:style-name="T19">%.</text:span></text:p>
      <text:p text:style-name="P122"/>
      <text:p text:style-name="P10">&gt; filter 10</text:p>
      <text:p text:style-name="P122">Trace filter currently 10.0% RANDOM (seed 0)</text:p>
      <text:p text:style-name="P10">&gt; runtrace T</text:p>
      <text:p text:style-name="P122">Generated 120 tests, reduced to 12</text:p>
      <text:p text:style-name="P122">Test 5 = op(1); op(1); op(1); op(1); op(1)</text:p>
      <text:p text:style-name="P122">Result = [(), (), (), (), (), PASSED]</text:p>
      <text:p text:style-name="P122">Test 41 = op(7); op(7); op(7); op(7); op(7)</text:p>
      <text:p text:style-name="P122">Result = [(), (), (), (), (), PASSED]</text:p>
      <text:p text:style-name="P122">Test 43 = op(8)</text:p>
      <text:p text:style-name="P122">Result = [(), PASSED]</text:p>
      <text:p text:style-name="P122">Test 56 = op(10); op(10)</text:p>
      <text:p text:style-name="P122">Result = [(), (), PASSED]</text:p>
      <text:p text:style-name="P122">Test 62 = op(11); op(11)</text:p>
      <text:p text:style-name="P122">Result = [(), (), PASSED]</text:p>
      <text:p text:style-name="P122">Test 70 = op(12); op(12); op(12); op(12)</text:p>
      <text:p text:style-name="P122">Result = [(), (), (), (), PASSED]</text:p>
      <text:p text:style-name="P122">Test 71 = op(12); op(12); op(12); op(12); op(12)</text:p>
      <text:p text:style-name="P122">Result = [(), (), (), (), (), PASSED]</text:p>
      <text:p text:style-name="P122">Test 78 = op(13); op(13); op(13); op(13); op(13); op(13)</text:p>
      <text:p text:style-name="P122">Result = [(), (), (), (), (), (), PASSED]</text:p>
      <text:p text:style-name="P122">Test 82 = op(14); op(14); op(14); op(14)</text:p>
      <text:p text:style-name="P122">Result = [(), (), (), (), PASSED]</text:p>
      <text:p text:style-name="P122">Test 92 = op(16); op(16)</text:p>
      <text:p text:style-name="P122">Result = [(), (), PASSED]</text:p>
      <text:p text:style-name="P122">Test 103 = op(18)</text:p>
      <text:p text:style-name="P122">Result = [(), PASSED]</text:p>
      <text:p text:style-name="P122">Test 109 = op(19)</text:p>
      <text:p text:style-name="P122">Result = [(), PASSED]</text:p>
      <text:p text:style-name="P122">Excluded 108 tests</text:p>
      <text:p text:style-name="P122">Executed in 0.039 secs. </text:p>
      <text:p text:style-name="P122">All tests passed</text:p>
      <text:p text:style-name="P122">&gt; </text:p>
      <text:p text:style-name="Preformatted_20_Text"/>
      <text:p text:style-name="Text_20_body">Notice that now we only generate <text:span text:style-name="T102">12</text:span> tests (<text:span text:style-name="T102">10</text:span>% of <text:span text:style-name="T102">12</text:span>0). The <text:span text:style-name="T102">12</text:span> we get are selected at random from <text:soft-page-break/>the <text:span text:style-name="T102">120</text:span>, so you can see the first one is number <text:span text:style-name="T102">5</text:span>, then <text:span text:style-name="T102">41</text:span>, and the last two are <text:span text:style-name="T102">103</text:span> and <text:span text:style-name="T102">109</text:span>. If you run the test again <text:span text:style-name="T7">you will get precisely the same selection of tests</text:span><text:span text:style-name="T19">. This is important, because you want the selection to be repeatable while you are testing. <text:s/></text:span><text:span text:style-name="T21">The </text:span><text:span text:style-name="T9">seed </text:span><text:span text:style-name="T21">for the random number generator can be changed using the </text:span><text:span text:style-name="T9">seedtrace </text:span><text:span text:style-name="T21">command:</text:span></text:p>
      <text:p text:style-name="P9"/>
      <text:p text:style-name="P12">&gt; seedtrace 12345</text:p>
      <text:p text:style-name="P71">Seed now set to 12345</text:p>
      <text:p text:style-name="P9">&gt; filter 1<text:span text:style-name="T103">0</text:span></text:p>
      <text:p text:style-name="P120">Trace filter currently 1<text:span text:style-name="T103">0</text:span>% RANDOM <text:span text:style-name="T101">(seed 12345)</text:span></text:p>
      <text:p text:style-name="P121">&gt;</text:p>
      <text:p text:style-name="P38"/>
      <text:p text:style-name="P21">A random selection of tests is a simple way to reduce the set, but it runs the risk of eliminating entire "classes" of tests that are trying to check particular behaviour. Therefore the filtering has several other ways to reduce the number of tests, in addition to the default random method. These are based on the "shapes" of the tests, which considers the sequence of the names of the operations and functions called. By preserving at least one test of every shape in the full test set, the reduction can give a more representative result (though it may not be able to achieve the reduction percentage requested).</text:p>
      <text:p text:style-name="Preformatted_20_Text"/>
      <text:p text:style-name="Preformatted_20_Text"><text:span text:style-name="T55">&gt; filter shapes</text:span><text:span text:style-name="T74">_</text:span><text:span text:style-name="T55">novars</text:span></text:p>
      <text:p text:style-name="Preformatted_20_Text">Trace filter currently <text:span text:style-name="T103">10</text:span>% SHAPES_NOVARS <text:span text:style-name="T101">(seed 12345)</text:span></text:p>
      <text:p text:style-name="P8">&gt; runtrace T</text:p>
      <text:p text:style-name="P125">Generated 120 tests</text:p>
      <text:p text:style-name="P125">Test 1 = op(1)</text:p>
      <text:p text:style-name="P125">Result = [(), PASSED]</text:p>
      <text:p text:style-name="P125">Test 2 = op(1); op(1)</text:p>
      <text:p text:style-name="P125">Result = [(), (), PASSED]</text:p>
      <text:p text:style-name="P125">Test 3 = op(1); op(1); op(1)</text:p>
      <text:p text:style-name="P125">Result = [(), (), (), PASSED]</text:p>
      <text:p text:style-name="P125">Test 4 = op(1); op(1); op(1); op(1)</text:p>
      <text:p text:style-name="P125">Result = [(), (), (), (), PASSED]</text:p>
      <text:p text:style-name="P125">Test 5 = op(1); op(1); op(1); op(1); op(1)</text:p>
      <text:p text:style-name="P125">Result = [(), (), (), (), (), PASSED]</text:p>
      <text:p text:style-name="P125">Test 6 = op(1); op(1); op(1); op(1); op(1); op(1)</text:p>
      <text:p text:style-name="P125">Result = [(), (), (), (), (), (), PASSED]</text:p>
      <text:p text:style-name="P125">Test 71 = op(12); op(12); op(12); op(12); op(12)</text:p>
      <text:p text:style-name="P125">Result = [(), (), (), (), (), PASSED]</text:p>
      <text:p text:style-name="P125">Test 78 = op(13); op(13); op(13); op(13); op(13); op(13)</text:p>
      <text:p text:style-name="P125">Result = [(), (), (), (), (), (), PASSED]</text:p>
      <text:p text:style-name="P125">Test 82 = op(14); op(14); op(14); op(14)</text:p>
      <text:p text:style-name="P125">Result = [(), (), (), (), PASSED]</text:p>
      <text:p text:style-name="P125">Test 92 = op(16); op(16)</text:p>
      <text:p text:style-name="P125">Result = [(), (), PASSED]</text:p>
      <text:p text:style-name="P125">Test 103 = op(18)</text:p>
      <text:p text:style-name="P125">Result = [(), PASSED]</text:p>
      <text:p text:style-name="P125">Test 109 = op(19)</text:p>
      <text:p text:style-name="P125">Result = [(), PASSED]</text:p>
      <text:p text:style-name="P125">Excluded 108 tests</text:p>
      <text:p text:style-name="P125">Executed in 0.045 secs. </text:p>
      <text:p text:style-name="P125">All tests passed</text:p>
      <text:p text:style-name="Preformatted_20_Text"/>
      <text:p text:style-name="P4">&gt; filter</text:p>
      <text:p text:style-name="Preformatted_20_Text">Usage: filter %age | RANDOM | SHAPES_NOVARS | SHAPES_VARNAMES | SHAPES_VARVALUES</text:p>
      <text:p text:style-name="Preformatted_20_Text">Trace filter currently 10% SHAPES_NOVARS <text:span text:style-name="T101">(seed 0)</text:span></text:p>
      <text:p text:style-name="Preformatted_20_Text">&gt;</text:p>
      <text:p text:style-name="Preformatted_20_Text"/>
      <text:p text:style-name="P74">Notice that in the random 1<text:span text:style-name="T103">0</text:span>% reduction (giving <text:span text:style-name="T103">12</text:span> tests) <text:span text:style-name="T103">no tests were selected that had three op calls</text:span>. There are tests with <text:span text:style-name="T103">three</text:span> op calls, but this "shape" is missed entirely. By changing the filter to use shapes, a different set of tests is selected and this time those with a<text:span text:style-name="T103">ll</text:span> shape<text:span text:style-name="T103">s</text:span> <text:span text:style-name="T103">are</text:span> represented. <text:span text:style-name="T99">The first new instance of every shape will be present in the selected tests, plus a random selection of tests to achieve the filter percentage reduction requested.</text:span></text:p>
      <text:p text:style-name="P74">The other reduction options additionally consider "let" variable names and their values when <text:soft-page-break/>identifying shapes. See [11].</text:p>
      <text:list xml:id="list133650790505755" text:continue-numbering="true" text:style-name="Outline">
        <text:list-item>
          <text:h text:style-name="P165" text:outline-level="1"><text:bookmark-start text:name="__RefHeading___Toc7207_985567249"/>Annotations<text:bookmark-end text:name="__RefHeading___Toc7207_985567249"/></text:h>
          <text:list>
            <text:list-item>
              <text:h text:style-name="Heading_20_2" text:outline-level="2"><text:bookmark-start text:name="__RefHeading___Toc7209_985567249"/>Overview<text:bookmark-end text:name="__RefHeading___Toc7209_985567249"/></text:h>
            </text:list-item>
          </text:list>
        </text:list-item>
      </text:list>
      <text:p text:style-name="P88">Annotations were introduced in VDMJ version 4.<text:span text:style-name="T119">3.0</text:span> as a means to allow a specifier to affect the tool’s behaviour without affecting the meaning of the specification. The idea is similar to the notion of annotations in Java, which can be used to affect the Java compiler, but do not alter the runtime behaviour of a program.</text:p>
      <text:p text:style-name="P89">VDMJ provides some standard annotations, but the intent is that specifiers can create new annotations and add them to the VDMJ system easily.</text:p>
      <text:p text:style-name="P93">Full details of VDMJ annotation support is in the Annotation Guide [14].</text:p>
      <text:list xml:id="list133651035064420" text:continue-numbering="true" text:style-name="Outline">
        <text:list-item>
          <text:list>
            <text:list-item>
              <text:h text:style-name="Heading_20_2" text:outline-level="2"><text:bookmark-start text:name="__RefHeading___Toc284_3288896628"/>Syntax<text:bookmark-end text:name="__RefHeading___Toc284_3288896628"/></text:h>
            </text:list-item>
          </text:list>
        </text:list-item>
      </text:list>
      <text:p text:style-name="P89">Annotations are added to a specification as comments, either block comments or one-line comments. This is so that other VDM tools will not be affected by the addition of annotations, and emphasises the idea that annotations do not alter the meaning of a specification.</text:p>
      <text:p text:style-name="P89">An annotation must be present at the start of a comment, and has the following <text:span text:style-name="T119">default </text:span>syntax:</text:p>
      <text:p text:style-name="P91"/>
      <text:p text:style-name="P95">‘@’, identifier, [ ‘(‘, expression list, ‘)’ ]</text:p>
      <text:p text:style-name="P94"/>
      <text:p text:style-name="P90">So for example, <text:span text:style-name="T120">an operation in a VDM++ class could be annotated as follows:</text:span></text:p>
      <text:p text:style-name="P96"/>
      <text:p text:style-name="P97">class A</text:p>
      <text:p text:style-name="P97">operations</text:p>
      <text:p text:style-name="P97"><text:s text:c="4"/>-- @Override</text:p>
      <text:p text:style-name="P97"><text:s text:c="4"/>public add: nat * nat ==&gt; nat</text:p>
      <text:p text:style-name="P97"><text:s text:c="4"/>add(a, b) == ...</text:p>
      <text:p text:style-name="P96"/>
      <text:p text:style-name="P90">Or the value of variable<text:span text:style-name="T121">s</text:span> can be traced during execution as follows:</text:p>
      <text:p text:style-name="P96"/>
      <text:p text:style-name="P98">functions</text:p>
      <text:p text:style-name="P98"><text:s text:c="4"/>add: nat * nat +&gt; nat</text:p>
      <text:p text:style-name="P98"><text:s text:c="4"/>add(a, b) ==</text:p>
      <text:p text:style-name="P92"><text:span text:style-name="T121"><text:s text:c="8"/>/</text:span>* @Trace(a, b) *<text:span text:style-name="T121">/ a + b;</text:span></text:p>
      <text:list xml:id="list133652088403925" text:continue-numbering="true" text:style-name="Outline">
        <text:list-item>
          <text:h text:style-name="Heading_20_1" text:outline-level="1"><text:bookmark-start text:name="__RefHeading___Toc7211_985567249"/>Internationalization (I18N)<text:bookmark-end text:name="__RefHeading___Toc7211_985567249"/></text:h>
        </text:list-item>
      </text:list>
      <text:p text:style-name="Text_20_body">Often, a VDM specification will simply be written and executed in the default locale, and the character set and input/output methods of the user's editor and VDMJ's parser and interactive console will work together naturally.</text:p>
      <text:p text:style-name="Text_20_body">However, sometimes a specification must be included that has been written in a different locale. VDM keywords always use the Latin character set, but user defined names and strings may be localized (eg. in Greek, Japanese or Cyrillic, or there may be currency symbols or accented characters in the specification). This means that the character set and encoding used in the specification file must be understood by the VDMJ parser, and the console (in the interpreter) must be able to display the specification's characters.</text:p>
      <text:p text:style-name="Text_20_body">For example, a specification may be written in Japanese and saved to a file using "Shift JIS" encoding. If this is parsed with VDMJ's default options with a UK locale, the following error is likely:</text:p>
      <text:p text:style-name="Preformatted_20_Text"/>
      <text:p text:style-name="P4">$ java -jar vdmj-4.n.n.jar -vdmpp -w bankaccount.vpp</text:p>
      <text:p text:style-name="Preformatted_20_Text">Error 1009: Unexpected character '?' (code 0x2039) in 'bankaccount.vpp' (bankaccount.vpp) at line 1:8</text:p>
      <text:p text:style-name="Preformatted_20_Text">Parsed 0 classes in 0.031 secs. Found 1 syntax error</text:p>
      <text:p text:style-name="Preformatted_20_Text"/>
      <text:p text:style-name="Preformatted_20_Text"/>
      <text:p text:style-name="Text_20_body">Here the parser has failed fairly early on the first line, probably shortly after the keyword "class" where the Japanese name of a class appears. <text:s/>Because we know that the file is Shift JIS encoded, we can tell the parser to read it using the option "-c SJIS":</text:p>
      <text:p text:style-name="Preformatted_20_Text"/>
      <text:p text:style-name="P4">$ java -jar vdmj-4.n.n.jar -vdmpp -w -c SJIS bankaccount.vpp</text:p>
      <text:p text:style-name="Preformatted_20_Text">Parsed 1 class in 0.39 secs. No syntax errors</text:p>
      <text:p text:style-name="Preformatted_20_Text">Type checked in 0.032 secs. No type errors and suppressed 1 warning</text:p>
      <text:p text:style-name="Preformatted_20_Text"/>
      <text:p text:style-name="Preformatted_20_Text"/>
      <text:p text:style-name="Text_20_body">Now the Japanese characters have been read correctly, and turned into Java's internal representation for all characters (Unicode). <text:s/>But there is still a problem if this specification is interpreted, because the names cannot be displayed in the console (which uses the default locale still):</text:p>
      <text:p text:style-name="Preformatted_20_Text"/>
      <text:p text:style-name="P4">$ java -jar vdmj-4.n.n.jar -vdmpp -w -i -c SJIS bankaccount.vpp</text:p>
      <text:p text:style-name="Preformatted_20_Text">Parsed 1 class in 0.219 secs. No syntax errors</text:p>
      <text:p text:style-name="Preformatted_20_Text">Type checked in 0.031 secs. No type errors and suppressed 1 warning</text:p>
      <text:p text:style-name="Preformatted_20_Text">Initialized 1 class in 0.0 secs. </text:p>
      <text:p text:style-name="Preformatted_20_Text">Interpreter started</text:p>
      <text:p text:style-name="Preformatted_20_Text">&gt; env</text:p>
      <text:p text:style-name="Preformatted_20_Text">????`inv_??(????`??) = (????`?? +&gt; bool)</text:p>
      <text:p text:style-name="Preformatted_20_Text">&gt; </text:p>
      <text:p text:style-name="Preformatted_20_Text"/>
      <text:p text:style-name="Text_20_body">Here the environment cannot be displayed because the name of the function involved is not displayable in the default locale. There is a separate option to set the console's character set, -t. <text:s/>For example, if the console is UTF8 (Unicode), this would be set as follows:</text:p>
      <text:p text:style-name="Preformatted_20_Text"/>
      <text:p text:style-name="P4">$ java -jar vdmj-4.n.n.jar -vdmpp -i -c SJIS -t UTF8 bankaccount.vpp</text:p>
      <text:p text:style-name="Preformatted_20_Text">Parsed 1 class in 0.235 secs. No syntax errors</text:p>
      <text:p text:style-name="Preformatted_20_Text">Warning 5001: Instance variable is not initialized: 銀行口座`所有者 in '銀行口座' (bankaccount.vpp) at line 10:5</text:p>
      <text:p text:style-name="Preformatted_20_Text">Type checked in 0.047 secs. No type errors and 1 warning</text:p>
      <text:p text:style-name="Preformatted_20_Text">Initialized 1 class in 0.0 secs. </text:p>
      <text:p text:style-name="Preformatted_20_Text">Interpreter started</text:p>
      <text:p text:style-name="Preformatted_20_Text">&gt; env</text:p>
      <text:p text:style-name="Preformatted_20_Text">銀行口座`inv_数字(銀行口座`数字) = (銀行口座`数字 +&gt; bool)</text:p>
      <text:p text:style-name="P46">&gt; </text:p>
      <text:p text:style-name="Preformatted_20_Text"/>
      <text:p text:style-name="Text_20_body">Appendix B lists the character set names that may be used with -c or -t.</text:p>
      <text:list xml:id="list133651658897075" text:continue-numbering="true" text:style-name="Outline">
        <text:list-item>
          <text:h text:style-name="Heading_20_1" text:outline-level="1"><text:bookmark-start text:name="__RefHeading___Toc7213_985567249"/>The vdmj.properties File<text:bookmark-end text:name="__RefHeading___Toc7213_985567249"/></text:h>
        </text:list-item>
      </text:list>
      <text:p text:style-name="Text_20_body">The command line options described in section 2.1 could typically be different from run to run. But some settings are so constant that they are more conveniently held in an optional properties file. By creating this file and changing the settings, all subsequent executions of VDMJ will be affected.</text:p>
      <text:p text:style-name="Text_20_body">The properties file is called "vdmj.properties" and must be in a directory on the Java classpath (eg. the same directory as the VDMJ jar). <text:s/>If the file is not present, or an entry is missing from the file, then the default value is used (shown for each name below).</text:p>
      <text:p text:style-name="P105">The property names are all of the form <text:span text:style-name="T58">vdmj.&lt;area&gt;.&lt;</text:span><text:span text:style-name="T61">some_</text:span><text:span text:style-name="T58">name&gt;</text:span>.</text:p>
      <text:p text:style-name="Text_20_body">The default vdmj.properties file is as follows:</text:p>
      <text:p text:style-name="Preformatted_20_Text">#</text:p>
      <text:p text:style-name="Preformatted_20_Text"># Settings for VDMJ. These override defaults in the code. </text:p>
      <text:p text:style-name="Preformatted_20_Text">#</text:p>
      <text:p text:style-name="Preformatted_20_Text"/>
      <text:p text:style-name="Preformatted_20_Text"># The tab stop for source files (default 4)</text:p>
      <text:p text:style-name="Preformatted_20_Text"><text:span text:style-name="T129">vdmj.</text:span>parser.tabstop = 4</text:p>
      <text:p text:style-name="Preformatted_20_Text"/>
      <text:p text:style-name="Text_20_body">The tabstop is used by the parser and error reporting system to accurately report location information for syntax and runtime errors. If this value does not match the tabstop set in the editor you use, then the column number for errors will be incorrect on lines with tabs.</text:p>
      <text:p text:style-name="Preformatted_20_Text"/>
      <text:p text:style-name="Preformatted_20_Text"># Nesting of block comments: 0=support, 1=warning, 2=error, 3=ignore</text:p>
      <text:p text:style-name="Preformatted_20_Text">vdmj.parser.comment_nesting = <text:span text:style-name="T131">3</text:span></text:p>
      <text:p text:style-name="Preformatted_20_Text"/>
      <text:p text:style-name="Text_20_body">This property controls the behaviour of nested block comments. They are either supported, supported but giving a warning or error, or ignored.</text:p>
      <text:p text:style-name="Preformatted_20_Text"/>
      <text:p text:style-name="Preformatted_20_Text"># External readers pattern/class pairs </text:p>
      <text:p text:style-name="Preformatted_20_Text">vdmj.parser.external_readers = null</text:p>
      <text:p text:style-name="Preformatted_20_Text"/>
      <text:p text:style-name="P155">This property is used to define external file readers. The property is a comma separated list of &lt;suffix&gt;=&lt;class&gt; pairs, for example “.pdf=examples.parser.PDFStreamReader”.</text:p>
      <text:p text:style-name="Preformatted_20_Text"/>
      <text:p text:style-name="Preformatted_20_Text"># The <text:span text:style-name="T62">package list</text:span> for annotation classes to load.</text:p>
      <text:p text:style-name="P152">vdmj.annotations.<text:span text:style-name="T62">packages</text:span> = com.fujitsu.vdmj.ast.annotations;annotations.ast</text:p>
      <text:p text:style-name="Preformatted_20_Text"/>
      <text:p text:style-name="Text_20_body">This is a <text:span text:style-name="T127">list of packages</text:span> that is used to look for annotation classes. For example @Warning would look for a class called ASTWarningAnnotation <text:span text:style-name="T127">within these packages</text:span>.</text:p>
      <text:p text:style-name="Preformatted_20_Text"><text:tab/></text:p>
      <text:p text:style-name="Preformatted_20_Text"># Enable annotation debugging (default false)</text:p>
      <text:p text:style-name="Preformatted_20_Text">vdmj.annotations.debug = false</text:p>
      <text:p text:style-name="Preformatted_20_Text"/>
      <text:p text:style-name="Text_20_body">This flag enables some debugging output for annotations.</text:p>
      <text:p text:style-name="Preformatted_20_Text"/>
      <text:p text:style-name="Preformatted_20_Text"># An alternative search path for the ClassMapper (default null)</text:p>
      <text:p text:style-name="Preformatted_20_Text"># vdmj.mapping.search_path = null</text:p>
      <text:p text:style-name="Preformatted_20_Text"/>
      <text:p text:style-name="Text_20_body"><text:span text:style-name="T129">This property </text:span><text:span text:style-name="T130">gives the ClassMapper locations to search for mapping files, in addition to the classpath.</text:span></text:p>
      <text:p text:style-name="Preformatted_20_Text"/>
      <text:p text:style-name="Preformatted_20_Text"># Skip the check for mutually-recursive function calls (default false)</text:p>
      <text:p text:style-name="Preformatted_20_Text">vdmj.tc.skip_recursive_check = false</text:p>
      <text:p text:style-name="Preformatted_20_Text"/>
      <text:p text:style-name="Text_20_body">If set, this property prevents the check for mutually recursive function calls (which can be expensive).</text:p>
      <text:p text:style-name="Preformatted_20_Text"/>
      <text:p text:style-name="Preformatted_20_Text"># Skip the check for definition dependency cycles (default false)</text:p>
      <text:p text:style-name="Preformatted_20_Text"><text:soft-page-break/>vdmj.tc.skip_cyclic_check = false</text:p>
      <text:p text:style-name="Preformatted_20_Text"/>
      <text:p text:style-name="Text_20_body">If set, this property prevents the check for dependency cycles between definitions (which can be expensive).</text:p>
      <text:p text:style-name="Preformatted_20_Text"/>
      <text:p text:style-name="Preformatted_20_Text"># The maximum TC errors reported before "Too many errors" (default 100)</text:p>
      <text:p text:style-name="Preformatted_20_Text">vdmj.tc.max_errors = 100</text:p>
      <text:p text:style-name="Preformatted_20_Text"/>
      <text:p text:style-name="Text_20_body">This is the maximum number of type checking errors that will be reported.</text:p>
      <text:p text:style-name="Preformatted_20_Text"/>
      <text:p text:style-name="P107"># The default timeslice (statements executed) for the FCFS policy</text:p>
      <text:p text:style-name="P107"><text:span text:style-name="T60">vdmj.</text:span>scheduler.fcfs_timeslice = 10</text:p>
      <text:p text:style-name="P107"/>
      <text:p text:style-name="P106">With VDM-RT, the first-come first-served (FCFS) scheduling policy allows every thread to run for a fixed timeslice before scheduling the next one. A timeslice is defined in terms of statements executed, so this property means that the default FCFS timeslice is run 10 statements or expressions.</text:p>
      <text:p text:style-name="P107"/>
      <text:p text:style-name="P107"># The vCPU/vBUS timeslice (default 10000)</text:p>
      <text:p text:style-name="P107"><text:span text:style-name="T130">vdmj.</text:span>scheduler.virtual_timeslice = 10000</text:p>
      <text:p text:style-name="P107"/>
      <text:p text:style-name="P106">Virtual CPUs need to do as much work as possible in a timeslice, as they are intended to feed the rest of the system with events. Therefore they have a separate timeslice, which is larger than the default.</text:p>
      <text:p text:style-name="P107"/>
      <text:p text:style-name="P107"># The timeslice variation (+/- jitter ticks, default 0)</text:p>
      <text:p text:style-name="P107"><text:span text:style-name="T130">vdmj.</text:span>scheduler.jitter = 0</text:p>
      <text:p text:style-name="P107"/>
      <text:p text:style-name="P106">To avoid perfectly deterministic execution (and so reveal synchronization problems that worked "by luck") it is possible to add a random amount of jitter to each timeslice. By default this is zero, which produces deterministic execution.</text:p>
      <text:p text:style-name="P107"/>
      <text:p text:style-name="P107"># The default duration for RT statements (default 2)</text:p>
      <text:p text:style-name="Preformatted_20_Text"><text:span text:style-name="T130">vdmj.</text:span>rt.duration_default = 2</text:p>
      <text:p text:style-name="Preformatted_20_Text"/>
      <text:p text:style-name="Text_20_body">All statements in a VDM-RT specification have a duration, so time is guaranteed to move forward by this amount after ever statement is executed (unless a surrounding duration or cycles statement prevents it). This property defines the default duration. This may eventually be extended to allow different durations for different statement types, such as "rt.duration.assignment = 5".</text:p>
      <text:p text:style-name="Preformatted_20_Text"/>
      <text:p text:style-name="Preformatted_20_Text"># Enable transactional variable updates (default false)</text:p>
      <text:p text:style-name="Preformatted_20_Text"><text:span text:style-name="T130">vdmj.</text:span>rt.duration_transactions = false</text:p>
      <text:p text:style-name="Preformatted_20_Text"/>
      <text:p text:style-name="Text_20_body">VDM-RT has the concept of transaction variable updates, where changes made to a variable in a thread are only visible to that thread until a timestep is completed. This is problematic for many specifications, and is disabled by default. This property enables it.</text:p>
      <text:p text:style-name="Preformatted_20_Text"/>
      <text:p text:style-name="Preformatted_20_Text"># Enable InstVarChange RT log entries (default false)</text:p>
      <text:p text:style-name="Preformatted_20_Text"><text:span text:style-name="T130">vdmj.</text:span>rt.log_instvarchanges = false</text:p>
      <text:p text:style-name="Preformatted_20_Text"/>
      <text:p text:style-name="Text_20_body">VDM-RT can optionally log instance variable changes to the log file. By default this is not done, as it adds to the size of the log files, but it is useful to enable this when debugging.</text:p>
      <text:p text:style-name="Preformatted_20_Text"/>
      <text:p text:style-name="Preformatted_20_Text"># Enable extra diagnostics for guards etc.</text:p>
      <text:p text:style-name="Preformatted_20_Text"># (default false)</text:p>
      <text:p text:style-name="Preformatted_20_Text"><text:span text:style-name="T130">vdmj.rt.</text:span>diags_guards = false</text:p>
      <text:p text:style-name="Preformatted_20_Text"/>
      <text:p text:style-name="Text_20_body">Debugging a multi-threaded specification can be extremely difficult. This property turns on extra diagnostics (sent to stderr for VDM++, or the RT log file for VDM-RT) which indicate when guards are tested, block or pass.</text:p>
      <text:p text:style-name="Preformatted_20_Text"><text:soft-page-break/></text:p>
      <text:p text:style-name="Preformatted_20_Text"># Enable extra RT log diagnostics for timesteps (default false)</text:p>
      <text:p text:style-name="Preformatted_20_Text"><text:span text:style-name="T130">vdmj.rt.</text:span>diags_timestep = false</text:p>
      <text:p text:style-name="Preformatted_20_Text"/>
      <text:p text:style-name="Text_20_body">Debugging VDM-RT specifications can similarly be difficult from a timing point of view. This property turns on extra diagnostics, that are sent to the RT log, indicating when each thread is waiting to move time and by how much.</text:p>
      <text:p text:style-name="P107"/>
      <text:p text:style-name="P107"># The maximum number of expansions for "+" and "*" patterns (default 5)</text:p>
      <text:p text:style-name="P107"><text:span text:style-name="T129">vdmj.</text:span>traces.max_repeats = 5</text:p>
      <text:p text:style-name="P107"/>
      <text:p text:style-name="P106">Combinatorial testing has "+" and "*" repeat patterns which produce an arbitrary number of iterations of the statement(s) being repeated. In practice, the tool has to decide how many iterations to make. This property defines the number.</text:p>
      <text:p text:style-name="P107"/>
      <text:p text:style-name="P107"># Serialize the system state between trace tests (default false)</text:p>
      <text:p text:style-name="P107">vdmj.traces.save_state = false</text:p>
      <text:p text:style-name="P107"/>
      <text:p text:style-name="Text_20_body">If set, this property causes the trace execution system to serialise and restore the specification state between tests. This can save time if the state is very complex to re-calculate each time.</text:p>
      <text:p text:style-name="P107"><text:tab/></text:p>
      <text:p text:style-name="P107"># The size below which trace function args are expanded (default 50)</text:p>
      <text:p text:style-name="P107">vdmj.traces.max_arg_length = 50</text:p>
      <text:p text:style-name="P107"/>
      <text:p text:style-name="Text_20_body">Normally, trace execution tries to include the value of arguments passed to operations and functions, like "op(123)" rather than "op(a)". But if the expanded value is longer than this property limit, the symbolic name will be used.</text:p>
      <text:p text:style-name="P107"/>
      <text:p text:style-name="P107"># The packages for command plugins to load from (default "plugins")</text:p>
      <text:p text:style-name="P107">vdmj.cmd.plugins_path = plugins</text:p>
      <text:p text:style-name="P107"/>
      <text:p text:style-name="P108">Unknown commands typed at the command line will be handled by classes on this path which implement the CommandPlugin interface.</text:p>
      <text:p text:style-name="P107"/>
      <text:p text:style-name="P107"># The class name for the DebugLink (default null)</text:p>
      <text:p text:style-name="P107"># vdmj.debug.link_class = null</text:p>
      <text:p text:style-name="P107"/>
      <text:p text:style-name="Text_20_body">This allows the debugger to link to an alternative instance of the DebugLink class. It is used for connections to external IDEs.</text:p>
      <text:p text:style-name="Preformatted_20_Text"/>
      <text:p text:style-name="Preformatted_20_Text"># The set size limit for power set expressions */</text:p>
      <text:p text:style-name="Preformatted_20_Text">vdmj.in.powerset_limit = 30</text:p>
      <text:p text:style-name="Preformatted_20_Text"/>
      <text:p text:style-name="P155">This setting <text:span text:style-name="T132">causes the interpreter to fail with a meaningful error if it attempts to calculate the power set of a set containing more than this number of elements. This “fast fail” is usually better than allowing the interpreter to try to calculate billions of subsets, and eventually fail in an unhelpful way by running out of memory.</text:span></text:p>
      <text:p text:style-name="Preformatted_20_Text"/>
      <text:p text:style-name="Preformatted_20_Text"># The type size limit for type bind expansions</text:p>
      <text:p text:style-name="Preformatted_20_Text">vdmj.in.typebind_limit = 100000</text:p>
      <text:p text:style-name="Preformatted_20_Text"/>
      <text:p text:style-name="P159">This setting is similar to the power set limit above, but it applies when expanding type binds for finite types that have more than a certain number of values. For example, <text:span text:style-name="T7">set of bool </text:span><text:span text:style-name="T19">has four values; but a </text:span><text:span text:style-name="T7">set of set of set of bool </text:span><text:span text:style-name="T19">has 65536 values. This can quickly explode.</text:span></text:p>
      <text:p text:style-name="Preformatted_20_Text"/>
      <text:p text:style-name="Preformatted_20_Text"># The maximum stack to dump via println(Throwable) */</text:p>
      <text:p text:style-name="Preformatted_20_Text">vdmj.diag.max_stack = 1;</text:p>
      <text:p text:style-name="Preformatted_20_Text"/>
      <text:p text:style-name="P162">This is the maximum number of lines of a Java stack dump that will be printed.</text:p>
      <text:list xml:id="list133650643295488" text:continue-numbering="true" text:style-name="Outline">
        <text:list-item>
          <text:h text:style-name="Heading_20_1" text:outline-level="1"><text:bookmark-start text:name="__RefHeading___Toc7215_985567249"/>Appendix A: The shmem Example<text:bookmark-end text:name="__RefHeading___Toc7215_985567249"/></text:h>
        </text:list-item>
      </text:list>
      <text:p text:style-name="Text_20_body">The following is the source of the <text:span text:style-name="T7">shmem.vdm </text:span><text:span text:style-name="T19">example used in section 2.4. <text:s/>It models the behaviour of the 32-bit shared memory quadrants of HP-UX, using a record type M to represent a block of memory which is either &lt;FREE&gt; or &lt;USED&gt;, and a sequence of M records to represent a Quadrant. The specification output indicates which allocation policy, first-fit or best-fit (or neither), produces the most memory fragmentation.</text:span></text:p>
      <text:p text:style-name="Preformatted_20_Text">&gt;<text:span text:style-name="T55"> p main(5,100)</text:span></text:p>
      <text:p text:style-name="Preformatted_20_Text">= [&lt;FIRST&gt;, &lt;SAME&gt;, &lt;FIRST&gt;, &lt;BEST&gt;, &lt;FIRST&gt;]</text:p>
      <text:p text:style-name="Preformatted_20_Text">Executed in 19.73 secs. </text:p>
      <text:p text:style-name="Preformatted_20_Text"/>
      <text:p text:style-name="Preformatted_20_Text"/>
      <text:p text:style-name="Preformatted_20_Text">module M</text:p>
      <text:p text:style-name="Preformatted_20_Text">exports all</text:p>
      <text:p text:style-name="Preformatted_20_Text">definitions</text:p>
      <text:p text:style-name="Preformatted_20_Text">types</text:p>
      <text:p text:style-name="Preformatted_20_Text"/>
      <text:p text:style-name="Preformatted_20_Text">Quadrant = <text:span text:style-name="T71">seq</text:span> of M;</text:p>
      <text:p text:style-name="Preformatted_20_Text">--<text:span text:style-name="T71">inv</text:span> Q == </text:p>
      <text:p text:style-name="Preformatted_20_Text">-- <text:s/><text:span text:style-name="T71">forall</text:span> a in set <text:span text:style-name="T71">elems</text:span> Q &amp;</text:p>
      <text:p text:style-name="Preformatted_20_Text">-- <text:s text:c="3"/>(not exists b in set <text:span text:style-name="T71">elems</text:span> Q \ {a} &amp;</text:p>
      <text:p text:style-name="Preformatted_20_Text">-- <text:s text:c="10"/>(b.start &gt;= a.start and b.start &lt;= a.stop) or</text:p>
      <text:p text:style-name="Preformatted_20_Text">-- <text:s text:c="10"/>(b.stop <text:s/>&gt;= a.start and b.stop <text:s/>&lt;= a.stop));</text:p>
      <text:p text:style-name="Preformatted_20_Text"/>
      <text:p text:style-name="Preformatted_20_Text">M :: type : &lt;USED&gt; | &lt;FREE&gt;</text:p>
      <text:p text:style-name="Preformatted_20_Text"><text:s text:c="5"/>start: <text:span text:style-name="T71">nat</text:span></text:p>
      <text:p text:style-name="Preformatted_20_Text"><text:s text:c="5"/>stop : <text:span text:style-name="T71">nat</text:span></text:p>
      <text:p text:style-name="Preformatted_20_Text"><text:span text:style-name="T71">inv</text:span> mk_M(-, a, b) == (b &gt;= a)</text:p>
      <text:p text:style-name="Preformatted_20_Text"/>
      <text:p text:style-name="Preformatted_20_Text"/>
      <text:p text:style-name="Preformatted_20_Text">state Memory of</text:p>
      <text:p text:style-name="Preformatted_20_Text"><text:s text:c="2"/><text:span text:style-name="T71">rseed</text:span>: <text:span text:style-name="T71">nat</text:span></text:p>
      <text:p text:style-name="Preformatted_20_Text"><text:s text:c="2"/>Q3: Quadrant</text:p>
      <text:p text:style-name="Preformatted_20_Text"><text:s text:c="2"/>Q4: Quadrant</text:p>
      <text:p text:style-name="Preformatted_20_Text"><text:span text:style-name="T71">inv</text:span> mk_Memory(-, q3, q4) == <text:span text:style-name="T71">len</text:span> q3 &gt; 0 and <text:span text:style-name="T71">len</text:span> q4 &gt; 0</text:p>
      <text:p text:style-name="Preformatted_20_Text"><text:span text:style-name="T71">init</text:span> q == </text:p>
      <text:p text:style-name="Preformatted_20_Text"><text:s text:c="2"/>q = mk_Memory(87654321,</text:p>
      <text:p text:style-name="Preformatted_20_Text"><text:s text:c="16"/>[mk_M(&lt;FREE&gt;, 0, MAXMEM-1)],</text:p>
      <text:p text:style-name="Preformatted_20_Text"><text:s text:c="16"/>[mk_M(&lt;FREE&gt;, 0, MAXMEM-1)])</text:p>
      <text:p text:style-name="Preformatted_20_Text"><text:tab/><text:tab/></text:p>
      <text:p text:style-name="Preformatted_20_Text">end</text:p>
      <text:p text:style-name="Preformatted_20_Text"/>
      <text:p text:style-name="Preformatted_20_Text">values</text:p>
      <text:p text:style-name="Preformatted_20_Text"/>
      <text:p text:style-name="Preformatted_20_Text">MAXMEM = 10000;</text:p>
      <text:p text:style-name="Preformatted_20_Text">CHUNK = 100;</text:p>
      <text:p text:style-name="Preformatted_20_Text"/>
      <text:p text:style-name="Preformatted_20_Text">functions</text:p>
      <text:p text:style-name="Preformatted_20_Text"/>
      <text:p text:style-name="Preformatted_20_Text"><text:span text:style-name="T71">sizeof</text:span>: M -&gt; nat1</text:p>
      <text:p text:style-name="Preformatted_20_Text"><text:span text:style-name="T71">sizeof</text:span>(m) == </text:p>
      <text:p text:style-name="Preformatted_20_Text"><text:s text:c="2"/>m.stop - m.start + 1;</text:p>
      <text:p text:style-name="Preformatted_20_Text"/>
      <text:p text:style-name="Preformatted_20_Text">least: nat1 * nat1 -&gt; nat1</text:p>
      <text:p text:style-name="Preformatted_20_Text">least(a, b) == </text:p>
      <text:p text:style-name="Preformatted_20_Text"><text:s text:c="2"/>if a &lt; b </text:p>
      <text:p text:style-name="Preformatted_20_Text"><text:s text:c="2"/>then a </text:p>
      <text:p text:style-name="Preformatted_20_Text"><text:s text:c="2"/>else b;</text:p>
      <text:p text:style-name="Preformatted_20_Text"><text:tab/></text:p>
      <text:p text:style-name="Preformatted_20_Text"><text:span text:style-name="T71">spacefor</text:span>: nat1 * Quadrant -&gt; nat1</text:p>
      <text:p text:style-name="Preformatted_20_Text"><text:span text:style-name="T71">spacefor</text:span>(size, Q) ==</text:p>
      <text:p text:style-name="Preformatted_20_Text"><text:s text:c="2"/>cases Q:</text:p>
      <text:p text:style-name="Preformatted_20_Text"><text:s text:c="4"/>[] <text:s text:c="8"/>-&gt; MAXMEM + 1,</text:p>
      <text:p text:style-name="Preformatted_20_Text"><text:soft-page-break/><text:s text:c="4"/>[h] ^ tail -&gt; if h.type = &lt;FREE&gt; and <text:span text:style-name="T71">sizeof</text:span>(h) &gt;= size</text:p>
      <text:p text:style-name="Preformatted_20_Text"><text:s text:c="18"/>then <text:span text:style-name="T71">sizeof</text:span>(h) </text:p>
      <text:p text:style-name="Preformatted_20_Text"><text:s text:c="18"/>else <text:span text:style-name="T71">spacefor</text:span>(size, tail)</text:p>
      <text:p text:style-name="Preformatted_20_Text"><text:s text:c="2"/>end</text:p>
      <text:p text:style-name="Preformatted_20_Text">measure QuadrantLen;</text:p>
      <text:p text:style-name="Preformatted_20_Text"><text:tab/></text:p>
      <text:p text:style-name="Preformatted_20_Text">QuadrantLen: <text:s/>nat1 * Quadrant -&gt; <text:span text:style-name="T71">nat</text:span></text:p>
      <text:p text:style-name="Preformatted_20_Text">QuadrantLen(-,list) == </text:p>
      <text:p text:style-name="Preformatted_20_Text"><text:s text:c="2"/><text:span text:style-name="T71">len</text:span> list;</text:p>
      <text:p text:style-name="Preformatted_20_Text"/>
      <text:p text:style-name="Preformatted_20_Text"><text:span text:style-name="T71">bestfit</text:span>: nat1 * Quadrant -&gt; nat1</text:p>
      <text:p text:style-name="Preformatted_20_Text"><text:span text:style-name="T71">bestfit</text:span>(size, Q) ==</text:p>
      <text:p text:style-name="Preformatted_20_Text"><text:s text:c="2"/>cases Q:</text:p>
      <text:p text:style-name="Preformatted_20_Text"><text:s text:c="4"/>-- as we're looking for the smallest</text:p>
      <text:p text:style-name="Preformatted_20_Text"><text:s text:c="4"/>[] <text:s text:c="8"/>-&gt; MAXMEM + 1,<text:tab/></text:p>
      <text:p text:style-name="Preformatted_20_Text"><text:s text:c="4"/>[h] ^ tail -&gt; if h.type = &lt;FREE&gt; and <text:span text:style-name="T71">sizeof</text:span>(h) &gt;= size</text:p>
      <text:p text:style-name="Preformatted_20_Text"><text:s text:c="18"/>then least(<text:span text:style-name="T71">sizeof</text:span>(h), <text:span text:style-name="T71">bestfit</text:span>(size, tail))</text:p>
      <text:p text:style-name="Preformatted_20_Text"><text:s text:c="18"/>else <text:span text:style-name="T71">bestfit</text:span>(size, tail)</text:p>
      <text:p text:style-name="Preformatted_20_Text"><text:s text:c="2"/>end</text:p>
      <text:p text:style-name="Preformatted_20_Text">measure QuadrantLen;</text:p>
      <text:p text:style-name="Preformatted_20_Text"><text:tab/></text:p>
      <text:p text:style-name="Preformatted_20_Text">add: nat1 * nat1 * Quadrant -&gt; Quadrant</text:p>
      <text:p text:style-name="Preformatted_20_Text">add(size, hole, Q) ==</text:p>
      <text:p text:style-name="Preformatted_20_Text"><text:s text:c="2"/>cases Q:</text:p>
      <text:p text:style-name="Preformatted_20_Text"><text:s text:c="4"/>[h] ^ tail -&gt; <text:s/>if h.type = &lt;FREE&gt; and <text:span text:style-name="T71">sizeof</text:span>(h) = hole </text:p>
      <text:p text:style-name="Preformatted_20_Text"><text:s text:c="19"/>then<text:tab/>if hole = size </text:p>
      <text:p text:style-name="Preformatted_20_Text"><text:s text:c="24"/>then [mk_M(&lt;USED&gt;, h.start, h.stop)] ^ tail</text:p>
      <text:p text:style-name="Preformatted_20_Text"><text:s text:c="24"/>else [mk_M(&lt;USED&gt;, h.start, h.start + size - 1),</text:p>
      <text:p text:style-name="Preformatted_20_Text"><text:s text:c="30"/>mk_M(&lt;FREE&gt;, h.start + size, h.stop)] ^ tail</text:p>
      <text:p text:style-name="Preformatted_20_Text"><text:s text:c="19"/>else<text:tab/>[h] ^ add(size, hole, tail),</text:p>
      <text:p text:style-name="Preformatted_20_Text"><text:s text:c="4"/>others -&gt; Q</text:p>
      <text:p text:style-name="Preformatted_20_Text"><text:s text:c="2"/>end</text:p>
      <text:p text:style-name="Preformatted_20_Text"><text:span text:style-name="T71">pre</text:span> hole &gt;= size</text:p>
      <text:p text:style-name="Preformatted_20_Text">measure QuadrantLen2;</text:p>
      <text:p text:style-name="Preformatted_20_Text"/>
      <text:p text:style-name="Preformatted_20_Text">QuadrantLen2: nat1 * nat1 * Quadrant -&gt; <text:span text:style-name="T71">nat</text:span></text:p>
      <text:p text:style-name="Preformatted_20_Text">QuadrantLen2(-,-,list) == </text:p>
      <text:p text:style-name="Preformatted_20_Text"><text:s text:c="2"/><text:span text:style-name="T71">len</text:span> list;</text:p>
      <text:p text:style-name="Preformatted_20_Text"/>
      <text:p text:style-name="Preformatted_20_Text">combine: Quadrant -&gt; Quadrant</text:p>
      <text:p text:style-name="Preformatted_20_Text">combine(Q) ==</text:p>
      <text:p text:style-name="Preformatted_20_Text"><text:s text:c="2"/>cases Q:</text:p>
      <text:p text:style-name="Preformatted_20_Text"><text:s text:c="4"/>[h1, h2] ^ tail -&gt; </text:p>
      <text:p text:style-name="Preformatted_20_Text"><text:s text:c="7"/>if h1.type = &lt;FREE&gt; and h2.type = &lt;FREE&gt;</text:p>
      <text:p text:style-name="Preformatted_20_Text"><text:s text:c="7"/>then combine([mk_M(&lt;FREE&gt;, h1.start, h2.stop)] ^ tail)</text:p>
      <text:p text:style-name="Preformatted_20_Text"><text:s text:c="7"/>else [h1] ^ combine(<text:span text:style-name="T71">tl</text:span> Q),</text:p>
      <text:p text:style-name="Preformatted_20_Text"><text:s text:c="4"/>others -&gt; Q </text:p>
      <text:p text:style-name="Preformatted_20_Text"><text:s text:c="2"/>end</text:p>
      <text:p text:style-name="Preformatted_20_Text">measure QuadrantLen0;</text:p>
      <text:p text:style-name="Preformatted_20_Text"/>
      <text:p text:style-name="Preformatted_20_Text">QuadrantLen0: Quadrant -&gt; <text:span text:style-name="T71">nat</text:span></text:p>
      <text:p text:style-name="Preformatted_20_Text">QuadrantLen0(list) == </text:p>
      <text:p text:style-name="Preformatted_20_Text"><text:s text:c="2"/><text:span text:style-name="T71">len</text:span> list;</text:p>
      <text:p text:style-name="Preformatted_20_Text"/>
      <text:p text:style-name="Preformatted_20_Text">delete: M * Quadrant -&gt; Quadrant</text:p>
      <text:p text:style-name="Preformatted_20_Text">delete(item, Q) ==</text:p>
      <text:p text:style-name="Preformatted_20_Text"><text:s text:c="2"/>if <text:span text:style-name="T71">hd</text:span> Q = item</text:p>
      <text:p text:style-name="Preformatted_20_Text"><text:s text:c="2"/>then combine([mk_M(&lt;FREE&gt;, item.start, item.stop)] ^ <text:span text:style-name="T71">tl</text:span> Q)</text:p>
      <text:p text:style-name="Preformatted_20_Text"><text:s text:c="2"/>else [<text:span text:style-name="T71">hd</text:span> Q] ^ delete(item, <text:span text:style-name="T71">tl</text:span> Q)</text:p>
      <text:p text:style-name="Preformatted_20_Text"><text:s text:c="2"/>measure MQuadrantLen;</text:p>
      <text:p text:style-name="Preformatted_20_Text"/>
      <text:p text:style-name="Preformatted_20_Text">MQuadrantLen: M * Quadrant -&gt; <text:span text:style-name="T71">nat</text:span></text:p>
      <text:p text:style-name="Preformatted_20_Text">MQuadrantLen(-,list) == </text:p>
      <text:p text:style-name="Preformatted_20_Text"><text:s text:c="2"/><text:span text:style-name="T71">len</text:span> list;</text:p>
      <text:p text:style-name="Preformatted_20_Text"/>
      <text:p text:style-name="Preformatted_20_Text"><text:soft-page-break/>fragments: Quadrant -&gt; <text:span text:style-name="T71">nat</text:span></text:p>
      <text:p text:style-name="Preformatted_20_Text">fragments(Q) ==</text:p>
      <text:p text:style-name="Preformatted_20_Text"><text:s text:c="2"/>card {x | x in set <text:span text:style-name="T71">elems</text:span> Q &amp; x.type = &lt;FREE&gt;} - 1;</text:p>
      <text:p text:style-name="Preformatted_20_Text"/>
      <text:p text:style-name="Preformatted_20_Text">operations</text:p>
      <text:p text:style-name="Preformatted_20_Text"/>
      <text:p text:style-name="Preformatted_20_Text">seed: nat1 ==&gt; ()</text:p>
      <text:p text:style-name="Preformatted_20_Text">seed(n) == </text:p>
      <text:p text:style-name="Preformatted_20_Text"><text:s text:c="2"/><text:span text:style-name="T71">rseed</text:span> := n;</text:p>
      <text:p text:style-name="Preformatted_20_Text"><text:tab/></text:p>
      <text:p text:style-name="Preformatted_20_Text"><text:span text:style-name="T71">inc</text:span>: () ==&gt; ()</text:p>
      <text:p text:style-name="Preformatted_20_Text"><text:span text:style-name="T71">inc</text:span>() ==</text:p>
      <text:p text:style-name="Preformatted_20_Text"><text:s text:c="2"/>for i = 1 to <text:span text:style-name="T71">rseed</text:span> <text:span text:style-name="T71">mod</text:span> 7 + 3 </text:p>
      <text:p text:style-name="Preformatted_20_Text"><text:s text:c="2"/>do</text:p>
      <text:p text:style-name="Preformatted_20_Text"><text:s text:c="4"/><text:span text:style-name="T71">rseed</text:span> := (<text:span text:style-name="T71">rseed</text:span> * 69069 + 5) <text:span text:style-name="T71">mod</text:span> 4294967296;</text:p>
      <text:p text:style-name="Preformatted_20_Text"/>
      <text:p text:style-name="Preformatted_20_Text"><text:span text:style-name="T71">rand</text:span>: nat1 ==&gt; nat1</text:p>
      <text:p text:style-name="Preformatted_20_Text"><text:span text:style-name="T71">rand</text:span>(n) ==</text:p>
      <text:p text:style-name="Preformatted_20_Text"><text:s/>(<text:span text:style-name="T71">inc</text:span>();</text:p>
      <text:p text:style-name="Preformatted_20_Text"><text:s text:c="2"/>return <text:span text:style-name="T71">rseed</text:span> <text:span text:style-name="T71">mod</text:span> n + 1;</text:p>
      <text:p text:style-name="Preformatted_20_Text"><text:s/>);</text:p>
      <text:p text:style-name="Preformatted_20_Text"/>
      <text:p text:style-name="Preformatted_20_Text">FirstFit: nat1 ==&gt; <text:span text:style-name="T71">bool</text:span></text:p>
      <text:p text:style-name="Preformatted_20_Text">FirstFit(size) ==</text:p>
      <text:p text:style-name="Preformatted_20_Text"><text:s/>(let q4 = <text:span text:style-name="T71">spacefor</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71">spacefor</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BestFit: nat1 ==&gt; <text:span text:style-name="T71">bool</text:span></text:p>
      <text:p text:style-name="Preformatted_20_Text">BestFit(size) ==</text:p>
      <text:p text:style-name="Preformatted_20_Text"><text:s/>(let q4 = <text:span text:style-name="T71">bestfit</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71">bestfit</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Reset: () ==&gt; ()</text:p>
      <text:p text:style-name="Preformatted_20_Text">Reset() ==</text:p>
      <text:p text:style-name="Preformatted_20_Text"><text:s/>(Q3 := [mk_M(&lt;FREE&gt;, 0, MAXMEM-1)];</text:p>
      <text:p text:style-name="Preformatted_20_Text"><text:s text:c="2"/>Q4 := [mk_M(&lt;FREE&gt;, 0, MAXMEM-1)];</text:p>
      <text:p text:style-name="Preformatted_20_Text"><text:s/>);</text:p>
      <text:p text:style-name="Preformatted_20_Text"/>
      <text:p text:style-name="Preformatted_20_Text">DeleteOne: () ==&gt; ()</text:p>
      <text:p text:style-name="Preformatted_20_Text">DeleteOne() ==</text:p>
      <text:p text:style-name="Preformatted_20_Text"><text:s/>(if <text:span text:style-name="T71">rand</text:span>(2) = 1</text:p>
      <text:p text:style-name="Preformatted_20_Text"><text:s text:c="2"/>then let i = <text:span text:style-name="T71">rand</text:span>(<text:span text:style-name="T71">len</text:span> Q3) </text:p>
      <text:p text:style-name="Preformatted_20_Text"><text:s text:c="7"/>in</text:p>
      <text:p text:style-name="Preformatted_20_Text"><text:s text:c="9"/>if Q3(i).type = &lt;USED&gt;</text:p>
      <text:p text:style-name="Preformatted_20_Text"><text:s text:c="9"/>then Q3 := delete(Q3(i), Q3)</text:p>
      <text:p text:style-name="Preformatted_20_Text"><text:s text:c="9"/>else DeleteOne()</text:p>
      <text:p text:style-name="Preformatted_20_Text"><text:s text:c="2"/>else let i = <text:span text:style-name="T71">rand</text:span>(<text:span text:style-name="T71">len</text:span> Q4) </text:p>
      <text:p text:style-name="Preformatted_20_Text"><text:soft-page-break/><text:s text:c="7"/>in</text:p>
      <text:p text:style-name="Preformatted_20_Text"><text:s text:c="9"/>if Q4(i).type = &lt;USED&gt;</text:p>
      <text:p text:style-name="Preformatted_20_Text"><text:s text:c="9"/>then Q4 := delete(Q4(i), Q4)</text:p>
      <text:p text:style-name="Preformatted_20_Text"><text:s text:c="9"/>else DeleteOne()</text:p>
      <text:p text:style-name="Preformatted_20_Text"><text:s/>)</text:p>
      <text:p text:style-name="Preformatted_20_Text"><text:span text:style-name="T71">pre</text:span> (exists m in set <text:span text:style-name="T71">elems</text:span> Q3 &amp; m.type = &lt;USED&gt;) or</text:p>
      <text:p text:style-name="Preformatted_20_Text"><text:s text:c="4"/>(exists m in set <text:span text:style-name="T71">elems</text:span> Q4 &amp; m.type = &lt;USED&gt;);</text:p>
      <text:p text:style-name="Preformatted_20_Text"/>
      <text:p text:style-name="Preformatted_20_Text">TryFirst: <text:span text:style-name="T71">nat</text:span> ==&gt; <text:span text:style-name="T71">nat</text:span></text:p>
      <text:p text:style-name="Preformatted_20_Text">TryFirst(loops) ==</text:p>
      <text:p text:style-name="Preformatted_20_Text"><text:s/>(<text:span text:style-name="T71">dcl</text:span> count:int := 0;</text:p>
      <text:p text:style-name="Preformatted_20_Text"><text:tab/></text:p>
      <text:p text:style-name="Preformatted_20_Text"><text:s text:c="2"/>while count &lt; loops and FirstFit(<text:span text:style-name="T71">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TryBest: <text:span text:style-name="T71">nat</text:span> ==&gt; <text:span text:style-name="T71">nat</text:span></text:p>
      <text:p text:style-name="Preformatted_20_Text">TryBest(loops) ==</text:p>
      <text:p text:style-name="Preformatted_20_Text"><text:s/>(<text:span text:style-name="T71">dcl</text:span> count:int := 0;</text:p>
      <text:p text:style-name="Preformatted_20_Text"><text:tab/></text:p>
      <text:p text:style-name="Preformatted_20_Text"><text:s text:c="2"/>while count &lt; loops and BestFit(<text:span text:style-name="T71">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text:tab/></text:p>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main: nat1 * nat1 ==&gt; <text:span text:style-name="T71">seq</text:span> of (&lt;BEST&gt; | &lt;FIRST&gt; | &lt;SAME&gt;)</text:p>
      <text:p text:style-name="Preformatted_20_Text">main(tries, loops) ==</text:p>
      <text:p text:style-name="Preformatted_20_Text"><text:s/>(<text:span text:style-name="T71">dcl</text:span> result: <text:span text:style-name="T71">seq</text:span> of (&lt;BEST&gt; | &lt;FIRST&gt; | &lt;SAME&gt;) := [];</text:p>
      <text:p text:style-name="Preformatted_20_Text"><text:tab/></text:p>
      <text:p text:style-name="Preformatted_20_Text"><text:s text:c="2"/>for i = 1 to tries </text:p>
      <text:p text:style-name="Preformatted_20_Text"><text:s text:c="2"/>do</text:p>
      <text:p text:style-name="Preformatted_20_Text"><text:s text:c="4"/>(<text:span text:style-name="T71">dcl</text:span> best:int, first:int;</text:p>
      <text:p text:style-name="Preformatted_20_Text"><text:tab/><text:tab/></text:p>
      <text:p text:style-name="Preformatted_20_Text"><text:s text:c="5"/>Reset();</text:p>
      <text:p text:style-name="Preformatted_20_Text"><text:s text:c="5"/>seed(i);</text:p>
      <text:p text:style-name="Preformatted_20_Text"><text:s text:c="5"/>best := TryBest(loops);</text:p>
      <text:p text:style-name="Preformatted_20_Text"><text:tab/><text:tab/></text:p>
      <text:p text:style-name="Preformatted_20_Text"><text:s text:c="5"/>Reset();</text:p>
      <text:p text:style-name="Preformatted_20_Text"><text:s text:c="5"/>seed(i);</text:p>
      <text:p text:style-name="Preformatted_20_Text"><text:s text:c="5"/>first := TryFirst(loops);</text:p>
      <text:p text:style-name="Preformatted_20_Text"><text:tab/><text:tab/></text:p>
      <text:p text:style-name="Preformatted_20_Text"><text:s text:c="5"/>if best = first</text:p>
      <text:p text:style-name="Preformatted_20_Text"><text:s text:c="5"/>then result := result ^ [&lt;SAME&gt;]</text:p>
      <text:p text:style-name="Preformatted_20_Text"><text:s text:c="5"/><text:span text:style-name="T71">elseif</text:span> best &gt; first </text:p>
      <text:p text:style-name="Preformatted_20_Text"><text:s text:c="5"/>then result := result ^ [&lt;BEST&gt;]</text:p>
      <text:p text:style-name="Preformatted_20_Text"><text:s text:c="5"/>else result := result ^ [&lt;FIRST&gt;];</text:p>
      <text:p text:style-name="Preformatted_20_Text"><text:s text:c="4"/>);</text:p>
      <text:p text:style-name="Preformatted_20_Text"><text:tab/><text:tab/></text:p>
      <text:p text:style-name="Preformatted_20_Text"><text:s text:c="2"/>return result;</text:p>
      <text:p text:style-name="Preformatted_20_Text"><text:s/>)</text:p>
      <text:p text:style-name="Preformatted_20_Text"/>
      <text:p text:style-name="Preformatted_20_Text">end M</text:p>
      <text:list xml:id="list133651802166001" text:continue-numbering="true" text:style-name="Outline">
        <text:list-item>
          <text:h text:style-name="Heading_20_1" text:outline-level="1"><text:bookmark-start text:name="__RefHeading___Toc7217_985567249"/>Appendix B: Supported Character Sets<text:bookmark-end text:name="__RefHeading___Toc7217_985567249"/></text:h>
        </text:list-item>
      </text:list>
      <text:p text:style-name="Text_20_body">The following character set names are supported by the -c and -t command line options by default. Extra charsets can be added by including the lib/charsets.jar file in the JRE. See <text:a xlink:type="simple" xlink:href="http://java.sun.com/javase/6/docs/technotes/guides/intl/encoding.doc.html" text:style-name="Internet_20_link" text:visited-style-name="Visited_20_Internet_20_Link">http://java.sun.com/javase/6/docs/technotes/guides/intl/encoding.doc.html</text:a> for more information.</text:p>
      <text:p text:style-name="Text_20_body">The values in [braces] are aliases. <text:s/>The list is printed whenever an unknown character set name is passed as an argument:</text:p>
      <text:p text:style-name="Preformatted_20_Text"/>
      <text:p text:style-name="Preformatted_20_Text">IBM00858 [cp858, ccsid00858, 858, cp00858]</text:p>
      <text:p text:style-name="Preformatted_20_Text">IBM437 [ibm-437, windows-437, cspc8codepage437, 437, ibm437, cp437]</text:p>
      <text:p text:style-name="Preformatted_20_Text">IBM775 [ibm-775, cp775, ibm775, 775]</text:p>
      <text:p text:style-name="Preformatted_20_Text">IBM850 [ibm-850, cp850, 850, cspc850multilingual, ibm850]</text:p>
      <text:p text:style-name="Preformatted_20_Text">IBM852 [ibm852, csPCp852, 852, ibm-852, cp852]</text:p>
      <text:p text:style-name="Preformatted_20_Text">IBM855 [cspcp855, 855, ibm855, ibm-855, cp855]</text:p>
      <text:p text:style-name="Preformatted_20_Text">IBM857 [csIBM857, 857, ibm-857, cp857, ibm857]</text:p>
      <text:p text:style-name="Preformatted_20_Text">IBM862 [ibm-862, ibm862, csIBM862, cp862, cspc862latinhebrew, 862]</text:p>
      <text:p text:style-name="Preformatted_20_Text">IBM866 [866, ibm-866, ibm866, csIBM866, cp866]</text:p>
      <text:p text:style-name="Preformatted_20_Text">ISO-8859-1 [csISOLatin1, IBM-819, iso-ir-100, 8859_1, ISO_8859-1, l1, ISO8859-1, ISO_8859_1, cp819, ISO8859_1, latin1, ISO_8859-1:1987, 819, IBM819]</text:p>
      <text:p text:style-name="Preformatted_20_Text">ISO-8859-13 [8859_13, iso8859_13, iso_8859-13, ISO8859-13]</text:p>
      <text:p text:style-name="Preformatted_20_Text">ISO-8859-15 [IBM923, 8859_15, ISO_8859-15, ISO-8859-15, L9, ISO8859-15, ISO8859_15_FDIS, 923, LATIN0, csISOlatin9, LATIN9, csISOlatin0, IBM-923, ISO8859_15, cp923]</text:p>
      <text:p text:style-name="Preformatted_20_Text">ISO-8859-2 [iso-ir-101, csISOLatin2, ibm-912, 8859_2, l2, ISO_8859-2, ibm912, 912, ISO8859-2, latin2, iso8859_2, ISO_8859-2:1987, cp912]</text:p>
      <text:p text:style-name="Preformatted_20_Text">ISO-8859-4 [iso-ir-110, iso8859-4, ibm914, ibm-914, l4, csISOLatin4, 914, 8859_4, latin4, ISO_8859-4, ISO_8859-4:1988, iso8859_4, cp914]</text:p>
      <text:p text:style-name="Preformatted_20_Text">ISO-8859-5 [cp915, ISO8859-5, ibm915, ISO_8859-5:1988, ibm-915, 8859_5, 915, cyrillic, iso8859_5, ISO_8859-5, iso-ir-144, csISOLatinCyrillic]</text:p>
      <text:p text:style-name="Preformatted_20_Text">ISO-8859-7 [iso8859-7, sun_eu_greek, csISOLatinGreek, 813, ISO_8859-7, ISO_8859-7:1987, ibm-813, greek, greek8, iso8859_7, ECMA-118, iso-ir-126, 8859_7, cp813, ibm813, ELOT_928]</text:p>
      <text:p text:style-name="Preformatted_20_Text">ISO-8859-9 [ISO_8859-9, 920, iso8859_9, csISOLatin5, l5, 8859_9, latin5, ibm920, iso-ir-148, ISO_8859-9:1989, ISO8859-9, cp920, ibm-920]</text:p>
      <text:p text:style-name="Preformatted_20_Text">KOI8-R [cskoi8r, koi8_r, koi8]</text:p>
      <text:p text:style-name="Preformatted_20_Text">KOI8-U [koi8_u]</text:p>
      <text:p text:style-name="Preformatted_20_Text">US-ASCII [cp367, ascii7, ISO646-US, 646, csASCII, us, iso_646.irv:1983, ISO_646.irv:1991, IBM367, ASCII, default, ANSI_X3.4-1986, ANSI_X3.4-1968, iso-ir-6]</text:p>
      <text:p text:style-name="Preformatted_20_Text">UTF-16 [utf16, UTF_16, UnicodeBig, unicode]</text:p>
      <text:p text:style-name="Preformatted_20_Text">UTF-16BE [X-UTF-16BE, UTF_16BE, ISO-10646-UCS-2, UnicodeBigUnmarked]</text:p>
      <text:p text:style-name="Preformatted_20_Text">UTF-16LE [UnicodeLittleUnmarked, UTF_16LE, X-UTF-16LE]</text:p>
      <text:p text:style-name="Preformatted_20_Text">UTF-32 [UTF_32, UTF32]</text:p>
      <text:p text:style-name="Preformatted_20_Text">UTF-32BE [X-UTF-32BE, UTF_32BE]</text:p>
      <text:p text:style-name="Preformatted_20_Text">UTF-32LE [X-UTF-32LE, UTF_32LE]</text:p>
      <text:p text:style-name="Preformatted_20_Text">UTF-8 [UTF8, unicode-1-1-utf-8]</text:p>
      <text:p text:style-name="Preformatted_20_Text">windows-1250 [cp1250, cp5346]</text:p>
      <text:p text:style-name="Preformatted_20_Text">windows-1251 [ansi-1251, cp5347, cp1251]</text:p>
      <text:p text:style-name="Preformatted_20_Text">windows-1252 [cp1252, cp5348]</text:p>
      <text:p text:style-name="Preformatted_20_Text">windows-1253 [cp1253, cp5349]</text:p>
      <text:p text:style-name="Preformatted_20_Text">windows-1254 [cp1254, cp5350]</text:p>
      <text:p text:style-name="Preformatted_20_Text">windows-1257 [cp1257, cp5353]</text:p>
      <text:p text:style-name="Preformatted_20_Text">x-IBM737 [cp737, ibm-737, 737, ibm737]</text:p>
      <text:p text:style-name="Preformatted_20_Text">x-IBM874 [cp874, ibm874, 874, ibm-874]</text:p>
      <text:p text:style-name="Preformatted_20_Text">x-UTF-16LE-BOM [UnicodeLittle]</text:p>
      <text:p text:style-name="Preformatted_20_Text">X-UTF-32BE-BOM [UTF_32BE_BOM, UTF-32BE-BOM]</text:p>
      <text:p text:style-name="Preformatted_20_Text">X-UTF-32LE-BOM [UTF_32LE_BOM, UTF-32LE-BOM]</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MR10" svg:font-family="CMR10"/>
    <style:font-face style:name="Courier New" svg:font-family="'Courier New'"/>
    <style:font-face style:name="Courier New1" svg:font-family="'Courier New'" style:font-family-generic="modern" style:font-pitch="fixed"/>
    <style:font-face style:name="Courier New2" svg:font-family="'Courier New'" style:font-adornments="Regular" style:font-family-generic="modern" style:font-pitch="fixed"/>
    <style:font-face style:name="NimbusRomNo9L-Medi" svg:font-family="NimbusRomNo9L-Medi"/>
    <style:font-face style:name="NimbusRomNo9L-Regu" svg:font-family="NimbusRomNo9L-Regu"/>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Heading" style:family="paragraph" style:parent-style-name="Standard" style:next-style-name="Text_20_body" style:list-style-name="" style:class="text">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1.27cm" fo:margin-right="0cm" fo:margin-top="0cm" fo:margin-bottom="0cm" style:contextual-spacing="false"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1.27cm" fo:margin-right="0cm" fo:margin-top="0cm" fo:margin-bottom="0cm" style:contextual-spacing="false"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1.27cm" fo:margin-right="0cm" fo:margin-top="0cm" fo:margin-bottom="0cm" style:contextual-spacing="false"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1.27cm" fo:margin-right="0cm" fo:margin-top="0cm" fo:margin-bottom="0cm" style:contextual-spacing="false"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1.27cm" fo:margin-right="0cm" fo:margin-top="0cm" fo:margin-bottom="0cm" style:contextual-spacing="false"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margin-top="0cm" fo:margin-bottom="0cm" style:contextual-spacing="false"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2.54cm" fo:margin-right="0cm" fo:margin-top="0cm" fo:margin-bottom="0cm" style:contextual-spacing="false" fo:line-height="0.381cm" fo:keep-together="auto" fo:orphans="2" fo:widows="2" fo:text-indent="0cm" style:auto-text-indent="false"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1" fo:font-family="'Courier New'" style:font-family-generic="modern" style:font-pitch="fixed" fo:font-size="10pt" fo:language="zxx" fo:country="none"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Frame_20_contents" style:display-name="Frame contents" style:family="paragraph" style:parent-style-name="Text_20_body" style:class="extra"/>
    <style:style style:name="Reference" style:family="paragraph" style:parent-style-name="List_20_1" style:list-style-name="RefNumber" style:master-page-name="">
      <loext:graphic-properties draw:fill="none" draw:fill-color="#99ccff"/>
      <style:paragraph-properties fo:margin-left="3.81cm" fo:margin-right="0cm" fo:margin-top="0cm" fo:margin-bottom="0cm" style:contextual-spacing="false" style:register-true="false" fo:text-indent="-1.27cm" style:auto-text-indent="false" style:page-number="auto" fo:background-color="transparent" style:shadow="none">
        <style:tab-stops/>
      </style:paragraph-properties>
    </style:style>
    <style:style style:name="Subtitle" style:family="paragraph" style:parent-style-name="Heading" style:class="chapter"/>
    <style:style style:name="Title" style:family="paragraph" style:parent-style-name="Heading" style:class="chapter"/>
    <style:style style:name="Quotations" style:family="paragraph" style:parent-style-name="Standard" style:class="html"/>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style:num-prefix=" " style:num-suffix="." style:num-format="1" text:start-value="0">
        <style:list-level-properties text:min-label-width="2.54cm" text:min-label-distance="0.254cm"/>
      </text:outline-level-style>
      <text:outline-level-style text:level="2" loext:num-list-format=" %1%.%2%." style:num-prefix=" " style:num-suffix="." style:num-format="1" text:display-levels="2">
        <style:list-level-properties text:min-label-width="2.54cm" text:min-label-distance="0.254cm"/>
      </text:outline-level-style>
      <text:outline-level-style text:level="3" loext:num-list-format=" %1%.%2%.%3%." style:num-prefix=" " style:num-suffix="." style:num-format="1" text:display-levels="3">
        <style:list-level-properties text:min-label-width="2.54cm" text:min-label-distance="0.254cm"/>
      </text:outline-level-style>
      <text:outline-level-style text:level="4" loext:num-list-format=" %1%.%2%.%3%.%4%." style:num-prefix=" " style:num-suffix="." style:num-format="1" text:display-levels="4">
        <style:list-level-properties text:min-label-width="2.54cm" text:min-label-distance="0.254cm"/>
      </text:outline-level-style>
      <text:outline-level-style text:level="5" loext:num-list-format=" %1%.%2%.%3%.%4%.%5%." style:num-prefix=" " style:num-suffix="." style:num-format="1" text:display-levels="5">
        <style:list-level-properties text:min-label-width="2.54cm" text:min-label-distance="0.254cm"/>
      </text:outline-level-style>
      <text:outline-level-style text:level="6" loext:num-list-format=" %1%.%2%.%3%.%4%.%5%.%6%." style:num-prefix=" " style:num-suffix="." style:num-format="1" text:display-levels="6">
        <style:list-level-properties text:min-label-width="2.54cm" text:min-label-distance="0.254cm"/>
      </text:outline-level-style>
      <text:outline-level-style text:level="7" loext:num-list-format=" %1%.%2%.%3%.%4%.%5%.%6%.%7%." style:num-prefix=" " style:num-suffix="." style:num-format="1" text:display-levels="7">
        <style:list-level-properties text:min-label-width="2.54cm" text:min-label-distance="0.254cm"/>
      </text:outline-level-style>
      <text:outline-level-style text:level="8" loext:num-list-format=" %1%.%2%.%3%.%4%.%5%.%6%.%7%.%8%." style:num-prefix=" " style:num-suffix="." style:num-format="1" text:display-levels="8">
        <style:list-level-properties text:min-label-width="2.54cm" text:min-label-distance="0.254cm"/>
      </text:outline-level-style>
      <text:outline-level-style text:level="9" loext:num-list-format=" %1%.%2%.%3%.%4%.%5%.%6%.%7%.%8%.%9%." style:num-prefix=" " style:num-suffix="." style:num-format="1" text:display-levels="9">
        <style:list-level-properties text:min-label-width="2.54cm" text:min-label-distance="0.254cm"/>
      </text:outline-level-style>
      <text:outline-level-style text:level="10" loext:num-list-format=" %1%.%2%.%3%.%4%.%5%.%6%.%7%.%8%.%9%.%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loext:num-list-format="%1%" text:bullet-char="">
        <style:list-level-properties text:min-label-width="1.27cm"/>
        <style:text-properties style:font-name="Wingdings"/>
      </text:list-level-style-bullet>
      <text:list-level-style-bullet text:level="2" text:style-name="Bullet_20_Symbols" loext:num-list-format="%2%" text:bullet-char="">
        <style:list-level-properties text:space-before="1.27cm" text:min-label-width="1.27cm"/>
        <style:text-properties style:font-name="Wingdings"/>
      </text:list-level-style-bullet>
      <text:list-level-style-bullet text:level="3" text:style-name="Bullet_20_Symbols" loext:num-list-format="%3%" text:bullet-char="">
        <style:list-level-properties text:space-before="2.54cm" text:min-label-width="1.27cm"/>
        <style:text-properties style:font-name="Wingdings"/>
      </text:list-level-style-bullet>
      <text:list-level-style-bullet text:level="4" text:style-name="Bullet_20_Symbols" loext:num-list-format="%4%" text:bullet-char="">
        <style:list-level-properties text:space-before="3.81cm" text:min-label-width="1.27cm"/>
        <style:text-properties style:font-name="Wingdings"/>
      </text:list-level-style-bullet>
      <text:list-level-style-bullet text:level="5" text:style-name="Bullet_20_Symbols" loext:num-list-format="%5%" text:bullet-char="">
        <style:list-level-properties text:space-before="5.08cm" text:min-label-width="1.27cm"/>
        <style:text-properties style:font-name="Wingdings"/>
      </text:list-level-style-bullet>
      <text:list-level-style-bullet text:level="6" text:style-name="Bullet_20_Symbols" loext:num-list-format="%6%" text:bullet-char="">
        <style:list-level-properties text:space-before="6.35cm" text:min-label-width="1.27cm"/>
        <style:text-properties style:font-name="Wingdings"/>
      </text:list-level-style-bullet>
      <text:list-level-style-bullet text:level="7" text:style-name="Bullet_20_Symbols" loext:num-list-format="%7%" text:bullet-char="">
        <style:list-level-properties text:space-before="7.62cm" text:min-label-width="1.27cm"/>
        <style:text-properties style:font-name="Wingdings"/>
      </text:list-level-style-bullet>
      <text:list-level-style-bullet text:level="8" text:style-name="Bullet_20_Symbols" loext:num-list-format="%8%" text:bullet-char="">
        <style:list-level-properties text:space-before="8.89cm" text:min-label-width="1.27cm"/>
        <style:text-properties style:font-name="Wingdings"/>
      </text:list-level-style-bullet>
      <text:list-level-style-bullet text:level="9" text:style-name="Bullet_20_Symbols" loext:num-list-format="%9%" text:bullet-char="">
        <style:list-level-properties text:space-before="10.16cm" text:min-label-width="1.27cm"/>
        <style:text-properties style:font-name="Wingdings"/>
      </text:list-level-style-bullet>
      <text:list-level-style-bullet text:level="10" text:style-name="Bullet_20_Symbols" loext:num-list-format="%10%"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1">
      <number:month number:style="long" number:textual="true"/>
      <number:text> </number:text>
      <number:year number:style="long"/>
    </number:date-style>
    <number:date-style style:name="N10111" number:language="en" number:country="GB">
      <number:month number:style="long" number:textual="true"/>
      <number:text> </number:text>
      <number:year number:style="long"/>
    </number:date-style>
    <style:default-page-layout>
      <style:page-layout-properties style:writing-mode="lr-tb" style:layout-grid-standard-mode="true"/>
    </style:default-page-layout>
  </office:styles>
  <office:automatic-styles>
    <style:style style:name="Footing" style:family="table">
      <style:table-properties style:width="18.459cm" fo:margin-top="0.254cm" fo:margin-bottom="0cm" table:align="margins" fo:keep-with-next="always"/>
    </style:style>
    <style:style style:name="Footing.A" style:family="table-column">
      <style:table-column-properties style:column-width="6.152cm" style:rel-column-width="21845*"/>
    </style:style>
    <style:style style:name="Footing.A1" style:family="table-cell">
      <style:table-cell-properties fo:padding="0cm" fo:border="none"/>
    </style:style>
    <style:style style:name="MP1" style:family="paragraph" style:parent-style-name="Header">
      <style:paragraph-properties fo:text-align="end" style:justify-single-word="false">
        <style:tab-stops>
          <style:tab-stop style:position="9.096cm"/>
          <style:tab-stop style:position="18.357cm" style:type="right"/>
        </style:tab-stops>
      </style:paragraph-properties>
    </style:style>
    <style:style style:name="MP2" style:family="paragraph" style:parent-style-name="Header">
      <style:paragraph-properties fo:text-align="end" style:justify-single-word="false">
        <style:tab-stops>
          <style:tab-stop style:position="9.096cm"/>
          <style:tab-stop style:position="18.357cm" style:type="right"/>
        </style:tab-stops>
      </style:paragraph-properties>
      <style:text-properties fo:font-weight="bold" style:font-weight-asian="bold" style:font-weight-complex="bold"/>
    </style:style>
    <style:style style:name="MP3"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4"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T1" style:family="text">
      <style:text-properties officeooo:rsid="004214a3"/>
    </style:style>
    <style:style style:name="MT2" style:family="text">
      <style:text-properties officeooo:rsid="0075df25"/>
    </style:style>
    <style:style style:name="MT3" style:family="text">
      <style:text-properties officeooo:rsid="0043621d"/>
    </style:style>
    <style:style style:name="MT4" style:family="text">
      <style:text-properties officeooo:rsid="00762cfb"/>
    </style:style>
    <style:style style:name="Mfr1"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27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762cm" fo:margin-left="0cm" fo:margin-right="0cm" fo:margin-bottom="0.254cm" fo:border-top="none" fo:border-bottom="0.51pt solid #000000" fo:border-left="none" fo:border-right="none" fo:padding="0.051cm" style:shadow="none" style:dynamic-spacing="false"/>
      </style:header-style>
      <style:footer-style>
        <style:header-footer-properties fo:min-height="0.762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0.98cm" fo:page-height="29.642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1.27cm" fo:margin-bottom="1.27cm" fo:margin-left="1.27cm" fo:margin-right="1.2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1.829cm" fo:margin-left="1.27cm" fo:margin-right="1.27cm" fo:margin-top="0.508cm" fo:border-top="2.49pt solid #000000" fo:border-bottom="none" fo:border-left="none" fo:border-right="none" fo:padding="0cm" style:shadow="none" style:dynamic-spacing="false"/>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draw:frame draw:style-name="Mfr1" draw:name="graphics2" text:anchor-type="paragraph" svg:width="1.27cm" svg:height="1.27cm" draw:z-index="52"><draw:image xlink:href="Pictures/10000001000000300000003056171B36D612C3D2.png" xlink:type="simple" xlink:show="embed" xlink:actuate="onLoad" draw:mime-type="image/png"/></draw:frame></text:p>
        <text:p text:style-name="MP2">VDMJ Tool Support: User Guide</text:p>
      </style:header>
      <style:footer>
        <table:table table:name="Footing" table:style-name="Footing">
          <table:table-column table:style-name="Footing.A" table:number-columns-repeated="3"/>
          <table:table-row>
            <table:table-cell table:style-name="Footing.A1" office:value-type="string">
              <text:p text:style-name="Table_20_Contents">Issue <text:s/><text:user-defined style:data-style-name="N0" text:name="Info 1">2.11</text:user-defined></text:p>
            </table:table-cell>
            <table:table-cell table:style-name="Footing.A1" office:value-type="string">
              <text:p text:style-name="MP3">Copyright © Fujitsu Services 20<text:span text:style-name="MT1">2</text:span><text:span text:style-name="MT2">3</text:span></text:p>
            </table:table-cell>
            <table:table-cell table:style-name="Footing.A1" office:value-type="string">
              <text:p text:style-name="MP4">Page <text:page-number text:select-page="current">53</text:page-number><text:s/>of <text:page-count style:num-format="1">53</text:page-count></text:p>
            </table:table-cell>
          </table:table-row>
        </table:table>
        <text:p text:style-name="Table"/>
      </style:footer>
    </style:master-page>
    <style:master-page style:name="HTML" style:page-layout-name="Mpm2" draw:style-name="Mdp1"/>
    <style:master-page style:name="First_20_Page" style:display-name="First Page" style:page-layout-name="Mpm3" draw:style-name="Mdp1" style:next-style-name="Standard">
      <style:footer>
        <text:p text:style-name="Footer"><draw:frame draw:style-name="Mfr2" draw:name="graphics1" text:anchor-type="paragraph" svg:y="0.025cm" svg:width="1.27cm" svg:height="1.27cm" draw:z-index="0"><draw:image xlink:href="Pictures/10000001000000300000003056171B36D612C3D2.png" xlink:type="simple" xlink:show="embed" xlink:actuate="onLoad" draw:mime-type="image/png"/></draw:frame></text:p>
        <text:p text:style-name="MP3">Copyright © Fujitsu Services 20<text:span text:style-name="MT3">2</text:span><text:span text:style-name="MT4">3</text:span></text:p>
        <text:p text:style-name="MP3"/>
      </style:footer>
    </style:master-page>
    <style:master-page style:name="Index"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3.2$Linux_X86_64 LibreOffice_project/40$Build-2</meta:generator>
    <dc:title>VDM User Guide</dc:title>
    <dc:description>The User Guide for VDMJ.</dc:description>
    <meta:editing-cycles>237</meta:editing-cycles>
    <meta:editing-duration>P1DT13H36M11S</meta:editing-duration>
    <dc:date>2023-01-12T13:36:49.673099423</dc:date>
    <meta:keyword>VDMJ</meta:keyword>
    <dc:subject>VDMJ</dc:subject>
    <meta:document-statistic meta:table-count="2" meta:image-count="2" meta:object-count="0" meta:page-count="53" meta:paragraph-count="2053" meta:word-count="18731" meta:character-count="114279" meta:non-whitespace-character-count="93035"/>
    <meta:user-defined meta:name="Info 1">2.11</meta:user-defined>
    <meta:user-defined meta:name="Info 2"/>
    <meta:user-defined meta:name="Info 3"/>
    <meta:user-defined meta:name="Info 4"/>
    <meta:template xlink:type="simple" xlink:actuate="onRequest" xlink:title="StructuredTemplate" xlink:href="../../../../../../../profiles/battlenc/Application%20Data/OpenOffice.org2/user/template/StructuredTemplate.ott" meta:date="2009-11-16T16:11:13"/>
  </office:meta>
</office:document-meta>
</file>